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9C4000007F4FE748EE99C73115D.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wiss" style:font-pitch="variable"/>
    <style:font-face style:name="Calibri2" svg:font-family="Calibri" style:font-family-generic="modern" style:font-pitch="variable"/>
    <style:font-face style:name="Calibri3" svg:font-family="Calibri" style:font-family-generic="modern" style:font-pitch="fixed"/>
    <style:font-face style:name="Calibri4" svg:font-family="Calibri" style:font-family-generic="modern" style:font-pitch="fixed"/>
    <style:font-face style:name="Consolas" svg:font-family="Consolas" style:font-pitch="fixed"/>
    <style:font-face style:name="Consolas1" svg:font-family="Consolas" style:font-family-generic="modern"/>
    <style:font-face style:name="Consolas2" svg:font-family="Consolas" style:font-family-generic="modern" style:font-pitch="variable"/>
    <style:font-face style:name="Consolas3" svg:font-family="Consolas" style:font-family-generic="modern" style:font-pitch="fixed"/>
    <style:font-face style:name="Consolas4" svg:font-family="Consolas" style:font-family-generic="roman" style:font-pitch="fixed"/>
    <style:font-face style:name="DejaVu Sans" svg:font-family="'DejaVu Sans'" style:font-family-generic="system" style:font-pitch="variable"/>
    <style:font-face style:name="Gill Sans Nova" svg:font-family="'Gill Sans Nova'" style:font-family-generic="swiss" style:font-pitch="variable"/>
    <style:font-face style:name="Gill Sans Nova Light" svg:font-family="'Gill Sans Nova Light'" style:font-pitch="fixed"/>
    <style:font-face style:name="Gill Sans Nova Light1" svg:font-family="'Gill Sans Nova Light'" style:font-family-generic="modern"/>
    <style:font-face style:name="Gill Sans Nova Light2" svg:font-family="'Gill Sans Nova Light'" style:font-pitch="variable"/>
    <style:font-face style:name="Gill Sans Nova Light3" svg:font-family="'Gill Sans Nova Light'"/>
    <style:font-face style:name="Gill Sans Nova Light4" svg:font-family="'Gill Sans Nova Light'" style:font-family-generic="swiss"/>
    <style:font-face style:name="Gill Sans Nova1" svg:font-family="'Gill Sans Nova'"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Sagona Book" svg:font-family="'Sagona Book'"/>
    <style:font-face style:name="Sagona Book1" svg:font-family="'Sagona Book'" style:font-pitch="variable"/>
    <style:font-face style:name="Times New Roman" svg:font-family="'Times New Roman'" style:font-family-generic="modern" style:font-pitch="fixed"/>
    <style:font-face style:name="Times New Roman1" svg:font-family="'Times New Roman'" style:font-family-generic="modern" style:font-pitch="variable"/>
    <style:font-face style:name="Times New Roman2" svg:font-family="'Times New Roman'" style:font-family-generic="modern" style:font-pitch="fixed"/>
    <style:font-face style:name="Times New Roman3" svg:font-family="'Times New Roman'" style:font-family-generic="roman" style:font-pitch="variable"/>
    <style:font-face style:name="Times New Roman4" svg:font-family="'Times New Roman'" style:font-family-generic="roma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solid" svg:stroke-width="0.035cm" svg:stroke-color="#3e2d26" draw:stroke-linejoin="miter" svg:stroke-linecap="butt" draw:fill="solid" draw:fill-color="#543e34" loext:fill-theme-color="dk1"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list-style-name="L1">
      <style:graphic-properties draw:stroke="solid" svg:stroke-width="0.035cm" svg:stroke-color="#3e2d26" draw:stroke-linejoin="miter" svg:stroke-linecap="butt" draw:fill="solid" draw:fill-color="#543e34" loext:fill-theme-color="dk1"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1">
      <style:graphic-properties draw:stroke="solid" svg:stroke-width="0.035cm" svg:stroke-color="#3e2d26" draw:stroke-linejoin="miter" svg:stroke-linecap="butt" draw:fill="solid" draw:fill-color="#543e34" loext:fill-theme-color="dk1"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097cm" svg:stroke-color="#e95a0d" draw:marker-end="msArrowEnd_20_5" draw:marker-end-width="0.29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5" style:family="graphic">
      <style:graphic-properties style:protect="size"/>
    </style:style>
    <style:style style:name="pr1" style:family="presentation" style:parent-style-name="Title_20_Onl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Title_20_Only-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 style:family="paragraph">
      <loext:graphic-properties draw:fill="solid" draw:fill-color="#543e34"/>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282cm" fo:line-height="107%"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end"/>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d4d4d4" loext:opacity="100%" style:text-outline="false" style:text-line-through-style="none" style:text-line-through-type="none" style:text-position="0% 100%" style:font-name="Consolas3" fo:font-size="14pt" fo:letter-spacing="normal" fo:language="en" fo:country="GB" fo:font-style="normal" style:text-underline-style="none" fo:font-weight="normal" fo:background-color="transparent" style:font-size-asian="14pt" style:font-style-asian="normal" style:font-weight-asian="normal" style:font-name-complex="Consolas3" style:font-size-complex="14pt" style:font-style-complex="normal" style:font-weight-complex="normal"/>
    </style:style>
    <style:style style:name="T2" style:family="text">
      <style:text-properties fo:font-variant="normal" fo:text-transform="none" fo:color="#9cdcfe" loext:opacity="100%" style:text-outline="false" style:text-line-through-style="none" style:text-line-through-type="none" style:text-position="0% 100%" style:font-name="Consolas3" fo:font-size="14pt" fo:letter-spacing="normal" fo:language="en" fo:country="GB" fo:font-style="normal" style:text-underline-style="none" fo:font-weight="normal" fo:background-color="transparent" style:font-size-asian="14pt" style:font-style-asian="normal" style:font-weight-asian="normal" style:font-name-complex="Consolas3" style:font-size-complex="14pt" style:font-style-complex="normal" style:font-weight-complex="normal"/>
    </style:style>
    <style:style style:name="T3" style:family="text">
      <style:text-properties fo:font-variant="normal" fo:text-transform="none" fo:color="#ce9178" loext:opacity="100%" style:text-outline="false" style:text-line-through-style="none" style:text-line-through-type="none" style:text-position="0% 100%" style:font-name="Consolas3" fo:font-size="14pt" fo:letter-spacing="normal" fo:language="en" fo:country="GB" fo:font-style="normal" style:text-underline-style="none" fo:font-weight="normal" fo:background-color="transparent" style:font-size-asian="14pt" style:font-style-asian="normal" style:font-weight-asian="normal" style:font-name-complex="Consolas3" style:font-size-complex="14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text-position="0% 100%" style:font-name="Calibri1" fo:font-size="20pt" fo:letter-spacing="normal" fo:language="en" fo:country="GB" fo:font-style="normal" style:text-underline-style="none" fo:font-weight="normal" fo:background-color="transparent" style:font-name-asian="Calibri3" style:font-size-asian="20pt" style:font-style-asian="normal" style:font-weight-asian="normal" style:font-name-complex="Times New Roman3" style:font-size-complex="20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style:font-name="Calibri1" fo:font-size="20pt" fo:letter-spacing="normal" fo:language="en" fo:country="GB" fo:font-style="italic" style:text-underline-style="none" fo:font-weight="normal" fo:background-color="transparent" style:font-name-asian="Calibri3" style:font-size-asian="20pt" style:font-style-asian="italic" style:font-weight-asian="normal" style:font-name-complex="Times New Roman3" style:font-size-complex="20pt" style:font-style-complex="italic" style:font-weight-complex="normal"/>
    </style:style>
    <style:style style:name="T6" style:family="text">
      <style:text-properties fo:font-variant="normal" fo:text-transform="none" style:use-window-font-color="true" loext:opacity="0%" style:text-outline="false" style:text-line-through-style="none" style:text-line-through-type="none" style:text-position="0% 100%" style:font-name="Calibri1" fo:font-size="10pt" fo:letter-spacing="normal" fo:language="en" fo:country="GB" fo:font-style="normal" style:text-underline-style="none" fo:font-weight="normal" fo:background-color="transparent" style:font-name-asian="Calibri3" style:font-size-asian="10pt" style:font-style-asian="normal" style:font-weight-asian="normal" style:font-name-complex="Times New Roman3" style:font-size-complex="10pt" style:font-style-complex="normal" style:font-weight-complex="normal"/>
    </style:style>
    <style:style style:name="T7" style:family="text">
      <style:text-properties fo:font-variant="normal" fo:text-transform="none"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fo:color="#d4d4d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9cdcf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etadata" draw:style-name="dp1" draw:master-page-name="Title_20_Only">
        <draw:custom-shape draw:name="Rectangle 4" draw:style-name="gr1" draw:text-style-name="P2" xml:id="id1" draw:id="id1" draw:layer="layout" svg:width="17.259cm" svg:height="3.803cm" svg:x="0.239cm" svg:y="10.933cm">
          <text:p text:style-name="P1"><text:span text:style-name="T1">{</text:span></text:p>
          <text:p text:style-name="P1"><text:span text:style-name="T2"><text:s/></text:span><text:span text:style-name="T2">"@id"</text:span><text:span text:style-name="T1">: </text:span><text:span text:style-name="T3">"https://orcid.org/0000-0002-1825-0097"</text:span><text:span text:style-name="T1">,</text:span></text:p>
          <text:p text:style-name="P1"><text:span text:style-name="T2"><text:s/></text:span><text:span text:style-name="T2">"@type"</text:span><text:span text:style-name="T1">: </text:span><text:span text:style-name="T3">"Person"</text:span><text:span text:style-name="T1">,</text:span></text:p>
          <text:p text:style-name="P1"><text:span text:style-name="T2"><text:s/></text:span><text:span text:style-name="T2">"affiliation"</text:span><text:span text:style-name="T1">: { </text:span><text:span text:style-name="T2">"@id"</text:span><text:span text:style-name="T1">: </text:span><text:span text:style-name="T3">"https://ror.org/03f0f6041"</text:span><text:span text:style-name="T1"> },</text:span></text:p>
          <text:p text:style-name="P1"><text:span text:style-name="T2"><text:s/></text:span><text:span text:style-name="T2">"name"</text:span><text:span text:style-name="T1">: </text:span><text:span text:style-name="T3">"Josiah Carberry"</text:span></text:p>
          <text:p text:style-name="P1"><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2" xml:id="id3" draw:id="id3" draw:layer="layout" svg:width="14.324cm" svg:height="3.803cm" svg:x="19.295cm" svg:y="11.247cm">
          <text:p text:style-name="P1"><text:span text:style-name="T1">{</text:span></text:p>
          <text:p text:style-name="P1"><text:span text:style-name="T2"><text:s/></text:span><text:span text:style-name="T2">"@id"</text:span><text:span text:style-name="T1">: </text:span><text:span text:style-name="T3">"https://ror.org/03f0f6041"</text:span><text:span text:style-name="T1">,</text:span></text:p>
          <text:p text:style-name="P1"><text:span text:style-name="T2"><text:s/></text:span><text:span text:style-name="T2">"@type"</text:span><text:span text:style-name="T1">: </text:span><text:span text:style-name="T3">"Organization"</text:span><text:span text:style-name="T1">,</text:span></text:p>
          <text:p text:style-name="P1"><text:span text:style-name="T2"><text:s/></text:span><text:span text:style-name="T2">"name"</text:span><text:span text:style-name="T1">: </text:span><text:span text:style-name="T3">"University of Technology Sydney"</text:span><text:span text:style-name="T1">,</text:span></text:p>
          <text:p text:style-name="P1"><text:span text:style-name="T2"><text:s/></text:span><text:span text:style-name="T2">"url"</text:span><text:span text:style-name="T1">: </text:span><text:span text:style-name="T3">"https://www.uts.edu.au/"</text:span></text:p>
          <text:p text:style-name="P1"><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2" draw:layer="layout" svg:width="19.06cm" svg:height="4.395cm" svg:x="6.284cm" svg:y="4.033cm">
          <text:p text:style-name="P1"><text:span text:style-name="T1">{</text:span></text:p>
          <text:p text:style-name="P1"><text:span text:style-name="T2"><text:s/></text:span><text:span text:style-name="T2">"@id"</text:span><text:span text:style-name="T1">: </text:span><text:span text:style-name="T3">"http://example.com/figure.png"</text:span><text:span text:style-name="T1">,</text:span></text:p>
          <text:p text:style-name="P1"><text:span text:style-name="T2"><text:s/></text:span><text:span text:style-name="T2">"@type"</text:span><text:span text:style-name="T1">: </text:span><text:span text:style-name="T3">"ImageObject"</text:span><text:span text:style-name="T1">,</text:span></text:p>
          <text:p text:style-name="P1"><text:span text:style-name="T2"><text:s/></text:span><text:span text:style-name="T2">"name"</text:span><text:span text:style-name="T1">: </text:span><text:span text:style-name="T3">"XXL-CT-scan of an XXL Tyrannosaurus rex skull"</text:span><text:span text:style-name="T1">,</text:span></text:p>
          <text:p text:style-name="P1"><text:span text:style-name="T2"><text:s/></text:span><text:span text:style-name="T2">"author"</text:span><text:span text:style-name="T1">: {</text:span><text:span text:style-name="T2">"@id"</text:span><text:span text:style-name="T1">: </text:span><text:span text:style-name="T3">"https://orcid.org/0000-0002-1825-0097"</text:span><text:span text:style-name="T1">},</text:span></text:p>
          <text:p text:style-name="P1"><text:span text:style-name="T2"><text:s/></text:span><text:span text:style-name="T2">"encodingFormat"</text:span><text:span text:style-name="T1">: </text:span><text:span text:style-name="T3">"image/png"</text:span></text:p>
          <text:p text:style-name="P1"><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 draw:style-name="gr4" draw:text-style-name="P3" xml:id="id4" draw:id="id4" draw:layer="layout" draw:type="line" svg:x1="15.354cm" svg:y1="12.747cm" svg:x2="19.144cm" svg:y2="11.927cm" svg:d="M15354 12747l3790-820" svg:viewBox="0 0 3791 821">
          <text:p/>
        </draw:connector>
        <draw:connector draw:name="Straight Arrow Connector 21" draw:style-name="gr4" draw:text-style-name="P3" xml:id="id2" draw:id="id2" draw:layer="layout" draw:type="line" svg:x1="16.405cm" svg:y1="7.835cm" svg:x2="14.944cm" svg:y2="10.881cm" svg:d="M16405 7835l-1461 3046" svg:viewBox="0 0 1462 3047">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 smil:attributeName="visibility" smil:to="visible"/>
                  <anim:transitionFilter smil:dur="0.5s" smil:targetElement="id1"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 smil:attributeName="visibility" smil:to="visible"/>
                  <anim:transitionFilter smil:dur="0.5s" smil:targetElement="id3"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4" smil:attributeName="visibility" smil:to="visible"/>
                  <anim:transitionFilter smil:dur="0.5s" smil:targetElement="id4" smil:type="barWipe" smil:subtype="topToBottom"/>
                </anim:par>
              </anim:par>
            </anim:par>
          </anim:seq>
        </anim:par>
        <presentation:notes draw:style-name="dp2">
          <draw:page-thumbnail draw:name="Slide Image Placeholder 1" draw:style-name="gr5" draw:layer="layout" svg:width="15.239cm" svg:height="8.572cm" svg:x="1.905cm" svg:y="3.175cm" draw:page-number="1" presentation:class="page"/>
          <draw:frame draw:name="Notes Placeholder 2" presentation:style-name="pr1" draw:text-style-name="P6" draw:layer="layout" svg:width="15.239cm" svg:height="10cm" svg:x="1.905cm" svg:y="12.224cm" presentation:class="notes" presentation:user-transformed="true">
            <draw:text-box>
              <text:p text:style-name="P4"><text:span text:style-name="T4">Then we have additional entities to describe each of these. Each entity gets “unrolled” below, so you can include core metadata for each of the items; you don't have to follow the links to see what that individual item is described as. This is important because many of them don't have any FAIR Digital Objects presence, like I said they could be in all kinds of repositories, they might just have a web page, or it could be files that are fresh and don't have anywhere to go.</text:span></text:p>
              <text:p text:style-name="P4"><text:span text:style-name="T4">Each of the entities can be described in the same way, and then you keep adding nested links. In this case this is from the </text:span><text:span text:style-name="T5">contextual entity</text:span><text:span text:style-name="T4">, so it's an entity that you basically can't download, like you can't download a person, it could be digital twins for that, these are linked onwards. This may seem basic for anyone who knows Linked Data, but the thing is you shouldn't need to know Linked Data to do RO-Crate. </text:span></text:p>
              <text:p text:style-name="P4"><text:span text:style-name="T4">Now because we only have this flat list approach, so we have a profile of JSON-LD that is more guided than having all kind of possibilities. The first one here is a good example, because it's a file that has been localized, bason a repository entry with a persistent identifier, but if you go to that Zenodo page, <text:s/>you just get the landing page, you don't get the actual image, and so we have to kind of unroll it in this way.</text:span></text:p>
              <text:p text:style-name="P5"><text:span text:style-name="T6"/></text:p>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wiss" style:font-pitch="variable"/>
    <style:font-face style:name="Calibri2" svg:font-family="Calibri" style:font-family-generic="modern" style:font-pitch="variable"/>
    <style:font-face style:name="Calibri3" svg:font-family="Calibri" style:font-family-generic="modern" style:font-pitch="fixed"/>
    <style:font-face style:name="Calibri4" svg:font-family="Calibri" style:font-family-generic="modern" style:font-pitch="fixed"/>
    <style:font-face style:name="Consolas" svg:font-family="Consolas" style:font-pitch="fixed"/>
    <style:font-face style:name="Consolas1" svg:font-family="Consolas" style:font-family-generic="modern"/>
    <style:font-face style:name="Consolas2" svg:font-family="Consolas" style:font-family-generic="modern" style:font-pitch="variable"/>
    <style:font-face style:name="Consolas3" svg:font-family="Consolas" style:font-family-generic="modern" style:font-pitch="fixed"/>
    <style:font-face style:name="Consolas4" svg:font-family="Consolas" style:font-family-generic="roman" style:font-pitch="fixed"/>
    <style:font-face style:name="DejaVu Sans" svg:font-family="'DejaVu Sans'" style:font-family-generic="system" style:font-pitch="variable"/>
    <style:font-face style:name="Gill Sans Nova" svg:font-family="'Gill Sans Nova'" style:font-family-generic="swiss" style:font-pitch="variable"/>
    <style:font-face style:name="Gill Sans Nova Light" svg:font-family="'Gill Sans Nova Light'" style:font-pitch="fixed"/>
    <style:font-face style:name="Gill Sans Nova Light1" svg:font-family="'Gill Sans Nova Light'" style:font-family-generic="modern"/>
    <style:font-face style:name="Gill Sans Nova Light2" svg:font-family="'Gill Sans Nova Light'" style:font-pitch="variable"/>
    <style:font-face style:name="Gill Sans Nova Light3" svg:font-family="'Gill Sans Nova Light'"/>
    <style:font-face style:name="Gill Sans Nova Light4" svg:font-family="'Gill Sans Nova Light'" style:font-family-generic="swiss"/>
    <style:font-face style:name="Gill Sans Nova1" svg:font-family="'Gill Sans Nova'"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Sagona Book" svg:font-family="'Sagona Book'"/>
    <style:font-face style:name="Sagona Book1" svg:font-family="'Sagona Book'" style:font-pitch="variable"/>
    <style:font-face style:name="Times New Roman" svg:font-family="'Times New Roman'" style:font-family-generic="modern" style:font-pitch="fixed"/>
    <style:font-face style:name="Times New Roman1" svg:font-family="'Times New Roman'" style:font-family-generic="modern" style:font-pitch="variable"/>
    <style:font-face style:name="Times New Roman2" svg:font-family="'Times New Roman'" style:font-family-generic="modern" style:font-pitch="fixed"/>
    <style:font-face style:name="Times New Roman3" svg:font-family="'Times New Roman'" style:font-family-generic="roman" style:font-pitch="variable"/>
    <style:font-face style:name="Times New Roman4" svg:font-family="'Times New Roman'" style:font-family-generic="roman"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e5dac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d7d0ce" loext:fill-theme-color="accent6"/>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left="0cm" fo:margin-right="0cm" fo:margin-top="0.1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d7d0ce" loext:fill-theme-color="accent6"/>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mparison-outline3" style:family="presentation" style:parent-style-name="Comparison-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4" style:family="presentation" style:parent-style-name="Comparison-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5" style:family="presentation" style:parent-style-name="Comparison-outline4">
      <style:paragraph-properties fo:margin-left="0cm" fo:margin-right="0cm" fo:margin-top="0.1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1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1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1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1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none" draw:fill-color="#e5dac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d7d0ce" loext:fill-theme-color="accent6"/>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style:writing-mode="lr-tb">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losing-outline3" style:family="presentation" style:parent-style-name="Closing-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losing-outline4" style:family="presentation" style:parent-style-name="Closing-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losing-outline5" style:family="presentation" style:parent-style-name="Closing-outline4">
      <style:paragraph-properties fo:margin-left="0cm" fo:margin-right="0cm" fo:margin-top="0.1cm" fo:margin-bottom="0cm" fo:text-indent="0cm"/>
      <style:text-properties fo:font-size="20pt" style:font-size-asian="20pt" style:font-size-complex="20pt"/>
    </style:style>
    <style:style style:name="Closing-outline6" style:family="presentation" style:parent-style-name="Closing-outline5">
      <style:paragraph-properties fo:margin-left="0cm" fo:margin-right="0cm" fo:margin-top="0.1cm" fo:margin-bottom="0cm" fo:text-indent="0cm"/>
      <style:text-properties fo:font-size="20pt" style:font-size-asian="20pt" style:font-size-complex="20pt"/>
    </style:style>
    <style:style style:name="Closing-outline7" style:family="presentation" style:parent-style-name="Closing-outline6">
      <style:paragraph-properties fo:margin-left="0cm" fo:margin-right="0cm" fo:margin-top="0.1cm" fo:margin-bottom="0cm" fo:text-indent="0cm"/>
      <style:text-properties fo:font-size="20pt" style:font-size-asian="20pt" style:font-size-complex="20pt"/>
    </style:style>
    <style:style style:name="Closing-outline8" style:family="presentation" style:parent-style-name="Closing-outline7">
      <style:paragraph-properties fo:margin-left="0cm" fo:margin-right="0cm" fo:margin-top="0.1cm" fo:margin-bottom="0cm" fo:text-indent="0cm"/>
      <style:text-properties fo:font-size="20pt" style:font-size-asian="20pt" style:font-size-complex="20pt"/>
    </style:style>
    <style:style style:name="Closing-outline9" style:family="presentation" style:parent-style-name="Closing-outline8">
      <style:paragraph-properties fo:margin-left="0cm" fo:margin-right="0cm" fo:margin-top="0.1cm" fo:margin-bottom="0cm" fo:text-indent="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style:writing-mode="lr-tb">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solid" draw:fill-color="#d7d0ce" loext:fill-theme-color="accent6"/>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false" style:shrink-to-fit="true" style:writing-mode="lr-tb">
        <text:list-style style:name="Quo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Quote-outline3" style:family="presentation" style:parent-style-name="Quote-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Quote-outline4" style:family="presentation" style:parent-style-name="Quote-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Quote-outline5" style:family="presentation" style:parent-style-name="Quote-outline4">
      <style:paragraph-properties fo:margin-left="0cm" fo:margin-right="0cm" fo:margin-top="0.1cm" fo:margin-bottom="0cm" fo:text-indent="0cm"/>
      <style:text-properties fo:font-size="20pt" style:font-size-asian="20pt" style:font-size-complex="20pt"/>
    </style:style>
    <style:style style:name="Quote-outline6" style:family="presentation" style:parent-style-name="Quote-outline5">
      <style:paragraph-properties fo:margin-left="0cm" fo:margin-right="0cm" fo:margin-top="0.1cm" fo:margin-bottom="0cm" fo:text-indent="0cm"/>
      <style:text-properties fo:font-size="20pt" style:font-size-asian="20pt" style:font-size-complex="20pt"/>
    </style:style>
    <style:style style:name="Quote-outline7" style:family="presentation" style:parent-style-name="Quote-outline6">
      <style:paragraph-properties fo:margin-left="0cm" fo:margin-right="0cm" fo:margin-top="0.1cm" fo:margin-bottom="0cm" fo:text-indent="0cm"/>
      <style:text-properties fo:font-size="20pt" style:font-size-asian="20pt" style:font-size-complex="20pt"/>
    </style:style>
    <style:style style:name="Quote-outline8" style:family="presentation" style:parent-style-name="Quote-outline7">
      <style:paragraph-properties fo:margin-left="0cm" fo:margin-right="0cm" fo:margin-top="0.1cm" fo:margin-bottom="0cm" fo:text-indent="0cm"/>
      <style:text-properties fo:font-size="20pt" style:font-size-asian="20pt" style:font-size-complex="20pt"/>
    </style:style>
    <style:style style:name="Quote-outline9" style:family="presentation" style:parent-style-name="Quote-outline8">
      <style:paragraph-properties fo:margin-left="0cm" fo:margin-right="0cm" fo:margin-top="0.1cm" fo:margin-bottom="0cm" fo:text-indent="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style:writing-mode="lr-tb">
        <text:list-style style:name="Quo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3"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5dacf"/>
    </style:style>
    <style:style style:name="Mdp2" style:family="drawing-page">
      <style:drawing-page-properties draw:background-size="border" draw:fill="solid" draw:fill-color="#d7d0ce"/>
    </style:style>
    <style:style style:name="Mdp3" style:family="drawing-page">
      <style:drawing-page-properties draw:background-size="border" draw:fill="none" draw:fill-color="#e5dac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44cm" svg:stroke-color="#543e34"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08cm" draw:stroke-linejoin="miter" svg:stroke-linecap="butt" draw:fill="solid" draw:fill-color="#ac5b4c" loext:fill-theme-color="accent2" draw:opacity="59%" draw:textarea-horizontal-align="justify" draw:textarea-vertical-align="middle" draw:auto-grow-height="false" draw:fit-to-size="false" style:shrink-to-fit="false" fo:min-height="13.684cm" fo:min-width="12.692cm" fo:padding-top="0.125cm" fo:padding-bottom="0.125cm" fo:padding-left="0.25cm" fo:padding-right="0.25cm" fo:wrap-option="wrap"/>
    </style:style>
    <style:style style:name="Mgr5"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9.213cm" fo:min-width="5.674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012cm" draw:stroke-linejoin="miter" svg:stroke-linecap="butt" draw:fill="solid" draw:fill-color="#a09d79" loext:fill-theme-color="accent4" draw:opacity="45%" draw:textarea-horizontal-align="justify" draw:textarea-vertical-align="middle" draw:auto-grow-height="false" draw:fit-to-size="false" style:shrink-to-fit="false" fo:min-height="16.621cm" fo:min-width="15.828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127cm" draw:stroke-linejoin="miter" svg:stroke-linecap="butt" draw:fill="solid" draw:fill-color="#543e34" draw:opacity="17%" draw:textarea-horizontal-align="justify" draw:textarea-vertical-align="middle" draw:auto-grow-height="false" draw:fit-to-size="false" style:shrink-to-fit="false" fo:min-height="10.089cm" fo:min-width="13.764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01cm" draw:stroke-linejoin="miter" svg:stroke-linecap="butt" draw:fill="solid" draw:fill-color="#814439" loext:fill-theme-color="accent2" loext:fill-color-lum-mod="75%" draw:opacity="58%" draw:textarea-horizontal-align="justify" draw:textarea-vertical-align="middle" draw:auto-grow-height="false" draw:fit-to-size="false" style:shrink-to-fit="false" fo:min-height="14.756cm" fo:min-width="19.716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146cm" draw:stroke-linejoin="miter" svg:stroke-linecap="butt" draw:fill="solid" draw:fill-color="#543e34" draw:opacity="13%" draw:textarea-horizontal-align="justify" draw:textarea-vertical-align="middle" draw:auto-grow-height="false" draw:fit-to-size="false" style:shrink-to-fit="false" fo:min-height="11.176cm" fo:min-width="14.234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013cm" draw:stroke-linejoin="miter" svg:stroke-linecap="butt" draw:fill="solid" draw:fill-color="#a09d79" loext:fill-theme-color="accent4" draw:textarea-horizontal-align="justify" draw:textarea-vertical-align="middle" draw:auto-grow-height="false" draw:fit-to-size="false" style:shrink-to-fit="false" fo:min-height="18.796cm" fo:min-width="17.27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2.994cm" fo:min-width="14.141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solid" svg:stroke-width="0.238cm" svg:stroke-color="#fef3ed" draw:stroke-linejoin="miter" svg:stroke-linecap="butt" draw:fill="none" loext:fill-use-slide-background="false" draw:textarea-horizontal-align="justify" draw:textarea-vertical-align="middle" draw:auto-grow-height="false" draw:fit-to-size="false" style:shrink-to-fit="false" fo:min-height="9.984cm" fo:min-width="11.162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3" style:family="graphic" style:parent-style-name="standard">
      <style:graphic-properties draw:stroke="none" svg:stroke-width="0.011cm" draw:stroke-linejoin="miter" svg:stroke-linecap="butt" draw:fill="solid" draw:fill-color="#464f58" loext:fill-color-lum-mod="75%" draw:opacity="43%" draw:textarea-horizontal-align="justify" draw:textarea-vertical-align="middle" draw:auto-grow-height="false" draw:fit-to-size="false" style:shrink-to-fit="false" fo:min-height="14.639cm" fo:min-width="31.312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4" style:family="graphic" style:parent-style-name="standard">
      <style:graphic-properties draw:stroke="none" svg:stroke-width="0.028cm" draw:stroke-linejoin="miter" svg:stroke-linecap="butt" draw:fill="solid" draw:fill-color="#5d6a76" draw:opacity="63%" draw:textarea-horizontal-align="justify" draw:textarea-vertical-align="middle" draw:auto-grow-height="false" draw:fit-to-size="false" style:shrink-to-fit="false" fo:min-height="18.796cm" fo:min-width="22.424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5" style:family="graphic" style:parent-style-name="standard">
      <style:graphic-properties draw:stroke="none" svg:stroke-width="0.145cm" draw:stroke-linejoin="miter" svg:stroke-linecap="butt" draw:fill="solid" draw:fill-color="#543e35" draw:opacity="11%" draw:textarea-horizontal-align="justify" draw:textarea-vertical-align="middle" draw:auto-grow-height="false" draw:fit-to-size="false" style:shrink-to-fit="false" fo:min-height="18.796cm" fo:min-width="9.972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6" style:family="graphic" style:parent-style-name="standard">
      <style:graphic-properties draw:stroke="solid" svg:stroke-width="0.044cm" svg:stroke-color="#fef3ed"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17" style:family="graphic" style:parent-style-name="standard">
      <style:graphic-properties draw:stroke="none" svg:stroke-width="0.008cm" draw:stroke-linejoin="miter" svg:stroke-linecap="butt" draw:fill="solid" draw:fill-color="#ac5b4c" loext:fill-theme-color="accent2" draw:opacity="59%" draw:textarea-horizontal-align="justify" draw:textarea-vertical-align="middle" draw:auto-grow-height="false" draw:fit-to-size="false" style:shrink-to-fit="false" fo:min-height="12.994cm" fo:min-width="13.461cm" fo:padding-top="0.125cm" fo:padding-bottom="0.125cm" fo:padding-left="0.25cm" fo:padding-right="0.25cm" fo:wrap-option="wrap"/>
    </style:style>
    <style:style style:name="Mgr18" style:family="graphic" style:parent-style-name="standard">
      <style:graphic-properties draw:stroke="none" svg:stroke-width="0.012cm" draw:stroke-linejoin="miter" svg:stroke-linecap="butt" draw:fill="solid" draw:fill-color="#a09d79" loext:fill-theme-color="accent4" draw:opacity="45%" draw:textarea-horizontal-align="justify" draw:textarea-vertical-align="middle" draw:auto-grow-height="false" draw:fit-to-size="false" style:shrink-to-fit="false" fo:min-height="15.826cm" fo:min-width="16.211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185cm" draw:stroke-linejoin="miter" svg:stroke-linecap="butt" draw:fill="solid" draw:fill-color="#543e34" draw:opacity="13%" draw:textarea-horizontal-align="justify" draw:textarea-vertical-align="middle" draw:auto-grow-height="false" draw:fit-to-size="false" style:shrink-to-fit="false" fo:min-height="7.754cm" fo:min-width="11.34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4.914cm" fo:min-width="4.155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01cm" draw:stroke-linejoin="miter" svg:stroke-linecap="butt" draw:fill="solid" draw:fill-color="#a09d79" loext:fill-theme-color="accent4" draw:opacity="79%" draw:textarea-horizontal-align="justify" draw:textarea-vertical-align="middle" draw:auto-grow-height="false" draw:fit-to-size="false" style:shrink-to-fit="false" fo:min-height="9.418cm" fo:min-width="8.435cm" fo:padding-top="0.125cm" fo:padding-bottom="0.125cm" fo:padding-left="0.25cm" fo:padding-right="0.25cm" fo:wrap-option="wrap"/>
    </style:style>
    <style:style style:name="Mgr22" style:family="graphic" style:parent-style-name="standard">
      <style:graphic-properties draw:stroke="none" svg:stroke-width="0.185cm" draw:stroke-linejoin="miter" svg:stroke-linecap="butt" draw:fill="solid" draw:fill-color="#ffffff" draw:opacity="33%" draw:textarea-horizontal-align="justify" draw:textarea-vertical-align="middle" draw:auto-grow-height="false" draw:fit-to-size="false" style:shrink-to-fit="false" fo:min-height="14.273cm" fo:min-width="9.789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24" style:family="graphic" style:parent-style-name="standard">
      <style:graphic-properties draw:stroke="none" svg:stroke-width="0.154cm" draw:stroke-linejoin="miter" svg:stroke-linecap="butt" draw:fill="solid" draw:fill-color="#543e34" draw:opacity="12%" draw:textarea-horizontal-align="justify" draw:textarea-vertical-align="middle" draw:auto-grow-height="false" draw:fit-to-size="false" style:shrink-to-fit="false" fo:min-height="9.127cm" fo:min-width="6.372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5"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3.681cm" fo:min-width="22.661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Section_20_Header-backgroundobjects">
      <style:graphic-properties draw:stroke="none" draw:fill="none" draw:fill-color="#ffffff" draw:auto-grow-height="false" fo:min-height="1.27cm"/>
      <style:paragraph-properties style:writing-mode="lr-tb"/>
    </style:style>
    <style:style style:name="Mpr7" style:family="presentation" style:parent-style-name="Section_20_Header-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9"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style:paragraph-properties style:writing-mode="lr-tb"/>
    </style:style>
    <style:style style:name="Mpr11"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Comparison-backgroundobjects">
      <style:graphic-properties draw:stroke="none" draw:fill="none" draw:fill-color="#ffffff" draw:auto-grow-height="false" fo:min-height="1.27cm"/>
      <style:paragraph-properties style:writing-mode="lr-tb"/>
    </style:style>
    <style:style style:name="Mpr13" style:family="presentation" style:parent-style-name="Comparison-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Title_20_Only-backgroundobjects">
      <style:graphic-properties draw:stroke="none" draw:fill="none" draw:fill-color="#ffffff" draw:auto-grow-height="false" fo:min-height="1.27cm"/>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Closing-backgroundobjects">
      <style:graphic-properties draw:stroke="none" draw:fill="none" draw:fill-color="#ffffff" draw:auto-grow-height="false" fo:min-height="1.27cm"/>
      <style:paragraph-properties style:writing-mode="lr-tb"/>
    </style:style>
    <style:style style:name="Mpr19" style:family="presentation" style:parent-style-name="Closing-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Quo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Quote-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2" style:family="presentation" style:parent-style-name="Quot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3" style:family="presentation" style:parent-style-name="Quote-backgroundobjects">
      <style:graphic-properties draw:stroke="none" draw:fill="none" draw:fill-color="#ffffff" draw:auto-grow-height="false" fo:min-height="1.27cm"/>
      <style:paragraph-properties style:writing-mode="lr-tb"/>
    </style:style>
    <style:style style:name="Mpr24" style:family="presentation" style:parent-style-name="Quote-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7" style:family="paragraph">
      <loext:graphic-properties draw:fill="solid" draw:fill-color="#ac5b4c" draw:opacity="5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9" style:family="paragraph">
      <loext:graphic-properties draw:fill="none"/>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 style:family="paragraph">
      <loext:graphic-properties draw:fill="solid" draw:fill-color="#a09d79" draw:opacity="45%"/>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 style:family="paragraph">
      <style:paragraph-properties fo:margin-top="0cm" fo:margin-bottom="0cm" fo:line-height="90%" fo:text-align="center" style:punctuation-wrap="hanging" style:writing-mode="lr-tb"/>
      <style:text-properties fo:font-size="60pt" fo:hyphenate="false"/>
    </style:style>
    <style:style style:name="MP12" style:family="paragraph">
      <loext:graphic-properties draw:fill="none"/>
      <style:paragraph-properties fo:text-align="start" style:font-independent-line-spacing="true"/>
      <style:text-properties fo:font-size="60pt"/>
    </style:style>
    <style:style style:name="MP13" style:family="paragraph">
      <loext:graphic-properties draw:fill="solid" draw:fill-color="#543e34" draw:opacity="17%"/>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 style:family="paragraph">
      <loext:graphic-properties draw:fill="solid" draw:fill-color="#814439" draw:opacity="58%"/>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 style:family="paragraph">
      <style:paragraph-properties fo:margin-top="0cm" fo:margin-bottom="0cm" fo:line-height="90%" fo:text-align="start" style:punctuation-wrap="hanging" style:writing-mode="lr-tb"/>
      <style:text-properties fo:font-size="60pt" fo:hyphenate="false"/>
    </style:style>
    <style:style style:name="MP1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solid" draw:fill-color="#543e34" draw:opacity="1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 style:family="paragraph">
      <loext:graphic-properties draw:fill="solid" draw:fill-color="#a09d79"/>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 style:family="paragraph">
      <loext:graphic-properties draw:fill="solid" draw:fill-color="#464f58" draw:opacity="4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loext:graphic-properties draw:fill="solid" draw:fill-color="#5d6a76" draw:opacity="6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2" style:family="paragraph">
      <loext:graphic-properties draw:fill="none"/>
      <style:paragraph-properties fo:text-align="start" style:font-independent-line-spacing="true"/>
      <style:text-properties fo:font-size="18pt"/>
    </style:style>
    <style:style style:name="MP2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4" style:family="paragraph">
      <loext:graphic-properties draw:fill="none" draw:fill-color="#ffffff"/>
      <style:paragraph-properties fo:text-align="start" style:font-independent-line-spacing="true"/>
      <style:text-properties fo:font-size="14pt" style:font-size-asian="14pt" style:font-size-complex="14pt"/>
    </style:style>
    <style:style style:name="MP25" style:family="paragraph">
      <loext:graphic-properties draw:fill="solid" draw:fill-color="#543e35" draw:opacity="11%"/>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0pt" fo:hyphenate="false"/>
    </style:style>
    <style:style style:name="MP27" style:family="paragraph">
      <loext:graphic-properties draw:fill="none"/>
      <style:paragraph-properties fo:text-align="start" style:font-independent-line-spacing="true"/>
      <style:text-properties fo:font-size="20pt"/>
    </style:style>
    <style:style style:name="MP28" style:family="paragraph">
      <style:paragraph-properties fo:margin-top="0cm" fo:margin-bottom="0cm" fo:line-height="90%" fo:text-align="start" style:punctuation-wrap="hanging" style:writing-mode="lr-tb"/>
      <style:text-properties fo:font-size="48pt" fo:hyphenate="false"/>
    </style:style>
    <style:style style:name="MP29" style:family="paragraph">
      <loext:graphic-properties draw:fill="none"/>
      <style:paragraph-properties fo:text-align="start" style:font-independent-line-spacing="true"/>
      <style:text-properties fo:font-size="48pt"/>
    </style:style>
    <style:style style:name="MP30" style:family="paragraph">
      <loext:graphic-properties draw:fill="solid" draw:fill-color="#a09d79" draw:opacity="7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1" style:family="paragraph">
      <loext:graphic-properties draw:fill="solid" draw:fill-color="#ffffff" draw:opacity="3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24pt" fo:hyphenate="false"/>
    </style:style>
    <style:style style:name="MP33" style:family="paragraph">
      <style:paragraph-properties fo:margin-top="0cm" fo:margin-bottom="0cm" fo:line-height="90%" fo:text-align="center" style:punctuation-wrap="hanging" style:writing-mode="lr-tb"/>
      <style:text-properties fo:font-size="24pt" fo:hyphenate="false"/>
    </style:style>
    <style:style style:name="MP34" style:family="paragraph">
      <loext:graphic-properties draw:fill="solid" draw:fill-color="#543e34" draw:opacity="12%"/>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 style:family="text">
      <style:text-properties fo:font-variant="normal" fo:text-transform="none" fo:color="#ffffff" loext:opacity="100%" loext:theme-color="lt1"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 style:family="text">
      <style:text-properties fo:font-variant="normal" fo:text-transform="none" fo:color="#543e34" loext:opacity="100%"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 style:family="text">
      <style:text-properties fo:font-variant="normal" fo:text-transform="none" fo:color="#543e34" loext:opacity="100%" style:text-outline="false" style:text-line-through-style="none" style:text-line-through-type="none" style:text-position="0% 100%" style:font-name="Sagona Boo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4" style:family="text">
      <style:text-properties fo:font-variant="normal" fo:text-transform="none" fo:color="#fef3ed" loext:opacity="100%" loext:theme-color="accent1" style:text-outline="false" style:text-line-through-style="none" style:text-line-through-type="none" style:text-position="0% 100%" style:font-name="Sagona Boo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5" style:family="text">
      <style:text-properties fo:font-variant="normal" fo:text-transform="none" fo:color="#fef3ed" loext:opacity="100%" loext:theme-color="accent1" style:text-outline="false" style:text-line-through-style="none" style:text-line-through-type="none" style:text-position="0% 100%" style:font-name="Gill Sans Nova Light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fef3ed" loext:opacity="100%" loext:theme-color="accent1" style:text-outline="false" style:text-line-through-style="none" style:text-line-through-type="none" style:text-position="0% 100%" style:font-name="Gill Sans Nova Light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ef3ed" loext:opacity="100%" loext:theme-color="accent1" style:text-outline="false" style:text-line-through-style="none" style:text-line-through-type="none" style:text-position="0% 100%" style:font-name="Gill Sans Nova Light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fef3ed" loext:opacity="100%" loext:theme-color="accent1" style:text-outline="false" style:text-line-through-style="none" style:text-line-through-type="none" style:text-position="0% 100%" style:font-name="Gill Sans Nova Light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fef3ed" loext:opacity="100%" loext:theme-color="accent1" style:text-outline="false" style:text-line-through-style="none" style:text-line-through-type="none" style:text-position="0% 100%" style:font-name="Gill Sans Nova Light3"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text-transform="uppercase" fo:color="#fef3ed" loext:opacity="100%" loext:theme-color="accent1" style:text-outline="false" style:text-line-through-style="none" style:text-line-through-type="none" style:text-position="0% 100%" style:font-name="Gill Sans Nova"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1" style:family="text">
      <style:text-properties fo:font-variant="normal" fo:text-transform="none" fo:color="#fef3ed" loext:opacity="100%" loext:theme-color="accent1" style:text-outline="false" style:text-line-through-style="none" style:text-line-through-type="none" style:text-position="0% 100%" style:font-name="Sagona Boo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2" style:family="text">
      <style:text-properties fo:font-variant="normal" fo:text-transform="none" fo:color="#543e34" loext:opacity="100%" style:text-outline="false" style:text-line-through-style="none" style:text-line-through-type="none" style:text-position="0% 100%" style:font-name="Gill Sans Nova Light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3" style:family="text">
      <style:text-properties fo:font-variant="normal" fo:text-transform="none" fo:color="#543e34" loext:opacity="100%" style:text-outline="false" style:text-line-through-style="none" style:text-line-through-type="none" style:text-position="0% 100%" style:font-name="Gill Sans Nova Light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4" style:family="text">
      <style:text-properties fo:text-transform="uppercase" fo:color="#543e34" loext:opacity="100%" style:text-outline="false" style:text-line-through-style="none" style:text-line-through-type="none" style:text-position="0% 100%" style:font-name="Gill Sans Nov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543e3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543e3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fef3e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fef3e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54cm" text:min-label-width="0.635cm"/>
        <style:text-properties fo:font-family="Arial" style:font-family-generic="swiss" style:font-pitch="variable" fo:color="#fef3ed"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54cm" text:min-label-width="0.635cm"/>
        <style:text-properties fo:font-family="Arial" style:font-family-generic="swiss" style:font-pitch="variable" fo:color="#fef3ed" fo:font-size="100%"/>
      </text:list-level-style-bullet>
      <text:list-level-style-bullet text:level="4" text:bullet-char="•">
        <style:list-level-properties text:space-before="3.81cm" text:min-label-width="0.635cm"/>
        <style:text-properties fo:font-family="Arial" style:font-family-generic="swiss" style:font-pitch="variable" fo:color="#fef3ed"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54cm" text:min-label-width="0.635cm"/>
        <style:text-properties fo:font-family="Arial" style:font-family-generic="swiss" style:font-pitch="variable" fo:color="#fef3ed" fo:font-size="100%"/>
      </text:list-level-style-bullet>
      <text:list-level-style-bullet text:level="4" text:bullet-char="•">
        <style:list-level-properties text:space-before="3.81cm" text:min-label-width="0.635cm"/>
        <style:text-properties fo:font-family="Arial" style:font-family-generic="swiss" style:font-pitch="variable" fo:color="#fef3ed" fo:font-size="100%"/>
      </text:list-level-style-bullet>
      <text:list-level-style-bullet text:level="5" text:bullet-char="•">
        <style:list-level-properties text:space-before="5.08cm" text:min-label-width="0.635cm"/>
        <style:text-properties fo:font-family="Arial" style:font-family-generic="swiss" style:font-pitch="variable" fo:color="#fef3ed"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6cm"/>
        <style:text-properties fo:font-family="OpenSymbol" fo:color="#fef3e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4">
      <text:list-level-style-bullet text:level="1" text:bullet-char="●">
        <style:list-level-properties text:min-label-width="0.6cm"/>
        <style:text-properties fo:font-family="OpenSymbol" fo:color="#543e3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5">
      <text:list-level-style-number text:level="1" style:num-format="">
        <style:list-level-properties text:space-before="0.3cm" text:min-label-width="0.9cm"/>
        <style:text-properties fo:color="#543e34"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Slide" style:display-name="Title Slide"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8" draw:style-name="Mgr4" draw:text-style-name="MP7" draw:layer="backgroundobjects" svg:width="13.191cm" svg:height="13.933cm" svg:x="20.677cm" svg:y="5.116cm">
        <text:p text:style-name="MP6"><text:span text:style-name="MT1"/></text:p>
        <draw:enhanced-geometry draw:mirror-horizontal="false" draw:mirror-vertical="false" drawooo:sub-view-size="4748735 5016187" draw:text-areas="0 0 ?f28 ?f29" svg:viewBox="0 0 0 0" draw:type="ooxml-non-primitive" draw:enhanced-path="M 4348134 6 C 4361273 42 4371969 256 4379876 485 4449755 2533 4518503 9177 4586242 19862 L 4748735 55250 4748735 5016187 0 5016187 11442 4915227 C 77982 4517939 283732 4213774 611678 3995309 736981 3911859 873130 3863258 1008000 3809158 1299563 3692309 1572137 3533688 1805189 3290046 2001471 3085000 2142666 2838447 2251863 2567459 2373799 2264838 2424949 2076601 2482829 1882499 2547129 1666773 2928871 386929 3831730 80392 4044488 8167 4256161 -249 4348134 6 Z N">
          <draw:equation draw:name="f0" draw:formula="4348134*logwidth/4748735"/>
          <draw:equation draw:name="f1" draw:formula="6*logheight/5016187"/>
          <draw:equation draw:name="f2" draw:formula="4379876*logwidth/4748735"/>
          <draw:equation draw:name="f3" draw:formula="485*logheight/5016187"/>
          <draw:equation draw:name="f4" draw:formula="4586242*logwidth/4748735"/>
          <draw:equation draw:name="f5" draw:formula="19862*logheight/5016187"/>
          <draw:equation draw:name="f6" draw:formula="4748735*logwidth/4748735"/>
          <draw:equation draw:name="f7" draw:formula="55250*logheight/5016187"/>
          <draw:equation draw:name="f8" draw:formula="4748735*logwidth/4748735"/>
          <draw:equation draw:name="f9" draw:formula="5016187*logheight/5016187"/>
          <draw:equation draw:name="f10" draw:formula="0*logwidth/4748735"/>
          <draw:equation draw:name="f11" draw:formula="5016187*logheight/5016187"/>
          <draw:equation draw:name="f12" draw:formula="11442*logwidth/4748735"/>
          <draw:equation draw:name="f13" draw:formula="4915227*logheight/5016187"/>
          <draw:equation draw:name="f14" draw:formula="611678*logwidth/4748735"/>
          <draw:equation draw:name="f15" draw:formula="3995309*logheight/5016187"/>
          <draw:equation draw:name="f16" draw:formula="1008000*logwidth/4748735"/>
          <draw:equation draw:name="f17" draw:formula="3809158*logheight/5016187"/>
          <draw:equation draw:name="f18" draw:formula="1805189*logwidth/4748735"/>
          <draw:equation draw:name="f19" draw:formula="3290046*logheight/5016187"/>
          <draw:equation draw:name="f20" draw:formula="2251863*logwidth/4748735"/>
          <draw:equation draw:name="f21" draw:formula="2567459*logheight/5016187"/>
          <draw:equation draw:name="f22" draw:formula="2482829*logwidth/4748735"/>
          <draw:equation draw:name="f23" draw:formula="1882499*logheight/5016187"/>
          <draw:equation draw:name="f24" draw:formula="3831730*logwidth/4748735"/>
          <draw:equation draw:name="f25" draw:formula="80392*logheight/5016187"/>
          <draw:equation draw:name="f26" draw:formula="4348134*logwidth/4748735"/>
          <draw:equation draw:name="f27" draw:formula="6*logheight/5016187"/>
          <draw:equation draw:name="f28" draw:formula="logwidth"/>
          <draw:equation draw:name="f29" draw:formula="logheight"/>
        </draw:enhanced-geometry>
      </draw:custom-shape>
      <draw:custom-shape draw:name="Freeform: Shape 6" draw:style-name="Mgr5" draw:text-style-name="MP9" draw:layer="backgroundobjects" svg:width="6.181cm" svg:height="19.466cm" draw:transform="rotate (-1.5707963267949) translate (32.253cm 13.126cm)">
        <text:p text:style-name="MP8"><text:span text:style-name="MT2"/></text:p>
        <draw:enhanced-geometry draw:mirror-horizontal="false" draw:mirror-vertical="false" drawooo:sub-view-size="1678579 5460561" draw:text-areas="0 0 ?f168 ?f169" svg:viewBox="0 0 0 0" draw:type="ooxml-non-primitive"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equation draw:name="f0" draw:formula="1603804*logwidth/1693993"/>
          <draw:equation draw:name="f1" draw:formula="54*logheight/5462555"/>
          <draw:equation draw:name="f2" draw:formula="1693819*logwidth/1693993"/>
          <draw:equation draw:name="f3" draw:formula="10532*logheight/5462555"/>
          <draw:equation draw:name="f4" draw:formula="1678579*logwidth/1693993"/>
          <draw:equation draw:name="f5" draw:formula="5418828*logheight/5462555"/>
          <draw:equation draw:name="f6" draw:formula="1176667*logwidth/1693993"/>
          <draw:equation draw:name="f7" draw:formula="5429928*logheight/5462555"/>
          <draw:equation draw:name="f8" draw:formula="512297*logwidth/1693993"/>
          <draw:equation draw:name="f9" draw:formula="5030409*logheight/5462555"/>
          <draw:equation draw:name="f10" draw:formula="314208*logwidth/1693993"/>
          <draw:equation draw:name="f11" draw:formula="4179509*logheight/5462555"/>
          <draw:equation draw:name="f12" draw:formula="429138*logwidth/1693993"/>
          <draw:equation draw:name="f13" draw:formula="3898280*logheight/5462555"/>
          <draw:equation draw:name="f14" draw:formula="592360*logwidth/1693993"/>
          <draw:equation draw:name="f15" draw:formula="3258731*logheight/5462555"/>
          <draw:equation draw:name="f16" draw:formula="481029*logwidth/1693993"/>
          <draw:equation draw:name="f17" draw:formula="2679952*logheight/5462555"/>
          <draw:equation draw:name="f18" draw:formula="277230*logwidth/1693993"/>
          <draw:equation draw:name="f19" draw:formula="2221719*logheight/5462555"/>
          <draw:equation draw:name="f20" draw:formula="119523*logwidth/1693993"/>
          <draw:equation draw:name="f21" draw:formula="667910*logheight/5462555"/>
          <draw:equation draw:name="f22" draw:formula="361880*logwidth/1693993"/>
          <draw:equation draw:name="f23" draw:formula="369606*logheight/5462555"/>
          <draw:equation draw:name="f24" draw:formula="864738*logwidth/1693993"/>
          <draw:equation draw:name="f25" draw:formula="104615*logheight/5462555"/>
          <draw:equation draw:name="f26" draw:formula="1513718*logwidth/1693993"/>
          <draw:equation draw:name="f27" draw:formula="4215*logheight/5462555"/>
          <draw:equation draw:name="f28" draw:formula="1603804*logwidth/1693993"/>
          <draw:equation draw:name="f29" draw:formula="54*logheight/5462555"/>
          <draw:equation draw:name="f30" draw:formula="1693819*logwidth/1785259"/>
          <draw:equation draw:name="f31" draw:formula="10532*logheight/5462555"/>
          <draw:equation draw:name="f32" draw:formula="1678579*logwidth/1785259"/>
          <draw:equation draw:name="f33" draw:formula="5418828*logheight/5462555"/>
          <draw:equation draw:name="f34" draw:formula="1176667*logwidth/1785259"/>
          <draw:equation draw:name="f35" draw:formula="5429928*logheight/5462555"/>
          <draw:equation draw:name="f36" draw:formula="512297*logwidth/1785259"/>
          <draw:equation draw:name="f37" draw:formula="5030409*logheight/5462555"/>
          <draw:equation draw:name="f38" draw:formula="314208*logwidth/1785259"/>
          <draw:equation draw:name="f39" draw:formula="4179509*logheight/5462555"/>
          <draw:equation draw:name="f40" draw:formula="429138*logwidth/1785259"/>
          <draw:equation draw:name="f41" draw:formula="3898280*logheight/5462555"/>
          <draw:equation draw:name="f42" draw:formula="592360*logwidth/1785259"/>
          <draw:equation draw:name="f43" draw:formula="3258731*logheight/5462555"/>
          <draw:equation draw:name="f44" draw:formula="481029*logwidth/1785259"/>
          <draw:equation draw:name="f45" draw:formula="2679952*logheight/5462555"/>
          <draw:equation draw:name="f46" draw:formula="277230*logwidth/1785259"/>
          <draw:equation draw:name="f47" draw:formula="2221719*logheight/5462555"/>
          <draw:equation draw:name="f48" draw:formula="119523*logwidth/1785259"/>
          <draw:equation draw:name="f49" draw:formula="667910*logheight/5462555"/>
          <draw:equation draw:name="f50" draw:formula="361880*logwidth/1785259"/>
          <draw:equation draw:name="f51" draw:formula="369606*logheight/5462555"/>
          <draw:equation draw:name="f52" draw:formula="864738*logwidth/1785259"/>
          <draw:equation draw:name="f53" draw:formula="104615*logheight/5462555"/>
          <draw:equation draw:name="f54" draw:formula="1513718*logwidth/1785259"/>
          <draw:equation draw:name="f55" draw:formula="4215*logheight/5462555"/>
          <draw:equation draw:name="f56" draw:formula="1603804*logwidth/1785259"/>
          <draw:equation draw:name="f57" draw:formula="54*logheight/5462555"/>
          <draw:equation draw:name="f58" draw:formula="1785259*logwidth/1785259"/>
          <draw:equation draw:name="f59" draw:formula="101972*logheight/5462555"/>
          <draw:equation draw:name="f60" draw:formula="1678579*logwidth/1785259"/>
          <draw:equation draw:name="f61" draw:formula="5418828*logheight/5462555"/>
          <draw:equation draw:name="f62" draw:formula="1176667*logwidth/1785259"/>
          <draw:equation draw:name="f63" draw:formula="5429928*logheight/5462555"/>
          <draw:equation draw:name="f64" draw:formula="512297*logwidth/1785259"/>
          <draw:equation draw:name="f65" draw:formula="5030409*logheight/5462555"/>
          <draw:equation draw:name="f66" draw:formula="314208*logwidth/1785259"/>
          <draw:equation draw:name="f67" draw:formula="4179509*logheight/5462555"/>
          <draw:equation draw:name="f68" draw:formula="429138*logwidth/1785259"/>
          <draw:equation draw:name="f69" draw:formula="3898280*logheight/5462555"/>
          <draw:equation draw:name="f70" draw:formula="592360*logwidth/1785259"/>
          <draw:equation draw:name="f71" draw:formula="3258731*logheight/5462555"/>
          <draw:equation draw:name="f72" draw:formula="481029*logwidth/1785259"/>
          <draw:equation draw:name="f73" draw:formula="2679952*logheight/5462555"/>
          <draw:equation draw:name="f74" draw:formula="277230*logwidth/1785259"/>
          <draw:equation draw:name="f75" draw:formula="2221719*logheight/5462555"/>
          <draw:equation draw:name="f76" draw:formula="119523*logwidth/1785259"/>
          <draw:equation draw:name="f77" draw:formula="667910*logheight/5462555"/>
          <draw:equation draw:name="f78" draw:formula="361880*logwidth/1785259"/>
          <draw:equation draw:name="f79" draw:formula="369606*logheight/5462555"/>
          <draw:equation draw:name="f80" draw:formula="864738*logwidth/1785259"/>
          <draw:equation draw:name="f81" draw:formula="104615*logheight/5462555"/>
          <draw:equation draw:name="f82" draw:formula="1513718*logwidth/1785259"/>
          <draw:equation draw:name="f83" draw:formula="4215*logheight/5462555"/>
          <draw:equation draw:name="f84" draw:formula="1603804*logwidth/1785259"/>
          <draw:equation draw:name="f85" draw:formula="54*logheight/5462555"/>
          <draw:equation draw:name="f86" draw:formula="1785259*logwidth/1785259"/>
          <draw:equation draw:name="f87" draw:formula="101972*logheight/5462555"/>
          <draw:equation draw:name="f88" draw:formula="1678579*logwidth/1785259"/>
          <draw:equation draw:name="f89" draw:formula="5416834*logheight/5460561"/>
          <draw:equation draw:name="f90" draw:formula="1176667*logwidth/1785259"/>
          <draw:equation draw:name="f91" draw:formula="5427934*logheight/5460561"/>
          <draw:equation draw:name="f92" draw:formula="512297*logwidth/1785259"/>
          <draw:equation draw:name="f93" draw:formula="5028415*logheight/5460561"/>
          <draw:equation draw:name="f94" draw:formula="314208*logwidth/1785259"/>
          <draw:equation draw:name="f95" draw:formula="4177515*logheight/5460561"/>
          <draw:equation draw:name="f96" draw:formula="429138*logwidth/1785259"/>
          <draw:equation draw:name="f97" draw:formula="3896286*logheight/5460561"/>
          <draw:equation draw:name="f98" draw:formula="592360*logwidth/1785259"/>
          <draw:equation draw:name="f99" draw:formula="3256737*logheight/5460561"/>
          <draw:equation draw:name="f100" draw:formula="481029*logwidth/1785259"/>
          <draw:equation draw:name="f101" draw:formula="2677958*logheight/5460561"/>
          <draw:equation draw:name="f102" draw:formula="277230*logwidth/1785259"/>
          <draw:equation draw:name="f103" draw:formula="2219725*logheight/5460561"/>
          <draw:equation draw:name="f104" draw:formula="119523*logwidth/1785259"/>
          <draw:equation draw:name="f105" draw:formula="665916*logheight/5460561"/>
          <draw:equation draw:name="f106" draw:formula="361880*logwidth/1785259"/>
          <draw:equation draw:name="f107" draw:formula="367612*logheight/5460561"/>
          <draw:equation draw:name="f108" draw:formula="864738*logwidth/1785259"/>
          <draw:equation draw:name="f109" draw:formula="102621*logheight/5460561"/>
          <draw:equation draw:name="f110" draw:formula="1513718*logwidth/1785259"/>
          <draw:equation draw:name="f111" draw:formula="2221*logheight/5460561"/>
          <draw:equation draw:name="f112" draw:formula="1654604*logwidth/1785259"/>
          <draw:equation draw:name="f113" draw:formula="600*logheight/5460561"/>
          <draw:equation draw:name="f114" draw:formula="1785259*logwidth/1785259"/>
          <draw:equation draw:name="f115" draw:formula="99978*logheight/5460561"/>
          <draw:equation draw:name="f116" draw:formula="1678579*logwidth/1678579"/>
          <draw:equation draw:name="f117" draw:formula="5416834*logheight/5460561"/>
          <draw:equation draw:name="f118" draw:formula="1176667*logwidth/1678579"/>
          <draw:equation draw:name="f119" draw:formula="5427934*logheight/5460561"/>
          <draw:equation draw:name="f120" draw:formula="512297*logwidth/1678579"/>
          <draw:equation draw:name="f121" draw:formula="5028415*logheight/5460561"/>
          <draw:equation draw:name="f122" draw:formula="314208*logwidth/1678579"/>
          <draw:equation draw:name="f123" draw:formula="4177515*logheight/5460561"/>
          <draw:equation draw:name="f124" draw:formula="429138*logwidth/1678579"/>
          <draw:equation draw:name="f125" draw:formula="3896286*logheight/5460561"/>
          <draw:equation draw:name="f126" draw:formula="592360*logwidth/1678579"/>
          <draw:equation draw:name="f127" draw:formula="3256737*logheight/5460561"/>
          <draw:equation draw:name="f128" draw:formula="481029*logwidth/1678579"/>
          <draw:equation draw:name="f129" draw:formula="2677958*logheight/5460561"/>
          <draw:equation draw:name="f130" draw:formula="277230*logwidth/1678579"/>
          <draw:equation draw:name="f131" draw:formula="2219725*logheight/5460561"/>
          <draw:equation draw:name="f132" draw:formula="119523*logwidth/1678579"/>
          <draw:equation draw:name="f133" draw:formula="665916*logheight/5460561"/>
          <draw:equation draw:name="f134" draw:formula="361880*logwidth/1678579"/>
          <draw:equation draw:name="f135" draw:formula="367612*logheight/5460561"/>
          <draw:equation draw:name="f136" draw:formula="864738*logwidth/1678579"/>
          <draw:equation draw:name="f137" draw:formula="102621*logheight/5460561"/>
          <draw:equation draw:name="f138" draw:formula="1513718*logwidth/1678579"/>
          <draw:equation draw:name="f139" draw:formula="2221*logheight/5460561"/>
          <draw:equation draw:name="f140" draw:formula="1654604*logwidth/1678579"/>
          <draw:equation draw:name="f141" draw:formula="600*logheight/5460561"/>
          <draw:equation draw:name="f142" draw:formula="1678579*logwidth/1678579"/>
          <draw:equation draw:name="f143" draw:formula="5416834*logheight/5460561"/>
          <draw:equation draw:name="f144" draw:formula="1176667*logwidth/1678579"/>
          <draw:equation draw:name="f145" draw:formula="5427934*logheight/5460561"/>
          <draw:equation draw:name="f146" draw:formula="512297*logwidth/1678579"/>
          <draw:equation draw:name="f147" draw:formula="5028415*logheight/5460561"/>
          <draw:equation draw:name="f148" draw:formula="314208*logwidth/1678579"/>
          <draw:equation draw:name="f149" draw:formula="4177515*logheight/5460561"/>
          <draw:equation draw:name="f150" draw:formula="429138*logwidth/1678579"/>
          <draw:equation draw:name="f151" draw:formula="3896286*logheight/5460561"/>
          <draw:equation draw:name="f152" draw:formula="592360*logwidth/1678579"/>
          <draw:equation draw:name="f153" draw:formula="3256737*logheight/5460561"/>
          <draw:equation draw:name="f154" draw:formula="481029*logwidth/1678579"/>
          <draw:equation draw:name="f155" draw:formula="2677958*logheight/5460561"/>
          <draw:equation draw:name="f156" draw:formula="277230*logwidth/1678579"/>
          <draw:equation draw:name="f157" draw:formula="2219725*logheight/5460561"/>
          <draw:equation draw:name="f158" draw:formula="119523*logwidth/1678579"/>
          <draw:equation draw:name="f159" draw:formula="665916*logheight/5460561"/>
          <draw:equation draw:name="f160" draw:formula="361880*logwidth/1678579"/>
          <draw:equation draw:name="f161" draw:formula="367612*logheight/5460561"/>
          <draw:equation draw:name="f162" draw:formula="864738*logwidth/1678579"/>
          <draw:equation draw:name="f163" draw:formula="102621*logheight/5460561"/>
          <draw:equation draw:name="f164" draw:formula="1513718*logwidth/1678579"/>
          <draw:equation draw:name="f165" draw:formula="2221*logheight/5460561"/>
          <draw:equation draw:name="f166" draw:formula="1672384*logwidth/1678579"/>
          <draw:equation draw:name="f167" draw:formula="600*logheight/5460561"/>
          <draw:equation draw:name="f168" draw:formula="logwidth"/>
          <draw:equation draw:name="f169" draw:formula="logheight"/>
        </draw:enhanced-geometry>
      </draw:custom-shape>
      <draw:custom-shape draw:name="Freeform: Shape 33" draw:style-name="Mgr6" draw:text-style-name="MP10" draw:layer="backgroundobjects" svg:width="16.335cm" svg:height="16.874cm" svg:x="0cm" svg:y="0cm">
        <text:p text:style-name="MP8"><text:span text:style-name="MT2"/></text:p>
        <draw:enhanced-geometry draw:mirror-horizontal="false" draw:mirror-vertical="false" drawooo:sub-view-size="5880649 6075137" draw:text-areas="0 0 ?f14 ?f15" svg:viewBox="0 0 0 0" draw:type="ooxml-non-primitive" draw:enhanced-path="M 0 0 L 5331935 0 5371238 36527 C 5420080 87726 5465228 141386 5506423 197526 6380367 1388506 5672840 3964921 3912768 5218398 2827232 5991466 1288114 6299252 9712 5900494 L 0 5897200 Z N">
          <draw:equation draw:name="f0" draw:formula="0*logwidth/5880649"/>
          <draw:equation draw:name="f1" draw:formula="0*logheight/6075137"/>
          <draw:equation draw:name="f2" draw:formula="5331935*logwidth/5880649"/>
          <draw:equation draw:name="f3" draw:formula="0*logheight/6075137"/>
          <draw:equation draw:name="f4" draw:formula="5371238*logwidth/5880649"/>
          <draw:equation draw:name="f5" draw:formula="36527*logheight/6075137"/>
          <draw:equation draw:name="f6" draw:formula="5506423*logwidth/5880649"/>
          <draw:equation draw:name="f7" draw:formula="197526*logheight/6075137"/>
          <draw:equation draw:name="f8" draw:formula="3912768*logwidth/5880649"/>
          <draw:equation draw:name="f9" draw:formula="5218398*logheight/6075137"/>
          <draw:equation draw:name="f10" draw:formula="9712*logwidth/5880649"/>
          <draw:equation draw:name="f11" draw:formula="5900494*logheight/6075137"/>
          <draw:equation draw:name="f12" draw:formula="0*logwidth/5880649"/>
          <draw:equation draw:name="f13" draw:formula="5897200*logheight/6075137"/>
          <draw:equation draw:name="f14" draw:formula="logwidth"/>
          <draw:equation draw:name="f15" draw:formula="logheight"/>
        </draw:enhanced-geometry>
      </draw:custom-shape>
      <draw:frame draw:name="Title 1" presentation:style-name="Mpr1" draw:text-style-name="MP12" draw:layer="backgroundobjects" svg:width="25.401cm" svg:height="6.631cm" svg:x="4.233cm" svg:y="3.118cm" presentation:class="title" presentation:user-transformed="true">
        <draw:text-box>
          <text:p text:style-name="MP11"><text:span text:style-name="MT3">click to edit master title style</text:span></text:p>
        </draw:text-box>
      </draw:frame>
      <draw:custom-shape draw:name="Freeform: Shape 22" draw:style-name="Mgr7" draw:text-style-name="MP13" draw:layer="backgroundobjects" svg:width="14.271cm" svg:height="10.342cm" svg:x="0cm" svg:y="0cm">
        <text:p text:style-name="MP8"><text:span text:style-name="MT2"/></text:p>
        <draw:enhanced-geometry draw:mirror-horizontal="false" draw:mirror-vertical="false" drawooo:sub-view-size="5137691 3723310" draw:text-areas="0 0 ?f530 ?f531" svg:viewBox="0 0 0 0" draw:type="ooxml-non-primitive" draw:enhanced-path="M 659084 2921625 C 558607 2987700 461032 3063187 431178 3187332 402231 3306039 390750 3428832 371969 3549893 379271 3551625 386573 3553356 393875 3555088 517397 3361559 596137 3148430 659084 2921625 Z M 773656 2824142 C 742422 2894127 699379 2961915 683107 3035075 651273 3180817 583685 3310821 523193 3444488 509661 3473675 481606 3501687 493950 3544616 645605 3422985 806238 3031218 773656 2824142 Z M 906895 2579229 C 866845 2628127 847366 2655072 896608 2696939 900018 2658893 902398 2630504 906895 2579229 Z M 1003958 2517682 C 932650 2713033 918244 2902882 1054389 3079021 1094458 2886620 1051674 2701918 1003958 2517682 Z M 744142 2402290 C 490541 2432998 123652 2658944 99596 2734878 185767 2717435 533003 2510933 744142 2402290 Z M 1068601 2384771 C 1096774 2630113 1122050 2850752 1147707 3076961 1252303 2856418 1223713 2547903 1068601 2384771 Z M 934540 2375130 C 740562 2417539 81585 2802976 84219 2833186 160319 2818607 205959 2854569 269550 2841297 421737 2809209 567559 2760516 695816 2669005 800830 2593963 892710 2507798 934540 2375130 Z M 2466566 1413263 C 2409592 1517029 2360285 1805120 2384187 1907493 2461718 1745326 2525710 1594125 2466566 1413263 Z M 2384254 1364070 C 2255273 1486746 2209761 1775879 2286288 1925023 2320549 1729094 2352079 1546548 2384254 1364070 Z M 2728377 1165380 C 2703165 1468655 2783295 1657220 3003048 1736253 2983797 1651282 2967944 1574148 2948375 1498255 2944448 1483206 2927767 1462606 2914601 1460919 2865087 1455145 2864197 1414703 2852040 1382206 2822951 1304027 2795931 1224761 2728377 1165380 Z M 2806912 1118837 C 2799361 1125540 2791522 1131888 2783682 1138236 2819346 1182277 2857859 1224009 2889384 1270224 2927893 1327250 2968978 1384542 2994783 1447738 3023409 1518060 3035688 1595149 3056463 1668888 3062346 1689998 3072233 1710219 3083513 1738721 3137166 1611180 3091191 1465523 3025360 1292428 2986728 1190809 2910047 1137644 2806912 1118837 Z M 2211503 1091728 C 2148880 1163020 2085901 1234603 2023347 1305252 2029524 1311423 2035344 1317883 2041522 1324054 2123089 1267411 2189944 1199160 2211503 1091728 Z M 2168237 1042670 C 2064027 1088835 1975743 1196196 2005655 1233134 2059945 1169764 2113948 1106040 2168237 1042670 Z M 4080539 827257 C 4084837 927276 4086520 1018239 4092849 1108381 4098739 1196525 4139226 1280764 4132014 1381869 4106287 1369772 4083600 1365797 4082492 1357873 4056497 1201916 4032572 1044872 4009383 893112 3803072 1026659 3783229 1462605 4072306 1761300 4323615 1532508 4336833 987842 4080539 827257 Z M 4412492 559624 C 4471574 677026 4612948 740139 4617392 890611 4535846 803751 4473401 702597 4369105 630629 4414386 929157 4538645 1085518 4810227 1127284 4805222 799081 4657265 587227 4412492 559624 Z M 3754486 313872 C 3725125 354113 3698314 388762 3673942 424963 3612340 517188 3553245 610323 3490493 701127 3480117 715999 3456974 722390 3439282 732600 3433461 726140 3427353 719325 3421532 712866 3477433 625258 3533978 537716 3590235 449820 3445501 567611 3321917 697678 3307188 911899 3350443 909215 3372692 911193 3393054 906465 3586019 861349 3761528 650421 3776927 442126 3779544 402372 3797794 356426 3754486 313872 Z M 1133888 214876 C 887880 363516 748401 587609 660639 863910 834432 833731 1048293 611152 1108084 398665 1059427 458062 1022910 513507 975613 557099 933375 596008 912619 674562 811923 657310 880947 577893 943595 512460 998135 440657 1051468 371005 1111390 303663 1133888 214876 Z M 4685407 0 L 4770408 0 4810333 31801 C 4876282 76585 4951954 113661 5034638 141089 5039118 98355 5040613 57376 5039361 18254 L 5037438 0 5107568 0 5114876 38763 C 5131015 116852 5149658 204078 5127595 236940 5104066 253053 5080177 235939 5061109 225505 4948205 164036 4831175 107673 4727085 33775 Z M 4003152 0 L 4132176 0 4123986 63465 C 4116445 121909 4114343 181241 4104583 239130 4096291 289362 4114806 320238 4153843 350960 4231988 411761 4309231 462707 4411323 488238 4669771 552400 4834954 712670 4864485 991020 4872093 1063071 4919109 1168486 4905378 1217830 4862796 1259957 4723238 1170674 4640632 1136420 4517477 1085606 4422352 1000920 4377015 870623 4350652 794353 4311848 718748 4304571 640549 4296254 553781 4253045 501149 4193118 452646 4167929 432468 4140395 415952 4094850 385207 4091977 497501 4085233 591171 4089643 684043 4091196 712189 4119287 741779 4140489 765775 4286309 930549 4318661 1133697 4328143 1340660 4334062 1468181 4280576 1585001 4211174 1692363 4173738 1750318 4136658 1807983 4096384 1871176 4093808 1870909 4078517 1873883 4073915 1868200 3975404 1745092 3876742 1620340 3830235 1467468 3765307 1255419 3782431 1049255 3928554 872709 4054117 721044 4039186 543779 4041572 368957 4041882 341654 4002857 313862 3976315 278901 3999514 268935 4020644 260059 4052764 245809 4059291 184658 4067206 113561 4077058 27371 3993827 63016 3954978 125053 3902474 171686 3842063 225311 3836398 287528 3839430 359757 3851062 616730 3707776 788039 3511342 923585 3465283 955591 3401736 962357 3345310 978648 3288240 994870 3262562 960974 3251411 912962 3234431 840266 3259676 774543 3294880 713104 3383739 557641 3496940 424222 3641287 316153 3722690 254938 3796466 182847 3873337 115305 3900980 91156 3924089 60682 3954827 41083 Z M 3231589 0 L 3312011 0 3310368 16057 C 3325242 15847 3340695 14192 3356599 11189 L 3398860 0 3521426 0 3450288 40946 C 3387281 73151 3245717 130745 3224898 112320 3217386 103408 3217289 77060 3223079 40542 Z M 2713325 0 L 2801116 0 2771239 53358 C 2734532 127500 2701305 203767 2671323 281854 2637809 370152 2589485 456917 2609018 557536 2609317 560821 2608193 565261 2606274 567991 2516682 702877 2589179 813532 2661306 921545 2683985 956107 2721146 983055 2755651 1007451 2785348 1028096 2819609 1045633 2854694 1055446 3017803 1100958 3079430 1228060 3129406 1372830 3189306 1546613 3179580 1875569 3143254 1892637 2972655 1917289 2701922 1626674 2672087 1393850 2657724 1281400 2654295 1167153 2645908 1047511 2627207 1039719 2601987 1028974 2570535 1015633 2585724 989219 2597362 968621 2610208 945870 2591281 918855 2572287 892485 2538036 844360 2514095 1028992 2431526 1183478 2512867 1354598 2572125 1479502 2561684 1610863 2518702 1742111 2469933 1890983 2406097 2028534 2275616 2134783 2256225 2148722 2245263 2111142 2241266 2096736 2179626 1884376 2162240 1669110 2231827 1456335 2253633 1389279 2309962 1334256 2348810 1272217 2373883 1232508 2406038 1193533 2416218 1150005 2450271 1004817 2476378 857831 2493456 706982 2411430 789284 2314735 853472 2313690 991337 2311990 1208533 2147439 1341195 1985609 1408731 1934853 1429839 1817778 1346461 1918730 1208846 1993345 1083149 2096531 982536 2213019 897616 2338343 806128 2409619 669020 2517219 563658 2529540 551917 2533383 531163 2539459 513894 2594147 361404 2648124 209492 2702456 57291 2707084 44428 2711390 31532 2713671 17409 Z M 2615215 0 L 2683886 0 2615765 70449 C 2443506 272276 2268590 471551 2101714 677840 1945364 870900 1795836 1070198 1647883 1269985 1540599 1415080 1501415 1580889 1520717 1759907 1523326 1784258 1527823 1815311 1543766 1830628 1658106 1942683 1640044 2081390 1614449 2214437 1596540 2305976 1553273 2470386 1518347 2480439 1419917 2441945 1340337 2330558 1333958 2228696 1327047 2119620 1351988 2017093 1393891 1917299 1435587 1819435 1480215 1721549 1444276 1597756 1426211 1620618 1409833 1636820 1398976 1656198 1307990 1816321 1221595 1979197 1126020 2136568 1084909 2204555 1102743 2260093 1129825 2320491 1132714 2326973 1139384 2331569 1143273 2337828 1331962 2640780 1296787 2906252 1156978 3218822 1147627 3239331 1135596 3284945 1116365 3269939 984182 3132933 898820 2975065 883236 2779510 858965 2887963 842858 2999213 808845 3104380 744139 3304970 661597 3498832 488550 3634846 446643 3667606 346628 3741539 328509 3719164 308952 3695012 315042 3631863 318672 3594817 329065 3485254 343678 3375801 358291 3266349 375072 3145733 425539 3041943 517362 2959353 591164 2893121 664171 2825180 735958 2756462 752980 2740327 764113 2718374 772369 2692870 587814 2829971 370516 2871268 156545 2921045 135273 2925922 71447 2922918 15585 2908337 L 0 2902697 0 2765873 29795 2717847 C 40849 2702583 51469 2690198 59962 2682291 228768 2525013 418389 2401453 645405 2342287 879032 2306584 1032240 2213098 1059274 2164156 1151084 1996307 1239879 1826195 1341155 1664208 1477441 1445642 1624124 1233359 1766505 1018678 1778156 1001010 1791027 984119 1793256 954087 1736220 994393 1675663 1031081 1622366 1076005 1442738 1227933 1264479 1382281 1088015 1538117 1067855 1556206 1060774 1588991 1047011 1614249 939107 1813950 771972 1928122 545270 1944692 441606 1952189 416671 1908283 470627 1817545 562706 1662415 679164 1538119 879648 1544544 970485 1547433 1036974 1510057 1100842 1445401 1210992 1334445 1329909 1232856 1437652 1110911 1361289 1130996 1284490 1149082 1208853 1171520 1106003 1201880 1005248 1237013 902537 1266085 850537 1280555 815167 1303904 781831 1350894 694187 1473616 568919 1561531 429373 1606317 322179 1640784 200254 1642487 81275 1598286 88037 1574581 87604 1557289 96005 1548721 237899 1402652 389584 1271587 587023 1202853 647862 1181814 704352 1180174 756337 1211585 796419 1235581 829151 1230833 870149 1218805 1110131 1147964 1351782 1082828 1590533 1008282 1647452 990416 1692710 938477 1747291 908980 2010423 767643 2156926 514341 2359623 289630 2236423 294129 2139898 298787 2068468 400733 1952834 566116 1774030 627991 1585301 660856 1502406 675057 1416597 676917 1332281 676980 1303960 676978 1266699 660107 1249799 638509 1239732 626078 1254627 581086 1271498 563307 1315987 515520 1364996 471128 1416744 431576 1631217 267308 1881706 244413 2139805 244759 2215969 244830 2293713 230095 2367937 211741 2408728 201645 2451963 177807 2480293 147221 Z M 1279469 0 L 1426070 0 1350504 33583 C 1327260 98863 1310717 159304 1284284 214818 1183157 427258 1090002 647358 900440 800862 827038 860301 740694 903758 658158 951189 642179 960600 606501 962440 598449 952495 585218 936157 576639 903706 583851 884927 646997 720296 702254 550293 821592 414254 883927 342607 950426 274644 1021039 198645 925878 221015 852512 255727 807695 343180 757627 440178 677425 514533 581023 563784 463285 623842 365880 722125 231835 748932 170601 761470 108423 770657 46357 772696 L 0 772842 0 708052 89067 704930 C 352860 675038 632363 525002 710775 339334 664377 359265 626200 378419 585997 392158 568074 398439 536629 403320 527576 393598 494376 356971 459131 376102 425698 384358 375905 396453 327713 414896 278288 429633 194259 454455 116406 489273 43518 533227 L 0 563132 0 500322 116366 435129 C 236099 377351 362902 333769 495997 302145 624522 272163 751940 234257 876112 190158 951230 163437 1018312 114407 1091828 81338 Z N">
          <draw:equation draw:name="f0" draw:formula="659084*logwidth/5137691"/>
          <draw:equation draw:name="f1" draw:formula="2921625*logheight/3723310"/>
          <draw:equation draw:name="f2" draw:formula="431178*logwidth/5137691"/>
          <draw:equation draw:name="f3" draw:formula="3187332*logheight/3723310"/>
          <draw:equation draw:name="f4" draw:formula="371969*logwidth/5137691"/>
          <draw:equation draw:name="f5" draw:formula="3549893*logheight/3723310"/>
          <draw:equation draw:name="f6" draw:formula="393875*logwidth/5137691"/>
          <draw:equation draw:name="f7" draw:formula="3555088*logheight/3723310"/>
          <draw:equation draw:name="f8" draw:formula="659084*logwidth/5137691"/>
          <draw:equation draw:name="f9" draw:formula="2921625*logheight/3723310"/>
          <draw:equation draw:name="f10" draw:formula="773656*logwidth/5137691"/>
          <draw:equation draw:name="f11" draw:formula="2824142*logheight/3723310"/>
          <draw:equation draw:name="f12" draw:formula="683107*logwidth/5137691"/>
          <draw:equation draw:name="f13" draw:formula="3035075*logheight/3723310"/>
          <draw:equation draw:name="f14" draw:formula="523193*logwidth/5137691"/>
          <draw:equation draw:name="f15" draw:formula="3444488*logheight/3723310"/>
          <draw:equation draw:name="f16" draw:formula="493950*logwidth/5137691"/>
          <draw:equation draw:name="f17" draw:formula="3544616*logheight/3723310"/>
          <draw:equation draw:name="f18" draw:formula="773656*logwidth/5137691"/>
          <draw:equation draw:name="f19" draw:formula="2824142*logheight/3723310"/>
          <draw:equation draw:name="f20" draw:formula="906895*logwidth/5137691"/>
          <draw:equation draw:name="f21" draw:formula="2579229*logheight/3723310"/>
          <draw:equation draw:name="f22" draw:formula="896608*logwidth/5137691"/>
          <draw:equation draw:name="f23" draw:formula="2696939*logheight/3723310"/>
          <draw:equation draw:name="f24" draw:formula="906895*logwidth/5137691"/>
          <draw:equation draw:name="f25" draw:formula="2579229*logheight/3723310"/>
          <draw:equation draw:name="f26" draw:formula="1003958*logwidth/5137691"/>
          <draw:equation draw:name="f27" draw:formula="2517682*logheight/3723310"/>
          <draw:equation draw:name="f28" draw:formula="1054389*logwidth/5137691"/>
          <draw:equation draw:name="f29" draw:formula="3079021*logheight/3723310"/>
          <draw:equation draw:name="f30" draw:formula="1003958*logwidth/5137691"/>
          <draw:equation draw:name="f31" draw:formula="2517682*logheight/3723310"/>
          <draw:equation draw:name="f32" draw:formula="744142*logwidth/5137691"/>
          <draw:equation draw:name="f33" draw:formula="2402290*logheight/3723310"/>
          <draw:equation draw:name="f34" draw:formula="99596*logwidth/5137691"/>
          <draw:equation draw:name="f35" draw:formula="2734878*logheight/3723310"/>
          <draw:equation draw:name="f36" draw:formula="744142*logwidth/5137691"/>
          <draw:equation draw:name="f37" draw:formula="2402290*logheight/3723310"/>
          <draw:equation draw:name="f38" draw:formula="1068601*logwidth/5137691"/>
          <draw:equation draw:name="f39" draw:formula="2384771*logheight/3723310"/>
          <draw:equation draw:name="f40" draw:formula="1147707*logwidth/5137691"/>
          <draw:equation draw:name="f41" draw:formula="3076961*logheight/3723310"/>
          <draw:equation draw:name="f42" draw:formula="1068601*logwidth/5137691"/>
          <draw:equation draw:name="f43" draw:formula="2384771*logheight/3723310"/>
          <draw:equation draw:name="f44" draw:formula="934540*logwidth/5137691"/>
          <draw:equation draw:name="f45" draw:formula="2375130*logheight/3723310"/>
          <draw:equation draw:name="f46" draw:formula="84219*logwidth/5137691"/>
          <draw:equation draw:name="f47" draw:formula="2833186*logheight/3723310"/>
          <draw:equation draw:name="f48" draw:formula="269550*logwidth/5137691"/>
          <draw:equation draw:name="f49" draw:formula="2841297*logheight/3723310"/>
          <draw:equation draw:name="f50" draw:formula="695816*logwidth/5137691"/>
          <draw:equation draw:name="f51" draw:formula="2669005*logheight/3723310"/>
          <draw:equation draw:name="f52" draw:formula="934540*logwidth/5137691"/>
          <draw:equation draw:name="f53" draw:formula="2375130*logheight/3723310"/>
          <draw:equation draw:name="f54" draw:formula="2466566*logwidth/5137691"/>
          <draw:equation draw:name="f55" draw:formula="1413263*logheight/3723310"/>
          <draw:equation draw:name="f56" draw:formula="2384187*logwidth/5137691"/>
          <draw:equation draw:name="f57" draw:formula="1907493*logheight/3723310"/>
          <draw:equation draw:name="f58" draw:formula="2466566*logwidth/5137691"/>
          <draw:equation draw:name="f59" draw:formula="1413263*logheight/3723310"/>
          <draw:equation draw:name="f60" draw:formula="2384254*logwidth/5137691"/>
          <draw:equation draw:name="f61" draw:formula="1364070*logheight/3723310"/>
          <draw:equation draw:name="f62" draw:formula="2286288*logwidth/5137691"/>
          <draw:equation draw:name="f63" draw:formula="1925023*logheight/3723310"/>
          <draw:equation draw:name="f64" draw:formula="2384254*logwidth/5137691"/>
          <draw:equation draw:name="f65" draw:formula="1364070*logheight/3723310"/>
          <draw:equation draw:name="f66" draw:formula="2728377*logwidth/5137691"/>
          <draw:equation draw:name="f67" draw:formula="1165380*logheight/3723310"/>
          <draw:equation draw:name="f68" draw:formula="3003048*logwidth/5137691"/>
          <draw:equation draw:name="f69" draw:formula="1736253*logheight/3723310"/>
          <draw:equation draw:name="f70" draw:formula="2948375*logwidth/5137691"/>
          <draw:equation draw:name="f71" draw:formula="1498255*logheight/3723310"/>
          <draw:equation draw:name="f72" draw:formula="2914601*logwidth/5137691"/>
          <draw:equation draw:name="f73" draw:formula="1460919*logheight/3723310"/>
          <draw:equation draw:name="f74" draw:formula="2852040*logwidth/5137691"/>
          <draw:equation draw:name="f75" draw:formula="1382206*logheight/3723310"/>
          <draw:equation draw:name="f76" draw:formula="2728377*logwidth/5137691"/>
          <draw:equation draw:name="f77" draw:formula="1165380*logheight/3723310"/>
          <draw:equation draw:name="f78" draw:formula="2806912*logwidth/5137691"/>
          <draw:equation draw:name="f79" draw:formula="1118837*logheight/3723310"/>
          <draw:equation draw:name="f80" draw:formula="2783682*logwidth/5137691"/>
          <draw:equation draw:name="f81" draw:formula="1138236*logheight/3723310"/>
          <draw:equation draw:name="f82" draw:formula="2889384*logwidth/5137691"/>
          <draw:equation draw:name="f83" draw:formula="1270224*logheight/3723310"/>
          <draw:equation draw:name="f84" draw:formula="2994783*logwidth/5137691"/>
          <draw:equation draw:name="f85" draw:formula="1447738*logheight/3723310"/>
          <draw:equation draw:name="f86" draw:formula="3056463*logwidth/5137691"/>
          <draw:equation draw:name="f87" draw:formula="1668888*logheight/3723310"/>
          <draw:equation draw:name="f88" draw:formula="3083513*logwidth/5137691"/>
          <draw:equation draw:name="f89" draw:formula="1738721*logheight/3723310"/>
          <draw:equation draw:name="f90" draw:formula="3025360*logwidth/5137691"/>
          <draw:equation draw:name="f91" draw:formula="1292428*logheight/3723310"/>
          <draw:equation draw:name="f92" draw:formula="2806912*logwidth/5137691"/>
          <draw:equation draw:name="f93" draw:formula="1118837*logheight/3723310"/>
          <draw:equation draw:name="f94" draw:formula="2211503*logwidth/5137691"/>
          <draw:equation draw:name="f95" draw:formula="1091728*logheight/3723310"/>
          <draw:equation draw:name="f96" draw:formula="2023347*logwidth/5137691"/>
          <draw:equation draw:name="f97" draw:formula="1305252*logheight/3723310"/>
          <draw:equation draw:name="f98" draw:formula="2041522*logwidth/5137691"/>
          <draw:equation draw:name="f99" draw:formula="1324054*logheight/3723310"/>
          <draw:equation draw:name="f100" draw:formula="2211503*logwidth/5137691"/>
          <draw:equation draw:name="f101" draw:formula="1091728*logheight/3723310"/>
          <draw:equation draw:name="f102" draw:formula="2168237*logwidth/5137691"/>
          <draw:equation draw:name="f103" draw:formula="1042670*logheight/3723310"/>
          <draw:equation draw:name="f104" draw:formula="2005655*logwidth/5137691"/>
          <draw:equation draw:name="f105" draw:formula="1233134*logheight/3723310"/>
          <draw:equation draw:name="f106" draw:formula="2168237*logwidth/5137691"/>
          <draw:equation draw:name="f107" draw:formula="1042670*logheight/3723310"/>
          <draw:equation draw:name="f108" draw:formula="4080539*logwidth/5137691"/>
          <draw:equation draw:name="f109" draw:formula="827257*logheight/3723310"/>
          <draw:equation draw:name="f110" draw:formula="4092849*logwidth/5137691"/>
          <draw:equation draw:name="f111" draw:formula="1108381*logheight/3723310"/>
          <draw:equation draw:name="f112" draw:formula="4132014*logwidth/5137691"/>
          <draw:equation draw:name="f113" draw:formula="1381869*logheight/3723310"/>
          <draw:equation draw:name="f114" draw:formula="4082492*logwidth/5137691"/>
          <draw:equation draw:name="f115" draw:formula="1357873*logheight/3723310"/>
          <draw:equation draw:name="f116" draw:formula="4009383*logwidth/5137691"/>
          <draw:equation draw:name="f117" draw:formula="893112*logheight/3723310"/>
          <draw:equation draw:name="f118" draw:formula="4072306*logwidth/5137691"/>
          <draw:equation draw:name="f119" draw:formula="1761300*logheight/3723310"/>
          <draw:equation draw:name="f120" draw:formula="4080539*logwidth/5137691"/>
          <draw:equation draw:name="f121" draw:formula="827257*logheight/3723310"/>
          <draw:equation draw:name="f122" draw:formula="4412492*logwidth/5137691"/>
          <draw:equation draw:name="f123" draw:formula="559624*logheight/3723310"/>
          <draw:equation draw:name="f124" draw:formula="4617392*logwidth/5137691"/>
          <draw:equation draw:name="f125" draw:formula="890611*logheight/3723310"/>
          <draw:equation draw:name="f126" draw:formula="4369105*logwidth/5137691"/>
          <draw:equation draw:name="f127" draw:formula="630629*logheight/3723310"/>
          <draw:equation draw:name="f128" draw:formula="4810227*logwidth/5137691"/>
          <draw:equation draw:name="f129" draw:formula="1127284*logheight/3723310"/>
          <draw:equation draw:name="f130" draw:formula="4412492*logwidth/5137691"/>
          <draw:equation draw:name="f131" draw:formula="559624*logheight/3723310"/>
          <draw:equation draw:name="f132" draw:formula="3754486*logwidth/5137691"/>
          <draw:equation draw:name="f133" draw:formula="313872*logheight/3723310"/>
          <draw:equation draw:name="f134" draw:formula="3673942*logwidth/5137691"/>
          <draw:equation draw:name="f135" draw:formula="424963*logheight/3723310"/>
          <draw:equation draw:name="f136" draw:formula="3490493*logwidth/5137691"/>
          <draw:equation draw:name="f137" draw:formula="701127*logheight/3723310"/>
          <draw:equation draw:name="f138" draw:formula="3439282*logwidth/5137691"/>
          <draw:equation draw:name="f139" draw:formula="732600*logheight/3723310"/>
          <draw:equation draw:name="f140" draw:formula="3421532*logwidth/5137691"/>
          <draw:equation draw:name="f141" draw:formula="712866*logheight/3723310"/>
          <draw:equation draw:name="f142" draw:formula="3590235*logwidth/5137691"/>
          <draw:equation draw:name="f143" draw:formula="449820*logheight/3723310"/>
          <draw:equation draw:name="f144" draw:formula="3307188*logwidth/5137691"/>
          <draw:equation draw:name="f145" draw:formula="911899*logheight/3723310"/>
          <draw:equation draw:name="f146" draw:formula="3393054*logwidth/5137691"/>
          <draw:equation draw:name="f147" draw:formula="906465*logheight/3723310"/>
          <draw:equation draw:name="f148" draw:formula="3776927*logwidth/5137691"/>
          <draw:equation draw:name="f149" draw:formula="442126*logheight/3723310"/>
          <draw:equation draw:name="f150" draw:formula="3754486*logwidth/5137691"/>
          <draw:equation draw:name="f151" draw:formula="313872*logheight/3723310"/>
          <draw:equation draw:name="f152" draw:formula="1133888*logwidth/5137691"/>
          <draw:equation draw:name="f153" draw:formula="214876*logheight/3723310"/>
          <draw:equation draw:name="f154" draw:formula="660639*logwidth/5137691"/>
          <draw:equation draw:name="f155" draw:formula="863910*logheight/3723310"/>
          <draw:equation draw:name="f156" draw:formula="1108084*logwidth/5137691"/>
          <draw:equation draw:name="f157" draw:formula="398665*logheight/3723310"/>
          <draw:equation draw:name="f158" draw:formula="975613*logwidth/5137691"/>
          <draw:equation draw:name="f159" draw:formula="557099*logheight/3723310"/>
          <draw:equation draw:name="f160" draw:formula="811923*logwidth/5137691"/>
          <draw:equation draw:name="f161" draw:formula="657310*logheight/3723310"/>
          <draw:equation draw:name="f162" draw:formula="998135*logwidth/5137691"/>
          <draw:equation draw:name="f163" draw:formula="440657*logheight/3723310"/>
          <draw:equation draw:name="f164" draw:formula="1133888*logwidth/5137691"/>
          <draw:equation draw:name="f165" draw:formula="214876*logheight/3723310"/>
          <draw:equation draw:name="f166" draw:formula="4685407*logwidth/5137691"/>
          <draw:equation draw:name="f167" draw:formula="0*logheight/3723310"/>
          <draw:equation draw:name="f168" draw:formula="4770408*logwidth/5137691"/>
          <draw:equation draw:name="f169" draw:formula="0*logheight/3723310"/>
          <draw:equation draw:name="f170" draw:formula="4810333*logwidth/5137691"/>
          <draw:equation draw:name="f171" draw:formula="31801*logheight/3723310"/>
          <draw:equation draw:name="f172" draw:formula="5034638*logwidth/5137691"/>
          <draw:equation draw:name="f173" draw:formula="141089*logheight/3723310"/>
          <draw:equation draw:name="f174" draw:formula="5039361*logwidth/5137691"/>
          <draw:equation draw:name="f175" draw:formula="18254*logheight/3723310"/>
          <draw:equation draw:name="f176" draw:formula="5037438*logwidth/5137691"/>
          <draw:equation draw:name="f177" draw:formula="0*logheight/3723310"/>
          <draw:equation draw:name="f178" draw:formula="5107568*logwidth/5137691"/>
          <draw:equation draw:name="f179" draw:formula="0*logheight/3723310"/>
          <draw:equation draw:name="f180" draw:formula="5114876*logwidth/5137691"/>
          <draw:equation draw:name="f181" draw:formula="38763*logheight/3723310"/>
          <draw:equation draw:name="f182" draw:formula="5127595*logwidth/5137691"/>
          <draw:equation draw:name="f183" draw:formula="236940*logheight/3723310"/>
          <draw:equation draw:name="f184" draw:formula="5061109*logwidth/5137691"/>
          <draw:equation draw:name="f185" draw:formula="225505*logheight/3723310"/>
          <draw:equation draw:name="f186" draw:formula="4727085*logwidth/5137691"/>
          <draw:equation draw:name="f187" draw:formula="33775*logheight/3723310"/>
          <draw:equation draw:name="f188" draw:formula="4003152*logwidth/5137691"/>
          <draw:equation draw:name="f189" draw:formula="0*logheight/3723310"/>
          <draw:equation draw:name="f190" draw:formula="4132176*logwidth/5137691"/>
          <draw:equation draw:name="f191" draw:formula="0*logheight/3723310"/>
          <draw:equation draw:name="f192" draw:formula="4123986*logwidth/5137691"/>
          <draw:equation draw:name="f193" draw:formula="63465*logheight/3723310"/>
          <draw:equation draw:name="f194" draw:formula="4104583*logwidth/5137691"/>
          <draw:equation draw:name="f195" draw:formula="239130*logheight/3723310"/>
          <draw:equation draw:name="f196" draw:formula="4153843*logwidth/5137691"/>
          <draw:equation draw:name="f197" draw:formula="350960*logheight/3723310"/>
          <draw:equation draw:name="f198" draw:formula="4411323*logwidth/5137691"/>
          <draw:equation draw:name="f199" draw:formula="488238*logheight/3723310"/>
          <draw:equation draw:name="f200" draw:formula="4864485*logwidth/5137691"/>
          <draw:equation draw:name="f201" draw:formula="991020*logheight/3723310"/>
          <draw:equation draw:name="f202" draw:formula="4905378*logwidth/5137691"/>
          <draw:equation draw:name="f203" draw:formula="1217830*logheight/3723310"/>
          <draw:equation draw:name="f204" draw:formula="4640632*logwidth/5137691"/>
          <draw:equation draw:name="f205" draw:formula="1136420*logheight/3723310"/>
          <draw:equation draw:name="f206" draw:formula="4377015*logwidth/5137691"/>
          <draw:equation draw:name="f207" draw:formula="870623*logheight/3723310"/>
          <draw:equation draw:name="f208" draw:formula="4304571*logwidth/5137691"/>
          <draw:equation draw:name="f209" draw:formula="640549*logheight/3723310"/>
          <draw:equation draw:name="f210" draw:formula="4193118*logwidth/5137691"/>
          <draw:equation draw:name="f211" draw:formula="452646*logheight/3723310"/>
          <draw:equation draw:name="f212" draw:formula="4094850*logwidth/5137691"/>
          <draw:equation draw:name="f213" draw:formula="385207*logheight/3723310"/>
          <draw:equation draw:name="f214" draw:formula="4089643*logwidth/5137691"/>
          <draw:equation draw:name="f215" draw:formula="684043*logheight/3723310"/>
          <draw:equation draw:name="f216" draw:formula="4140489*logwidth/5137691"/>
          <draw:equation draw:name="f217" draw:formula="765775*logheight/3723310"/>
          <draw:equation draw:name="f218" draw:formula="4328143*logwidth/5137691"/>
          <draw:equation draw:name="f219" draw:formula="1340660*logheight/3723310"/>
          <draw:equation draw:name="f220" draw:formula="4211174*logwidth/5137691"/>
          <draw:equation draw:name="f221" draw:formula="1692363*logheight/3723310"/>
          <draw:equation draw:name="f222" draw:formula="4096384*logwidth/5137691"/>
          <draw:equation draw:name="f223" draw:formula="1871176*logheight/3723310"/>
          <draw:equation draw:name="f224" draw:formula="4073915*logwidth/5137691"/>
          <draw:equation draw:name="f225" draw:formula="1868200*logheight/3723310"/>
          <draw:equation draw:name="f226" draw:formula="3830235*logwidth/5137691"/>
          <draw:equation draw:name="f227" draw:formula="1467468*logheight/3723310"/>
          <draw:equation draw:name="f228" draw:formula="3928554*logwidth/5137691"/>
          <draw:equation draw:name="f229" draw:formula="872709*logheight/3723310"/>
          <draw:equation draw:name="f230" draw:formula="4041572*logwidth/5137691"/>
          <draw:equation draw:name="f231" draw:formula="368957*logheight/3723310"/>
          <draw:equation draw:name="f232" draw:formula="3976315*logwidth/5137691"/>
          <draw:equation draw:name="f233" draw:formula="278901*logheight/3723310"/>
          <draw:equation draw:name="f234" draw:formula="4052764*logwidth/5137691"/>
          <draw:equation draw:name="f235" draw:formula="245809*logheight/3723310"/>
          <draw:equation draw:name="f236" draw:formula="4077058*logwidth/5137691"/>
          <draw:equation draw:name="f237" draw:formula="27371*logheight/3723310"/>
          <draw:equation draw:name="f238" draw:formula="3902474*logwidth/5137691"/>
          <draw:equation draw:name="f239" draw:formula="171686*logheight/3723310"/>
          <draw:equation draw:name="f240" draw:formula="3839430*logwidth/5137691"/>
          <draw:equation draw:name="f241" draw:formula="359757*logheight/3723310"/>
          <draw:equation draw:name="f242" draw:formula="3511342*logwidth/5137691"/>
          <draw:equation draw:name="f243" draw:formula="923585*logheight/3723310"/>
          <draw:equation draw:name="f244" draw:formula="3345310*logwidth/5137691"/>
          <draw:equation draw:name="f245" draw:formula="978648*logheight/3723310"/>
          <draw:equation draw:name="f246" draw:formula="3251411*logwidth/5137691"/>
          <draw:equation draw:name="f247" draw:formula="912962*logheight/3723310"/>
          <draw:equation draw:name="f248" draw:formula="3294880*logwidth/5137691"/>
          <draw:equation draw:name="f249" draw:formula="713104*logheight/3723310"/>
          <draw:equation draw:name="f250" draw:formula="3641287*logwidth/5137691"/>
          <draw:equation draw:name="f251" draw:formula="316153*logheight/3723310"/>
          <draw:equation draw:name="f252" draw:formula="3873337*logwidth/5137691"/>
          <draw:equation draw:name="f253" draw:formula="115305*logheight/3723310"/>
          <draw:equation draw:name="f254" draw:formula="3954827*logwidth/5137691"/>
          <draw:equation draw:name="f255" draw:formula="41083*logheight/3723310"/>
          <draw:equation draw:name="f256" draw:formula="3231589*logwidth/5137691"/>
          <draw:equation draw:name="f257" draw:formula="0*logheight/3723310"/>
          <draw:equation draw:name="f258" draw:formula="3312011*logwidth/5137691"/>
          <draw:equation draw:name="f259" draw:formula="0*logheight/3723310"/>
          <draw:equation draw:name="f260" draw:formula="3310368*logwidth/5137691"/>
          <draw:equation draw:name="f261" draw:formula="16057*logheight/3723310"/>
          <draw:equation draw:name="f262" draw:formula="3356599*logwidth/5137691"/>
          <draw:equation draw:name="f263" draw:formula="11189*logheight/3723310"/>
          <draw:equation draw:name="f264" draw:formula="3398860*logwidth/5137691"/>
          <draw:equation draw:name="f265" draw:formula="0*logheight/3723310"/>
          <draw:equation draw:name="f266" draw:formula="3521426*logwidth/5137691"/>
          <draw:equation draw:name="f267" draw:formula="0*logheight/3723310"/>
          <draw:equation draw:name="f268" draw:formula="3450288*logwidth/5137691"/>
          <draw:equation draw:name="f269" draw:formula="40946*logheight/3723310"/>
          <draw:equation draw:name="f270" draw:formula="3224898*logwidth/5137691"/>
          <draw:equation draw:name="f271" draw:formula="112320*logheight/3723310"/>
          <draw:equation draw:name="f272" draw:formula="3223079*logwidth/5137691"/>
          <draw:equation draw:name="f273" draw:formula="40542*logheight/3723310"/>
          <draw:equation draw:name="f274" draw:formula="2713325*logwidth/5137691"/>
          <draw:equation draw:name="f275" draw:formula="0*logheight/3723310"/>
          <draw:equation draw:name="f276" draw:formula="2801116*logwidth/5137691"/>
          <draw:equation draw:name="f277" draw:formula="0*logheight/3723310"/>
          <draw:equation draw:name="f278" draw:formula="2771239*logwidth/5137691"/>
          <draw:equation draw:name="f279" draw:formula="53358*logheight/3723310"/>
          <draw:equation draw:name="f280" draw:formula="2671323*logwidth/5137691"/>
          <draw:equation draw:name="f281" draw:formula="281854*logheight/3723310"/>
          <draw:equation draw:name="f282" draw:formula="2609018*logwidth/5137691"/>
          <draw:equation draw:name="f283" draw:formula="557536*logheight/3723310"/>
          <draw:equation draw:name="f284" draw:formula="2606274*logwidth/5137691"/>
          <draw:equation draw:name="f285" draw:formula="567991*logheight/3723310"/>
          <draw:equation draw:name="f286" draw:formula="2661306*logwidth/5137691"/>
          <draw:equation draw:name="f287" draw:formula="921545*logheight/3723310"/>
          <draw:equation draw:name="f288" draw:formula="2755651*logwidth/5137691"/>
          <draw:equation draw:name="f289" draw:formula="1007451*logheight/3723310"/>
          <draw:equation draw:name="f290" draw:formula="2854694*logwidth/5137691"/>
          <draw:equation draw:name="f291" draw:formula="1055446*logheight/3723310"/>
          <draw:equation draw:name="f292" draw:formula="3129406*logwidth/5137691"/>
          <draw:equation draw:name="f293" draw:formula="1372830*logheight/3723310"/>
          <draw:equation draw:name="f294" draw:formula="3143254*logwidth/5137691"/>
          <draw:equation draw:name="f295" draw:formula="1892637*logheight/3723310"/>
          <draw:equation draw:name="f296" draw:formula="2672087*logwidth/5137691"/>
          <draw:equation draw:name="f297" draw:formula="1393850*logheight/3723310"/>
          <draw:equation draw:name="f298" draw:formula="2645908*logwidth/5137691"/>
          <draw:equation draw:name="f299" draw:formula="1047511*logheight/3723310"/>
          <draw:equation draw:name="f300" draw:formula="2570535*logwidth/5137691"/>
          <draw:equation draw:name="f301" draw:formula="1015633*logheight/3723310"/>
          <draw:equation draw:name="f302" draw:formula="2610208*logwidth/5137691"/>
          <draw:equation draw:name="f303" draw:formula="945870*logheight/3723310"/>
          <draw:equation draw:name="f304" draw:formula="2538036*logwidth/5137691"/>
          <draw:equation draw:name="f305" draw:formula="844360*logheight/3723310"/>
          <draw:equation draw:name="f306" draw:formula="2512867*logwidth/5137691"/>
          <draw:equation draw:name="f307" draw:formula="1354598*logheight/3723310"/>
          <draw:equation draw:name="f308" draw:formula="2518702*logwidth/5137691"/>
          <draw:equation draw:name="f309" draw:formula="1742111*logheight/3723310"/>
          <draw:equation draw:name="f310" draw:formula="2275616*logwidth/5137691"/>
          <draw:equation draw:name="f311" draw:formula="2134783*logheight/3723310"/>
          <draw:equation draw:name="f312" draw:formula="2241266*logwidth/5137691"/>
          <draw:equation draw:name="f313" draw:formula="2096736*logheight/3723310"/>
          <draw:equation draw:name="f314" draw:formula="2231827*logwidth/5137691"/>
          <draw:equation draw:name="f315" draw:formula="1456335*logheight/3723310"/>
          <draw:equation draw:name="f316" draw:formula="2348810*logwidth/5137691"/>
          <draw:equation draw:name="f317" draw:formula="1272217*logheight/3723310"/>
          <draw:equation draw:name="f318" draw:formula="2416218*logwidth/5137691"/>
          <draw:equation draw:name="f319" draw:formula="1150005*logheight/3723310"/>
          <draw:equation draw:name="f320" draw:formula="2493456*logwidth/5137691"/>
          <draw:equation draw:name="f321" draw:formula="706982*logheight/3723310"/>
          <draw:equation draw:name="f322" draw:formula="2313690*logwidth/5137691"/>
          <draw:equation draw:name="f323" draw:formula="991337*logheight/3723310"/>
          <draw:equation draw:name="f324" draw:formula="1985609*logwidth/5137691"/>
          <draw:equation draw:name="f325" draw:formula="1408731*logheight/3723310"/>
          <draw:equation draw:name="f326" draw:formula="1918730*logwidth/5137691"/>
          <draw:equation draw:name="f327" draw:formula="1208846*logheight/3723310"/>
          <draw:equation draw:name="f328" draw:formula="2213019*logwidth/5137691"/>
          <draw:equation draw:name="f329" draw:formula="897616*logheight/3723310"/>
          <draw:equation draw:name="f330" draw:formula="2517219*logwidth/5137691"/>
          <draw:equation draw:name="f331" draw:formula="563658*logheight/3723310"/>
          <draw:equation draw:name="f332" draw:formula="2539459*logwidth/5137691"/>
          <draw:equation draw:name="f333" draw:formula="513894*logheight/3723310"/>
          <draw:equation draw:name="f334" draw:formula="2702456*logwidth/5137691"/>
          <draw:equation draw:name="f335" draw:formula="57291*logheight/3723310"/>
          <draw:equation draw:name="f336" draw:formula="2713671*logwidth/5137691"/>
          <draw:equation draw:name="f337" draw:formula="17409*logheight/3723310"/>
          <draw:equation draw:name="f338" draw:formula="2615215*logwidth/5137691"/>
          <draw:equation draw:name="f339" draw:formula="0*logheight/3723310"/>
          <draw:equation draw:name="f340" draw:formula="2683886*logwidth/5137691"/>
          <draw:equation draw:name="f341" draw:formula="0*logheight/3723310"/>
          <draw:equation draw:name="f342" draw:formula="2615765*logwidth/5137691"/>
          <draw:equation draw:name="f343" draw:formula="70449*logheight/3723310"/>
          <draw:equation draw:name="f344" draw:formula="2101714*logwidth/5137691"/>
          <draw:equation draw:name="f345" draw:formula="677840*logheight/3723310"/>
          <draw:equation draw:name="f346" draw:formula="1647883*logwidth/5137691"/>
          <draw:equation draw:name="f347" draw:formula="1269985*logheight/3723310"/>
          <draw:equation draw:name="f348" draw:formula="1520717*logwidth/5137691"/>
          <draw:equation draw:name="f349" draw:formula="1759907*logheight/3723310"/>
          <draw:equation draw:name="f350" draw:formula="1543766*logwidth/5137691"/>
          <draw:equation draw:name="f351" draw:formula="1830628*logheight/3723310"/>
          <draw:equation draw:name="f352" draw:formula="1614449*logwidth/5137691"/>
          <draw:equation draw:name="f353" draw:formula="2214437*logheight/3723310"/>
          <draw:equation draw:name="f354" draw:formula="1518347*logwidth/5137691"/>
          <draw:equation draw:name="f355" draw:formula="2480439*logheight/3723310"/>
          <draw:equation draw:name="f356" draw:formula="1333958*logwidth/5137691"/>
          <draw:equation draw:name="f357" draw:formula="2228696*logheight/3723310"/>
          <draw:equation draw:name="f358" draw:formula="1393891*logwidth/5137691"/>
          <draw:equation draw:name="f359" draw:formula="1917299*logheight/3723310"/>
          <draw:equation draw:name="f360" draw:formula="1444276*logwidth/5137691"/>
          <draw:equation draw:name="f361" draw:formula="1597756*logheight/3723310"/>
          <draw:equation draw:name="f362" draw:formula="1398976*logwidth/5137691"/>
          <draw:equation draw:name="f363" draw:formula="1656198*logheight/3723310"/>
          <draw:equation draw:name="f364" draw:formula="1126020*logwidth/5137691"/>
          <draw:equation draw:name="f365" draw:formula="2136568*logheight/3723310"/>
          <draw:equation draw:name="f366" draw:formula="1129825*logwidth/5137691"/>
          <draw:equation draw:name="f367" draw:formula="2320491*logheight/3723310"/>
          <draw:equation draw:name="f368" draw:formula="1143273*logwidth/5137691"/>
          <draw:equation draw:name="f369" draw:formula="2337828*logheight/3723310"/>
          <draw:equation draw:name="f370" draw:formula="1156978*logwidth/5137691"/>
          <draw:equation draw:name="f371" draw:formula="3218822*logheight/3723310"/>
          <draw:equation draw:name="f372" draw:formula="1116365*logwidth/5137691"/>
          <draw:equation draw:name="f373" draw:formula="3269939*logheight/3723310"/>
          <draw:equation draw:name="f374" draw:formula="883236*logwidth/5137691"/>
          <draw:equation draw:name="f375" draw:formula="2779510*logheight/3723310"/>
          <draw:equation draw:name="f376" draw:formula="808845*logwidth/5137691"/>
          <draw:equation draw:name="f377" draw:formula="3104380*logheight/3723310"/>
          <draw:equation draw:name="f378" draw:formula="488550*logwidth/5137691"/>
          <draw:equation draw:name="f379" draw:formula="3634846*logheight/3723310"/>
          <draw:equation draw:name="f380" draw:formula="328509*logwidth/5137691"/>
          <draw:equation draw:name="f381" draw:formula="3719164*logheight/3723310"/>
          <draw:equation draw:name="f382" draw:formula="318672*logwidth/5137691"/>
          <draw:equation draw:name="f383" draw:formula="3594817*logheight/3723310"/>
          <draw:equation draw:name="f384" draw:formula="358291*logwidth/5137691"/>
          <draw:equation draw:name="f385" draw:formula="3266349*logheight/3723310"/>
          <draw:equation draw:name="f386" draw:formula="517362*logwidth/5137691"/>
          <draw:equation draw:name="f387" draw:formula="2959353*logheight/3723310"/>
          <draw:equation draw:name="f388" draw:formula="735958*logwidth/5137691"/>
          <draw:equation draw:name="f389" draw:formula="2756462*logheight/3723310"/>
          <draw:equation draw:name="f390" draw:formula="772369*logwidth/5137691"/>
          <draw:equation draw:name="f391" draw:formula="2692870*logheight/3723310"/>
          <draw:equation draw:name="f392" draw:formula="156545*logwidth/5137691"/>
          <draw:equation draw:name="f393" draw:formula="2921045*logheight/3723310"/>
          <draw:equation draw:name="f394" draw:formula="15585*logwidth/5137691"/>
          <draw:equation draw:name="f395" draw:formula="2908337*logheight/3723310"/>
          <draw:equation draw:name="f396" draw:formula="0*logwidth/5137691"/>
          <draw:equation draw:name="f397" draw:formula="2902697*logheight/3723310"/>
          <draw:equation draw:name="f398" draw:formula="0*logwidth/5137691"/>
          <draw:equation draw:name="f399" draw:formula="2765873*logheight/3723310"/>
          <draw:equation draw:name="f400" draw:formula="29795*logwidth/5137691"/>
          <draw:equation draw:name="f401" draw:formula="2717847*logheight/3723310"/>
          <draw:equation draw:name="f402" draw:formula="59962*logwidth/5137691"/>
          <draw:equation draw:name="f403" draw:formula="2682291*logheight/3723310"/>
          <draw:equation draw:name="f404" draw:formula="645405*logwidth/5137691"/>
          <draw:equation draw:name="f405" draw:formula="2342287*logheight/3723310"/>
          <draw:equation draw:name="f406" draw:formula="1059274*logwidth/5137691"/>
          <draw:equation draw:name="f407" draw:formula="2164156*logheight/3723310"/>
          <draw:equation draw:name="f408" draw:formula="1341155*logwidth/5137691"/>
          <draw:equation draw:name="f409" draw:formula="1664208*logheight/3723310"/>
          <draw:equation draw:name="f410" draw:formula="1766505*logwidth/5137691"/>
          <draw:equation draw:name="f411" draw:formula="1018678*logheight/3723310"/>
          <draw:equation draw:name="f412" draw:formula="1793256*logwidth/5137691"/>
          <draw:equation draw:name="f413" draw:formula="954087*logheight/3723310"/>
          <draw:equation draw:name="f414" draw:formula="1622366*logwidth/5137691"/>
          <draw:equation draw:name="f415" draw:formula="1076005*logheight/3723310"/>
          <draw:equation draw:name="f416" draw:formula="1088015*logwidth/5137691"/>
          <draw:equation draw:name="f417" draw:formula="1538117*logheight/3723310"/>
          <draw:equation draw:name="f418" draw:formula="1047011*logwidth/5137691"/>
          <draw:equation draw:name="f419" draw:formula="1614249*logheight/3723310"/>
          <draw:equation draw:name="f420" draw:formula="545270*logwidth/5137691"/>
          <draw:equation draw:name="f421" draw:formula="1944692*logheight/3723310"/>
          <draw:equation draw:name="f422" draw:formula="470627*logwidth/5137691"/>
          <draw:equation draw:name="f423" draw:formula="1817545*logheight/3723310"/>
          <draw:equation draw:name="f424" draw:formula="879648*logwidth/5137691"/>
          <draw:equation draw:name="f425" draw:formula="1544544*logheight/3723310"/>
          <draw:equation draw:name="f426" draw:formula="1100842*logwidth/5137691"/>
          <draw:equation draw:name="f427" draw:formula="1445401*logheight/3723310"/>
          <draw:equation draw:name="f428" draw:formula="1437652*logwidth/5137691"/>
          <draw:equation draw:name="f429" draw:formula="1110911*logheight/3723310"/>
          <draw:equation draw:name="f430" draw:formula="1208853*logwidth/5137691"/>
          <draw:equation draw:name="f431" draw:formula="1171520*logheight/3723310"/>
          <draw:equation draw:name="f432" draw:formula="902537*logwidth/5137691"/>
          <draw:equation draw:name="f433" draw:formula="1266085*logheight/3723310"/>
          <draw:equation draw:name="f434" draw:formula="781831*logwidth/5137691"/>
          <draw:equation draw:name="f435" draw:formula="1350894*logheight/3723310"/>
          <draw:equation draw:name="f436" draw:formula="429373*logwidth/5137691"/>
          <draw:equation draw:name="f437" draw:formula="1606317*logheight/3723310"/>
          <draw:equation draw:name="f438" draw:formula="81275*logwidth/5137691"/>
          <draw:equation draw:name="f439" draw:formula="1598286*logheight/3723310"/>
          <draw:equation draw:name="f440" draw:formula="96005*logwidth/5137691"/>
          <draw:equation draw:name="f441" draw:formula="1548721*logheight/3723310"/>
          <draw:equation draw:name="f442" draw:formula="587023*logwidth/5137691"/>
          <draw:equation draw:name="f443" draw:formula="1202853*logheight/3723310"/>
          <draw:equation draw:name="f444" draw:formula="756337*logwidth/5137691"/>
          <draw:equation draw:name="f445" draw:formula="1211585*logheight/3723310"/>
          <draw:equation draw:name="f446" draw:formula="870149*logwidth/5137691"/>
          <draw:equation draw:name="f447" draw:formula="1218805*logheight/3723310"/>
          <draw:equation draw:name="f448" draw:formula="1590533*logwidth/5137691"/>
          <draw:equation draw:name="f449" draw:formula="1008282*logheight/3723310"/>
          <draw:equation draw:name="f450" draw:formula="1747291*logwidth/5137691"/>
          <draw:equation draw:name="f451" draw:formula="908980*logheight/3723310"/>
          <draw:equation draw:name="f452" draw:formula="2359623*logwidth/5137691"/>
          <draw:equation draw:name="f453" draw:formula="289630*logheight/3723310"/>
          <draw:equation draw:name="f454" draw:formula="2068468*logwidth/5137691"/>
          <draw:equation draw:name="f455" draw:formula="400733*logheight/3723310"/>
          <draw:equation draw:name="f456" draw:formula="1585301*logwidth/5137691"/>
          <draw:equation draw:name="f457" draw:formula="660856*logheight/3723310"/>
          <draw:equation draw:name="f458" draw:formula="1332281*logwidth/5137691"/>
          <draw:equation draw:name="f459" draw:formula="676980*logheight/3723310"/>
          <draw:equation draw:name="f460" draw:formula="1249799*logwidth/5137691"/>
          <draw:equation draw:name="f461" draw:formula="638509*logheight/3723310"/>
          <draw:equation draw:name="f462" draw:formula="1271498*logwidth/5137691"/>
          <draw:equation draw:name="f463" draw:formula="563307*logheight/3723310"/>
          <draw:equation draw:name="f464" draw:formula="1416744*logwidth/5137691"/>
          <draw:equation draw:name="f465" draw:formula="431576*logheight/3723310"/>
          <draw:equation draw:name="f466" draw:formula="2139805*logwidth/5137691"/>
          <draw:equation draw:name="f467" draw:formula="244759*logheight/3723310"/>
          <draw:equation draw:name="f468" draw:formula="2367937*logwidth/5137691"/>
          <draw:equation draw:name="f469" draw:formula="211741*logheight/3723310"/>
          <draw:equation draw:name="f470" draw:formula="2480293*logwidth/5137691"/>
          <draw:equation draw:name="f471" draw:formula="147221*logheight/3723310"/>
          <draw:equation draw:name="f472" draw:formula="1279469*logwidth/5137691"/>
          <draw:equation draw:name="f473" draw:formula="0*logheight/3723310"/>
          <draw:equation draw:name="f474" draw:formula="1426070*logwidth/5137691"/>
          <draw:equation draw:name="f475" draw:formula="0*logheight/3723310"/>
          <draw:equation draw:name="f476" draw:formula="1350504*logwidth/5137691"/>
          <draw:equation draw:name="f477" draw:formula="33583*logheight/3723310"/>
          <draw:equation draw:name="f478" draw:formula="1284284*logwidth/5137691"/>
          <draw:equation draw:name="f479" draw:formula="214818*logheight/3723310"/>
          <draw:equation draw:name="f480" draw:formula="900440*logwidth/5137691"/>
          <draw:equation draw:name="f481" draw:formula="800862*logheight/3723310"/>
          <draw:equation draw:name="f482" draw:formula="658158*logwidth/5137691"/>
          <draw:equation draw:name="f483" draw:formula="951189*logheight/3723310"/>
          <draw:equation draw:name="f484" draw:formula="598449*logwidth/5137691"/>
          <draw:equation draw:name="f485" draw:formula="952495*logheight/3723310"/>
          <draw:equation draw:name="f486" draw:formula="583851*logwidth/5137691"/>
          <draw:equation draw:name="f487" draw:formula="884927*logheight/3723310"/>
          <draw:equation draw:name="f488" draw:formula="821592*logwidth/5137691"/>
          <draw:equation draw:name="f489" draw:formula="414254*logheight/3723310"/>
          <draw:equation draw:name="f490" draw:formula="1021039*logwidth/5137691"/>
          <draw:equation draw:name="f491" draw:formula="198645*logheight/3723310"/>
          <draw:equation draw:name="f492" draw:formula="807695*logwidth/5137691"/>
          <draw:equation draw:name="f493" draw:formula="343180*logheight/3723310"/>
          <draw:equation draw:name="f494" draw:formula="581023*logwidth/5137691"/>
          <draw:equation draw:name="f495" draw:formula="563784*logheight/3723310"/>
          <draw:equation draw:name="f496" draw:formula="231835*logwidth/5137691"/>
          <draw:equation draw:name="f497" draw:formula="748932*logheight/3723310"/>
          <draw:equation draw:name="f498" draw:formula="46357*logwidth/5137691"/>
          <draw:equation draw:name="f499" draw:formula="772696*logheight/3723310"/>
          <draw:equation draw:name="f500" draw:formula="0*logwidth/5137691"/>
          <draw:equation draw:name="f501" draw:formula="772842*logheight/3723310"/>
          <draw:equation draw:name="f502" draw:formula="0*logwidth/5137691"/>
          <draw:equation draw:name="f503" draw:formula="708052*logheight/3723310"/>
          <draw:equation draw:name="f504" draw:formula="89067*logwidth/5137691"/>
          <draw:equation draw:name="f505" draw:formula="704930*logheight/3723310"/>
          <draw:equation draw:name="f506" draw:formula="710775*logwidth/5137691"/>
          <draw:equation draw:name="f507" draw:formula="339334*logheight/3723310"/>
          <draw:equation draw:name="f508" draw:formula="585997*logwidth/5137691"/>
          <draw:equation draw:name="f509" draw:formula="392158*logheight/3723310"/>
          <draw:equation draw:name="f510" draw:formula="527576*logwidth/5137691"/>
          <draw:equation draw:name="f511" draw:formula="393598*logheight/3723310"/>
          <draw:equation draw:name="f512" draw:formula="425698*logwidth/5137691"/>
          <draw:equation draw:name="f513" draw:formula="384358*logheight/3723310"/>
          <draw:equation draw:name="f514" draw:formula="278288*logwidth/5137691"/>
          <draw:equation draw:name="f515" draw:formula="429633*logheight/3723310"/>
          <draw:equation draw:name="f516" draw:formula="43518*logwidth/5137691"/>
          <draw:equation draw:name="f517" draw:formula="533227*logheight/3723310"/>
          <draw:equation draw:name="f518" draw:formula="0*logwidth/5137691"/>
          <draw:equation draw:name="f519" draw:formula="563132*logheight/3723310"/>
          <draw:equation draw:name="f520" draw:formula="0*logwidth/5137691"/>
          <draw:equation draw:name="f521" draw:formula="500322*logheight/3723310"/>
          <draw:equation draw:name="f522" draw:formula="116366*logwidth/5137691"/>
          <draw:equation draw:name="f523" draw:formula="435129*logheight/3723310"/>
          <draw:equation draw:name="f524" draw:formula="495997*logwidth/5137691"/>
          <draw:equation draw:name="f525" draw:formula="302145*logheight/3723310"/>
          <draw:equation draw:name="f526" draw:formula="876112*logwidth/5137691"/>
          <draw:equation draw:name="f527" draw:formula="190158*logheight/3723310"/>
          <draw:equation draw:name="f528" draw:formula="1091828*logwidth/5137691"/>
          <draw:equation draw:name="f529" draw:formula="81338*logheight/3723310"/>
          <draw:equation draw:name="f530" draw:formula="logwidth"/>
          <draw:equation draw:name="f531" draw:formula="logheight"/>
        </draw:enhanced-geometry>
      </draw:custom-shape>
      <draw:frame presentation:style-name="Title_20_Slide-outline1" draw:layer="backgroundobjects" svg:width="30.482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4" draw:style-name="Mgr8" draw:text-style-name="MP14" draw:layer="backgroundobjects" svg:width="20.223cm" svg:height="15.009cm" svg:x="0cm" svg:y="4.04cm">
        <text:p text:style-name="MP8"><text:span text:style-name="MT2"/></text:p>
        <draw:enhanced-geometry draw:mirror-horizontal="false" draw:mirror-vertical="false" drawooo:sub-view-size="7279953 5403446" draw:text-areas="0 0 ?f16 ?f17" svg:viewBox="0 0 0 0" draw:type="ooxml-non-primitive" draw:enhanced-path="M 2849225 1991 C 3990388 -25010 5049890 221659 5787175 802235 6927689 1700322 7466345 3530716 7222098 5257058 L 7198134 5403446 0 5403446 0 593527 151492 533307 C 1024681 209544 1961653 22991 2849225 1991 Z N">
          <draw:equation draw:name="f0" draw:formula="2849225*logwidth/7279953"/>
          <draw:equation draw:name="f1" draw:formula="1991*logheight/5403446"/>
          <draw:equation draw:name="f2" draw:formula="5787175*logwidth/7279953"/>
          <draw:equation draw:name="f3" draw:formula="802235*logheight/5403446"/>
          <draw:equation draw:name="f4" draw:formula="7222098*logwidth/7279953"/>
          <draw:equation draw:name="f5" draw:formula="5257058*logheight/5403446"/>
          <draw:equation draw:name="f6" draw:formula="7198134*logwidth/7279953"/>
          <draw:equation draw:name="f7" draw:formula="5403446*logheight/5403446"/>
          <draw:equation draw:name="f8" draw:formula="0*logwidth/7279953"/>
          <draw:equation draw:name="f9" draw:formula="5403446*logheight/5403446"/>
          <draw:equation draw:name="f10" draw:formula="0*logwidth/7279953"/>
          <draw:equation draw:name="f11" draw:formula="593527*logheight/5403446"/>
          <draw:equation draw:name="f12" draw:formula="151492*logwidth/7279953"/>
          <draw:equation draw:name="f13" draw:formula="533307*logheight/5403446"/>
          <draw:equation draw:name="f14" draw:formula="2849225*logwidth/7279953"/>
          <draw:equation draw:name="f15" draw:formula="1991*logheight/5403446"/>
          <draw:equation draw:name="f16" draw:formula="logwidth"/>
          <draw:equation draw:name="f17" draw:formula="logheight"/>
        </draw:enhanced-geometry>
      </draw:custom-shape>
      <draw:frame draw:name="Title 1" presentation:style-name="Mpr4" draw:text-style-name="MP12" draw:layer="backgroundobjects" svg:width="13.446cm" svg:height="4.926cm" svg:x="7.112cm" svg:y="8.551cm" presentation:class="title" presentation:user-transformed="true">
        <draw:text-box>
          <text:p text:style-name="MP15"><text:span text:style-name="MT4">click to edit master title style</text:span></text:p>
        </draw:text-box>
      </draw:frame>
      <draw:frame draw:name="Text Placeholder 2" presentation:style-name="Mpr5" draw:text-style-name="MP17" draw:layer="backgroundobjects" svg:width="13.446cm" svg:height="1.531cm" svg:x="7.112cm" svg:y="13.478cm" presentation:class="outline" presentation:user-transformed="true">
        <draw:text-box>
          <text:p text:style-name="MP16"><text:span text:style-name="MT5">Click to edit Master text styles</text:span></text:p>
        </draw:text-box>
      </draw:frame>
      <draw:custom-shape draw:name="Freeform: Shape 18" draw:style-name="Mgr9" draw:text-style-name="MP18" draw:layer="backgroundobjects" svg:width="14.741cm" svg:height="11.429cm" svg:x="0cm" svg:y="0cm">
        <text:p text:style-name="MP8"><text:span text:style-name="MT2"/></text:p>
        <draw:enhanced-geometry draw:mirror-horizontal="false" draw:mirror-vertical="false" drawooo:sub-view-size="5306847 4114703" draw:text-areas="0 0 ?f454 ?f455" svg:viewBox="0 0 0 0" draw:type="ooxml-non-primitive" draw:enhanced-path="M 1128214 3116019 C 1020407 3112849 934621 3147254 835809 3193860 991711 3275302 1093677 3197996 1244658 3132653 1202531 3122307 1164149 3117076 1128214 3116019 Z M 593382 3062082 C 666221 3122063 666221 3122063 746859 3073079 685821 3068289 639551 3064927 593382 3062082 Z M 0 2705805 L 793045 2775067 C 872771 2782134 952141 2798402 1031840 2810847 1030016 2823558 1028194 2836269 1026371 2848980 704076 2836414 381363 2824467 59068 2811901 56312 2825330 53039 2838860 50283 2852290 138689 2879159 225990 2919674 316347 2928972 568414 2955726 822478 2976182 1075878 2984948 1177425 2988311 1280417 2952174 1383585 2941791 1419871 2937961 1457682 2958548 1495153 3004988 1442322 3031375 1389908 3057143 1311595 3096004 1483118 3133579 1639406 3001661 1793219 3146904 1595919 3178271 1420957 3205833 1246095 3233913 1245393 3249629 1244275 3265964 1243573 3281681 1352463 3303493 1462717 3321280 1569927 3348255 1677755 3375648 1800706 3375924 1898220 3518678 1702261 3471349 1541180 3432280 1379583 3393314 1374974 3405492 1370464 3418188 1365854 3430365 1540506 3542009 1762365 3576246 1899877 3756354 1729844 3690553 1560427 3625170 1390394 3559368 1455755 3666468 1602337 3672359 1652019 3834080 1517524 3768894 1411475 3717517 1277598 3652747 1304152 3811443 1438682 3929273 1363636 4114703 1272875 3885215 1192331 3677917 1003785 3536203 1048248 3668317 1092712 3800431 1137175 3932544 1121949 3939802 1107341 3947477 1092633 3954634 1055347 3892578 1016610 3831341 981708 3767746 925311 3665351 872750 3560598 816353 3458203 777054 3385793 717247 3343158 612237 3330261 672664 3492043 727487 3638798 782209 3785035 572042 3628721 552638 3346680 359536 3187049 345345 3194105 331052 3200644 316861 3207700 384388 3394965 452015 3582747 519543 3770012 317129 3592849 270637 3334341 119870 3080521 133778 3306683 144807 3490424 155937 3674683 79119 3565244 60423 3440074 39600 3316729 L 0 3138695 Z M 0 2448197 L 55485 2448349 C 79143 2448585 102949 2460612 127415 2484330 96804 2492161 66039 2498292 35102 2503119 L 0 2507241 Z M 0 1951810 L 65069 1993449 C 234655 2093527 417878 2161264 541335 2322212 393021 2252189 244921 2180513 95359 2112344 L 0 2070199 Z M 1493216 1252887 C 1220896 1246187 976054 1320104 774195 1512992 1013835 1426118 1253575 1339762 1493216 1252887 Z M 76255 1097450 C 86992 1188574 64019 1269865 33618 1349175 L 0 1432332 0 1189112 Z M 2029776 932082 C 1883920 965807 1753992 995897 1584547 1035281 1704917 1074740 1779707 1117150 1855741 1119025 1949029 1121307 2015358 1062211 2029776 932082 Z M 2172757 756549 C 1970568 754483 1576148 862311 1449360 944440 1454818 947677 1460264 953603 1465019 953215 1681267 933746 1879501 802270 2108011 848645 2119676 850676 2142252 801159 2172757 756549 Z M 4252658 150792 C 4149128 250428 4046016 349445 3931686 459776 4064182 511921 4082927 404053 4132278 351481 4184746 295617 4233306 236214 4283202 178164 4272815 168900 4263045 160055 4252658 150792 Z M 3325439 0 L 3418746 0 3419677 8956 C 3407198 112089 3333136 193875 3293135 286266 3239068 411208 3176956 533415 3118350 657091 3259221 708146 3272278 700772 3329162 590326 3429991 393974 3533709 198674 3639279 4623 L 3642347 0 3767243 0 3613382 253431 C 3548391 360484 3483856 466776 3417993 575207 3606999 608847 3625945 601403 3686405 478980 3746865 356556 3795788 227242 3866549 110874 L 3929931 0 4126959 0 4117244 13877 C 4088992 57697 4063180 103679 4042900 153958 4165646 133859 4232472 -80058 4386860 73668 L 4454900 0 4550359 0 4527388 31847 C 4475179 97331 4414739 156356 4376382 240637 4472143 164539 4566568 87088 4663766 12858 L 4679372 0 4869273 0 4683376 138589 C 4603308 199482 4523612 260907 4443736 322099 4423613 337293 4409754 359865 4371506 403295 4705179 314259 4963400 71734 5289989 73257 5295781 92010 5301056 110862 5306847 129614 5111795 205673 4917360 282148 4722826 358107 4725758 370429 4729207 382653 4732656 394876 4874768 386056 5016981 377753 5154856 369219 5172895 456506 5142444 471022 5086105 476601 4973843 487140 4855128 467236 4749699 535007 4818316 611925 4965226 495261 5008733 672153 4879619 665016 4767341 658904 4655581 652691 4651703 663115 4648343 673438 4644466 683862 4742284 728780 4840720 774115 4964410 830658 4825152 906616 4748385 807106 4658386 788605 4550430 766073 4443019 738062 4333885 723281 4235282 710213 4133400 671995 4008791 732211 4212201 837191 4433679 825299 4598281 981875 4554179 978629 4507982 981161 4465159 970683 4225455 910902 3986498 846679 3747111 785763 3674263 767152 3598698 734563 3529957 800574 3767152 905433 4004046 1008738 4239375 1115034 4251744 1120688 4255022 1145839 4280974 1202039 4115795 1136369 3983414 1082053 3849984 1030627 3703769 974163 3560511 905307 3409429 870743 3277956 840425 3137597 849979 3000741 841661 3000583 851899 3001045 862555 3001634 868350 3327376 973188 3653018 1077509 3977926 1183583 3983083 1185267 3981736 1205944 3987416 1246207 3562053 1145154 3161932 958607 2715015 1008947 2913892 1071290 3112670 1133115 3348065 1206626 3297258 1221338 3278613 1230335 3259910 1230747 3234183 1230912 3207751 1227454 3182468 1221624 2967301 1172117 2752780 1117650 2536035 1073823 2469667 1060936 2391980 1058844 2329567 1080109 2046689 1176463 1767377 1282868 1490638 1410800 1520617 1407659 1553455 1410945 1579656 1399406 1895696 1263834 2231071 1224969 2568862 1198528 2620130 1194472 2673542 1215249 2724042 1259695 2571530 1281281 2418503 1302968 2265993 1324555 2569176 1396172 2881348 1329044 3218786 1449876 2848240 1456896 2523160 1463138 2197564 1469480 2634364 1596247 3093386 1602651 3519100 1755212 3515698 1773602 3512195 1791475 3508692 1809348 3334541 1780341 3160491 1751854 2986339 1722848 2985995 1729362 2985134 1735976 2984790 1742491 3180599 1838739 3376308 1934470 3571283 2031955 3590246 2041162 3604298 2060996 3615118 2086291 3315979 1971984 3021953 1848086 2708513 1781688 2851625 1938142 3056208 2016031 3172418 2199742 2837500 2011804 2530831 1775932 2132197 1641209 2297210 1857876 2515461 1989518 2630167 2204145 2620199 2213603 2609815 2223681 2599847 2233140 2423365 2076186 2246266 1918816 2069682 1761346 2063866 1767312 2057531 1773378 2051614 1778826 2127561 1876885 2202890 1974525 2278737 2072065 2269071 2083077 2259922 2093989 2250256 2105001 2218132 2083308 2182376 2065008 2154719 2038687 2004929 1894811 1856806 1748464 1707849 1603352 1660151 1556751 1608475 1520056 1525666 1568923 1644305 1762370 1861291 1879215 1930439 2152124 1749961 1969085 1599063 1819516 1452634 1665318 1387177 1596381 1332323 1535053 1219821 1571963 1171385 1587826 1107384 1556750 1050195 1546914 1044753 1560328 1039928 1574160 1034486 1587574 1183149 1689764 1332431 1792370 1481611 1894459 1477633 1904365 1473139 1914372 1469161 1924278 1438720 1916764 1405048 1914714 1377537 1900183 1250800 1833487 1128026 1759575 999407 1697006 940148 1668231 870548 1660808 805960 1643277 801451 1655973 797459 1668568 793467 1681164 870528 1724206 949771 1764676 1024949 1811845 1093334 1854426 1157236 1904325 1212262 1972065 950723 1899338 731111 1691672 398553 1745032 563711 1874101 735352 1928845 824711 2090377 664042 2012011 501706 1936118 343018 1854143 232967 1797366 128499 1795713 17025 1831006 L 0 1837998 0 1569479 14353 1564248 C 65704 1543060 73561 1526020 94549 1453845 165450 1211199 231811 967286 303185 713266 363588 700988 379612 758581 371403 807454 347391 954490 313466 1100229 281093 1245667 270297 1295043 252074 1342102 235045 1398061 422030 1363327 499846 1261168 503757 1085268 507600 922811 527558 760445 543798 598266 547928 558781 566210 520307 585451 456397 691570 593718 634414 716573 630810 833318 626904 948510 614840 1063138 605863 1179852 710325 1178888 723374 1113495 737759 1049453 778358 871793 818340 693716 860592 516272 873370 463288 894091 412520 919291 335094 1046915 469847 949233 577479 935687 678965 921251 792442 881417 902260 843787 1045497 974086 1003516 1038951 947928 1055830 841497 1092988 610244 1129631 379092 1167925 148157 1175704 102592 1191126 57688 1224921 16199 1343641 273562 1211458 518449 1192163 811235 1240925 752868 1274018 727094 1288968 693566 1366529 521078 1438934 346907 1514227 173786 1536499 122717 1562277 73114 1591631 11535 1715369 98692 1626331 173484 1607996 242054 1588714 314031 1554578 381375 1512804 486736 1699705 368746 1809116 211019 2008275 120194 1975712 341957 1748143 352883 1694687 538951 1798124 496818 1883072 453444 1973612 427786 2058046 403853 2121251 290029 2252888 368128 2060756 577929 1763959 569540 1577384 763755 1813063 703438 2048326 643739 2290626 581598 2311708 540968 2331799 492472 2361773 450651 2371869 436331 2411170 428692 2428281 436648 2445390 444605 2465751 483089 2459792 496603 2425298 573150 2386680 647812 2342604 719236 2289465 804779 2229631 886250 2156442 992882 2278327 979398 2337722 942603 2377128 855431 2465761 659839 2562641 468016 2657869 275977 2674054 243283 2698586 214875 2717845 186956 2806237 216514 2787557 272258 2765311 317949 2711831 429346 2652993 538024 2594672 646600 2561497 707847 2524716 767109 2479362 845766 2617711 845199 2702591 815269 2760035 696655 2856540 497384 2971491 307421 3075725 112019 3101604 62935 3122083 19198 3201798 48294 3169207 275435 2991779 439398 2921347 651331 3025885 675601 3037410 605132 3060603 556032 3142287 385430 3219232 212524 3300399 42022 Z N">
          <draw:equation draw:name="f0" draw:formula="1128214*logwidth/5306847"/>
          <draw:equation draw:name="f1" draw:formula="3116019*logheight/4114703"/>
          <draw:equation draw:name="f2" draw:formula="835809*logwidth/5306847"/>
          <draw:equation draw:name="f3" draw:formula="3193860*logheight/4114703"/>
          <draw:equation draw:name="f4" draw:formula="1244658*logwidth/5306847"/>
          <draw:equation draw:name="f5" draw:formula="3132653*logheight/4114703"/>
          <draw:equation draw:name="f6" draw:formula="1128214*logwidth/5306847"/>
          <draw:equation draw:name="f7" draw:formula="3116019*logheight/4114703"/>
          <draw:equation draw:name="f8" draw:formula="593382*logwidth/5306847"/>
          <draw:equation draw:name="f9" draw:formula="3062082*logheight/4114703"/>
          <draw:equation draw:name="f10" draw:formula="746859*logwidth/5306847"/>
          <draw:equation draw:name="f11" draw:formula="3073079*logheight/4114703"/>
          <draw:equation draw:name="f12" draw:formula="593382*logwidth/5306847"/>
          <draw:equation draw:name="f13" draw:formula="3062082*logheight/4114703"/>
          <draw:equation draw:name="f14" draw:formula="0*logwidth/5306847"/>
          <draw:equation draw:name="f15" draw:formula="2705805*logheight/4114703"/>
          <draw:equation draw:name="f16" draw:formula="793045*logwidth/5306847"/>
          <draw:equation draw:name="f17" draw:formula="2775067*logheight/4114703"/>
          <draw:equation draw:name="f18" draw:formula="1031840*logwidth/5306847"/>
          <draw:equation draw:name="f19" draw:formula="2810847*logheight/4114703"/>
          <draw:equation draw:name="f20" draw:formula="1026371*logwidth/5306847"/>
          <draw:equation draw:name="f21" draw:formula="2848980*logheight/4114703"/>
          <draw:equation draw:name="f22" draw:formula="59068*logwidth/5306847"/>
          <draw:equation draw:name="f23" draw:formula="2811901*logheight/4114703"/>
          <draw:equation draw:name="f24" draw:formula="50283*logwidth/5306847"/>
          <draw:equation draw:name="f25" draw:formula="2852290*logheight/4114703"/>
          <draw:equation draw:name="f26" draw:formula="316347*logwidth/5306847"/>
          <draw:equation draw:name="f27" draw:formula="2928972*logheight/4114703"/>
          <draw:equation draw:name="f28" draw:formula="1075878*logwidth/5306847"/>
          <draw:equation draw:name="f29" draw:formula="2984948*logheight/4114703"/>
          <draw:equation draw:name="f30" draw:formula="1383585*logwidth/5306847"/>
          <draw:equation draw:name="f31" draw:formula="2941791*logheight/4114703"/>
          <draw:equation draw:name="f32" draw:formula="1495153*logwidth/5306847"/>
          <draw:equation draw:name="f33" draw:formula="3004988*logheight/4114703"/>
          <draw:equation draw:name="f34" draw:formula="1311595*logwidth/5306847"/>
          <draw:equation draw:name="f35" draw:formula="3096004*logheight/4114703"/>
          <draw:equation draw:name="f36" draw:formula="1793219*logwidth/5306847"/>
          <draw:equation draw:name="f37" draw:formula="3146904*logheight/4114703"/>
          <draw:equation draw:name="f38" draw:formula="1246095*logwidth/5306847"/>
          <draw:equation draw:name="f39" draw:formula="3233913*logheight/4114703"/>
          <draw:equation draw:name="f40" draw:formula="1243573*logwidth/5306847"/>
          <draw:equation draw:name="f41" draw:formula="3281681*logheight/4114703"/>
          <draw:equation draw:name="f42" draw:formula="1569927*logwidth/5306847"/>
          <draw:equation draw:name="f43" draw:formula="3348255*logheight/4114703"/>
          <draw:equation draw:name="f44" draw:formula="1898220*logwidth/5306847"/>
          <draw:equation draw:name="f45" draw:formula="3518678*logheight/4114703"/>
          <draw:equation draw:name="f46" draw:formula="1379583*logwidth/5306847"/>
          <draw:equation draw:name="f47" draw:formula="3393314*logheight/4114703"/>
          <draw:equation draw:name="f48" draw:formula="1365854*logwidth/5306847"/>
          <draw:equation draw:name="f49" draw:formula="3430365*logheight/4114703"/>
          <draw:equation draw:name="f50" draw:formula="1899877*logwidth/5306847"/>
          <draw:equation draw:name="f51" draw:formula="3756354*logheight/4114703"/>
          <draw:equation draw:name="f52" draw:formula="1390394*logwidth/5306847"/>
          <draw:equation draw:name="f53" draw:formula="3559368*logheight/4114703"/>
          <draw:equation draw:name="f54" draw:formula="1652019*logwidth/5306847"/>
          <draw:equation draw:name="f55" draw:formula="3834080*logheight/4114703"/>
          <draw:equation draw:name="f56" draw:formula="1277598*logwidth/5306847"/>
          <draw:equation draw:name="f57" draw:formula="3652747*logheight/4114703"/>
          <draw:equation draw:name="f58" draw:formula="1363636*logwidth/5306847"/>
          <draw:equation draw:name="f59" draw:formula="4114703*logheight/4114703"/>
          <draw:equation draw:name="f60" draw:formula="1003785*logwidth/5306847"/>
          <draw:equation draw:name="f61" draw:formula="3536203*logheight/4114703"/>
          <draw:equation draw:name="f62" draw:formula="1137175*logwidth/5306847"/>
          <draw:equation draw:name="f63" draw:formula="3932544*logheight/4114703"/>
          <draw:equation draw:name="f64" draw:formula="1092633*logwidth/5306847"/>
          <draw:equation draw:name="f65" draw:formula="3954634*logheight/4114703"/>
          <draw:equation draw:name="f66" draw:formula="981708*logwidth/5306847"/>
          <draw:equation draw:name="f67" draw:formula="3767746*logheight/4114703"/>
          <draw:equation draw:name="f68" draw:formula="816353*logwidth/5306847"/>
          <draw:equation draw:name="f69" draw:formula="3458203*logheight/4114703"/>
          <draw:equation draw:name="f70" draw:formula="612237*logwidth/5306847"/>
          <draw:equation draw:name="f71" draw:formula="3330261*logheight/4114703"/>
          <draw:equation draw:name="f72" draw:formula="782209*logwidth/5306847"/>
          <draw:equation draw:name="f73" draw:formula="3785035*logheight/4114703"/>
          <draw:equation draw:name="f74" draw:formula="359536*logwidth/5306847"/>
          <draw:equation draw:name="f75" draw:formula="3187049*logheight/4114703"/>
          <draw:equation draw:name="f76" draw:formula="316861*logwidth/5306847"/>
          <draw:equation draw:name="f77" draw:formula="3207700*logheight/4114703"/>
          <draw:equation draw:name="f78" draw:formula="519543*logwidth/5306847"/>
          <draw:equation draw:name="f79" draw:formula="3770012*logheight/4114703"/>
          <draw:equation draw:name="f80" draw:formula="119870*logwidth/5306847"/>
          <draw:equation draw:name="f81" draw:formula="3080521*logheight/4114703"/>
          <draw:equation draw:name="f82" draw:formula="155937*logwidth/5306847"/>
          <draw:equation draw:name="f83" draw:formula="3674683*logheight/4114703"/>
          <draw:equation draw:name="f84" draw:formula="39600*logwidth/5306847"/>
          <draw:equation draw:name="f85" draw:formula="3316729*logheight/4114703"/>
          <draw:equation draw:name="f86" draw:formula="0*logwidth/5306847"/>
          <draw:equation draw:name="f87" draw:formula="3138695*logheight/4114703"/>
          <draw:equation draw:name="f88" draw:formula="0*logwidth/5306847"/>
          <draw:equation draw:name="f89" draw:formula="2448197*logheight/4114703"/>
          <draw:equation draw:name="f90" draw:formula="55485*logwidth/5306847"/>
          <draw:equation draw:name="f91" draw:formula="2448349*logheight/4114703"/>
          <draw:equation draw:name="f92" draw:formula="127415*logwidth/5306847"/>
          <draw:equation draw:name="f93" draw:formula="2484330*logheight/4114703"/>
          <draw:equation draw:name="f94" draw:formula="35102*logwidth/5306847"/>
          <draw:equation draw:name="f95" draw:formula="2503119*logheight/4114703"/>
          <draw:equation draw:name="f96" draw:formula="0*logwidth/5306847"/>
          <draw:equation draw:name="f97" draw:formula="2507241*logheight/4114703"/>
          <draw:equation draw:name="f98" draw:formula="0*logwidth/5306847"/>
          <draw:equation draw:name="f99" draw:formula="1951810*logheight/4114703"/>
          <draw:equation draw:name="f100" draw:formula="65069*logwidth/5306847"/>
          <draw:equation draw:name="f101" draw:formula="1993449*logheight/4114703"/>
          <draw:equation draw:name="f102" draw:formula="541335*logwidth/5306847"/>
          <draw:equation draw:name="f103" draw:formula="2322212*logheight/4114703"/>
          <draw:equation draw:name="f104" draw:formula="95359*logwidth/5306847"/>
          <draw:equation draw:name="f105" draw:formula="2112344*logheight/4114703"/>
          <draw:equation draw:name="f106" draw:formula="0*logwidth/5306847"/>
          <draw:equation draw:name="f107" draw:formula="2070199*logheight/4114703"/>
          <draw:equation draw:name="f108" draw:formula="1493216*logwidth/5306847"/>
          <draw:equation draw:name="f109" draw:formula="1252887*logheight/4114703"/>
          <draw:equation draw:name="f110" draw:formula="774195*logwidth/5306847"/>
          <draw:equation draw:name="f111" draw:formula="1512992*logheight/4114703"/>
          <draw:equation draw:name="f112" draw:formula="1493216*logwidth/5306847"/>
          <draw:equation draw:name="f113" draw:formula="1252887*logheight/4114703"/>
          <draw:equation draw:name="f114" draw:formula="76255*logwidth/5306847"/>
          <draw:equation draw:name="f115" draw:formula="1097450*logheight/4114703"/>
          <draw:equation draw:name="f116" draw:formula="33618*logwidth/5306847"/>
          <draw:equation draw:name="f117" draw:formula="1349175*logheight/4114703"/>
          <draw:equation draw:name="f118" draw:formula="0*logwidth/5306847"/>
          <draw:equation draw:name="f119" draw:formula="1432332*logheight/4114703"/>
          <draw:equation draw:name="f120" draw:formula="0*logwidth/5306847"/>
          <draw:equation draw:name="f121" draw:formula="1189112*logheight/4114703"/>
          <draw:equation draw:name="f122" draw:formula="2029776*logwidth/5306847"/>
          <draw:equation draw:name="f123" draw:formula="932082*logheight/4114703"/>
          <draw:equation draw:name="f124" draw:formula="1584547*logwidth/5306847"/>
          <draw:equation draw:name="f125" draw:formula="1035281*logheight/4114703"/>
          <draw:equation draw:name="f126" draw:formula="1855741*logwidth/5306847"/>
          <draw:equation draw:name="f127" draw:formula="1119025*logheight/4114703"/>
          <draw:equation draw:name="f128" draw:formula="2029776*logwidth/5306847"/>
          <draw:equation draw:name="f129" draw:formula="932082*logheight/4114703"/>
          <draw:equation draw:name="f130" draw:formula="2172757*logwidth/5306847"/>
          <draw:equation draw:name="f131" draw:formula="756549*logheight/4114703"/>
          <draw:equation draw:name="f132" draw:formula="1449360*logwidth/5306847"/>
          <draw:equation draw:name="f133" draw:formula="944440*logheight/4114703"/>
          <draw:equation draw:name="f134" draw:formula="1465019*logwidth/5306847"/>
          <draw:equation draw:name="f135" draw:formula="953215*logheight/4114703"/>
          <draw:equation draw:name="f136" draw:formula="2108011*logwidth/5306847"/>
          <draw:equation draw:name="f137" draw:formula="848645*logheight/4114703"/>
          <draw:equation draw:name="f138" draw:formula="2172757*logwidth/5306847"/>
          <draw:equation draw:name="f139" draw:formula="756549*logheight/4114703"/>
          <draw:equation draw:name="f140" draw:formula="4252658*logwidth/5306847"/>
          <draw:equation draw:name="f141" draw:formula="150792*logheight/4114703"/>
          <draw:equation draw:name="f142" draw:formula="3931686*logwidth/5306847"/>
          <draw:equation draw:name="f143" draw:formula="459776*logheight/4114703"/>
          <draw:equation draw:name="f144" draw:formula="4132278*logwidth/5306847"/>
          <draw:equation draw:name="f145" draw:formula="351481*logheight/4114703"/>
          <draw:equation draw:name="f146" draw:formula="4283202*logwidth/5306847"/>
          <draw:equation draw:name="f147" draw:formula="178164*logheight/4114703"/>
          <draw:equation draw:name="f148" draw:formula="4252658*logwidth/5306847"/>
          <draw:equation draw:name="f149" draw:formula="150792*logheight/4114703"/>
          <draw:equation draw:name="f150" draw:formula="3325439*logwidth/5306847"/>
          <draw:equation draw:name="f151" draw:formula="0*logheight/4114703"/>
          <draw:equation draw:name="f152" draw:formula="3418746*logwidth/5306847"/>
          <draw:equation draw:name="f153" draw:formula="0*logheight/4114703"/>
          <draw:equation draw:name="f154" draw:formula="3419677*logwidth/5306847"/>
          <draw:equation draw:name="f155" draw:formula="8956*logheight/4114703"/>
          <draw:equation draw:name="f156" draw:formula="3293135*logwidth/5306847"/>
          <draw:equation draw:name="f157" draw:formula="286266*logheight/4114703"/>
          <draw:equation draw:name="f158" draw:formula="3118350*logwidth/5306847"/>
          <draw:equation draw:name="f159" draw:formula="657091*logheight/4114703"/>
          <draw:equation draw:name="f160" draw:formula="3329162*logwidth/5306847"/>
          <draw:equation draw:name="f161" draw:formula="590326*logheight/4114703"/>
          <draw:equation draw:name="f162" draw:formula="3639279*logwidth/5306847"/>
          <draw:equation draw:name="f163" draw:formula="4623*logheight/4114703"/>
          <draw:equation draw:name="f164" draw:formula="3642347*logwidth/5306847"/>
          <draw:equation draw:name="f165" draw:formula="0*logheight/4114703"/>
          <draw:equation draw:name="f166" draw:formula="3767243*logwidth/5306847"/>
          <draw:equation draw:name="f167" draw:formula="0*logheight/4114703"/>
          <draw:equation draw:name="f168" draw:formula="3613382*logwidth/5306847"/>
          <draw:equation draw:name="f169" draw:formula="253431*logheight/4114703"/>
          <draw:equation draw:name="f170" draw:formula="3417993*logwidth/5306847"/>
          <draw:equation draw:name="f171" draw:formula="575207*logheight/4114703"/>
          <draw:equation draw:name="f172" draw:formula="3686405*logwidth/5306847"/>
          <draw:equation draw:name="f173" draw:formula="478980*logheight/4114703"/>
          <draw:equation draw:name="f174" draw:formula="3866549*logwidth/5306847"/>
          <draw:equation draw:name="f175" draw:formula="110874*logheight/4114703"/>
          <draw:equation draw:name="f176" draw:formula="3929931*logwidth/5306847"/>
          <draw:equation draw:name="f177" draw:formula="0*logheight/4114703"/>
          <draw:equation draw:name="f178" draw:formula="4126959*logwidth/5306847"/>
          <draw:equation draw:name="f179" draw:formula="0*logheight/4114703"/>
          <draw:equation draw:name="f180" draw:formula="4117244*logwidth/5306847"/>
          <draw:equation draw:name="f181" draw:formula="13877*logheight/4114703"/>
          <draw:equation draw:name="f182" draw:formula="4042900*logwidth/5306847"/>
          <draw:equation draw:name="f183" draw:formula="153958*logheight/4114703"/>
          <draw:equation draw:name="f184" draw:formula="4386860*logwidth/5306847"/>
          <draw:equation draw:name="f185" draw:formula="73668*logheight/4114703"/>
          <draw:equation draw:name="f186" draw:formula="4454900*logwidth/5306847"/>
          <draw:equation draw:name="f187" draw:formula="0*logheight/4114703"/>
          <draw:equation draw:name="f188" draw:formula="4550359*logwidth/5306847"/>
          <draw:equation draw:name="f189" draw:formula="0*logheight/4114703"/>
          <draw:equation draw:name="f190" draw:formula="4527388*logwidth/5306847"/>
          <draw:equation draw:name="f191" draw:formula="31847*logheight/4114703"/>
          <draw:equation draw:name="f192" draw:formula="4376382*logwidth/5306847"/>
          <draw:equation draw:name="f193" draw:formula="240637*logheight/4114703"/>
          <draw:equation draw:name="f194" draw:formula="4663766*logwidth/5306847"/>
          <draw:equation draw:name="f195" draw:formula="12858*logheight/4114703"/>
          <draw:equation draw:name="f196" draw:formula="4679372*logwidth/5306847"/>
          <draw:equation draw:name="f197" draw:formula="0*logheight/4114703"/>
          <draw:equation draw:name="f198" draw:formula="4869273*logwidth/5306847"/>
          <draw:equation draw:name="f199" draw:formula="0*logheight/4114703"/>
          <draw:equation draw:name="f200" draw:formula="4683376*logwidth/5306847"/>
          <draw:equation draw:name="f201" draw:formula="138589*logheight/4114703"/>
          <draw:equation draw:name="f202" draw:formula="4443736*logwidth/5306847"/>
          <draw:equation draw:name="f203" draw:formula="322099*logheight/4114703"/>
          <draw:equation draw:name="f204" draw:formula="4371506*logwidth/5306847"/>
          <draw:equation draw:name="f205" draw:formula="403295*logheight/4114703"/>
          <draw:equation draw:name="f206" draw:formula="5289989*logwidth/5306847"/>
          <draw:equation draw:name="f207" draw:formula="73257*logheight/4114703"/>
          <draw:equation draw:name="f208" draw:formula="5306847*logwidth/5306847"/>
          <draw:equation draw:name="f209" draw:formula="129614*logheight/4114703"/>
          <draw:equation draw:name="f210" draw:formula="4722826*logwidth/5306847"/>
          <draw:equation draw:name="f211" draw:formula="358107*logheight/4114703"/>
          <draw:equation draw:name="f212" draw:formula="4732656*logwidth/5306847"/>
          <draw:equation draw:name="f213" draw:formula="394876*logheight/4114703"/>
          <draw:equation draw:name="f214" draw:formula="5154856*logwidth/5306847"/>
          <draw:equation draw:name="f215" draw:formula="369219*logheight/4114703"/>
          <draw:equation draw:name="f216" draw:formula="5086105*logwidth/5306847"/>
          <draw:equation draw:name="f217" draw:formula="476601*logheight/4114703"/>
          <draw:equation draw:name="f218" draw:formula="4749699*logwidth/5306847"/>
          <draw:equation draw:name="f219" draw:formula="535007*logheight/4114703"/>
          <draw:equation draw:name="f220" draw:formula="5008733*logwidth/5306847"/>
          <draw:equation draw:name="f221" draw:formula="672153*logheight/4114703"/>
          <draw:equation draw:name="f222" draw:formula="4655581*logwidth/5306847"/>
          <draw:equation draw:name="f223" draw:formula="652691*logheight/4114703"/>
          <draw:equation draw:name="f224" draw:formula="4644466*logwidth/5306847"/>
          <draw:equation draw:name="f225" draw:formula="683862*logheight/4114703"/>
          <draw:equation draw:name="f226" draw:formula="4964410*logwidth/5306847"/>
          <draw:equation draw:name="f227" draw:formula="830658*logheight/4114703"/>
          <draw:equation draw:name="f228" draw:formula="4658386*logwidth/5306847"/>
          <draw:equation draw:name="f229" draw:formula="788605*logheight/4114703"/>
          <draw:equation draw:name="f230" draw:formula="4333885*logwidth/5306847"/>
          <draw:equation draw:name="f231" draw:formula="723281*logheight/4114703"/>
          <draw:equation draw:name="f232" draw:formula="4008791*logwidth/5306847"/>
          <draw:equation draw:name="f233" draw:formula="732211*logheight/4114703"/>
          <draw:equation draw:name="f234" draw:formula="4598281*logwidth/5306847"/>
          <draw:equation draw:name="f235" draw:formula="981875*logheight/4114703"/>
          <draw:equation draw:name="f236" draw:formula="4465159*logwidth/5306847"/>
          <draw:equation draw:name="f237" draw:formula="970683*logheight/4114703"/>
          <draw:equation draw:name="f238" draw:formula="3747111*logwidth/5306847"/>
          <draw:equation draw:name="f239" draw:formula="785763*logheight/4114703"/>
          <draw:equation draw:name="f240" draw:formula="3529957*logwidth/5306847"/>
          <draw:equation draw:name="f241" draw:formula="800574*logheight/4114703"/>
          <draw:equation draw:name="f242" draw:formula="4239375*logwidth/5306847"/>
          <draw:equation draw:name="f243" draw:formula="1115034*logheight/4114703"/>
          <draw:equation draw:name="f244" draw:formula="4280974*logwidth/5306847"/>
          <draw:equation draw:name="f245" draw:formula="1202039*logheight/4114703"/>
          <draw:equation draw:name="f246" draw:formula="3849984*logwidth/5306847"/>
          <draw:equation draw:name="f247" draw:formula="1030627*logheight/4114703"/>
          <draw:equation draw:name="f248" draw:formula="3409429*logwidth/5306847"/>
          <draw:equation draw:name="f249" draw:formula="870743*logheight/4114703"/>
          <draw:equation draw:name="f250" draw:formula="3000741*logwidth/5306847"/>
          <draw:equation draw:name="f251" draw:formula="841661*logheight/4114703"/>
          <draw:equation draw:name="f252" draw:formula="3001634*logwidth/5306847"/>
          <draw:equation draw:name="f253" draw:formula="868350*logheight/4114703"/>
          <draw:equation draw:name="f254" draw:formula="3977926*logwidth/5306847"/>
          <draw:equation draw:name="f255" draw:formula="1183583*logheight/4114703"/>
          <draw:equation draw:name="f256" draw:formula="3987416*logwidth/5306847"/>
          <draw:equation draw:name="f257" draw:formula="1246207*logheight/4114703"/>
          <draw:equation draw:name="f258" draw:formula="2715015*logwidth/5306847"/>
          <draw:equation draw:name="f259" draw:formula="1008947*logheight/4114703"/>
          <draw:equation draw:name="f260" draw:formula="3348065*logwidth/5306847"/>
          <draw:equation draw:name="f261" draw:formula="1206626*logheight/4114703"/>
          <draw:equation draw:name="f262" draw:formula="3259910*logwidth/5306847"/>
          <draw:equation draw:name="f263" draw:formula="1230747*logheight/4114703"/>
          <draw:equation draw:name="f264" draw:formula="3182468*logwidth/5306847"/>
          <draw:equation draw:name="f265" draw:formula="1221624*logheight/4114703"/>
          <draw:equation draw:name="f266" draw:formula="2536035*logwidth/5306847"/>
          <draw:equation draw:name="f267" draw:formula="1073823*logheight/4114703"/>
          <draw:equation draw:name="f268" draw:formula="2329567*logwidth/5306847"/>
          <draw:equation draw:name="f269" draw:formula="1080109*logheight/4114703"/>
          <draw:equation draw:name="f270" draw:formula="1490638*logwidth/5306847"/>
          <draw:equation draw:name="f271" draw:formula="1410800*logheight/4114703"/>
          <draw:equation draw:name="f272" draw:formula="1579656*logwidth/5306847"/>
          <draw:equation draw:name="f273" draw:formula="1399406*logheight/4114703"/>
          <draw:equation draw:name="f274" draw:formula="2568862*logwidth/5306847"/>
          <draw:equation draw:name="f275" draw:formula="1198528*logheight/4114703"/>
          <draw:equation draw:name="f276" draw:formula="2724042*logwidth/5306847"/>
          <draw:equation draw:name="f277" draw:formula="1259695*logheight/4114703"/>
          <draw:equation draw:name="f278" draw:formula="2265993*logwidth/5306847"/>
          <draw:equation draw:name="f279" draw:formula="1324555*logheight/4114703"/>
          <draw:equation draw:name="f280" draw:formula="3218786*logwidth/5306847"/>
          <draw:equation draw:name="f281" draw:formula="1449876*logheight/4114703"/>
          <draw:equation draw:name="f282" draw:formula="2197564*logwidth/5306847"/>
          <draw:equation draw:name="f283" draw:formula="1469480*logheight/4114703"/>
          <draw:equation draw:name="f284" draw:formula="3519100*logwidth/5306847"/>
          <draw:equation draw:name="f285" draw:formula="1755212*logheight/4114703"/>
          <draw:equation draw:name="f286" draw:formula="3508692*logwidth/5306847"/>
          <draw:equation draw:name="f287" draw:formula="1809348*logheight/4114703"/>
          <draw:equation draw:name="f288" draw:formula="2986339*logwidth/5306847"/>
          <draw:equation draw:name="f289" draw:formula="1722848*logheight/4114703"/>
          <draw:equation draw:name="f290" draw:formula="2984790*logwidth/5306847"/>
          <draw:equation draw:name="f291" draw:formula="1742491*logheight/4114703"/>
          <draw:equation draw:name="f292" draw:formula="3571283*logwidth/5306847"/>
          <draw:equation draw:name="f293" draw:formula="2031955*logheight/4114703"/>
          <draw:equation draw:name="f294" draw:formula="3615118*logwidth/5306847"/>
          <draw:equation draw:name="f295" draw:formula="2086291*logheight/4114703"/>
          <draw:equation draw:name="f296" draw:formula="2708513*logwidth/5306847"/>
          <draw:equation draw:name="f297" draw:formula="1781688*logheight/4114703"/>
          <draw:equation draw:name="f298" draw:formula="3172418*logwidth/5306847"/>
          <draw:equation draw:name="f299" draw:formula="2199742*logheight/4114703"/>
          <draw:equation draw:name="f300" draw:formula="2132197*logwidth/5306847"/>
          <draw:equation draw:name="f301" draw:formula="1641209*logheight/4114703"/>
          <draw:equation draw:name="f302" draw:formula="2630167*logwidth/5306847"/>
          <draw:equation draw:name="f303" draw:formula="2204145*logheight/4114703"/>
          <draw:equation draw:name="f304" draw:formula="2599847*logwidth/5306847"/>
          <draw:equation draw:name="f305" draw:formula="2233140*logheight/4114703"/>
          <draw:equation draw:name="f306" draw:formula="2069682*logwidth/5306847"/>
          <draw:equation draw:name="f307" draw:formula="1761346*logheight/4114703"/>
          <draw:equation draw:name="f308" draw:formula="2051614*logwidth/5306847"/>
          <draw:equation draw:name="f309" draw:formula="1778826*logheight/4114703"/>
          <draw:equation draw:name="f310" draw:formula="2278737*logwidth/5306847"/>
          <draw:equation draw:name="f311" draw:formula="2072065*logheight/4114703"/>
          <draw:equation draw:name="f312" draw:formula="2250256*logwidth/5306847"/>
          <draw:equation draw:name="f313" draw:formula="2105001*logheight/4114703"/>
          <draw:equation draw:name="f314" draw:formula="2154719*logwidth/5306847"/>
          <draw:equation draw:name="f315" draw:formula="2038687*logheight/4114703"/>
          <draw:equation draw:name="f316" draw:formula="1707849*logwidth/5306847"/>
          <draw:equation draw:name="f317" draw:formula="1603352*logheight/4114703"/>
          <draw:equation draw:name="f318" draw:formula="1525666*logwidth/5306847"/>
          <draw:equation draw:name="f319" draw:formula="1568923*logheight/4114703"/>
          <draw:equation draw:name="f320" draw:formula="1930439*logwidth/5306847"/>
          <draw:equation draw:name="f321" draw:formula="2152124*logheight/4114703"/>
          <draw:equation draw:name="f322" draw:formula="1452634*logwidth/5306847"/>
          <draw:equation draw:name="f323" draw:formula="1665318*logheight/4114703"/>
          <draw:equation draw:name="f324" draw:formula="1219821*logwidth/5306847"/>
          <draw:equation draw:name="f325" draw:formula="1571963*logheight/4114703"/>
          <draw:equation draw:name="f326" draw:formula="1050195*logwidth/5306847"/>
          <draw:equation draw:name="f327" draw:formula="1546914*logheight/4114703"/>
          <draw:equation draw:name="f328" draw:formula="1034486*logwidth/5306847"/>
          <draw:equation draw:name="f329" draw:formula="1587574*logheight/4114703"/>
          <draw:equation draw:name="f330" draw:formula="1481611*logwidth/5306847"/>
          <draw:equation draw:name="f331" draw:formula="1894459*logheight/4114703"/>
          <draw:equation draw:name="f332" draw:formula="1469161*logwidth/5306847"/>
          <draw:equation draw:name="f333" draw:formula="1924278*logheight/4114703"/>
          <draw:equation draw:name="f334" draw:formula="1377537*logwidth/5306847"/>
          <draw:equation draw:name="f335" draw:formula="1900183*logheight/4114703"/>
          <draw:equation draw:name="f336" draw:formula="999407*logwidth/5306847"/>
          <draw:equation draw:name="f337" draw:formula="1697006*logheight/4114703"/>
          <draw:equation draw:name="f338" draw:formula="805960*logwidth/5306847"/>
          <draw:equation draw:name="f339" draw:formula="1643277*logheight/4114703"/>
          <draw:equation draw:name="f340" draw:formula="793467*logwidth/5306847"/>
          <draw:equation draw:name="f341" draw:formula="1681164*logheight/4114703"/>
          <draw:equation draw:name="f342" draw:formula="1024949*logwidth/5306847"/>
          <draw:equation draw:name="f343" draw:formula="1811845*logheight/4114703"/>
          <draw:equation draw:name="f344" draw:formula="1212262*logwidth/5306847"/>
          <draw:equation draw:name="f345" draw:formula="1972065*logheight/4114703"/>
          <draw:equation draw:name="f346" draw:formula="398553*logwidth/5306847"/>
          <draw:equation draw:name="f347" draw:formula="1745032*logheight/4114703"/>
          <draw:equation draw:name="f348" draw:formula="824711*logwidth/5306847"/>
          <draw:equation draw:name="f349" draw:formula="2090377*logheight/4114703"/>
          <draw:equation draw:name="f350" draw:formula="343018*logwidth/5306847"/>
          <draw:equation draw:name="f351" draw:formula="1854143*logheight/4114703"/>
          <draw:equation draw:name="f352" draw:formula="17025*logwidth/5306847"/>
          <draw:equation draw:name="f353" draw:formula="1831006*logheight/4114703"/>
          <draw:equation draw:name="f354" draw:formula="0*logwidth/5306847"/>
          <draw:equation draw:name="f355" draw:formula="1837998*logheight/4114703"/>
          <draw:equation draw:name="f356" draw:formula="0*logwidth/5306847"/>
          <draw:equation draw:name="f357" draw:formula="1569479*logheight/4114703"/>
          <draw:equation draw:name="f358" draw:formula="14353*logwidth/5306847"/>
          <draw:equation draw:name="f359" draw:formula="1564248*logheight/4114703"/>
          <draw:equation draw:name="f360" draw:formula="94549*logwidth/5306847"/>
          <draw:equation draw:name="f361" draw:formula="1453845*logheight/4114703"/>
          <draw:equation draw:name="f362" draw:formula="303185*logwidth/5306847"/>
          <draw:equation draw:name="f363" draw:formula="713266*logheight/4114703"/>
          <draw:equation draw:name="f364" draw:formula="371403*logwidth/5306847"/>
          <draw:equation draw:name="f365" draw:formula="807454*logheight/4114703"/>
          <draw:equation draw:name="f366" draw:formula="281093*logwidth/5306847"/>
          <draw:equation draw:name="f367" draw:formula="1245667*logheight/4114703"/>
          <draw:equation draw:name="f368" draw:formula="235045*logwidth/5306847"/>
          <draw:equation draw:name="f369" draw:formula="1398061*logheight/4114703"/>
          <draw:equation draw:name="f370" draw:formula="503757*logwidth/5306847"/>
          <draw:equation draw:name="f371" draw:formula="1085268*logheight/4114703"/>
          <draw:equation draw:name="f372" draw:formula="543798*logwidth/5306847"/>
          <draw:equation draw:name="f373" draw:formula="598266*logheight/4114703"/>
          <draw:equation draw:name="f374" draw:formula="585451*logwidth/5306847"/>
          <draw:equation draw:name="f375" draw:formula="456397*logheight/4114703"/>
          <draw:equation draw:name="f376" draw:formula="630810*logwidth/5306847"/>
          <draw:equation draw:name="f377" draw:formula="833318*logheight/4114703"/>
          <draw:equation draw:name="f378" draw:formula="605863*logwidth/5306847"/>
          <draw:equation draw:name="f379" draw:formula="1179852*logheight/4114703"/>
          <draw:equation draw:name="f380" draw:formula="737759*logwidth/5306847"/>
          <draw:equation draw:name="f381" draw:formula="1049453*logheight/4114703"/>
          <draw:equation draw:name="f382" draw:formula="860592*logwidth/5306847"/>
          <draw:equation draw:name="f383" draw:formula="516272*logheight/4114703"/>
          <draw:equation draw:name="f384" draw:formula="919291*logwidth/5306847"/>
          <draw:equation draw:name="f385" draw:formula="335094*logheight/4114703"/>
          <draw:equation draw:name="f386" draw:formula="935687*logwidth/5306847"/>
          <draw:equation draw:name="f387" draw:formula="678965*logheight/4114703"/>
          <draw:equation draw:name="f388" draw:formula="843787*logwidth/5306847"/>
          <draw:equation draw:name="f389" draw:formula="1045497*logheight/4114703"/>
          <draw:equation draw:name="f390" draw:formula="1055830*logwidth/5306847"/>
          <draw:equation draw:name="f391" draw:formula="841497*logheight/4114703"/>
          <draw:equation draw:name="f392" draw:formula="1167925*logwidth/5306847"/>
          <draw:equation draw:name="f393" draw:formula="148157*logheight/4114703"/>
          <draw:equation draw:name="f394" draw:formula="1224921*logwidth/5306847"/>
          <draw:equation draw:name="f395" draw:formula="16199*logheight/4114703"/>
          <draw:equation draw:name="f396" draw:formula="1192163*logwidth/5306847"/>
          <draw:equation draw:name="f397" draw:formula="811235*logheight/4114703"/>
          <draw:equation draw:name="f398" draw:formula="1288968*logwidth/5306847"/>
          <draw:equation draw:name="f399" draw:formula="693566*logheight/4114703"/>
          <draw:equation draw:name="f400" draw:formula="1514227*logwidth/5306847"/>
          <draw:equation draw:name="f401" draw:formula="173786*logheight/4114703"/>
          <draw:equation draw:name="f402" draw:formula="1591631*logwidth/5306847"/>
          <draw:equation draw:name="f403" draw:formula="11535*logheight/4114703"/>
          <draw:equation draw:name="f404" draw:formula="1607996*logwidth/5306847"/>
          <draw:equation draw:name="f405" draw:formula="242054*logheight/4114703"/>
          <draw:equation draw:name="f406" draw:formula="1512804*logwidth/5306847"/>
          <draw:equation draw:name="f407" draw:formula="486736*logheight/4114703"/>
          <draw:equation draw:name="f408" draw:formula="2008275*logwidth/5306847"/>
          <draw:equation draw:name="f409" draw:formula="120194*logheight/4114703"/>
          <draw:equation draw:name="f410" draw:formula="1694687*logwidth/5306847"/>
          <draw:equation draw:name="f411" draw:formula="538951*logheight/4114703"/>
          <draw:equation draw:name="f412" draw:formula="1973612*logwidth/5306847"/>
          <draw:equation draw:name="f413" draw:formula="427786*logheight/4114703"/>
          <draw:equation draw:name="f414" draw:formula="2252888*logwidth/5306847"/>
          <draw:equation draw:name="f415" draw:formula="368128*logheight/4114703"/>
          <draw:equation draw:name="f416" draw:formula="1577384*logwidth/5306847"/>
          <draw:equation draw:name="f417" draw:formula="763755*logheight/4114703"/>
          <draw:equation draw:name="f418" draw:formula="2290626*logwidth/5306847"/>
          <draw:equation draw:name="f419" draw:formula="581598*logheight/4114703"/>
          <draw:equation draw:name="f420" draw:formula="2361773*logwidth/5306847"/>
          <draw:equation draw:name="f421" draw:formula="450651*logheight/4114703"/>
          <draw:equation draw:name="f422" draw:formula="2428281*logwidth/5306847"/>
          <draw:equation draw:name="f423" draw:formula="436648*logheight/4114703"/>
          <draw:equation draw:name="f424" draw:formula="2459792*logwidth/5306847"/>
          <draw:equation draw:name="f425" draw:formula="496603*logheight/4114703"/>
          <draw:equation draw:name="f426" draw:formula="2342604*logwidth/5306847"/>
          <draw:equation draw:name="f427" draw:formula="719236*logheight/4114703"/>
          <draw:equation draw:name="f428" draw:formula="2156442*logwidth/5306847"/>
          <draw:equation draw:name="f429" draw:formula="992882*logheight/4114703"/>
          <draw:equation draw:name="f430" draw:formula="2377128*logwidth/5306847"/>
          <draw:equation draw:name="f431" draw:formula="855431*logheight/4114703"/>
          <draw:equation draw:name="f432" draw:formula="2657869*logwidth/5306847"/>
          <draw:equation draw:name="f433" draw:formula="275977*logheight/4114703"/>
          <draw:equation draw:name="f434" draw:formula="2717845*logwidth/5306847"/>
          <draw:equation draw:name="f435" draw:formula="186956*logheight/4114703"/>
          <draw:equation draw:name="f436" draw:formula="2765311*logwidth/5306847"/>
          <draw:equation draw:name="f437" draw:formula="317949*logheight/4114703"/>
          <draw:equation draw:name="f438" draw:formula="2594672*logwidth/5306847"/>
          <draw:equation draw:name="f439" draw:formula="646600*logheight/4114703"/>
          <draw:equation draw:name="f440" draw:formula="2479362*logwidth/5306847"/>
          <draw:equation draw:name="f441" draw:formula="845766*logheight/4114703"/>
          <draw:equation draw:name="f442" draw:formula="2760035*logwidth/5306847"/>
          <draw:equation draw:name="f443" draw:formula="696655*logheight/4114703"/>
          <draw:equation draw:name="f444" draw:formula="3075725*logwidth/5306847"/>
          <draw:equation draw:name="f445" draw:formula="112019*logheight/4114703"/>
          <draw:equation draw:name="f446" draw:formula="3201798*logwidth/5306847"/>
          <draw:equation draw:name="f447" draw:formula="48294*logheight/4114703"/>
          <draw:equation draw:name="f448" draw:formula="2921347*logwidth/5306847"/>
          <draw:equation draw:name="f449" draw:formula="651331*logheight/4114703"/>
          <draw:equation draw:name="f450" draw:formula="3060603*logwidth/5306847"/>
          <draw:equation draw:name="f451" draw:formula="556032*logheight/4114703"/>
          <draw:equation draw:name="f452" draw:formula="3300399*logwidth/5306847"/>
          <draw:equation draw:name="f453" draw:formula="42022*logheight/4114703"/>
          <draw:equation draw:name="f454" draw:formula="logwidth"/>
          <draw:equation draw:name="f455" draw:formula="logheight"/>
        </draw:enhanced-geometry>
      </draw:custom-shape>
      <draw:custom-shape draw:name="Freeform: Shape 12" draw:style-name="Mgr10" draw:text-style-name="MP19" draw:layer="backgroundobjects" svg:width="17.784cm" svg:height="19.049cm" svg:x="16.085cm" svg:y="0cm">
        <text:p text:style-name="MP8"><text:span text:style-name="MT2"/></text:p>
        <draw:enhanced-geometry draw:mirror-horizontal="false" draw:mirror-vertical="false" drawooo:sub-view-size="6401718 6857999" draw:text-areas="0 0 ?f16 ?f17" svg:viewBox="0 0 0 0" draw:type="ooxml-non-primitive" draw:enhanced-path="M 13164 0 L 6401718 0 6401718 6857999 4837168 6857999 4970284 6566499 C 5459272 5503700 5952697 4415857 5441996 3607583 4534017 2170575 1476973 3238952 333189 1342399 249159 1202652 -60917 673160 10627 17156 Z N">
          <draw:equation draw:name="f0" draw:formula="13164*logwidth/6401718"/>
          <draw:equation draw:name="f1" draw:formula="0*logheight/6857999"/>
          <draw:equation draw:name="f2" draw:formula="6401718*logwidth/6401718"/>
          <draw:equation draw:name="f3" draw:formula="0*logheight/6857999"/>
          <draw:equation draw:name="f4" draw:formula="6401718*logwidth/6401718"/>
          <draw:equation draw:name="f5" draw:formula="6857999*logheight/6857999"/>
          <draw:equation draw:name="f6" draw:formula="4837168*logwidth/6401718"/>
          <draw:equation draw:name="f7" draw:formula="6857999*logheight/6857999"/>
          <draw:equation draw:name="f8" draw:formula="4970284*logwidth/6401718"/>
          <draw:equation draw:name="f9" draw:formula="6566499*logheight/6857999"/>
          <draw:equation draw:name="f10" draw:formula="5441996*logwidth/6401718"/>
          <draw:equation draw:name="f11" draw:formula="3607583*logheight/6857999"/>
          <draw:equation draw:name="f12" draw:formula="333189*logwidth/6401718"/>
          <draw:equation draw:name="f13" draw:formula="1342399*logheight/6857999"/>
          <draw:equation draw:name="f14" draw:formula="10627*logwidth/6401718"/>
          <draw:equation draw:name="f15" draw:formula="17156*logheight/6857999"/>
          <draw:equation draw:name="f16" draw:formula="logwidth"/>
          <draw:equation draw:name="f17" draw:formula="logheight"/>
        </draw:enhanced-geometry>
      </draw:custom-shape>
      <draw:custom-shape draw:name="Freeform: Shape 27" draw:style-name="Mgr11" draw:text-style-name="MP9" draw:layer="backgroundobjects" svg:width="14.648cm" svg:height="3.247cm" svg:x="13.194cm" svg:y="15.973cm">
        <text:p text:style-name="MP8"><text:span text:style-name="MT2"/></text:p>
        <draw:enhanced-geometry draw:mirror-horizontal="false" draw:mirror-vertical="false" drawooo:sub-view-size="5273226 1169180" draw:text-areas="0 0 ?f82 ?f83" svg:viewBox="0 0 0 0" draw:type="ooxml-non-primitive" draw:enhanced-path="M 0 1135564 L 139492 1076708 912137 750675 C 2354904 146401 2981132 1306 3360846 9 3487417 -424 3586598 15121 3679500 34963 4251313 157103 4990416 528605 5273226 1169180 N">
          <draw:equation draw:name="f0" draw:formula="3480861*logwidth/5400689"/>
          <draw:equation draw:name="f1" draw:formula="9*logheight/1188904"/>
          <draw:equation draw:name="f2" draw:formula="3799515*logwidth/5400689"/>
          <draw:equation draw:name="f3" draw:formula="34963*logheight/1188904"/>
          <draw:equation draw:name="f4" draw:formula="5393241*logwidth/5400689"/>
          <draw:equation draw:name="f5" draw:formula="1169180*logheight/1188904"/>
          <draw:equation draw:name="f6" draw:formula="5400689*logwidth/5400689"/>
          <draw:equation draw:name="f7" draw:formula="1188904*logheight/1188904"/>
          <draw:equation draw:name="f8" draw:formula="0*logwidth/5400689"/>
          <draw:equation draw:name="f9" draw:formula="1188904*logheight/1188904"/>
          <draw:equation draw:name="f10" draw:formula="259507*logwidth/5400689"/>
          <draw:equation draw:name="f11" draw:formula="1076708*logheight/1188904"/>
          <draw:equation draw:name="f12" draw:formula="1032152*logwidth/5400689"/>
          <draw:equation draw:name="f13" draw:formula="750675*logheight/1188904"/>
          <draw:equation draw:name="f14" draw:formula="3480861*logwidth/5400689"/>
          <draw:equation draw:name="f15" draw:formula="9*logheight/1188904"/>
          <draw:equation draw:name="f16" draw:formula="5400689*logwidth/5492129"/>
          <draw:equation draw:name="f17" draw:formula="1188904*logheight/1280344"/>
          <draw:equation draw:name="f18" draw:formula="0*logwidth/5492129"/>
          <draw:equation draw:name="f19" draw:formula="1188904*logheight/1280344"/>
          <draw:equation draw:name="f20" draw:formula="259507*logwidth/5492129"/>
          <draw:equation draw:name="f21" draw:formula="1076708*logheight/1280344"/>
          <draw:equation draw:name="f22" draw:formula="1032152*logwidth/5492129"/>
          <draw:equation draw:name="f23" draw:formula="750675*logheight/1280344"/>
          <draw:equation draw:name="f24" draw:formula="3480861*logwidth/5492129"/>
          <draw:equation draw:name="f25" draw:formula="9*logheight/1280344"/>
          <draw:equation draw:name="f26" draw:formula="3799515*logwidth/5492129"/>
          <draw:equation draw:name="f27" draw:formula="34963*logheight/1280344"/>
          <draw:equation draw:name="f28" draw:formula="5393241*logwidth/5492129"/>
          <draw:equation draw:name="f29" draw:formula="1169180*logheight/1280344"/>
          <draw:equation draw:name="f30" draw:formula="5492129*logwidth/5492129"/>
          <draw:equation draw:name="f31" draw:formula="1280344*logheight/1280344"/>
          <draw:equation draw:name="f32" draw:formula="5400689*logwidth/5400689"/>
          <draw:equation draw:name="f33" draw:formula="1188904*logheight/1188904"/>
          <draw:equation draw:name="f34" draw:formula="0*logwidth/5400689"/>
          <draw:equation draw:name="f35" draw:formula="1188904*logheight/1188904"/>
          <draw:equation draw:name="f36" draw:formula="259507*logwidth/5400689"/>
          <draw:equation draw:name="f37" draw:formula="1076708*logheight/1188904"/>
          <draw:equation draw:name="f38" draw:formula="1032152*logwidth/5400689"/>
          <draw:equation draw:name="f39" draw:formula="750675*logheight/1188904"/>
          <draw:equation draw:name="f40" draw:formula="3480861*logwidth/5400689"/>
          <draw:equation draw:name="f41" draw:formula="9*logheight/1188904"/>
          <draw:equation draw:name="f42" draw:formula="3799515*logwidth/5400689"/>
          <draw:equation draw:name="f43" draw:formula="34963*logheight/1188904"/>
          <draw:equation draw:name="f44" draw:formula="5393241*logwidth/5400689"/>
          <draw:equation draw:name="f45" draw:formula="1169180*logheight/1188904"/>
          <draw:equation draw:name="f46" draw:formula="0*logwidth/5393241"/>
          <draw:equation draw:name="f47" draw:formula="1188904*logheight/1188904"/>
          <draw:equation draw:name="f48" draw:formula="259507*logwidth/5393241"/>
          <draw:equation draw:name="f49" draw:formula="1076708*logheight/1188904"/>
          <draw:equation draw:name="f50" draw:formula="1032152*logwidth/5393241"/>
          <draw:equation draw:name="f51" draw:formula="750675*logheight/1188904"/>
          <draw:equation draw:name="f52" draw:formula="3480861*logwidth/5393241"/>
          <draw:equation draw:name="f53" draw:formula="9*logheight/1188904"/>
          <draw:equation draw:name="f54" draw:formula="3799515*logwidth/5393241"/>
          <draw:equation draw:name="f55" draw:formula="34963*logheight/1188904"/>
          <draw:equation draw:name="f56" draw:formula="5393241*logwidth/5393241"/>
          <draw:equation draw:name="f57" draw:formula="1169180*logheight/1188904"/>
          <draw:equation draw:name="f58" draw:formula="0*logwidth/5250366"/>
          <draw:equation draw:name="f59" draw:formula="1126039*logheight/1169180"/>
          <draw:equation draw:name="f60" draw:formula="116632*logwidth/5250366"/>
          <draw:equation draw:name="f61" draw:formula="1076708*logheight/1169180"/>
          <draw:equation draw:name="f62" draw:formula="889277*logwidth/5250366"/>
          <draw:equation draw:name="f63" draw:formula="750675*logheight/1169180"/>
          <draw:equation draw:name="f64" draw:formula="3337986*logwidth/5250366"/>
          <draw:equation draw:name="f65" draw:formula="9*logheight/1169180"/>
          <draw:equation draw:name="f66" draw:formula="3656640*logwidth/5250366"/>
          <draw:equation draw:name="f67" draw:formula="34963*logheight/1169180"/>
          <draw:equation draw:name="f68" draw:formula="5250366*logwidth/5250366"/>
          <draw:equation draw:name="f69" draw:formula="1169180*logheight/1169180"/>
          <draw:equation draw:name="f70" draw:formula="0*logwidth/5273226"/>
          <draw:equation draw:name="f71" draw:formula="1135564*logheight/1169180"/>
          <draw:equation draw:name="f72" draw:formula="139492*logwidth/5273226"/>
          <draw:equation draw:name="f73" draw:formula="1076708*logheight/1169180"/>
          <draw:equation draw:name="f74" draw:formula="912137*logwidth/5273226"/>
          <draw:equation draw:name="f75" draw:formula="750675*logheight/1169180"/>
          <draw:equation draw:name="f76" draw:formula="3360846*logwidth/5273226"/>
          <draw:equation draw:name="f77" draw:formula="9*logheight/1169180"/>
          <draw:equation draw:name="f78" draw:formula="3679500*logwidth/5273226"/>
          <draw:equation draw:name="f79" draw:formula="34963*logheight/1169180"/>
          <draw:equation draw:name="f80" draw:formula="5273226*logwidth/5273226"/>
          <draw:equation draw:name="f81" draw:formula="1169180*logheight/1169180"/>
          <draw:equation draw:name="f82" draw:formula="logwidth"/>
          <draw:equation draw:name="f83" draw:formula="logheight"/>
        </draw:enhanced-geometry>
      </draw:custom-shape>
      <draw:custom-shape draw:name="Freeform: Shape 29" draw:style-name="Mgr12" draw:text-style-name="MP9" draw:layer="backgroundobjects" svg:width="11.669cm" svg:height="10.237cm" svg:x="22.242cm" svg:y="8.891cm">
        <text:p text:style-name="MP8"><text:span text:style-name="MT2"/></text:p>
        <draw:enhanced-geometry draw:mirror-horizontal="false" draw:mirror-vertical="false" drawooo:sub-view-size="4200862 3685693" draw:text-areas="0 0 ?f132 ?f133" svg:viewBox="0 0 0 0" draw:type="ooxml-non-primitive" draw:enhanced-path="M 0 3685693 L 34189 3519677 C 143250 3096532 385251 2638632 809652 2444285 1552651 2104138 2223408 2861345 2658735 2522977 3141721 2147516 2519853 1056810 3147450 383844 3423705 87567 3801363 23274 3888267 10843 3954998 1342 4021507 -1864 4087933 1025 4121145 2468 4167673 7342 4200862 11809 N">
          <draw:equation draw:name="f0" draw:formula="4095553*logwidth/4261350"/>
          <draw:equation draw:name="f1" draw:formula="1025*logheight/3718078"/>
          <draw:equation draw:name="f2" draw:formula="4195147*logwidth/4261350"/>
          <draw:equation draw:name="f3" draw:formula="9904*logheight/3718078"/>
          <draw:equation draw:name="f4" draw:formula="4261350*logwidth/4261350"/>
          <draw:equation draw:name="f5" draw:formula="21789*logheight/3718078"/>
          <draw:equation draw:name="f6" draw:formula="4261350*logwidth/4261350"/>
          <draw:equation draw:name="f7" draw:formula="3718077*logheight/3718078"/>
          <draw:equation draw:name="f8" draw:formula="0*logwidth/4261350"/>
          <draw:equation draw:name="f9" draw:formula="3718078*logheight/3718078"/>
          <draw:equation draw:name="f10" draw:formula="41809*logwidth/4261350"/>
          <draw:equation draw:name="f11" draw:formula="3519677*logheight/3718078"/>
          <draw:equation draw:name="f12" draw:formula="817272*logwidth/4261350"/>
          <draw:equation draw:name="f13" draw:formula="2444285*logheight/3718078"/>
          <draw:equation draw:name="f14" draw:formula="2666355*logwidth/4261350"/>
          <draw:equation draw:name="f15" draw:formula="2522977*logheight/3718078"/>
          <draw:equation draw:name="f16" draw:formula="3155070*logwidth/4261350"/>
          <draw:equation draw:name="f17" draw:formula="383844*logheight/3718078"/>
          <draw:equation draw:name="f18" draw:formula="3895887*logwidth/4261350"/>
          <draw:equation draw:name="f19" draw:formula="10843*logheight/3718078"/>
          <draw:equation draw:name="f20" draw:formula="4095553*logwidth/4261350"/>
          <draw:equation draw:name="f21" draw:formula="1025*logheight/3718078"/>
          <draw:equation draw:name="f22" draw:formula="4261350*logwidth/4352790"/>
          <draw:equation draw:name="f23" draw:formula="21789*logheight/3718078"/>
          <draw:equation draw:name="f24" draw:formula="4261350*logwidth/4352790"/>
          <draw:equation draw:name="f25" draw:formula="3718077*logheight/3718078"/>
          <draw:equation draw:name="f26" draw:formula="0*logwidth/4352790"/>
          <draw:equation draw:name="f27" draw:formula="3718078*logheight/3718078"/>
          <draw:equation draw:name="f28" draw:formula="41809*logwidth/4352790"/>
          <draw:equation draw:name="f29" draw:formula="3519677*logheight/3718078"/>
          <draw:equation draw:name="f30" draw:formula="817272*logwidth/4352790"/>
          <draw:equation draw:name="f31" draw:formula="2444285*logheight/3718078"/>
          <draw:equation draw:name="f32" draw:formula="2666355*logwidth/4352790"/>
          <draw:equation draw:name="f33" draw:formula="2522977*logheight/3718078"/>
          <draw:equation draw:name="f34" draw:formula="3155070*logwidth/4352790"/>
          <draw:equation draw:name="f35" draw:formula="383844*logheight/3718078"/>
          <draw:equation draw:name="f36" draw:formula="3895887*logwidth/4352790"/>
          <draw:equation draw:name="f37" draw:formula="10843*logheight/3718078"/>
          <draw:equation draw:name="f38" draw:formula="4095553*logwidth/4352790"/>
          <draw:equation draw:name="f39" draw:formula="1025*logheight/3718078"/>
          <draw:equation draw:name="f40" draw:formula="4195147*logwidth/4352790"/>
          <draw:equation draw:name="f41" draw:formula="9904*logheight/3718078"/>
          <draw:equation draw:name="f42" draw:formula="4352790*logwidth/4352790"/>
          <draw:equation draw:name="f43" draw:formula="113229*logheight/3718078"/>
          <draw:equation draw:name="f44" draw:formula="4261350*logwidth/4352790"/>
          <draw:equation draw:name="f45" draw:formula="3718077*logheight/3718078"/>
          <draw:equation draw:name="f46" draw:formula="0*logwidth/4352790"/>
          <draw:equation draw:name="f47" draw:formula="3718078*logheight/3718078"/>
          <draw:equation draw:name="f48" draw:formula="41809*logwidth/4352790"/>
          <draw:equation draw:name="f49" draw:formula="3519677*logheight/3718078"/>
          <draw:equation draw:name="f50" draw:formula="817272*logwidth/4352790"/>
          <draw:equation draw:name="f51" draw:formula="2444285*logheight/3718078"/>
          <draw:equation draw:name="f52" draw:formula="2666355*logwidth/4352790"/>
          <draw:equation draw:name="f53" draw:formula="2522977*logheight/3718078"/>
          <draw:equation draw:name="f54" draw:formula="3155070*logwidth/4352790"/>
          <draw:equation draw:name="f55" draw:formula="383844*logheight/3718078"/>
          <draw:equation draw:name="f56" draw:formula="3895887*logwidth/4352790"/>
          <draw:equation draw:name="f57" draw:formula="10843*logheight/3718078"/>
          <draw:equation draw:name="f58" draw:formula="4095553*logwidth/4352790"/>
          <draw:equation draw:name="f59" draw:formula="1025*logheight/3718078"/>
          <draw:equation draw:name="f60" draw:formula="4195147*logwidth/4352790"/>
          <draw:equation draw:name="f61" draw:formula="9904*logheight/3718078"/>
          <draw:equation draw:name="f62" draw:formula="4352790*logwidth/4352790"/>
          <draw:equation draw:name="f63" draw:formula="113229*logheight/3718078"/>
          <draw:equation draw:name="f64" draw:formula="4261350*logwidth/4261350"/>
          <draw:equation draw:name="f65" draw:formula="3718077*logheight/3718078"/>
          <draw:equation draw:name="f66" draw:formula="0*logwidth/4261350"/>
          <draw:equation draw:name="f67" draw:formula="3718078*logheight/3718078"/>
          <draw:equation draw:name="f68" draw:formula="41809*logwidth/4261350"/>
          <draw:equation draw:name="f69" draw:formula="3519677*logheight/3718078"/>
          <draw:equation draw:name="f70" draw:formula="817272*logwidth/4261350"/>
          <draw:equation draw:name="f71" draw:formula="2444285*logheight/3718078"/>
          <draw:equation draw:name="f72" draw:formula="2666355*logwidth/4261350"/>
          <draw:equation draw:name="f73" draw:formula="2522977*logheight/3718078"/>
          <draw:equation draw:name="f74" draw:formula="3155070*logwidth/4261350"/>
          <draw:equation draw:name="f75" draw:formula="383844*logheight/3718078"/>
          <draw:equation draw:name="f76" draw:formula="3895887*logwidth/4261350"/>
          <draw:equation draw:name="f77" draw:formula="10843*logheight/3718078"/>
          <draw:equation draw:name="f78" draw:formula="4095553*logwidth/4261350"/>
          <draw:equation draw:name="f79" draw:formula="1025*logheight/3718078"/>
          <draw:equation draw:name="f80" draw:formula="4195147*logwidth/4261350"/>
          <draw:equation draw:name="f81" draw:formula="9904*logheight/3718078"/>
          <draw:equation draw:name="f82" draw:formula="4261350*logwidth/4261350"/>
          <draw:equation draw:name="f83" draw:formula="3718077*logheight/3718078"/>
          <draw:equation draw:name="f84" draw:formula="0*logwidth/4261350"/>
          <draw:equation draw:name="f85" draw:formula="3718078*logheight/3718078"/>
          <draw:equation draw:name="f86" draw:formula="41809*logwidth/4261350"/>
          <draw:equation draw:name="f87" draw:formula="3519677*logheight/3718078"/>
          <draw:equation draw:name="f88" draw:formula="817272*logwidth/4261350"/>
          <draw:equation draw:name="f89" draw:formula="2444285*logheight/3718078"/>
          <draw:equation draw:name="f90" draw:formula="2666355*logwidth/4261350"/>
          <draw:equation draw:name="f91" draw:formula="2522977*logheight/3718078"/>
          <draw:equation draw:name="f92" draw:formula="3155070*logwidth/4261350"/>
          <draw:equation draw:name="f93" draw:formula="383844*logheight/3718078"/>
          <draw:equation draw:name="f94" draw:formula="3895887*logwidth/4261350"/>
          <draw:equation draw:name="f95" draw:formula="10843*logheight/3718078"/>
          <draw:equation draw:name="f96" draw:formula="4095553*logwidth/4261350"/>
          <draw:equation draw:name="f97" draw:formula="1025*logheight/3718078"/>
          <draw:equation draw:name="f98" draw:formula="4208482*logwidth/4261350"/>
          <draw:equation draw:name="f99" draw:formula="11809*logheight/3718078"/>
          <draw:equation draw:name="f100" draw:formula="0*logwidth/4208482"/>
          <draw:equation draw:name="f101" draw:formula="3718078*logheight/3718078"/>
          <draw:equation draw:name="f102" draw:formula="41809*logwidth/4208482"/>
          <draw:equation draw:name="f103" draw:formula="3519677*logheight/3718078"/>
          <draw:equation draw:name="f104" draw:formula="817272*logwidth/4208482"/>
          <draw:equation draw:name="f105" draw:formula="2444285*logheight/3718078"/>
          <draw:equation draw:name="f106" draw:formula="2666355*logwidth/4208482"/>
          <draw:equation draw:name="f107" draw:formula="2522977*logheight/3718078"/>
          <draw:equation draw:name="f108" draw:formula="3155070*logwidth/4208482"/>
          <draw:equation draw:name="f109" draw:formula="383844*logheight/3718078"/>
          <draw:equation draw:name="f110" draw:formula="3895887*logwidth/4208482"/>
          <draw:equation draw:name="f111" draw:formula="10843*logheight/3718078"/>
          <draw:equation draw:name="f112" draw:formula="4095553*logwidth/4208482"/>
          <draw:equation draw:name="f113" draw:formula="1025*logheight/3718078"/>
          <draw:equation draw:name="f114" draw:formula="4208482*logwidth/4208482"/>
          <draw:equation draw:name="f115" draw:formula="11809*logheight/3718078"/>
          <draw:equation draw:name="f116" draw:formula="0*logwidth/4200862"/>
          <draw:equation draw:name="f117" draw:formula="3685693*logheight/3685693"/>
          <draw:equation draw:name="f118" draw:formula="34189*logwidth/4200862"/>
          <draw:equation draw:name="f119" draw:formula="3519677*logheight/3685693"/>
          <draw:equation draw:name="f120" draw:formula="809652*logwidth/4200862"/>
          <draw:equation draw:name="f121" draw:formula="2444285*logheight/3685693"/>
          <draw:equation draw:name="f122" draw:formula="2658735*logwidth/4200862"/>
          <draw:equation draw:name="f123" draw:formula="2522977*logheight/3685693"/>
          <draw:equation draw:name="f124" draw:formula="3147450*logwidth/4200862"/>
          <draw:equation draw:name="f125" draw:formula="383844*logheight/3685693"/>
          <draw:equation draw:name="f126" draw:formula="3888267*logwidth/4200862"/>
          <draw:equation draw:name="f127" draw:formula="10843*logheight/3685693"/>
          <draw:equation draw:name="f128" draw:formula="4087933*logwidth/4200862"/>
          <draw:equation draw:name="f129" draw:formula="1025*logheight/3685693"/>
          <draw:equation draw:name="f130" draw:formula="4200862*logwidth/4200862"/>
          <draw:equation draw:name="f131" draw:formula="11809*logheight/3685693"/>
          <draw:equation draw:name="f132" draw:formula="logwidth"/>
          <draw:equation draw:name="f133" draw:formula="logheight"/>
        </draw:enhanced-geometry>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arison"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22" draw:style-name="Mgr13" draw:text-style-name="MP20" draw:layer="backgroundobjects" svg:width="31.819cm" svg:height="14.892cm" svg:x="2.049cm" svg:y="4.157cm">
        <text:p text:style-name="MP8"><text:span text:style-name="MT2"/></text:p>
        <draw:enhanced-geometry draw:mirror-horizontal="false" draw:mirror-vertical="false" drawooo:sub-view-size="11454247 5361629" draw:text-areas="0 0 ?f20 ?f21" svg:viewBox="0 0 0 0" draw:type="ooxml-non-primitive" draw:enhanced-path="M 6289581 282 C 8465340 -14675 10006154 571178 10470807 759302 10778666 883899 11045023 1008258 11276049 1131122 L 11454247 1230436 11454247 5361629 380284 5361629 335545 5249207 C -39263 4244088 -202610 2928326 397857 1927967 517170 1729198 951042 1069104 2970513 486859 4180432 138015 5300600 7081 6289581 282 Z N">
          <draw:equation draw:name="f0" draw:formula="6289581*logwidth/11454247"/>
          <draw:equation draw:name="f1" draw:formula="282*logheight/5361629"/>
          <draw:equation draw:name="f2" draw:formula="10470807*logwidth/11454247"/>
          <draw:equation draw:name="f3" draw:formula="759302*logheight/5361629"/>
          <draw:equation draw:name="f4" draw:formula="11276049*logwidth/11454247"/>
          <draw:equation draw:name="f5" draw:formula="1131122*logheight/5361629"/>
          <draw:equation draw:name="f6" draw:formula="11454247*logwidth/11454247"/>
          <draw:equation draw:name="f7" draw:formula="1230436*logheight/5361629"/>
          <draw:equation draw:name="f8" draw:formula="11454247*logwidth/11454247"/>
          <draw:equation draw:name="f9" draw:formula="5361629*logheight/5361629"/>
          <draw:equation draw:name="f10" draw:formula="380284*logwidth/11454247"/>
          <draw:equation draw:name="f11" draw:formula="5361629*logheight/5361629"/>
          <draw:equation draw:name="f12" draw:formula="335545*logwidth/11454247"/>
          <draw:equation draw:name="f13" draw:formula="5249207*logheight/5361629"/>
          <draw:equation draw:name="f14" draw:formula="397857*logwidth/11454247"/>
          <draw:equation draw:name="f15" draw:formula="1927967*logheight/5361629"/>
          <draw:equation draw:name="f16" draw:formula="2970513*logwidth/11454247"/>
          <draw:equation draw:name="f17" draw:formula="486859*logheight/5361629"/>
          <draw:equation draw:name="f18" draw:formula="6289581*logwidth/11454247"/>
          <draw:equation draw:name="f19" draw:formula="282*logheight/5361629"/>
          <draw:equation draw:name="f20" draw:formula="logwidth"/>
          <draw:equation draw:name="f21" draw:formula="logheight"/>
        </draw:enhanced-geometry>
      </draw:custom-shape>
      <draw:custom-shape draw:name="Freeform: Shape 15" draw:style-name="Mgr14" draw:text-style-name="MP21" draw:layer="backgroundobjects" svg:width="22.931cm" svg:height="19.049cm" svg:x="0cm" svg:y="0cm">
        <text:p text:style-name="MP8"><text:span text:style-name="MT2"/></text:p>
        <draw:enhanced-geometry draw:mirror-horizontal="false" draw:mirror-vertical="false" drawooo:sub-view-size="8254792 6858000" draw:text-areas="0 0 ?f12 ?f13" svg:viewBox="0 0 0 0" draw:type="ooxml-non-primitive" draw:enhanced-path="M 0 0 L 6376520 0 6476044 189247 C 7520839 2231293 8066945 4314694 8222355 6291375 L 8254792 6858000 0 6858000 Z N">
          <draw:equation draw:name="f0" draw:formula="0*logwidth/8254792"/>
          <draw:equation draw:name="f1" draw:formula="0*logheight/6858000"/>
          <draw:equation draw:name="f2" draw:formula="6376520*logwidth/8254792"/>
          <draw:equation draw:name="f3" draw:formula="0*logheight/6858000"/>
          <draw:equation draw:name="f4" draw:formula="6476044*logwidth/8254792"/>
          <draw:equation draw:name="f5" draw:formula="189247*logheight/6858000"/>
          <draw:equation draw:name="f6" draw:formula="8222355*logwidth/8254792"/>
          <draw:equation draw:name="f7" draw:formula="6291375*logheight/6858000"/>
          <draw:equation draw:name="f8" draw:formula="8254792*logwidth/8254792"/>
          <draw:equation draw:name="f9" draw:formula="6858000*logheight/6858000"/>
          <draw:equation draw:name="f10" draw:formula="0*logwidth/8254792"/>
          <draw:equation draw:name="f11" draw:formula="6858000*logheight/6858000"/>
          <draw:equation draw:name="f12" draw:formula="logwidth"/>
          <draw:equation draw:name="f13" draw:formula="logheight"/>
        </draw:enhanced-geometry>
      </draw:custom-shape>
      <draw:frame draw:name="Content Placeholder 3" presentation:style-name="Mpr8" draw:text-style-name="MP22" draw:layer="backgroundobjects" svg:width="17.959cm" svg:height="3.047cm" svg:x="1.6cm" svg:y="6.528cm" presentation:class="outline" presentation:user-transformed="true">
        <draw:text-box>
          <text:list text:style-name="ML8">
            <text:list-item>
              <text:p text:style-name="MP8"><text:span text:style-name="MT6">Click to edit Master text styles</text:span></text:p>
            </text:list-item>
          </text:list>
          <text:list text:style-name="ML9">
            <text:list-item>
              <text:list>
                <text:list-item>
                  <text:p text:style-name="MP8"><text:span text:style-name="MT7">Second level</text:span></text:p>
                </text:list-item>
              </text:list>
            </text:list-item>
          </text:list>
          <text:list text:style-name="ML10">
            <text:list-item>
              <text:list>
                <text:list-item>
                  <text:list>
                    <text:list-item>
                      <text:p text:style-name="MP8"><text:span text:style-name="MT8">Third level</text:span></text:p>
                    </text:list-item>
                  </text:list>
                </text:list-item>
              </text:list>
            </text:list-item>
          </text:list>
          <text:list text:style-name="ML11">
            <text:list-item>
              <text:list>
                <text:list-item>
                  <text:list>
                    <text:list-item>
                      <text:list>
                        <text:list-item>
                          <text:p text:style-name="MP8"><text:span text:style-name="MT9">Fourth level</text:span></text:p>
                        </text:list-item>
                      </text:list>
                    </text:list-item>
                  </text:list>
                </text:list-item>
              </text:list>
            </text:list-item>
          </text:list>
          <text:list text:style-name="ML12">
            <text:list-item>
              <text:list>
                <text:list-item>
                  <text:list>
                    <text:list-item>
                      <text:list>
                        <text:list-item>
                          <text:list>
                            <text:list-item>
                              <text:p text:style-name="MP8"><text:span text:style-name="MT9">Fifth level</text:span></text:p>
                            </text:list-item>
                          </text:list>
                        </text:list-item>
                      </text:list>
                    </text:list-item>
                  </text:list>
                </text:list-item>
              </text:list>
            </text:list-item>
          </text:list>
        </draw:text-box>
      </draw:frame>
      <draw:frame draw:name="Slide Number Placeholder 8" presentation:style-name="Mpr9" draw:text-style-name="MP24" draw:layer="backgroundobjects" svg:width="2.742cm" svg:height="0.863cm" svg:x="30.634cm" svg:y="17.958cm" presentation:class="page-number" presentation:user-transformed="true">
        <draw:text-box>
          <text:p text:style-name="MP23"><text:span text:style-name="MT8"><text:page-number>&lt;number&gt;</text:page-number></text:span></text:p>
        </draw:text-box>
      </draw:frame>
      <draw:custom-shape draw:name="Freeform: Shape 29" draw:style-name="Mgr15" draw:text-style-name="MP25" draw:layer="backgroundobjects" svg:width="10.479cm" svg:height="19.049cm" svg:x="23.389cm" svg:y="0cm">
        <text:p text:style-name="MP8"><text:span text:style-name="MT2"/></text:p>
        <draw:enhanced-geometry draw:mirror-horizontal="false" draw:mirror-vertical="false" drawooo:sub-view-size="3772547 6858000" draw:text-areas="0 0 ?f620 ?f621" svg:viewBox="0 0 0 0" draw:type="ooxml-non-primitive" draw:enhanced-path="M 726013 6699184 C 505094 6702481 252855 6758262 194178 6822271 340965 6831973 513890 6842751 646765 6837951 728437 6835053 763236 6793738 726013 6699184 Z M 2688876 6144480 C 2667939 6147456 2643536 6156136 2614489 6172461 2707881 6194253 2761756 6206533 2815497 6219317 2783299 6177962 2751687 6135552 2688876 6144480 Z M 1441445 5828515 C 1396390 6000687 1505235 6111739 1597267 6261382 1694641 6042892 1513131 5955469 1441445 5828515 Z M 564047 5081627 C 641557 5116402 701122 5143676 757435 5169001 751231 5345118 664682 5505095 714026 5699328 809018 5624578 790582 5532365 819070 5460266 848733 5385789 876015 5310136 910123 5219072 1044340 5323992 942395 5406577 926416 5486336 907439 5579299 879639 5670976 855495 5763094 868677 5768242 881859 5773390 895041 5778538 927397 5694008 956233 5608535 992346 5526090 1025836 5449406 1043304 5356038 1173864 5315600 1058405 5641838 952905 5938960 847270 6236585 860685 6242873 874102 6249162 887516 6255450 993445 6184169 1015272 6056414 1071336 5951839 1128443 5845388 1130357 5699368 1316332 5639299 1239300 5812061 1176658 5955277 1111498 6097820 1050408 6231217 961076 6353275 920399 6543321 1076435 6421896 1119853 6241744 1314769 6236867 1181027 6415982 1046781 6594962 913038 6774078 924334 6786263 935765 6797946 947061 6810132 1122666 6788766 1173692 6546005 1390926 6536333 1309143 6641289 1209026 6724094 1123175 6814290 L 1084679 6858000 104784 6858000 65939 6835675 C 44059 6818587 25229 6798415 10114 6774567 221167 6665192 457501 6646630 681555 6591378 681031 6577231 680876 6563721 680218 6550076 569008 6528358 454602 6516560 347901 6482043 244587 6448973 119191 6528506 0 6393672 142543 6384997 253209 6378554 388033 6370506 315593 6296684 230692 6273396 156945 6232625 90712 6196023 -7558 6186392 5193 6042198 237445 6155607 452022 6260511 688533 6376141 685932 6250998 598911 6233607 542200 6201712 345413 6090800 193658 5938621 90835 5738677 74927 5707478 69457 5671534 57248 5630552 160757 5598488 181794 5670927 208489 5722256 281840 5863123 385115 5974836 515823 6062655 535439 6075993 557778 6085211 613381 6115194 585121 6051594 577371 6016115 557060 5991279 438784 5846994 316547 5705417 197498 5562003 171355 5530756 151492 5494187 119794 5447443 257938 5406882 290087 5510313 346001 5567315 404162 5625998 455000 5691875 530348 5742773 464313 5564539 398278 5386303 332108 5208571 405482 5180285 412456 5186464 549238 5418673 554347 5300983 558902 5201462 564047 5081627 Z M 3484566 5050701 C 3453884 5102817 3430863 5142441 3408344 5182198 3493137 5143504 3493137 5143504 3484566 5050701 Z M 3753012 4634545 C 3643304 4766227 3632193 4880154 3630314 5024030 3770126 4920884 3745647 4796882 3753012 4634545 Z M 2191761 3599906 C 2067894 3838773 2027499 4088153 2111338 4350890 2137978 4100517 2165122 3850280 2191761 3599906 Z M 2139285 2984627 C 2106068 3128724 2076521 3257105 2038114 3424594 2125270 3334814 2195307 3286778 2229896 3220086 2272316 3138253 2248571 3053776 2139285 2984627 Z M 2045357 2781680 C 1955972 2960290 1880913 3357152 1898928 3505280 1904165 3501835 1911784 3499566 1913499 3495177 1989852 3294758 1958965 3061833 2099086 2879039 2105940 2869563 2071754 2828078 2045357 2781680 Z M 2445714 657549 C 2432993 662761 2420908 667604 2408187 672815 2451815 807874 2495074 942294 2543521 1091573 2647189 996521 2559539 933170 2534234 866591 2507357 795819 2475646 726985 2445714 657549 Z M 2412873 0 L 2529957 0 2583860 285134 C 2603251 382587 2623276 479940 2643016 577351 2647791 601796 2661829 623875 2683825 676637 2724724 467392 2699630 258351 2709915 60368 L 2715689 0 2823803 0 2795833 345165 C 2808044 347897 2820389 350128 2832734 352359 L 2978848 0 3056356 0 3064838 8688 C 3072996 26294 3068060 47733 3058339 73950 3019085 178181 2950009 274959 2964524 397907 3062525 370294 3022564 189349 3198449 227319 3136204 338857 3082160 435892 3028251 532426 3035827 540382 3043537 547834 3051113 555790 3133347 488396 3216220 420634 3319980 335305 3327116 491831 3205529 516895 3150131 588787 3083381 674875 3012002 758107 2951622 848597 2897324 930479 2819277 1004383 2818780 1141086 3000061 1005955 3085408 804174 3295693 725838 3273714 763586 3255959 805697 3228111 839179 3071243 1026105 2910753 1210444 2753013 1396598 2704945 1453214 2643292 1506189 2672132 1595804 2867935 1430623 3062230 1265039 3258502 1102139 3268877 1093606 3292625 1101586 3353759 1102882 3223931 1221093 3118385 1315103 3014951 1411295 2901509 1516657 2778345 1614028 2682237 1733193 2598392 1836789 2546096 1965539 2479450 2083440 2488472 2088012 2498132 2092216 2503532 2094203 2737660 1850401 2971285 1606466 3206149 1363939 3209877 1360090 3227651 1370240 3265856 1382632 2991952 1716517 2653075 1990971 2504245 2409548 2645711 2259977 2786674 2110272 2953868 1933115 2944928 1984593 2944842 2005041 2937109 2021824 2926116 2044738 2911601 2066708 2895476 2086629 2758353 2256220 2617106 2423088 2484341 2596541 2444161 2649883 2408666 2717948 2400519 2782567 2363573 3075432 2337094 3369485 2330841 3670574 2341034 3642597 2358172 3614865 2359272 3586608 2375761 3247318 2486477 2932739 2609271 2621396 2627870 2574123 2669445 2535700 2730771 2510111 2683896 2654859 2636887 2800109 2590012 2944858 2784877 2706699 2860457 2400482 3113847 2153223 2959629 2485238 2824406 2776550 2689048 3068366 2990734 2735460 3195183 2330709 3514969 2018815 3529823 2029799 3544174 2040648 3558525 2051496 3457363 2193550 3356705 2335738 3255544 2477792 3261177 2480919 3266677 2484547 3272311 2487672 L 3772547 2100610 3772547 2150086 3505352 2400889 C 3392812 2510937 3284815 2625166 3187478 2749928 3388350 2690619 3546088 2542715 3759511 2519092 3447632 2735056 3105430 2905184 2813207 3200760 3077019 3148079 3288398 3011316 3528616 3002414 3532697 3015361 3537148 3028944 3541229 3041889 3325465 3130609 3109063 3219696 2892796 3308281 2895573 3316029 2898216 3324279 2900491 3331893 3020434 3306926 3139740 3282328 3259179 3257227 3264770 3270577 3270496 3283425 3276087 3296775 3242918 3315900 3211188 3339722 3175844 3352877 2983249 3423562 2789179 3491698 2595847 3561108 2533820 3583277 2478865 3613265 2486394 3707944 2709510 3686380 2907205 3544333 3179439 3601116 2938785 3682090 2740654 3751292 2540349 3814523 2450802 3842786 2372602 3864929 2356656 3980794 2349766 4030665 2294463 4074029 2260967 4120542 2270520 4131183 2280710 4141456 2290263 4152097 2445361 4064361 2601098 3976257 2756331 3888019 2763404 3895840 2770342 3904163 2777414 3911984 2757562 3935756 2741160 3964762 2716348 3982895 2602256 4066535 2483472 4143529 2372228 4230625 2321022 4270777 2284293 4329354 2240762 4379105 2250081 4388605 2259535 4397603 2268988 4406600 2340570 4356824 2410813 4303995 2485245 4257675 2552659 4215402 2624630 4180275 2708599 4160754 2530781 4361460 2251317 4466513 2154688 4784867 2340793 4694126 2463718 4565446 2645822 4556058 2506675 4664769 2369003 4776029 2227510 4881418 2096762 4978911 2057316 5110026 2057993 5282600 2306451 5180552 2467141 4961249 2728941 4908031 2602552 5009385 2474788 5109832 2349504 5213099 2245241 5298295 2144933 5388859 2039798 5473283 1967706 5531003 1962657 5584061 2050129 5658139 2158842 5586527 2269333 5514314 2401412 5427953 2324051 5811268 2091102 6121110 1987248 6524803 2116288 6423619 2180757 6337996 2229444 6228751 2355666 5946879 2494801 5671160 2630547 5393994 2641001 5373092 2661987 5357166 2693638 5345714 2643215 5590253 2491965 5796462 2415454 6059869 2544385 6003372 2615126 5920507 2673329 5824049 2862763 5509551 3050184 5194513 3239985 4880653 3280782 4812930 3329595 4749511 3375154 4684141 3385650 4691263 3396146 4698386 3406641 4705508 3255926 4986206 3105580 5267539 2954865 5548237 2965594 5556498 2976190 5565263 2986919 5573525 3049055 5506672 3122827 5446708 3170208 5370514 3303110 5158311 3431284 4941609 3548793 4720432 3595750 4631734 3608264 4524648 3643719 4428558 3656031 4394684 3690681 4370029 3748137 4356872 3748687 4415202 3748868 4472894 3749459 4559249 L 3772547 4522718 3772547 5175880 3746445 5187135 C 3713230 5207191 3683062 5237761 3654602 5281584 L 3772547 5292972 3772547 5392015 3592335 5399303 C 3532793 5405715 3474367 5418343 3418032 5443922 3418153 5459576 3417769 5475097 3417889 5490752 L 3772547 5529147 3772547 5605381 3629414 5612078 C 3500059 5610279 3364992 5598600 3219677 5610572 3426489 5696156 3594392 5765927 3762799 5835833 3501949 5877455 3285910 5685425 3030643 5748475 3017454 5751406 3009813 5777911 2992944 5804637 3141723 5945783 3334270 6000070 3519784 6074558 3391163 6158076 3303953 6091072 2885684 5903036 2854413 5937217 2818777 5975615 2775550 6022215 2977638 6171718 3195010 6229963 3423078 6260366 3421992 6272466 3421276 6285203 3420560 6297941 3348143 6306550 3275862 6314659 3199016 6323697 3216711 6346217 3234173 6367596 3258069 6397164 2997430 6464163 2777558 6244170 2523644 6332364 2750414 6387739 2977049 6443618 3238170 6507658 3183222 6529569 3153136 6553292 3127035 6550069 2999816 6533759 2873206 6511147 2746596 6488535 2638640 6468767 2532065 6441826 2424002 6428494 2392231 6424291 2355830 6455481 2280606 6488659 2560458 6543172 2789553 6587858 3060078 6640951 2935873 6701947 2848456 6677985 2763439 6669212 2603372 6652720 2443743 6632573 2284249 6611926 2189304 6599953 2123576 6631904 2088752 6735705 2299284 6825518 2527511 6792933 2744260 6835388 L 2666732 6858000 1726042 6858000 1735077 6850032 C 1786208 6800095 1824155 6748040 1834534 6682133 1862857 6497936 1943665 6341271 2017500 6178426 2093823 6010323 2175546 5844205 2254753 5677413 2049293 5761891 1922298 5937965 1840100 6109882 1743808 6310749 1687849 6530909 1624328 6765710 L 1598196 6858000 1329551 6858000 1498508 6525294 C 1537803 6449088 1537531 6381674 1487939 6309126 1444512 6245772 1405587 6177698 1373642 6107724 1320134 5989412 1228242 5869436 1377198 5748269 1397815 5731705 1389207 5679297 1395219 5636733 1590850 5657367 1572738 5865850 1703951 5953804 1731218 5894308 1756770 5839200 1783768 5780710 1688991 5659422 1598673 5543638 1498333 5414932 1550887 5369754 1597026 5330398 1651493 5284117 1725564 5335750 1791522 5381437 1899695 5456752 1872555 5378906 1869475 5336060 1846783 5310048 1753905 5203813 1652701 5104506 1559454 4997634 1507871 4938560 1466663 4870952 1440197 4790594 1611297 4850447 1689090 5012976 1820387 5118730 1834256 4998539 1837849 4995193 1764530 4928677 1579806 4760661 1391993 4596127 1197377 4422766 1212632 4363823 1270703 4374534 1310537 4402986 1430681 4487973 1545380 4581199 1660484 4672917 1699645 4703882 1733534 4740438 1775842 4779788 1825971 4598740 1768968 4485417 1614496 4405777 1471929 4332021 1336421 4243993 1199467 4159350 1166202 4138585 1139961 4105696 1091551 4060939 1259417 4026187 1343741 4130129 1445828 4183881 1546405 4237228 1642949 4297576 1742683 4356083 1787060 4262922 1734653 4223022 1684025 4182519 1543877 4069545 1403091 3956939 1263849 3842591 1222342 3808304 1186243 3767924 1128414 3712025 1303314 3657070 1356572 3790398 1440807 3846370 1535303 3908323 1615553 3991241 1726425 4086673 1745574 3952814 1724310 3871155 1637128 3810084 1447910 3676958 1258557 3544335 1070112 3410339 1033027 3383701 999839 3350566 977638 3302596 1257535 3308638 1417712 3532031 1669297 3675941 1638592 3607377 1630040 3566835 1606746 3539045 1487195 3395495 1363915 3255795 1242819 3113985 1207124 3072098 1174249 3027733 1132289 2975008 1263248 2902891 1291094 3014327 1344032 3060296 1399586 3108583 1444592 3168050 1520044 3250760 1496222 3033735 1403567 2868301 1409170 2652157 1591954 2777094 1503113 2983864 1645160 3111892 1652543 3001816 1650819 2907616 1667245 2816123 1682558 2730798 1608872 2625396 1735210 2542345 1838278 2803769 1702313 3063637 1793949 3313379 1842452 3078022 1891323 2843302 1941073 2601277 1914130 2564966 1879773 2526131 1855623 2481410 1847283 2466245 1857518 2428045 1871991 2416300 1886464 2404555 1929447 2403142 1938865 2414286 1991887 2478056 2041450 2544671 2085777 2614729 2138712 2698948 2185136 2787347 2248112 2898499 2288919 2784448 2281970 2715785 2221641 2643054 2086372 2479669 1958020 2310595 1828760 2142895 1806743 2114370 1792145 2080289 1775697 2051101 1840214 1985424 1881615 2026147 1912547 2065682 1988290 2161398 2059296 2260695 2130439 2359489 2170450 2415463 2207136 2473778 2257330 2548103 2316733 2425029 2326916 2336712 2246483 2234352 2111355 2062386 1992479 1878073 1864135 1700921 1831763 1656691 1801800 1619572 1862150 1561398 2049696 1688689 2118436 1917211 2276094 2071510 2342909 1989210 2285335 1948463 2251787 1906611 2135694 1760217 2015505 1617035 1899277 1471143 1863015 1425332 1834308 1373464 1817621 1312966 1983387 1336372 2026702 1482660 2112975 1583353 2200488 1685457 2282090 1793518 2366513 1899103 2472839 1796144 2471946 1781359 2398523 1683031 2267860 1508490 2139382 1331840 2012815 1154087 1991336 1123551 1969864 1084934 1968689 1049064 1967472 1023417 1999507 996445 2018558 967611 2157873 1184336 2288072 1386766 2423566 1597619 2535274 1444384 2536869 1424340 2454360 1317652 2371851 1210963 2278228 1111533 2205557 998322 2114289 855887 1988820 726374 2017222 529807 2024383 478930 1979744 420100 1980980 353090 2132679 493402 2176743 701306 2320169 860412 2355476 742733 2194494 590775 2397827 520273 2353106 405394 2312503 301315 2272034 196732 2284656 189878 2296641 183393 2308761 176405 2346949 243203 2388831 308298 2421548 377402 2457078 452108 2483311 531326 2541527 601876 2515432 483905 2487557 366536 2463744 248100 2451887 189704 2433671 131894 2421990 73342 Z N">
          <draw:equation draw:name="f0" draw:formula="726013*logwidth/3772547"/>
          <draw:equation draw:name="f1" draw:formula="6699184*logheight/6858000"/>
          <draw:equation draw:name="f2" draw:formula="194178*logwidth/3772547"/>
          <draw:equation draw:name="f3" draw:formula="6822271*logheight/6858000"/>
          <draw:equation draw:name="f4" draw:formula="646765*logwidth/3772547"/>
          <draw:equation draw:name="f5" draw:formula="6837951*logheight/6858000"/>
          <draw:equation draw:name="f6" draw:formula="726013*logwidth/3772547"/>
          <draw:equation draw:name="f7" draw:formula="6699184*logheight/6858000"/>
          <draw:equation draw:name="f8" draw:formula="2688876*logwidth/3772547"/>
          <draw:equation draw:name="f9" draw:formula="6144480*logheight/6858000"/>
          <draw:equation draw:name="f10" draw:formula="2614489*logwidth/3772547"/>
          <draw:equation draw:name="f11" draw:formula="6172461*logheight/6858000"/>
          <draw:equation draw:name="f12" draw:formula="2815497*logwidth/3772547"/>
          <draw:equation draw:name="f13" draw:formula="6219317*logheight/6858000"/>
          <draw:equation draw:name="f14" draw:formula="2688876*logwidth/3772547"/>
          <draw:equation draw:name="f15" draw:formula="6144480*logheight/6858000"/>
          <draw:equation draw:name="f16" draw:formula="1441445*logwidth/3772547"/>
          <draw:equation draw:name="f17" draw:formula="5828515*logheight/6858000"/>
          <draw:equation draw:name="f18" draw:formula="1597267*logwidth/3772547"/>
          <draw:equation draw:name="f19" draw:formula="6261382*logheight/6858000"/>
          <draw:equation draw:name="f20" draw:formula="1441445*logwidth/3772547"/>
          <draw:equation draw:name="f21" draw:formula="5828515*logheight/6858000"/>
          <draw:equation draw:name="f22" draw:formula="564047*logwidth/3772547"/>
          <draw:equation draw:name="f23" draw:formula="5081627*logheight/6858000"/>
          <draw:equation draw:name="f24" draw:formula="757435*logwidth/3772547"/>
          <draw:equation draw:name="f25" draw:formula="5169001*logheight/6858000"/>
          <draw:equation draw:name="f26" draw:formula="714026*logwidth/3772547"/>
          <draw:equation draw:name="f27" draw:formula="5699328*logheight/6858000"/>
          <draw:equation draw:name="f28" draw:formula="819070*logwidth/3772547"/>
          <draw:equation draw:name="f29" draw:formula="5460266*logheight/6858000"/>
          <draw:equation draw:name="f30" draw:formula="910123*logwidth/3772547"/>
          <draw:equation draw:name="f31" draw:formula="5219072*logheight/6858000"/>
          <draw:equation draw:name="f32" draw:formula="926416*logwidth/3772547"/>
          <draw:equation draw:name="f33" draw:formula="5486336*logheight/6858000"/>
          <draw:equation draw:name="f34" draw:formula="855495*logwidth/3772547"/>
          <draw:equation draw:name="f35" draw:formula="5763094*logheight/6858000"/>
          <draw:equation draw:name="f36" draw:formula="895041*logwidth/3772547"/>
          <draw:equation draw:name="f37" draw:formula="5778538*logheight/6858000"/>
          <draw:equation draw:name="f38" draw:formula="992346*logwidth/3772547"/>
          <draw:equation draw:name="f39" draw:formula="5526090*logheight/6858000"/>
          <draw:equation draw:name="f40" draw:formula="1173864*logwidth/3772547"/>
          <draw:equation draw:name="f41" draw:formula="5315600*logheight/6858000"/>
          <draw:equation draw:name="f42" draw:formula="847270*logwidth/3772547"/>
          <draw:equation draw:name="f43" draw:formula="6236585*logheight/6858000"/>
          <draw:equation draw:name="f44" draw:formula="887516*logwidth/3772547"/>
          <draw:equation draw:name="f45" draw:formula="6255450*logheight/6858000"/>
          <draw:equation draw:name="f46" draw:formula="1071336*logwidth/3772547"/>
          <draw:equation draw:name="f47" draw:formula="5951839*logheight/6858000"/>
          <draw:equation draw:name="f48" draw:formula="1316332*logwidth/3772547"/>
          <draw:equation draw:name="f49" draw:formula="5639299*logheight/6858000"/>
          <draw:equation draw:name="f50" draw:formula="1111498*logwidth/3772547"/>
          <draw:equation draw:name="f51" draw:formula="6097820*logheight/6858000"/>
          <draw:equation draw:name="f52" draw:formula="920399*logwidth/3772547"/>
          <draw:equation draw:name="f53" draw:formula="6543321*logheight/6858000"/>
          <draw:equation draw:name="f54" draw:formula="1314769*logwidth/3772547"/>
          <draw:equation draw:name="f55" draw:formula="6236867*logheight/6858000"/>
          <draw:equation draw:name="f56" draw:formula="913038*logwidth/3772547"/>
          <draw:equation draw:name="f57" draw:formula="6774078*logheight/6858000"/>
          <draw:equation draw:name="f58" draw:formula="947061*logwidth/3772547"/>
          <draw:equation draw:name="f59" draw:formula="6810132*logheight/6858000"/>
          <draw:equation draw:name="f60" draw:formula="1390926*logwidth/3772547"/>
          <draw:equation draw:name="f61" draw:formula="6536333*logheight/6858000"/>
          <draw:equation draw:name="f62" draw:formula="1123175*logwidth/3772547"/>
          <draw:equation draw:name="f63" draw:formula="6814290*logheight/6858000"/>
          <draw:equation draw:name="f64" draw:formula="1084679*logwidth/3772547"/>
          <draw:equation draw:name="f65" draw:formula="6858000*logheight/6858000"/>
          <draw:equation draw:name="f66" draw:formula="104784*logwidth/3772547"/>
          <draw:equation draw:name="f67" draw:formula="6858000*logheight/6858000"/>
          <draw:equation draw:name="f68" draw:formula="65939*logwidth/3772547"/>
          <draw:equation draw:name="f69" draw:formula="6835675*logheight/6858000"/>
          <draw:equation draw:name="f70" draw:formula="10114*logwidth/3772547"/>
          <draw:equation draw:name="f71" draw:formula="6774567*logheight/6858000"/>
          <draw:equation draw:name="f72" draw:formula="681555*logwidth/3772547"/>
          <draw:equation draw:name="f73" draw:formula="6591378*logheight/6858000"/>
          <draw:equation draw:name="f74" draw:formula="680218*logwidth/3772547"/>
          <draw:equation draw:name="f75" draw:formula="6550076*logheight/6858000"/>
          <draw:equation draw:name="f76" draw:formula="347901*logwidth/3772547"/>
          <draw:equation draw:name="f77" draw:formula="6482043*logheight/6858000"/>
          <draw:equation draw:name="f78" draw:formula="0*logwidth/3772547"/>
          <draw:equation draw:name="f79" draw:formula="6393672*logheight/6858000"/>
          <draw:equation draw:name="f80" draw:formula="388033*logwidth/3772547"/>
          <draw:equation draw:name="f81" draw:formula="6370506*logheight/6858000"/>
          <draw:equation draw:name="f82" draw:formula="156945*logwidth/3772547"/>
          <draw:equation draw:name="f83" draw:formula="6232625*logheight/6858000"/>
          <draw:equation draw:name="f84" draw:formula="5193*logwidth/3772547"/>
          <draw:equation draw:name="f85" draw:formula="6042198*logheight/6858000"/>
          <draw:equation draw:name="f86" draw:formula="688533*logwidth/3772547"/>
          <draw:equation draw:name="f87" draw:formula="6376141*logheight/6858000"/>
          <draw:equation draw:name="f88" draw:formula="542200*logwidth/3772547"/>
          <draw:equation draw:name="f89" draw:formula="6201712*logheight/6858000"/>
          <draw:equation draw:name="f90" draw:formula="90835*logwidth/3772547"/>
          <draw:equation draw:name="f91" draw:formula="5738677*logheight/6858000"/>
          <draw:equation draw:name="f92" draw:formula="57248*logwidth/3772547"/>
          <draw:equation draw:name="f93" draw:formula="5630552*logheight/6858000"/>
          <draw:equation draw:name="f94" draw:formula="208489*logwidth/3772547"/>
          <draw:equation draw:name="f95" draw:formula="5722256*logheight/6858000"/>
          <draw:equation draw:name="f96" draw:formula="515823*logwidth/3772547"/>
          <draw:equation draw:name="f97" draw:formula="6062655*logheight/6858000"/>
          <draw:equation draw:name="f98" draw:formula="613381*logwidth/3772547"/>
          <draw:equation draw:name="f99" draw:formula="6115194*logheight/6858000"/>
          <draw:equation draw:name="f100" draw:formula="557060*logwidth/3772547"/>
          <draw:equation draw:name="f101" draw:formula="5991279*logheight/6858000"/>
          <draw:equation draw:name="f102" draw:formula="197498*logwidth/3772547"/>
          <draw:equation draw:name="f103" draw:formula="5562003*logheight/6858000"/>
          <draw:equation draw:name="f104" draw:formula="119794*logwidth/3772547"/>
          <draw:equation draw:name="f105" draw:formula="5447443*logheight/6858000"/>
          <draw:equation draw:name="f106" draw:formula="346001*logwidth/3772547"/>
          <draw:equation draw:name="f107" draw:formula="5567315*logheight/6858000"/>
          <draw:equation draw:name="f108" draw:formula="530348*logwidth/3772547"/>
          <draw:equation draw:name="f109" draw:formula="5742773*logheight/6858000"/>
          <draw:equation draw:name="f110" draw:formula="332108*logwidth/3772547"/>
          <draw:equation draw:name="f111" draw:formula="5208571*logheight/6858000"/>
          <draw:equation draw:name="f112" draw:formula="549238*logwidth/3772547"/>
          <draw:equation draw:name="f113" draw:formula="5418673*logheight/6858000"/>
          <draw:equation draw:name="f114" draw:formula="564047*logwidth/3772547"/>
          <draw:equation draw:name="f115" draw:formula="5081627*logheight/6858000"/>
          <draw:equation draw:name="f116" draw:formula="3484566*logwidth/3772547"/>
          <draw:equation draw:name="f117" draw:formula="5050701*logheight/6858000"/>
          <draw:equation draw:name="f118" draw:formula="3408344*logwidth/3772547"/>
          <draw:equation draw:name="f119" draw:formula="5182198*logheight/6858000"/>
          <draw:equation draw:name="f120" draw:formula="3484566*logwidth/3772547"/>
          <draw:equation draw:name="f121" draw:formula="5050701*logheight/6858000"/>
          <draw:equation draw:name="f122" draw:formula="3753012*logwidth/3772547"/>
          <draw:equation draw:name="f123" draw:formula="4634545*logheight/6858000"/>
          <draw:equation draw:name="f124" draw:formula="3630314*logwidth/3772547"/>
          <draw:equation draw:name="f125" draw:formula="5024030*logheight/6858000"/>
          <draw:equation draw:name="f126" draw:formula="3753012*logwidth/3772547"/>
          <draw:equation draw:name="f127" draw:formula="4634545*logheight/6858000"/>
          <draw:equation draw:name="f128" draw:formula="2191761*logwidth/3772547"/>
          <draw:equation draw:name="f129" draw:formula="3599906*logheight/6858000"/>
          <draw:equation draw:name="f130" draw:formula="2111338*logwidth/3772547"/>
          <draw:equation draw:name="f131" draw:formula="4350890*logheight/6858000"/>
          <draw:equation draw:name="f132" draw:formula="2191761*logwidth/3772547"/>
          <draw:equation draw:name="f133" draw:formula="3599906*logheight/6858000"/>
          <draw:equation draw:name="f134" draw:formula="2139285*logwidth/3772547"/>
          <draw:equation draw:name="f135" draw:formula="2984627*logheight/6858000"/>
          <draw:equation draw:name="f136" draw:formula="2038114*logwidth/3772547"/>
          <draw:equation draw:name="f137" draw:formula="3424594*logheight/6858000"/>
          <draw:equation draw:name="f138" draw:formula="2229896*logwidth/3772547"/>
          <draw:equation draw:name="f139" draw:formula="3220086*logheight/6858000"/>
          <draw:equation draw:name="f140" draw:formula="2139285*logwidth/3772547"/>
          <draw:equation draw:name="f141" draw:formula="2984627*logheight/6858000"/>
          <draw:equation draw:name="f142" draw:formula="2045357*logwidth/3772547"/>
          <draw:equation draw:name="f143" draw:formula="2781680*logheight/6858000"/>
          <draw:equation draw:name="f144" draw:formula="1898928*logwidth/3772547"/>
          <draw:equation draw:name="f145" draw:formula="3505280*logheight/6858000"/>
          <draw:equation draw:name="f146" draw:formula="1913499*logwidth/3772547"/>
          <draw:equation draw:name="f147" draw:formula="3495177*logheight/6858000"/>
          <draw:equation draw:name="f148" draw:formula="2099086*logwidth/3772547"/>
          <draw:equation draw:name="f149" draw:formula="2879039*logheight/6858000"/>
          <draw:equation draw:name="f150" draw:formula="2045357*logwidth/3772547"/>
          <draw:equation draw:name="f151" draw:formula="2781680*logheight/6858000"/>
          <draw:equation draw:name="f152" draw:formula="2445714*logwidth/3772547"/>
          <draw:equation draw:name="f153" draw:formula="657549*logheight/6858000"/>
          <draw:equation draw:name="f154" draw:formula="2408187*logwidth/3772547"/>
          <draw:equation draw:name="f155" draw:formula="672815*logheight/6858000"/>
          <draw:equation draw:name="f156" draw:formula="2543521*logwidth/3772547"/>
          <draw:equation draw:name="f157" draw:formula="1091573*logheight/6858000"/>
          <draw:equation draw:name="f158" draw:formula="2534234*logwidth/3772547"/>
          <draw:equation draw:name="f159" draw:formula="866591*logheight/6858000"/>
          <draw:equation draw:name="f160" draw:formula="2445714*logwidth/3772547"/>
          <draw:equation draw:name="f161" draw:formula="657549*logheight/6858000"/>
          <draw:equation draw:name="f162" draw:formula="2412873*logwidth/3772547"/>
          <draw:equation draw:name="f163" draw:formula="0*logheight/6858000"/>
          <draw:equation draw:name="f164" draw:formula="2529957*logwidth/3772547"/>
          <draw:equation draw:name="f165" draw:formula="0*logheight/6858000"/>
          <draw:equation draw:name="f166" draw:formula="2583860*logwidth/3772547"/>
          <draw:equation draw:name="f167" draw:formula="285134*logheight/6858000"/>
          <draw:equation draw:name="f168" draw:formula="2643016*logwidth/3772547"/>
          <draw:equation draw:name="f169" draw:formula="577351*logheight/6858000"/>
          <draw:equation draw:name="f170" draw:formula="2683825*logwidth/3772547"/>
          <draw:equation draw:name="f171" draw:formula="676637*logheight/6858000"/>
          <draw:equation draw:name="f172" draw:formula="2709915*logwidth/3772547"/>
          <draw:equation draw:name="f173" draw:formula="60368*logheight/6858000"/>
          <draw:equation draw:name="f174" draw:formula="2715689*logwidth/3772547"/>
          <draw:equation draw:name="f175" draw:formula="0*logheight/6858000"/>
          <draw:equation draw:name="f176" draw:formula="2823803*logwidth/3772547"/>
          <draw:equation draw:name="f177" draw:formula="0*logheight/6858000"/>
          <draw:equation draw:name="f178" draw:formula="2795833*logwidth/3772547"/>
          <draw:equation draw:name="f179" draw:formula="345165*logheight/6858000"/>
          <draw:equation draw:name="f180" draw:formula="2832734*logwidth/3772547"/>
          <draw:equation draw:name="f181" draw:formula="352359*logheight/6858000"/>
          <draw:equation draw:name="f182" draw:formula="2978848*logwidth/3772547"/>
          <draw:equation draw:name="f183" draw:formula="0*logheight/6858000"/>
          <draw:equation draw:name="f184" draw:formula="3056356*logwidth/3772547"/>
          <draw:equation draw:name="f185" draw:formula="0*logheight/6858000"/>
          <draw:equation draw:name="f186" draw:formula="3064838*logwidth/3772547"/>
          <draw:equation draw:name="f187" draw:formula="8688*logheight/6858000"/>
          <draw:equation draw:name="f188" draw:formula="3058339*logwidth/3772547"/>
          <draw:equation draw:name="f189" draw:formula="73950*logheight/6858000"/>
          <draw:equation draw:name="f190" draw:formula="2964524*logwidth/3772547"/>
          <draw:equation draw:name="f191" draw:formula="397907*logheight/6858000"/>
          <draw:equation draw:name="f192" draw:formula="3198449*logwidth/3772547"/>
          <draw:equation draw:name="f193" draw:formula="227319*logheight/6858000"/>
          <draw:equation draw:name="f194" draw:formula="3028251*logwidth/3772547"/>
          <draw:equation draw:name="f195" draw:formula="532426*logheight/6858000"/>
          <draw:equation draw:name="f196" draw:formula="3051113*logwidth/3772547"/>
          <draw:equation draw:name="f197" draw:formula="555790*logheight/6858000"/>
          <draw:equation draw:name="f198" draw:formula="3319980*logwidth/3772547"/>
          <draw:equation draw:name="f199" draw:formula="335305*logheight/6858000"/>
          <draw:equation draw:name="f200" draw:formula="3150131*logwidth/3772547"/>
          <draw:equation draw:name="f201" draw:formula="588787*logheight/6858000"/>
          <draw:equation draw:name="f202" draw:formula="2951622*logwidth/3772547"/>
          <draw:equation draw:name="f203" draw:formula="848597*logheight/6858000"/>
          <draw:equation draw:name="f204" draw:formula="2818780*logwidth/3772547"/>
          <draw:equation draw:name="f205" draw:formula="1141086*logheight/6858000"/>
          <draw:equation draw:name="f206" draw:formula="3295693*logwidth/3772547"/>
          <draw:equation draw:name="f207" draw:formula="725838*logheight/6858000"/>
          <draw:equation draw:name="f208" draw:formula="3228111*logwidth/3772547"/>
          <draw:equation draw:name="f209" draw:formula="839179*logheight/6858000"/>
          <draw:equation draw:name="f210" draw:formula="2753013*logwidth/3772547"/>
          <draw:equation draw:name="f211" draw:formula="1396598*logheight/6858000"/>
          <draw:equation draw:name="f212" draw:formula="2672132*logwidth/3772547"/>
          <draw:equation draw:name="f213" draw:formula="1595804*logheight/6858000"/>
          <draw:equation draw:name="f214" draw:formula="3258502*logwidth/3772547"/>
          <draw:equation draw:name="f215" draw:formula="1102139*logheight/6858000"/>
          <draw:equation draw:name="f216" draw:formula="3353759*logwidth/3772547"/>
          <draw:equation draw:name="f217" draw:formula="1102882*logheight/6858000"/>
          <draw:equation draw:name="f218" draw:formula="3014951*logwidth/3772547"/>
          <draw:equation draw:name="f219" draw:formula="1411295*logheight/6858000"/>
          <draw:equation draw:name="f220" draw:formula="2682237*logwidth/3772547"/>
          <draw:equation draw:name="f221" draw:formula="1733193*logheight/6858000"/>
          <draw:equation draw:name="f222" draw:formula="2479450*logwidth/3772547"/>
          <draw:equation draw:name="f223" draw:formula="2083440*logheight/6858000"/>
          <draw:equation draw:name="f224" draw:formula="2503532*logwidth/3772547"/>
          <draw:equation draw:name="f225" draw:formula="2094203*logheight/6858000"/>
          <draw:equation draw:name="f226" draw:formula="3206149*logwidth/3772547"/>
          <draw:equation draw:name="f227" draw:formula="1363939*logheight/6858000"/>
          <draw:equation draw:name="f228" draw:formula="3265856*logwidth/3772547"/>
          <draw:equation draw:name="f229" draw:formula="1382632*logheight/6858000"/>
          <draw:equation draw:name="f230" draw:formula="2504245*logwidth/3772547"/>
          <draw:equation draw:name="f231" draw:formula="2409548*logheight/6858000"/>
          <draw:equation draw:name="f232" draw:formula="2953868*logwidth/3772547"/>
          <draw:equation draw:name="f233" draw:formula="1933115*logheight/6858000"/>
          <draw:equation draw:name="f234" draw:formula="2937109*logwidth/3772547"/>
          <draw:equation draw:name="f235" draw:formula="2021824*logheight/6858000"/>
          <draw:equation draw:name="f236" draw:formula="2895476*logwidth/3772547"/>
          <draw:equation draw:name="f237" draw:formula="2086629*logheight/6858000"/>
          <draw:equation draw:name="f238" draw:formula="2484341*logwidth/3772547"/>
          <draw:equation draw:name="f239" draw:formula="2596541*logheight/6858000"/>
          <draw:equation draw:name="f240" draw:formula="2400519*logwidth/3772547"/>
          <draw:equation draw:name="f241" draw:formula="2782567*logheight/6858000"/>
          <draw:equation draw:name="f242" draw:formula="2330841*logwidth/3772547"/>
          <draw:equation draw:name="f243" draw:formula="3670574*logheight/6858000"/>
          <draw:equation draw:name="f244" draw:formula="2359272*logwidth/3772547"/>
          <draw:equation draw:name="f245" draw:formula="3586608*logheight/6858000"/>
          <draw:equation draw:name="f246" draw:formula="2609271*logwidth/3772547"/>
          <draw:equation draw:name="f247" draw:formula="2621396*logheight/6858000"/>
          <draw:equation draw:name="f248" draw:formula="2730771*logwidth/3772547"/>
          <draw:equation draw:name="f249" draw:formula="2510111*logheight/6858000"/>
          <draw:equation draw:name="f250" draw:formula="2590012*logwidth/3772547"/>
          <draw:equation draw:name="f251" draw:formula="2944858*logheight/6858000"/>
          <draw:equation draw:name="f252" draw:formula="3113847*logwidth/3772547"/>
          <draw:equation draw:name="f253" draw:formula="2153223*logheight/6858000"/>
          <draw:equation draw:name="f254" draw:formula="2689048*logwidth/3772547"/>
          <draw:equation draw:name="f255" draw:formula="3068366*logheight/6858000"/>
          <draw:equation draw:name="f256" draw:formula="3514969*logwidth/3772547"/>
          <draw:equation draw:name="f257" draw:formula="2018815*logheight/6858000"/>
          <draw:equation draw:name="f258" draw:formula="3558525*logwidth/3772547"/>
          <draw:equation draw:name="f259" draw:formula="2051496*logheight/6858000"/>
          <draw:equation draw:name="f260" draw:formula="3255544*logwidth/3772547"/>
          <draw:equation draw:name="f261" draw:formula="2477792*logheight/6858000"/>
          <draw:equation draw:name="f262" draw:formula="3272311*logwidth/3772547"/>
          <draw:equation draw:name="f263" draw:formula="2487672*logheight/6858000"/>
          <draw:equation draw:name="f264" draw:formula="3772547*logwidth/3772547"/>
          <draw:equation draw:name="f265" draw:formula="2100610*logheight/6858000"/>
          <draw:equation draw:name="f266" draw:formula="3772547*logwidth/3772547"/>
          <draw:equation draw:name="f267" draw:formula="2150086*logheight/6858000"/>
          <draw:equation draw:name="f268" draw:formula="3505352*logwidth/3772547"/>
          <draw:equation draw:name="f269" draw:formula="2400889*logheight/6858000"/>
          <draw:equation draw:name="f270" draw:formula="3187478*logwidth/3772547"/>
          <draw:equation draw:name="f271" draw:formula="2749928*logheight/6858000"/>
          <draw:equation draw:name="f272" draw:formula="3759511*logwidth/3772547"/>
          <draw:equation draw:name="f273" draw:formula="2519092*logheight/6858000"/>
          <draw:equation draw:name="f274" draw:formula="2813207*logwidth/3772547"/>
          <draw:equation draw:name="f275" draw:formula="3200760*logheight/6858000"/>
          <draw:equation draw:name="f276" draw:formula="3528616*logwidth/3772547"/>
          <draw:equation draw:name="f277" draw:formula="3002414*logheight/6858000"/>
          <draw:equation draw:name="f278" draw:formula="3541229*logwidth/3772547"/>
          <draw:equation draw:name="f279" draw:formula="3041889*logheight/6858000"/>
          <draw:equation draw:name="f280" draw:formula="2892796*logwidth/3772547"/>
          <draw:equation draw:name="f281" draw:formula="3308281*logheight/6858000"/>
          <draw:equation draw:name="f282" draw:formula="2900491*logwidth/3772547"/>
          <draw:equation draw:name="f283" draw:formula="3331893*logheight/6858000"/>
          <draw:equation draw:name="f284" draw:formula="3259179*logwidth/3772547"/>
          <draw:equation draw:name="f285" draw:formula="3257227*logheight/6858000"/>
          <draw:equation draw:name="f286" draw:formula="3276087*logwidth/3772547"/>
          <draw:equation draw:name="f287" draw:formula="3296775*logheight/6858000"/>
          <draw:equation draw:name="f288" draw:formula="3175844*logwidth/3772547"/>
          <draw:equation draw:name="f289" draw:formula="3352877*logheight/6858000"/>
          <draw:equation draw:name="f290" draw:formula="2595847*logwidth/3772547"/>
          <draw:equation draw:name="f291" draw:formula="3561108*logheight/6858000"/>
          <draw:equation draw:name="f292" draw:formula="2486394*logwidth/3772547"/>
          <draw:equation draw:name="f293" draw:formula="3707944*logheight/6858000"/>
          <draw:equation draw:name="f294" draw:formula="3179439*logwidth/3772547"/>
          <draw:equation draw:name="f295" draw:formula="3601116*logheight/6858000"/>
          <draw:equation draw:name="f296" draw:formula="2540349*logwidth/3772547"/>
          <draw:equation draw:name="f297" draw:formula="3814523*logheight/6858000"/>
          <draw:equation draw:name="f298" draw:formula="2356656*logwidth/3772547"/>
          <draw:equation draw:name="f299" draw:formula="3980794*logheight/6858000"/>
          <draw:equation draw:name="f300" draw:formula="2260967*logwidth/3772547"/>
          <draw:equation draw:name="f301" draw:formula="4120542*logheight/6858000"/>
          <draw:equation draw:name="f302" draw:formula="2290263*logwidth/3772547"/>
          <draw:equation draw:name="f303" draw:formula="4152097*logheight/6858000"/>
          <draw:equation draw:name="f304" draw:formula="2756331*logwidth/3772547"/>
          <draw:equation draw:name="f305" draw:formula="3888019*logheight/6858000"/>
          <draw:equation draw:name="f306" draw:formula="2777414*logwidth/3772547"/>
          <draw:equation draw:name="f307" draw:formula="3911984*logheight/6858000"/>
          <draw:equation draw:name="f308" draw:formula="2716348*logwidth/3772547"/>
          <draw:equation draw:name="f309" draw:formula="3982895*logheight/6858000"/>
          <draw:equation draw:name="f310" draw:formula="2372228*logwidth/3772547"/>
          <draw:equation draw:name="f311" draw:formula="4230625*logheight/6858000"/>
          <draw:equation draw:name="f312" draw:formula="2240762*logwidth/3772547"/>
          <draw:equation draw:name="f313" draw:formula="4379105*logheight/6858000"/>
          <draw:equation draw:name="f314" draw:formula="2268988*logwidth/3772547"/>
          <draw:equation draw:name="f315" draw:formula="4406600*logheight/6858000"/>
          <draw:equation draw:name="f316" draw:formula="2485245*logwidth/3772547"/>
          <draw:equation draw:name="f317" draw:formula="4257675*logheight/6858000"/>
          <draw:equation draw:name="f318" draw:formula="2708599*logwidth/3772547"/>
          <draw:equation draw:name="f319" draw:formula="4160754*logheight/6858000"/>
          <draw:equation draw:name="f320" draw:formula="2154688*logwidth/3772547"/>
          <draw:equation draw:name="f321" draw:formula="4784867*logheight/6858000"/>
          <draw:equation draw:name="f322" draw:formula="2645822*logwidth/3772547"/>
          <draw:equation draw:name="f323" draw:formula="4556058*logheight/6858000"/>
          <draw:equation draw:name="f324" draw:formula="2227510*logwidth/3772547"/>
          <draw:equation draw:name="f325" draw:formula="4881418*logheight/6858000"/>
          <draw:equation draw:name="f326" draw:formula="2057993*logwidth/3772547"/>
          <draw:equation draw:name="f327" draw:formula="5282600*logheight/6858000"/>
          <draw:equation draw:name="f328" draw:formula="2728941*logwidth/3772547"/>
          <draw:equation draw:name="f329" draw:formula="4908031*logheight/6858000"/>
          <draw:equation draw:name="f330" draw:formula="2349504*logwidth/3772547"/>
          <draw:equation draw:name="f331" draw:formula="5213099*logheight/6858000"/>
          <draw:equation draw:name="f332" draw:formula="2039798*logwidth/3772547"/>
          <draw:equation draw:name="f333" draw:formula="5473283*logheight/6858000"/>
          <draw:equation draw:name="f334" draw:formula="2050129*logwidth/3772547"/>
          <draw:equation draw:name="f335" draw:formula="5658139*logheight/6858000"/>
          <draw:equation draw:name="f336" draw:formula="2401412*logwidth/3772547"/>
          <draw:equation draw:name="f337" draw:formula="5427953*logheight/6858000"/>
          <draw:equation draw:name="f338" draw:formula="1987248*logwidth/3772547"/>
          <draw:equation draw:name="f339" draw:formula="6524803*logheight/6858000"/>
          <draw:equation draw:name="f340" draw:formula="2229444*logwidth/3772547"/>
          <draw:equation draw:name="f341" draw:formula="6228751*logheight/6858000"/>
          <draw:equation draw:name="f342" draw:formula="2630547*logwidth/3772547"/>
          <draw:equation draw:name="f343" draw:formula="5393994*logheight/6858000"/>
          <draw:equation draw:name="f344" draw:formula="2693638*logwidth/3772547"/>
          <draw:equation draw:name="f345" draw:formula="5345714*logheight/6858000"/>
          <draw:equation draw:name="f346" draw:formula="2415454*logwidth/3772547"/>
          <draw:equation draw:name="f347" draw:formula="6059869*logheight/6858000"/>
          <draw:equation draw:name="f348" draw:formula="2673329*logwidth/3772547"/>
          <draw:equation draw:name="f349" draw:formula="5824049*logheight/6858000"/>
          <draw:equation draw:name="f350" draw:formula="3239985*logwidth/3772547"/>
          <draw:equation draw:name="f351" draw:formula="4880653*logheight/6858000"/>
          <draw:equation draw:name="f352" draw:formula="3375154*logwidth/3772547"/>
          <draw:equation draw:name="f353" draw:formula="4684141*logheight/6858000"/>
          <draw:equation draw:name="f354" draw:formula="3406641*logwidth/3772547"/>
          <draw:equation draw:name="f355" draw:formula="4705508*logheight/6858000"/>
          <draw:equation draw:name="f356" draw:formula="2954865*logwidth/3772547"/>
          <draw:equation draw:name="f357" draw:formula="5548237*logheight/6858000"/>
          <draw:equation draw:name="f358" draw:formula="2986919*logwidth/3772547"/>
          <draw:equation draw:name="f359" draw:formula="5573525*logheight/6858000"/>
          <draw:equation draw:name="f360" draw:formula="3170208*logwidth/3772547"/>
          <draw:equation draw:name="f361" draw:formula="5370514*logheight/6858000"/>
          <draw:equation draw:name="f362" draw:formula="3548793*logwidth/3772547"/>
          <draw:equation draw:name="f363" draw:formula="4720432*logheight/6858000"/>
          <draw:equation draw:name="f364" draw:formula="3643719*logwidth/3772547"/>
          <draw:equation draw:name="f365" draw:formula="4428558*logheight/6858000"/>
          <draw:equation draw:name="f366" draw:formula="3748137*logwidth/3772547"/>
          <draw:equation draw:name="f367" draw:formula="4356872*logheight/6858000"/>
          <draw:equation draw:name="f368" draw:formula="3749459*logwidth/3772547"/>
          <draw:equation draw:name="f369" draw:formula="4559249*logheight/6858000"/>
          <draw:equation draw:name="f370" draw:formula="3772547*logwidth/3772547"/>
          <draw:equation draw:name="f371" draw:formula="4522718*logheight/6858000"/>
          <draw:equation draw:name="f372" draw:formula="3772547*logwidth/3772547"/>
          <draw:equation draw:name="f373" draw:formula="5175880*logheight/6858000"/>
          <draw:equation draw:name="f374" draw:formula="3746445*logwidth/3772547"/>
          <draw:equation draw:name="f375" draw:formula="5187135*logheight/6858000"/>
          <draw:equation draw:name="f376" draw:formula="3654602*logwidth/3772547"/>
          <draw:equation draw:name="f377" draw:formula="5281584*logheight/6858000"/>
          <draw:equation draw:name="f378" draw:formula="3772547*logwidth/3772547"/>
          <draw:equation draw:name="f379" draw:formula="5292972*logheight/6858000"/>
          <draw:equation draw:name="f380" draw:formula="3772547*logwidth/3772547"/>
          <draw:equation draw:name="f381" draw:formula="5392015*logheight/6858000"/>
          <draw:equation draw:name="f382" draw:formula="3592335*logwidth/3772547"/>
          <draw:equation draw:name="f383" draw:formula="5399303*logheight/6858000"/>
          <draw:equation draw:name="f384" draw:formula="3418032*logwidth/3772547"/>
          <draw:equation draw:name="f385" draw:formula="5443922*logheight/6858000"/>
          <draw:equation draw:name="f386" draw:formula="3417889*logwidth/3772547"/>
          <draw:equation draw:name="f387" draw:formula="5490752*logheight/6858000"/>
          <draw:equation draw:name="f388" draw:formula="3772547*logwidth/3772547"/>
          <draw:equation draw:name="f389" draw:formula="5529147*logheight/6858000"/>
          <draw:equation draw:name="f390" draw:formula="3772547*logwidth/3772547"/>
          <draw:equation draw:name="f391" draw:formula="5605381*logheight/6858000"/>
          <draw:equation draw:name="f392" draw:formula="3629414*logwidth/3772547"/>
          <draw:equation draw:name="f393" draw:formula="5612078*logheight/6858000"/>
          <draw:equation draw:name="f394" draw:formula="3219677*logwidth/3772547"/>
          <draw:equation draw:name="f395" draw:formula="5610572*logheight/6858000"/>
          <draw:equation draw:name="f396" draw:formula="3762799*logwidth/3772547"/>
          <draw:equation draw:name="f397" draw:formula="5835833*logheight/6858000"/>
          <draw:equation draw:name="f398" draw:formula="3030643*logwidth/3772547"/>
          <draw:equation draw:name="f399" draw:formula="5748475*logheight/6858000"/>
          <draw:equation draw:name="f400" draw:formula="2992944*logwidth/3772547"/>
          <draw:equation draw:name="f401" draw:formula="5804637*logheight/6858000"/>
          <draw:equation draw:name="f402" draw:formula="3519784*logwidth/3772547"/>
          <draw:equation draw:name="f403" draw:formula="6074558*logheight/6858000"/>
          <draw:equation draw:name="f404" draw:formula="2885684*logwidth/3772547"/>
          <draw:equation draw:name="f405" draw:formula="5903036*logheight/6858000"/>
          <draw:equation draw:name="f406" draw:formula="2775550*logwidth/3772547"/>
          <draw:equation draw:name="f407" draw:formula="6022215*logheight/6858000"/>
          <draw:equation draw:name="f408" draw:formula="3423078*logwidth/3772547"/>
          <draw:equation draw:name="f409" draw:formula="6260366*logheight/6858000"/>
          <draw:equation draw:name="f410" draw:formula="3420560*logwidth/3772547"/>
          <draw:equation draw:name="f411" draw:formula="6297941*logheight/6858000"/>
          <draw:equation draw:name="f412" draw:formula="3199016*logwidth/3772547"/>
          <draw:equation draw:name="f413" draw:formula="6323697*logheight/6858000"/>
          <draw:equation draw:name="f414" draw:formula="3258069*logwidth/3772547"/>
          <draw:equation draw:name="f415" draw:formula="6397164*logheight/6858000"/>
          <draw:equation draw:name="f416" draw:formula="2523644*logwidth/3772547"/>
          <draw:equation draw:name="f417" draw:formula="6332364*logheight/6858000"/>
          <draw:equation draw:name="f418" draw:formula="3238170*logwidth/3772547"/>
          <draw:equation draw:name="f419" draw:formula="6507658*logheight/6858000"/>
          <draw:equation draw:name="f420" draw:formula="3127035*logwidth/3772547"/>
          <draw:equation draw:name="f421" draw:formula="6550069*logheight/6858000"/>
          <draw:equation draw:name="f422" draw:formula="2746596*logwidth/3772547"/>
          <draw:equation draw:name="f423" draw:formula="6488535*logheight/6858000"/>
          <draw:equation draw:name="f424" draw:formula="2424002*logwidth/3772547"/>
          <draw:equation draw:name="f425" draw:formula="6428494*logheight/6858000"/>
          <draw:equation draw:name="f426" draw:formula="2280606*logwidth/3772547"/>
          <draw:equation draw:name="f427" draw:formula="6488659*logheight/6858000"/>
          <draw:equation draw:name="f428" draw:formula="3060078*logwidth/3772547"/>
          <draw:equation draw:name="f429" draw:formula="6640951*logheight/6858000"/>
          <draw:equation draw:name="f430" draw:formula="2763439*logwidth/3772547"/>
          <draw:equation draw:name="f431" draw:formula="6669212*logheight/6858000"/>
          <draw:equation draw:name="f432" draw:formula="2284249*logwidth/3772547"/>
          <draw:equation draw:name="f433" draw:formula="6611926*logheight/6858000"/>
          <draw:equation draw:name="f434" draw:formula="2088752*logwidth/3772547"/>
          <draw:equation draw:name="f435" draw:formula="6735705*logheight/6858000"/>
          <draw:equation draw:name="f436" draw:formula="2744260*logwidth/3772547"/>
          <draw:equation draw:name="f437" draw:formula="6835388*logheight/6858000"/>
          <draw:equation draw:name="f438" draw:formula="2666732*logwidth/3772547"/>
          <draw:equation draw:name="f439" draw:formula="6858000*logheight/6858000"/>
          <draw:equation draw:name="f440" draw:formula="1726042*logwidth/3772547"/>
          <draw:equation draw:name="f441" draw:formula="6858000*logheight/6858000"/>
          <draw:equation draw:name="f442" draw:formula="1735077*logwidth/3772547"/>
          <draw:equation draw:name="f443" draw:formula="6850032*logheight/6858000"/>
          <draw:equation draw:name="f444" draw:formula="1834534*logwidth/3772547"/>
          <draw:equation draw:name="f445" draw:formula="6682133*logheight/6858000"/>
          <draw:equation draw:name="f446" draw:formula="2017500*logwidth/3772547"/>
          <draw:equation draw:name="f447" draw:formula="6178426*logheight/6858000"/>
          <draw:equation draw:name="f448" draw:formula="2254753*logwidth/3772547"/>
          <draw:equation draw:name="f449" draw:formula="5677413*logheight/6858000"/>
          <draw:equation draw:name="f450" draw:formula="1840100*logwidth/3772547"/>
          <draw:equation draw:name="f451" draw:formula="6109882*logheight/6858000"/>
          <draw:equation draw:name="f452" draw:formula="1624328*logwidth/3772547"/>
          <draw:equation draw:name="f453" draw:formula="6765710*logheight/6858000"/>
          <draw:equation draw:name="f454" draw:formula="1598196*logwidth/3772547"/>
          <draw:equation draw:name="f455" draw:formula="6858000*logheight/6858000"/>
          <draw:equation draw:name="f456" draw:formula="1329551*logwidth/3772547"/>
          <draw:equation draw:name="f457" draw:formula="6858000*logheight/6858000"/>
          <draw:equation draw:name="f458" draw:formula="1498508*logwidth/3772547"/>
          <draw:equation draw:name="f459" draw:formula="6525294*logheight/6858000"/>
          <draw:equation draw:name="f460" draw:formula="1487939*logwidth/3772547"/>
          <draw:equation draw:name="f461" draw:formula="6309126*logheight/6858000"/>
          <draw:equation draw:name="f462" draw:formula="1373642*logwidth/3772547"/>
          <draw:equation draw:name="f463" draw:formula="6107724*logheight/6858000"/>
          <draw:equation draw:name="f464" draw:formula="1377198*logwidth/3772547"/>
          <draw:equation draw:name="f465" draw:formula="5748269*logheight/6858000"/>
          <draw:equation draw:name="f466" draw:formula="1395219*logwidth/3772547"/>
          <draw:equation draw:name="f467" draw:formula="5636733*logheight/6858000"/>
          <draw:equation draw:name="f468" draw:formula="1703951*logwidth/3772547"/>
          <draw:equation draw:name="f469" draw:formula="5953804*logheight/6858000"/>
          <draw:equation draw:name="f470" draw:formula="1783768*logwidth/3772547"/>
          <draw:equation draw:name="f471" draw:formula="5780710*logheight/6858000"/>
          <draw:equation draw:name="f472" draw:formula="1498333*logwidth/3772547"/>
          <draw:equation draw:name="f473" draw:formula="5414932*logheight/6858000"/>
          <draw:equation draw:name="f474" draw:formula="1651493*logwidth/3772547"/>
          <draw:equation draw:name="f475" draw:formula="5284117*logheight/6858000"/>
          <draw:equation draw:name="f476" draw:formula="1899695*logwidth/3772547"/>
          <draw:equation draw:name="f477" draw:formula="5456752*logheight/6858000"/>
          <draw:equation draw:name="f478" draw:formula="1846783*logwidth/3772547"/>
          <draw:equation draw:name="f479" draw:formula="5310048*logheight/6858000"/>
          <draw:equation draw:name="f480" draw:formula="1559454*logwidth/3772547"/>
          <draw:equation draw:name="f481" draw:formula="4997634*logheight/6858000"/>
          <draw:equation draw:name="f482" draw:formula="1440197*logwidth/3772547"/>
          <draw:equation draw:name="f483" draw:formula="4790594*logheight/6858000"/>
          <draw:equation draw:name="f484" draw:formula="1820387*logwidth/3772547"/>
          <draw:equation draw:name="f485" draw:formula="5118730*logheight/6858000"/>
          <draw:equation draw:name="f486" draw:formula="1764530*logwidth/3772547"/>
          <draw:equation draw:name="f487" draw:formula="4928677*logheight/6858000"/>
          <draw:equation draw:name="f488" draw:formula="1197377*logwidth/3772547"/>
          <draw:equation draw:name="f489" draw:formula="4422766*logheight/6858000"/>
          <draw:equation draw:name="f490" draw:formula="1310537*logwidth/3772547"/>
          <draw:equation draw:name="f491" draw:formula="4402986*logheight/6858000"/>
          <draw:equation draw:name="f492" draw:formula="1660484*logwidth/3772547"/>
          <draw:equation draw:name="f493" draw:formula="4672917*logheight/6858000"/>
          <draw:equation draw:name="f494" draw:formula="1775842*logwidth/3772547"/>
          <draw:equation draw:name="f495" draw:formula="4779788*logheight/6858000"/>
          <draw:equation draw:name="f496" draw:formula="1614496*logwidth/3772547"/>
          <draw:equation draw:name="f497" draw:formula="4405777*logheight/6858000"/>
          <draw:equation draw:name="f498" draw:formula="1199467*logwidth/3772547"/>
          <draw:equation draw:name="f499" draw:formula="4159350*logheight/6858000"/>
          <draw:equation draw:name="f500" draw:formula="1091551*logwidth/3772547"/>
          <draw:equation draw:name="f501" draw:formula="4060939*logheight/6858000"/>
          <draw:equation draw:name="f502" draw:formula="1445828*logwidth/3772547"/>
          <draw:equation draw:name="f503" draw:formula="4183881*logheight/6858000"/>
          <draw:equation draw:name="f504" draw:formula="1742683*logwidth/3772547"/>
          <draw:equation draw:name="f505" draw:formula="4356083*logheight/6858000"/>
          <draw:equation draw:name="f506" draw:formula="1684025*logwidth/3772547"/>
          <draw:equation draw:name="f507" draw:formula="4182519*logheight/6858000"/>
          <draw:equation draw:name="f508" draw:formula="1263849*logwidth/3772547"/>
          <draw:equation draw:name="f509" draw:formula="3842591*logheight/6858000"/>
          <draw:equation draw:name="f510" draw:formula="1128414*logwidth/3772547"/>
          <draw:equation draw:name="f511" draw:formula="3712025*logheight/6858000"/>
          <draw:equation draw:name="f512" draw:formula="1440807*logwidth/3772547"/>
          <draw:equation draw:name="f513" draw:formula="3846370*logheight/6858000"/>
          <draw:equation draw:name="f514" draw:formula="1726425*logwidth/3772547"/>
          <draw:equation draw:name="f515" draw:formula="4086673*logheight/6858000"/>
          <draw:equation draw:name="f516" draw:formula="1637128*logwidth/3772547"/>
          <draw:equation draw:name="f517" draw:formula="3810084*logheight/6858000"/>
          <draw:equation draw:name="f518" draw:formula="1070112*logwidth/3772547"/>
          <draw:equation draw:name="f519" draw:formula="3410339*logheight/6858000"/>
          <draw:equation draw:name="f520" draw:formula="977638*logwidth/3772547"/>
          <draw:equation draw:name="f521" draw:formula="3302596*logheight/6858000"/>
          <draw:equation draw:name="f522" draw:formula="1669297*logwidth/3772547"/>
          <draw:equation draw:name="f523" draw:formula="3675941*logheight/6858000"/>
          <draw:equation draw:name="f524" draw:formula="1606746*logwidth/3772547"/>
          <draw:equation draw:name="f525" draw:formula="3539045*logheight/6858000"/>
          <draw:equation draw:name="f526" draw:formula="1242819*logwidth/3772547"/>
          <draw:equation draw:name="f527" draw:formula="3113985*logheight/6858000"/>
          <draw:equation draw:name="f528" draw:formula="1132289*logwidth/3772547"/>
          <draw:equation draw:name="f529" draw:formula="2975008*logheight/6858000"/>
          <draw:equation draw:name="f530" draw:formula="1344032*logwidth/3772547"/>
          <draw:equation draw:name="f531" draw:formula="3060296*logheight/6858000"/>
          <draw:equation draw:name="f532" draw:formula="1520044*logwidth/3772547"/>
          <draw:equation draw:name="f533" draw:formula="3250760*logheight/6858000"/>
          <draw:equation draw:name="f534" draw:formula="1409170*logwidth/3772547"/>
          <draw:equation draw:name="f535" draw:formula="2652157*logheight/6858000"/>
          <draw:equation draw:name="f536" draw:formula="1645160*logwidth/3772547"/>
          <draw:equation draw:name="f537" draw:formula="3111892*logheight/6858000"/>
          <draw:equation draw:name="f538" draw:formula="1667245*logwidth/3772547"/>
          <draw:equation draw:name="f539" draw:formula="2816123*logheight/6858000"/>
          <draw:equation draw:name="f540" draw:formula="1735210*logwidth/3772547"/>
          <draw:equation draw:name="f541" draw:formula="2542345*logheight/6858000"/>
          <draw:equation draw:name="f542" draw:formula="1793949*logwidth/3772547"/>
          <draw:equation draw:name="f543" draw:formula="3313379*logheight/6858000"/>
          <draw:equation draw:name="f544" draw:formula="1941073*logwidth/3772547"/>
          <draw:equation draw:name="f545" draw:formula="2601277*logheight/6858000"/>
          <draw:equation draw:name="f546" draw:formula="1855623*logwidth/3772547"/>
          <draw:equation draw:name="f547" draw:formula="2481410*logheight/6858000"/>
          <draw:equation draw:name="f548" draw:formula="1871991*logwidth/3772547"/>
          <draw:equation draw:name="f549" draw:formula="2416300*logheight/6858000"/>
          <draw:equation draw:name="f550" draw:formula="1938865*logwidth/3772547"/>
          <draw:equation draw:name="f551" draw:formula="2414286*logheight/6858000"/>
          <draw:equation draw:name="f552" draw:formula="2085777*logwidth/3772547"/>
          <draw:equation draw:name="f553" draw:formula="2614729*logheight/6858000"/>
          <draw:equation draw:name="f554" draw:formula="2248112*logwidth/3772547"/>
          <draw:equation draw:name="f555" draw:formula="2898499*logheight/6858000"/>
          <draw:equation draw:name="f556" draw:formula="2221641*logwidth/3772547"/>
          <draw:equation draw:name="f557" draw:formula="2643054*logheight/6858000"/>
          <draw:equation draw:name="f558" draw:formula="1828760*logwidth/3772547"/>
          <draw:equation draw:name="f559" draw:formula="2142895*logheight/6858000"/>
          <draw:equation draw:name="f560" draw:formula="1775697*logwidth/3772547"/>
          <draw:equation draw:name="f561" draw:formula="2051101*logheight/6858000"/>
          <draw:equation draw:name="f562" draw:formula="1912547*logwidth/3772547"/>
          <draw:equation draw:name="f563" draw:formula="2065682*logheight/6858000"/>
          <draw:equation draw:name="f564" draw:formula="2130439*logwidth/3772547"/>
          <draw:equation draw:name="f565" draw:formula="2359489*logheight/6858000"/>
          <draw:equation draw:name="f566" draw:formula="2257330*logwidth/3772547"/>
          <draw:equation draw:name="f567" draw:formula="2548103*logheight/6858000"/>
          <draw:equation draw:name="f568" draw:formula="2246483*logwidth/3772547"/>
          <draw:equation draw:name="f569" draw:formula="2234352*logheight/6858000"/>
          <draw:equation draw:name="f570" draw:formula="1864135*logwidth/3772547"/>
          <draw:equation draw:name="f571" draw:formula="1700921*logheight/6858000"/>
          <draw:equation draw:name="f572" draw:formula="1862150*logwidth/3772547"/>
          <draw:equation draw:name="f573" draw:formula="1561398*logheight/6858000"/>
          <draw:equation draw:name="f574" draw:formula="2276094*logwidth/3772547"/>
          <draw:equation draw:name="f575" draw:formula="2071510*logheight/6858000"/>
          <draw:equation draw:name="f576" draw:formula="2251787*logwidth/3772547"/>
          <draw:equation draw:name="f577" draw:formula="1906611*logheight/6858000"/>
          <draw:equation draw:name="f578" draw:formula="1899277*logwidth/3772547"/>
          <draw:equation draw:name="f579" draw:formula="1471143*logheight/6858000"/>
          <draw:equation draw:name="f580" draw:formula="1817621*logwidth/3772547"/>
          <draw:equation draw:name="f581" draw:formula="1312966*logheight/6858000"/>
          <draw:equation draw:name="f582" draw:formula="2112975*logwidth/3772547"/>
          <draw:equation draw:name="f583" draw:formula="1583353*logheight/6858000"/>
          <draw:equation draw:name="f584" draw:formula="2366513*logwidth/3772547"/>
          <draw:equation draw:name="f585" draw:formula="1899103*logheight/6858000"/>
          <draw:equation draw:name="f586" draw:formula="2398523*logwidth/3772547"/>
          <draw:equation draw:name="f587" draw:formula="1683031*logheight/6858000"/>
          <draw:equation draw:name="f588" draw:formula="2012815*logwidth/3772547"/>
          <draw:equation draw:name="f589" draw:formula="1154087*logheight/6858000"/>
          <draw:equation draw:name="f590" draw:formula="1968689*logwidth/3772547"/>
          <draw:equation draw:name="f591" draw:formula="1049064*logheight/6858000"/>
          <draw:equation draw:name="f592" draw:formula="2018558*logwidth/3772547"/>
          <draw:equation draw:name="f593" draw:formula="967611*logheight/6858000"/>
          <draw:equation draw:name="f594" draw:formula="2423566*logwidth/3772547"/>
          <draw:equation draw:name="f595" draw:formula="1597619*logheight/6858000"/>
          <draw:equation draw:name="f596" draw:formula="2454360*logwidth/3772547"/>
          <draw:equation draw:name="f597" draw:formula="1317652*logheight/6858000"/>
          <draw:equation draw:name="f598" draw:formula="2205557*logwidth/3772547"/>
          <draw:equation draw:name="f599" draw:formula="998322*logheight/6858000"/>
          <draw:equation draw:name="f600" draw:formula="2017222*logwidth/3772547"/>
          <draw:equation draw:name="f601" draw:formula="529807*logheight/6858000"/>
          <draw:equation draw:name="f602" draw:formula="1980980*logwidth/3772547"/>
          <draw:equation draw:name="f603" draw:formula="353090*logheight/6858000"/>
          <draw:equation draw:name="f604" draw:formula="2320169*logwidth/3772547"/>
          <draw:equation draw:name="f605" draw:formula="860412*logheight/6858000"/>
          <draw:equation draw:name="f606" draw:formula="2397827*logwidth/3772547"/>
          <draw:equation draw:name="f607" draw:formula="520273*logheight/6858000"/>
          <draw:equation draw:name="f608" draw:formula="2272034*logwidth/3772547"/>
          <draw:equation draw:name="f609" draw:formula="196732*logheight/6858000"/>
          <draw:equation draw:name="f610" draw:formula="2308761*logwidth/3772547"/>
          <draw:equation draw:name="f611" draw:formula="176405*logheight/6858000"/>
          <draw:equation draw:name="f612" draw:formula="2421548*logwidth/3772547"/>
          <draw:equation draw:name="f613" draw:formula="377402*logheight/6858000"/>
          <draw:equation draw:name="f614" draw:formula="2541527*logwidth/3772547"/>
          <draw:equation draw:name="f615" draw:formula="601876*logheight/6858000"/>
          <draw:equation draw:name="f616" draw:formula="2463744*logwidth/3772547"/>
          <draw:equation draw:name="f617" draw:formula="248100*logheight/6858000"/>
          <draw:equation draw:name="f618" draw:formula="2421990*logwidth/3772547"/>
          <draw:equation draw:name="f619" draw:formula="73342*logheight/6858000"/>
          <draw:equation draw:name="f620" draw:formula="logwidth"/>
          <draw:equation draw:name="f621" draw:formula="logheight"/>
        </draw:enhanced-geometry>
      </draw:custom-shape>
      <draw:frame draw:name="Text Placeholder 2" presentation:style-name="Mpr10" draw:text-style-name="MP27" draw:layer="backgroundobjects" svg:width="17.959cm" svg:height="1.117cm" svg:x="1.6cm" svg:y="5.309cm" presentation:class="outline" presentation:user-transformed="true">
        <draw:text-box>
          <text:p text:style-name="MP26"><text:span text:style-name="MT10">Click to edit Master text styles</text:span></text:p>
        </draw:text-box>
      </draw:frame>
      <draw:frame draw:name="Text Placeholder 4" presentation:style-name="Mpr10" draw:text-style-name="MP27" draw:layer="backgroundobjects" svg:width="17.959cm" svg:height="1.117cm" svg:x="1.6cm" svg:y="9.881cm" presentation:class="outline" presentation:user-transformed="true">
        <draw:text-box>
          <text:p text:style-name="MP26"><text:span text:style-name="MT10">Click to edit Master text styles</text:span></text:p>
        </draw:text-box>
      </draw:frame>
      <draw:frame draw:name="Content Placeholder 5" presentation:style-name="Mpr8" draw:text-style-name="MP22" draw:layer="backgroundobjects" svg:width="17.959cm" svg:height="3.047cm" svg:x="1.6cm" svg:y="11.1cm" presentation:class="outline" presentation:user-transformed="true">
        <draw:text-box>
          <text:list text:style-name="ML8">
            <text:list-item>
              <text:p text:style-name="MP8"><text:span text:style-name="MT6">Click to edit Master text styles</text:span></text:p>
            </text:list-item>
          </text:list>
          <text:list text:style-name="ML9">
            <text:list-item>
              <text:list>
                <text:list-item>
                  <text:p text:style-name="MP8"><text:span text:style-name="MT7">Second level</text:span></text:p>
                </text:list-item>
              </text:list>
            </text:list-item>
          </text:list>
          <text:list text:style-name="ML10">
            <text:list-item>
              <text:list>
                <text:list-item>
                  <text:list>
                    <text:list-item>
                      <text:p text:style-name="MP8"><text:span text:style-name="MT8">Third level</text:span></text:p>
                    </text:list-item>
                  </text:list>
                </text:list-item>
              </text:list>
            </text:list-item>
          </text:list>
          <text:list text:style-name="ML11">
            <text:list-item>
              <text:list>
                <text:list-item>
                  <text:list>
                    <text:list-item>
                      <text:list>
                        <text:list-item>
                          <text:p text:style-name="MP8"><text:span text:style-name="MT9">Fourth level</text:span></text:p>
                        </text:list-item>
                      </text:list>
                    </text:list-item>
                  </text:list>
                </text:list-item>
              </text:list>
            </text:list-item>
          </text:list>
          <text:list text:style-name="ML12">
            <text:list-item>
              <text:list>
                <text:list-item>
                  <text:list>
                    <text:list-item>
                      <text:list>
                        <text:list-item>
                          <text:list>
                            <text:list-item>
                              <text:p text:style-name="MP8"><text:span text:style-name="MT9">Fifth level</text:span></text:p>
                            </text:list-item>
                          </text:list>
                        </text:list-item>
                      </text:list>
                    </text:list-item>
                  </text:list>
                </text:list-item>
              </text:list>
            </text:list-item>
          </text:list>
        </draw:text-box>
      </draw:frame>
      <draw:frame draw:name="Title 1" presentation:style-name="Mpr11" draw:text-style-name="MP29" draw:layer="backgroundobjects" svg:width="29.212cm" svg:height="1.879cm" svg:x="1.6cm" svg:y="1.956cm" presentation:class="title" presentation:user-transformed="true">
        <draw:text-box>
          <text:p text:style-name="MP28"><text:span text:style-name="MT11">click to edit master title style</text:span><text:span text:style-name="MT11"><text:tab/></text:span></text:p>
        </draw:text-box>
      </draw:frame>
      <draw:connector draw:name="Straight Connector 9" draw:style-name="Mgr16" draw:text-style-name="MP5" draw:layer="backgroundobjects" draw:type="line" svg:x1="0cm" svg:y1="17.568cm" svg:x2="33.866cm" svg:y2="17.568cm" svg:d="M0 17568h33866" svg:viewBox="0 0 33867 1">
        <text:p/>
      </draw:connector>
      <presentation:notes style:page-layout-name="PM2">
        <draw:page-thumbnail presentation:style-name="Comparison-title" draw:layer="backgroundobjects" svg:width="16.932cm" svg:height="9.524cm" svg:x="1.058cm" svg:y="1.93cm" presentation:class="page"/>
        <draw:frame presentation:style-name="Comparison-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3">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frame draw:name="Title 1" presentation:style-name="Mpr14" draw:text-style-name="MP12" draw:layer="backgroundobjects" svg:width="29.212cm" svg:height="3.681cm" svg:x="2.328cm" svg:y="1.014cm" presentation:class="title" presentation:user-transformed="true">
        <draw:text-box>
          <text:p text:style-name="MP15"><text:span text:style-name="MT3">Click to edit Master title style</text:span></text:p>
        </draw:text-box>
      </draw:frame>
      <draw:frame presentation:style-name="Title_20_Only-outline1" draw:layer="backgroundobjects" svg:width="30.482cm" svg:height="11.048cm" svg:x="1.693cm" svg:y="4.457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losing"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9" draw:style-name="Mgr17" draw:text-style-name="MP7" draw:layer="backgroundobjects" svg:width="13.96cm" svg:height="13.243cm" svg:x="0cm" svg:y="5.806cm">
        <text:p text:style-name="MP6"><text:span text:style-name="MT1"/></text:p>
        <draw:enhanced-geometry draw:mirror-horizontal="false" draw:mirror-vertical="false" drawooo:sub-view-size="5025692 4767794" draw:text-areas="0 0 ?f24 ?f25" svg:viewBox="0 0 0 0" draw:type="ooxml-non-primitive" draw:enhanced-path="M 0 0 L 83822 8977 C 481513 73066 786941 276937 1007423 603530 1091644 728317 1141084 864163 1196014 998698 1314658 1289535 1474956 1561126 1720031 1792671 1926283 1987685 2173702 2127358 2445357 2234883 2748724 2354951 2937273 2404939 3131728 2461621 3347847 2524590 4630019 2898435 4942117 3799387 5026156 4042026 5026847 4283761 5025401 4347030 5022168 4486810 5000521 4622184 4964911 4754079 L 4960464 4767794 0 4767794 Z N">
          <draw:equation draw:name="f0" draw:formula="0*logwidth/5025692"/>
          <draw:equation draw:name="f1" draw:formula="0*logheight/4767794"/>
          <draw:equation draw:name="f2" draw:formula="83822*logwidth/5025692"/>
          <draw:equation draw:name="f3" draw:formula="8977*logheight/4767794"/>
          <draw:equation draw:name="f4" draw:formula="1007423*logwidth/5025692"/>
          <draw:equation draw:name="f5" draw:formula="603530*logheight/4767794"/>
          <draw:equation draw:name="f6" draw:formula="1196014*logwidth/5025692"/>
          <draw:equation draw:name="f7" draw:formula="998698*logheight/4767794"/>
          <draw:equation draw:name="f8" draw:formula="1720031*logwidth/5025692"/>
          <draw:equation draw:name="f9" draw:formula="1792671*logheight/4767794"/>
          <draw:equation draw:name="f10" draw:formula="2445357*logwidth/5025692"/>
          <draw:equation draw:name="f11" draw:formula="2234883*logheight/4767794"/>
          <draw:equation draw:name="f12" draw:formula="3131728*logwidth/5025692"/>
          <draw:equation draw:name="f13" draw:formula="2461621*logheight/4767794"/>
          <draw:equation draw:name="f14" draw:formula="4942117*logwidth/5025692"/>
          <draw:equation draw:name="f15" draw:formula="3799387*logheight/4767794"/>
          <draw:equation draw:name="f16" draw:formula="5025401*logwidth/5025692"/>
          <draw:equation draw:name="f17" draw:formula="4347030*logheight/4767794"/>
          <draw:equation draw:name="f18" draw:formula="4964911*logwidth/5025692"/>
          <draw:equation draw:name="f19" draw:formula="4754079*logheight/4767794"/>
          <draw:equation draw:name="f20" draw:formula="4960464*logwidth/5025692"/>
          <draw:equation draw:name="f21" draw:formula="4767794*logheight/4767794"/>
          <draw:equation draw:name="f22" draw:formula="0*logwidth/5025692"/>
          <draw:equation draw:name="f23" draw:formula="4767794*logheight/4767794"/>
          <draw:equation draw:name="f24" draw:formula="logwidth"/>
          <draw:equation draw:name="f25" draw:formula="logheight"/>
        </draw:enhanced-geometry>
      </draw:custom-shape>
      <draw:frame draw:name="Title 1" presentation:style-name="Mpr17" draw:text-style-name="MP12" draw:layer="backgroundobjects" svg:width="25.401cm" svg:height="6.631cm" svg:x="4.233cm" svg:y="3.251cm" presentation:class="title" presentation:user-transformed="true">
        <draw:text-box>
          <text:p text:style-name="MP11"><text:span text:style-name="MT3">click to edit master title style</text:span></text:p>
        </draw:text-box>
      </draw:frame>
      <draw:custom-shape draw:name="Freeform: Shape 15" draw:style-name="Mgr18" draw:text-style-name="MP10" draw:layer="backgroundobjects" svg:width="16.718cm" svg:height="16.079cm" svg:x="17.15cm" svg:y="0cm">
        <text:p text:style-name="MP8"><text:span text:style-name="MT2"/></text:p>
        <draw:enhanced-geometry draw:mirror-horizontal="false" draw:mirror-vertical="false" drawooo:sub-view-size="6018487 5788889" draw:text-areas="0 0 ?f12 ?f13" svg:viewBox="0 0 0 0" draw:type="ooxml-non-primitive" draw:enhanced-path="M 156534 0 L 6018487 0 6018487 5323590 5932782 5397450 C 4753122 6286614 2167835 5612225 891863 3868392 139136 2839633 -193253 1390444 113848 143186 Z N">
          <draw:equation draw:name="f0" draw:formula="156534*logwidth/6018487"/>
          <draw:equation draw:name="f1" draw:formula="0*logheight/5788889"/>
          <draw:equation draw:name="f2" draw:formula="6018487*logwidth/6018487"/>
          <draw:equation draw:name="f3" draw:formula="0*logheight/5788889"/>
          <draw:equation draw:name="f4" draw:formula="6018487*logwidth/6018487"/>
          <draw:equation draw:name="f5" draw:formula="5323590*logheight/5788889"/>
          <draw:equation draw:name="f6" draw:formula="5932782*logwidth/6018487"/>
          <draw:equation draw:name="f7" draw:formula="5397450*logheight/5788889"/>
          <draw:equation draw:name="f8" draw:formula="891863*logwidth/6018487"/>
          <draw:equation draw:name="f9" draw:formula="3868392*logheight/5788889"/>
          <draw:equation draw:name="f10" draw:formula="113848*logwidth/6018487"/>
          <draw:equation draw:name="f11" draw:formula="143186*logheight/5788889"/>
          <draw:equation draw:name="f12" draw:formula="logwidth"/>
          <draw:equation draw:name="f13" draw:formula="logheight"/>
        </draw:enhanced-geometry>
      </draw:custom-shape>
      <draw:custom-shape draw:name="Freeform: Shape 24" draw:style-name="Mgr19" draw:text-style-name="MP18" draw:layer="backgroundobjects" svg:width="11.854cm" svg:height="8.007cm" svg:x="0cm" svg:y="0cm">
        <text:p text:style-name="MP8"><text:span text:style-name="MT2"/></text:p>
        <draw:enhanced-geometry draw:mirror-horizontal="false" draw:mirror-vertical="false" drawooo:sub-view-size="4267591 2882748" draw:text-areas="0 0 ?f240 ?f241" svg:viewBox="0 0 0 0" draw:type="ooxml-non-primitive" draw:enhanced-path="M 0 2134758 L 135092 2175020 C 247893 2208938 359897 2244319 469981 2285030 688734 2365982 926780 2389580 1134527 2529385 1111293 2536105 1084314 2554145 1064635 2548225 814362 2472495 566898 2388275 315785 2316034 226713 2290482 136892 2266722 46569 2245309 L 0 2235619 Z M 0 1967372 L 232045 2009953 C 320878 2026276 408499 2042942 495583 2061706 618442 2088448 738499 2128393 860985 2157208 1103133 2213900 1297707 2355605 1490314 2502311 1510009 2517660 1528110 2535934 1544328 2555153 1619298 2646068 1613092 2705575 1509378 2760287 1356960 2840889 1196693 2899717 1018130 2878317 700936 2839694 389321 2782077 97977 2657869 L 0 2611661 0 2522575 36179 2540947 C 98865 2569652 162521 2595839 227168 2619861 491407 2717831 766881 2781841 1049720 2803693 1216976 2816618 1364079 2764406 1522759 2657300 1454327 2593064 1404813 2529467 1341031 2488140 965455 2245805 550818 2128773 116573 2081431 L 0 2071355 Z M 2401892 1751418 C 2380659 1753882 2353750 1764838 2313603 1773156 2752497 2089138 3685183 2174215 3736159 2098816 3681320 2058894 2852539 1864508 2421513 1752198 2415417 1750720 2408970 1750597 2401892 1751418 Z M 2910248 1665762 C 2826286 1667679 2751312 1681882 2693521 1712957 3023533 1861399 3770067 2002973 3841143 1959708 3806676 1879835 3274081 1657452 2910248 1665762 Z M 2919895 1115054 C 2655211 1144481 2390336 1172588 2125748 1202674 2086040 1207055 2046728 1223505 2007109 1223832 1713676 1226414 1486960 1393190 1247864 1530087 1241000 1533773 1237913 1544997 1226462 1563493 1789476 1476879 2803826 1321787 2881638 1311235 2904030 1308005 2936572 1351817 2936572 1351817 2648787 1412198 2378604 1473408 2102826 1509825 1825072 1546526 1544201 1575593 1245458 1667199 1578446 1738407 1883155 1725439 2186119 1681732 2378435 1653988 2572052 1616623 2756600 1558336 2920548 1506387 3093043 1443775 3162185 1256614 3114378 1144263 3033091 1102767 2919895 1115054 Z M 0 681959 L 28001 697524 C 49725 716454 63111 743997 66082 776244 77189 890520 87170 1006306 13562 1111244 L 0 1128554 Z M 2203267 26463 C 2144469 27840 2095401 62583 2047374 86186 1763675 226150 1528451 427164 1322563 668412 1122967 902015 913285 1126294 701249 1348218 604859 1449032 491877 1532703 386156 1624759 1010012 1340055 1511447 896500 1967804 396793 2030450 434916 2018270 466990 1984442 498145 1710906 750499 1470182 1039217 1156574 1246824 946657 1385576 738437 1526777 530122 1667318 514799 1677613 502024 1691583 463307 1726138 528693 1713337 579708 1717430 590405 1698370 641358 1608827 733516 1623154 809789 1592612 1317648 1389320 1783816 1130061 2068235 631578 2158880 472306 2229752 306454 2262105 125274 2267422 96885 2264455 66995 2265630 37856 2243547 29252 2222866 26004 2203267 26463 Z M 2051856 0 L 2335286 0 2350174 20880 C 2370139 76045 2344286 138009 2331394 195450 2283002 409934 2191666 606360 2063312 783873 1973739 908633 1874460 1026706 1769279 1159780 1892535 1142673 2006127 1142454 2107521 1108963 2220487 1071780 2323708 1004339 2430619 948494 2455631 935453 2494465 915702 2496219 895238 2508370 788386 2598965 768580 2669192 724088 2757939 668169 2850741 617052 2929776 549732 3029863 465227 3118730 368193 3210049 274173 3267476 215529 3325157 157184 3383761 99928 L 3490563 0 3605978 0 3458563 137538 C 3406397 188455 3355111 240446 3304191 292930 3168997 432355 3033051 571214 2897104 710073 3271787 613576 3532055 362462 3766184 69979 3828419 142521 3781712 182271 3750328 211725 3608446 346725 3462414 476260 3318080 608245 3301448 623445 3286323 639775 3254471 670645 3655467 551487 3975215 358490 4175741 5506 L 4178513 0 4267591 0 4196883 117608 C 4072919 301445 3920352 459377 3716201 571695 3420870 733548 3099527 817634 2777805 899081 2654572 930333 2549256 983254 2446797 1055975 2599913 1054771 2749800 1035842 2900281 1035018 2982910 1034551 3071966 1050673 3146182 1085105 3273707 1144184 3299549 1290694 3214189 1402718 3177941 1449717 3135567 1491537 3086344 1546472 3135391 1555565 3172956 1564294 3211267 1568873 3486503 1603274 3709787 1748249 3927914 1904073 4026847 1974687 4088431 2052038 4063227 2175596 4040888 2267748 2840535 2228697 2394808 1935259 2296731 1870583 2177887 1825072 2062377 1802662 1951103 1781660 1831900 1803573 1716334 1804077 1470424 1805193 1224054 1812439 983200 1741413 927742 1725160 861293 1721272 804660 1734159 553854 1789879 304754 1852763 55558 1914988 39661 1918966 24379 1926055 8924 1934264 L 0 1939129 0 1841344 9691 1837644 C 33131 1827104 51251 1815227 51235 1805797 50054 1718385 125065 1721037 167264 1687327 214257 1649558 268700 1621492 314090 1581932 649297 1291036 976586 991852 1249671 638506 1414550 425238 1611414 250178 1837405 113171 Z N">
          <draw:equation draw:name="f0" draw:formula="0*logwidth/4267591"/>
          <draw:equation draw:name="f1" draw:formula="2134758*logheight/2882748"/>
          <draw:equation draw:name="f2" draw:formula="135092*logwidth/4267591"/>
          <draw:equation draw:name="f3" draw:formula="2175020*logheight/2882748"/>
          <draw:equation draw:name="f4" draw:formula="469981*logwidth/4267591"/>
          <draw:equation draw:name="f5" draw:formula="2285030*logheight/2882748"/>
          <draw:equation draw:name="f6" draw:formula="1134527*logwidth/4267591"/>
          <draw:equation draw:name="f7" draw:formula="2529385*logheight/2882748"/>
          <draw:equation draw:name="f8" draw:formula="1064635*logwidth/4267591"/>
          <draw:equation draw:name="f9" draw:formula="2548225*logheight/2882748"/>
          <draw:equation draw:name="f10" draw:formula="315785*logwidth/4267591"/>
          <draw:equation draw:name="f11" draw:formula="2316034*logheight/2882748"/>
          <draw:equation draw:name="f12" draw:formula="46569*logwidth/4267591"/>
          <draw:equation draw:name="f13" draw:formula="2245309*logheight/2882748"/>
          <draw:equation draw:name="f14" draw:formula="0*logwidth/4267591"/>
          <draw:equation draw:name="f15" draw:formula="2235619*logheight/2882748"/>
          <draw:equation draw:name="f16" draw:formula="0*logwidth/4267591"/>
          <draw:equation draw:name="f17" draw:formula="1967372*logheight/2882748"/>
          <draw:equation draw:name="f18" draw:formula="232045*logwidth/4267591"/>
          <draw:equation draw:name="f19" draw:formula="2009953*logheight/2882748"/>
          <draw:equation draw:name="f20" draw:formula="495583*logwidth/4267591"/>
          <draw:equation draw:name="f21" draw:formula="2061706*logheight/2882748"/>
          <draw:equation draw:name="f22" draw:formula="860985*logwidth/4267591"/>
          <draw:equation draw:name="f23" draw:formula="2157208*logheight/2882748"/>
          <draw:equation draw:name="f24" draw:formula="1490314*logwidth/4267591"/>
          <draw:equation draw:name="f25" draw:formula="2502311*logheight/2882748"/>
          <draw:equation draw:name="f26" draw:formula="1544328*logwidth/4267591"/>
          <draw:equation draw:name="f27" draw:formula="2555153*logheight/2882748"/>
          <draw:equation draw:name="f28" draw:formula="1509378*logwidth/4267591"/>
          <draw:equation draw:name="f29" draw:formula="2760287*logheight/2882748"/>
          <draw:equation draw:name="f30" draw:formula="1018130*logwidth/4267591"/>
          <draw:equation draw:name="f31" draw:formula="2878317*logheight/2882748"/>
          <draw:equation draw:name="f32" draw:formula="97977*logwidth/4267591"/>
          <draw:equation draw:name="f33" draw:formula="2657869*logheight/2882748"/>
          <draw:equation draw:name="f34" draw:formula="0*logwidth/4267591"/>
          <draw:equation draw:name="f35" draw:formula="2611661*logheight/2882748"/>
          <draw:equation draw:name="f36" draw:formula="0*logwidth/4267591"/>
          <draw:equation draw:name="f37" draw:formula="2522575*logheight/2882748"/>
          <draw:equation draw:name="f38" draw:formula="36179*logwidth/4267591"/>
          <draw:equation draw:name="f39" draw:formula="2540947*logheight/2882748"/>
          <draw:equation draw:name="f40" draw:formula="227168*logwidth/4267591"/>
          <draw:equation draw:name="f41" draw:formula="2619861*logheight/2882748"/>
          <draw:equation draw:name="f42" draw:formula="1049720*logwidth/4267591"/>
          <draw:equation draw:name="f43" draw:formula="2803693*logheight/2882748"/>
          <draw:equation draw:name="f44" draw:formula="1522759*logwidth/4267591"/>
          <draw:equation draw:name="f45" draw:formula="2657300*logheight/2882748"/>
          <draw:equation draw:name="f46" draw:formula="1341031*logwidth/4267591"/>
          <draw:equation draw:name="f47" draw:formula="2488140*logheight/2882748"/>
          <draw:equation draw:name="f48" draw:formula="116573*logwidth/4267591"/>
          <draw:equation draw:name="f49" draw:formula="2081431*logheight/2882748"/>
          <draw:equation draw:name="f50" draw:formula="0*logwidth/4267591"/>
          <draw:equation draw:name="f51" draw:formula="2071355*logheight/2882748"/>
          <draw:equation draw:name="f52" draw:formula="2401892*logwidth/4267591"/>
          <draw:equation draw:name="f53" draw:formula="1751418*logheight/2882748"/>
          <draw:equation draw:name="f54" draw:formula="2313603*logwidth/4267591"/>
          <draw:equation draw:name="f55" draw:formula="1773156*logheight/2882748"/>
          <draw:equation draw:name="f56" draw:formula="3736159*logwidth/4267591"/>
          <draw:equation draw:name="f57" draw:formula="2098816*logheight/2882748"/>
          <draw:equation draw:name="f58" draw:formula="2421513*logwidth/4267591"/>
          <draw:equation draw:name="f59" draw:formula="1752198*logheight/2882748"/>
          <draw:equation draw:name="f60" draw:formula="2401892*logwidth/4267591"/>
          <draw:equation draw:name="f61" draw:formula="1751418*logheight/2882748"/>
          <draw:equation draw:name="f62" draw:formula="2910248*logwidth/4267591"/>
          <draw:equation draw:name="f63" draw:formula="1665762*logheight/2882748"/>
          <draw:equation draw:name="f64" draw:formula="2693521*logwidth/4267591"/>
          <draw:equation draw:name="f65" draw:formula="1712957*logheight/2882748"/>
          <draw:equation draw:name="f66" draw:formula="3841143*logwidth/4267591"/>
          <draw:equation draw:name="f67" draw:formula="1959708*logheight/2882748"/>
          <draw:equation draw:name="f68" draw:formula="2910248*logwidth/4267591"/>
          <draw:equation draw:name="f69" draw:formula="1665762*logheight/2882748"/>
          <draw:equation draw:name="f70" draw:formula="2919895*logwidth/4267591"/>
          <draw:equation draw:name="f71" draw:formula="1115054*logheight/2882748"/>
          <draw:equation draw:name="f72" draw:formula="2125748*logwidth/4267591"/>
          <draw:equation draw:name="f73" draw:formula="1202674*logheight/2882748"/>
          <draw:equation draw:name="f74" draw:formula="2007109*logwidth/4267591"/>
          <draw:equation draw:name="f75" draw:formula="1223832*logheight/2882748"/>
          <draw:equation draw:name="f76" draw:formula="1247864*logwidth/4267591"/>
          <draw:equation draw:name="f77" draw:formula="1530087*logheight/2882748"/>
          <draw:equation draw:name="f78" draw:formula="1226462*logwidth/4267591"/>
          <draw:equation draw:name="f79" draw:formula="1563493*logheight/2882748"/>
          <draw:equation draw:name="f80" draw:formula="2881638*logwidth/4267591"/>
          <draw:equation draw:name="f81" draw:formula="1311235*logheight/2882748"/>
          <draw:equation draw:name="f82" draw:formula="2936572*logwidth/4267591"/>
          <draw:equation draw:name="f83" draw:formula="1351817*logheight/2882748"/>
          <draw:equation draw:name="f84" draw:formula="2102826*logwidth/4267591"/>
          <draw:equation draw:name="f85" draw:formula="1509825*logheight/2882748"/>
          <draw:equation draw:name="f86" draw:formula="1245458*logwidth/4267591"/>
          <draw:equation draw:name="f87" draw:formula="1667199*logheight/2882748"/>
          <draw:equation draw:name="f88" draw:formula="2186119*logwidth/4267591"/>
          <draw:equation draw:name="f89" draw:formula="1681732*logheight/2882748"/>
          <draw:equation draw:name="f90" draw:formula="2756600*logwidth/4267591"/>
          <draw:equation draw:name="f91" draw:formula="1558336*logheight/2882748"/>
          <draw:equation draw:name="f92" draw:formula="3162185*logwidth/4267591"/>
          <draw:equation draw:name="f93" draw:formula="1256614*logheight/2882748"/>
          <draw:equation draw:name="f94" draw:formula="2919895*logwidth/4267591"/>
          <draw:equation draw:name="f95" draw:formula="1115054*logheight/2882748"/>
          <draw:equation draw:name="f96" draw:formula="0*logwidth/4267591"/>
          <draw:equation draw:name="f97" draw:formula="681959*logheight/2882748"/>
          <draw:equation draw:name="f98" draw:formula="28001*logwidth/4267591"/>
          <draw:equation draw:name="f99" draw:formula="697524*logheight/2882748"/>
          <draw:equation draw:name="f100" draw:formula="66082*logwidth/4267591"/>
          <draw:equation draw:name="f101" draw:formula="776244*logheight/2882748"/>
          <draw:equation draw:name="f102" draw:formula="13562*logwidth/4267591"/>
          <draw:equation draw:name="f103" draw:formula="1111244*logheight/2882748"/>
          <draw:equation draw:name="f104" draw:formula="0*logwidth/4267591"/>
          <draw:equation draw:name="f105" draw:formula="1128554*logheight/2882748"/>
          <draw:equation draw:name="f106" draw:formula="2203267*logwidth/4267591"/>
          <draw:equation draw:name="f107" draw:formula="26463*logheight/2882748"/>
          <draw:equation draw:name="f108" draw:formula="2047374*logwidth/4267591"/>
          <draw:equation draw:name="f109" draw:formula="86186*logheight/2882748"/>
          <draw:equation draw:name="f110" draw:formula="1322563*logwidth/4267591"/>
          <draw:equation draw:name="f111" draw:formula="668412*logheight/2882748"/>
          <draw:equation draw:name="f112" draw:formula="701249*logwidth/4267591"/>
          <draw:equation draw:name="f113" draw:formula="1348218*logheight/2882748"/>
          <draw:equation draw:name="f114" draw:formula="386156*logwidth/4267591"/>
          <draw:equation draw:name="f115" draw:formula="1624759*logheight/2882748"/>
          <draw:equation draw:name="f116" draw:formula="1967804*logwidth/4267591"/>
          <draw:equation draw:name="f117" draw:formula="396793*logheight/2882748"/>
          <draw:equation draw:name="f118" draw:formula="1984442*logwidth/4267591"/>
          <draw:equation draw:name="f119" draw:formula="498145*logheight/2882748"/>
          <draw:equation draw:name="f120" draw:formula="1156574*logwidth/4267591"/>
          <draw:equation draw:name="f121" draw:formula="1246824*logheight/2882748"/>
          <draw:equation draw:name="f122" draw:formula="530122*logwidth/4267591"/>
          <draw:equation draw:name="f123" draw:formula="1667318*logheight/2882748"/>
          <draw:equation draw:name="f124" draw:formula="463307*logwidth/4267591"/>
          <draw:equation draw:name="f125" draw:formula="1726138*logheight/2882748"/>
          <draw:equation draw:name="f126" draw:formula="590405*logwidth/4267591"/>
          <draw:equation draw:name="f127" draw:formula="1698370*logheight/2882748"/>
          <draw:equation draw:name="f128" draw:formula="809789*logwidth/4267591"/>
          <draw:equation draw:name="f129" draw:formula="1592612*logheight/2882748"/>
          <draw:equation draw:name="f130" draw:formula="2068235*logwidth/4267591"/>
          <draw:equation draw:name="f131" draw:formula="631578*logheight/2882748"/>
          <draw:equation draw:name="f132" draw:formula="2262105*logwidth/4267591"/>
          <draw:equation draw:name="f133" draw:formula="125274*logheight/2882748"/>
          <draw:equation draw:name="f134" draw:formula="2265630*logwidth/4267591"/>
          <draw:equation draw:name="f135" draw:formula="37856*logheight/2882748"/>
          <draw:equation draw:name="f136" draw:formula="2203267*logwidth/4267591"/>
          <draw:equation draw:name="f137" draw:formula="26463*logheight/2882748"/>
          <draw:equation draw:name="f138" draw:formula="2051856*logwidth/4267591"/>
          <draw:equation draw:name="f139" draw:formula="0*logheight/2882748"/>
          <draw:equation draw:name="f140" draw:formula="2335286*logwidth/4267591"/>
          <draw:equation draw:name="f141" draw:formula="0*logheight/2882748"/>
          <draw:equation draw:name="f142" draw:formula="2350174*logwidth/4267591"/>
          <draw:equation draw:name="f143" draw:formula="20880*logheight/2882748"/>
          <draw:equation draw:name="f144" draw:formula="2331394*logwidth/4267591"/>
          <draw:equation draw:name="f145" draw:formula="195450*logheight/2882748"/>
          <draw:equation draw:name="f146" draw:formula="2063312*logwidth/4267591"/>
          <draw:equation draw:name="f147" draw:formula="783873*logheight/2882748"/>
          <draw:equation draw:name="f148" draw:formula="1769279*logwidth/4267591"/>
          <draw:equation draw:name="f149" draw:formula="1159780*logheight/2882748"/>
          <draw:equation draw:name="f150" draw:formula="2107521*logwidth/4267591"/>
          <draw:equation draw:name="f151" draw:formula="1108963*logheight/2882748"/>
          <draw:equation draw:name="f152" draw:formula="2430619*logwidth/4267591"/>
          <draw:equation draw:name="f153" draw:formula="948494*logheight/2882748"/>
          <draw:equation draw:name="f154" draw:formula="2496219*logwidth/4267591"/>
          <draw:equation draw:name="f155" draw:formula="895238*logheight/2882748"/>
          <draw:equation draw:name="f156" draw:formula="2669192*logwidth/4267591"/>
          <draw:equation draw:name="f157" draw:formula="724088*logheight/2882748"/>
          <draw:equation draw:name="f158" draw:formula="2929776*logwidth/4267591"/>
          <draw:equation draw:name="f159" draw:formula="549732*logheight/2882748"/>
          <draw:equation draw:name="f160" draw:formula="3210049*logwidth/4267591"/>
          <draw:equation draw:name="f161" draw:formula="274173*logheight/2882748"/>
          <draw:equation draw:name="f162" draw:formula="3383761*logwidth/4267591"/>
          <draw:equation draw:name="f163" draw:formula="99928*logheight/2882748"/>
          <draw:equation draw:name="f164" draw:formula="3490563*logwidth/4267591"/>
          <draw:equation draw:name="f165" draw:formula="0*logheight/2882748"/>
          <draw:equation draw:name="f166" draw:formula="3605978*logwidth/4267591"/>
          <draw:equation draw:name="f167" draw:formula="0*logheight/2882748"/>
          <draw:equation draw:name="f168" draw:formula="3458563*logwidth/4267591"/>
          <draw:equation draw:name="f169" draw:formula="137538*logheight/2882748"/>
          <draw:equation draw:name="f170" draw:formula="3304191*logwidth/4267591"/>
          <draw:equation draw:name="f171" draw:formula="292930*logheight/2882748"/>
          <draw:equation draw:name="f172" draw:formula="2897104*logwidth/4267591"/>
          <draw:equation draw:name="f173" draw:formula="710073*logheight/2882748"/>
          <draw:equation draw:name="f174" draw:formula="3766184*logwidth/4267591"/>
          <draw:equation draw:name="f175" draw:formula="69979*logheight/2882748"/>
          <draw:equation draw:name="f176" draw:formula="3750328*logwidth/4267591"/>
          <draw:equation draw:name="f177" draw:formula="211725*logheight/2882748"/>
          <draw:equation draw:name="f178" draw:formula="3318080*logwidth/4267591"/>
          <draw:equation draw:name="f179" draw:formula="608245*logheight/2882748"/>
          <draw:equation draw:name="f180" draw:formula="3254471*logwidth/4267591"/>
          <draw:equation draw:name="f181" draw:formula="670645*logheight/2882748"/>
          <draw:equation draw:name="f182" draw:formula="4175741*logwidth/4267591"/>
          <draw:equation draw:name="f183" draw:formula="5506*logheight/2882748"/>
          <draw:equation draw:name="f184" draw:formula="4178513*logwidth/4267591"/>
          <draw:equation draw:name="f185" draw:formula="0*logheight/2882748"/>
          <draw:equation draw:name="f186" draw:formula="4267591*logwidth/4267591"/>
          <draw:equation draw:name="f187" draw:formula="0*logheight/2882748"/>
          <draw:equation draw:name="f188" draw:formula="4196883*logwidth/4267591"/>
          <draw:equation draw:name="f189" draw:formula="117608*logheight/2882748"/>
          <draw:equation draw:name="f190" draw:formula="3716201*logwidth/4267591"/>
          <draw:equation draw:name="f191" draw:formula="571695*logheight/2882748"/>
          <draw:equation draw:name="f192" draw:formula="2777805*logwidth/4267591"/>
          <draw:equation draw:name="f193" draw:formula="899081*logheight/2882748"/>
          <draw:equation draw:name="f194" draw:formula="2446797*logwidth/4267591"/>
          <draw:equation draw:name="f195" draw:formula="1055975*logheight/2882748"/>
          <draw:equation draw:name="f196" draw:formula="2900281*logwidth/4267591"/>
          <draw:equation draw:name="f197" draw:formula="1035018*logheight/2882748"/>
          <draw:equation draw:name="f198" draw:formula="3146182*logwidth/4267591"/>
          <draw:equation draw:name="f199" draw:formula="1085105*logheight/2882748"/>
          <draw:equation draw:name="f200" draw:formula="3214189*logwidth/4267591"/>
          <draw:equation draw:name="f201" draw:formula="1402718*logheight/2882748"/>
          <draw:equation draw:name="f202" draw:formula="3086344*logwidth/4267591"/>
          <draw:equation draw:name="f203" draw:formula="1546472*logheight/2882748"/>
          <draw:equation draw:name="f204" draw:formula="3211267*logwidth/4267591"/>
          <draw:equation draw:name="f205" draw:formula="1568873*logheight/2882748"/>
          <draw:equation draw:name="f206" draw:formula="3927914*logwidth/4267591"/>
          <draw:equation draw:name="f207" draw:formula="1904073*logheight/2882748"/>
          <draw:equation draw:name="f208" draw:formula="4063227*logwidth/4267591"/>
          <draw:equation draw:name="f209" draw:formula="2175596*logheight/2882748"/>
          <draw:equation draw:name="f210" draw:formula="2394808*logwidth/4267591"/>
          <draw:equation draw:name="f211" draw:formula="1935259*logheight/2882748"/>
          <draw:equation draw:name="f212" draw:formula="2062377*logwidth/4267591"/>
          <draw:equation draw:name="f213" draw:formula="1802662*logheight/2882748"/>
          <draw:equation draw:name="f214" draw:formula="1716334*logwidth/4267591"/>
          <draw:equation draw:name="f215" draw:formula="1804077*logheight/2882748"/>
          <draw:equation draw:name="f216" draw:formula="983200*logwidth/4267591"/>
          <draw:equation draw:name="f217" draw:formula="1741413*logheight/2882748"/>
          <draw:equation draw:name="f218" draw:formula="804660*logwidth/4267591"/>
          <draw:equation draw:name="f219" draw:formula="1734159*logheight/2882748"/>
          <draw:equation draw:name="f220" draw:formula="55558*logwidth/4267591"/>
          <draw:equation draw:name="f221" draw:formula="1914988*logheight/2882748"/>
          <draw:equation draw:name="f222" draw:formula="8924*logwidth/4267591"/>
          <draw:equation draw:name="f223" draw:formula="1934264*logheight/2882748"/>
          <draw:equation draw:name="f224" draw:formula="0*logwidth/4267591"/>
          <draw:equation draw:name="f225" draw:formula="1939129*logheight/2882748"/>
          <draw:equation draw:name="f226" draw:formula="0*logwidth/4267591"/>
          <draw:equation draw:name="f227" draw:formula="1841344*logheight/2882748"/>
          <draw:equation draw:name="f228" draw:formula="9691*logwidth/4267591"/>
          <draw:equation draw:name="f229" draw:formula="1837644*logheight/2882748"/>
          <draw:equation draw:name="f230" draw:formula="51235*logwidth/4267591"/>
          <draw:equation draw:name="f231" draw:formula="1805797*logheight/2882748"/>
          <draw:equation draw:name="f232" draw:formula="167264*logwidth/4267591"/>
          <draw:equation draw:name="f233" draw:formula="1687327*logheight/2882748"/>
          <draw:equation draw:name="f234" draw:formula="314090*logwidth/4267591"/>
          <draw:equation draw:name="f235" draw:formula="1581932*logheight/2882748"/>
          <draw:equation draw:name="f236" draw:formula="1249671*logwidth/4267591"/>
          <draw:equation draw:name="f237" draw:formula="638506*logheight/2882748"/>
          <draw:equation draw:name="f238" draw:formula="1837405*logwidth/4267591"/>
          <draw:equation draw:name="f239" draw:formula="113171*logheight/2882748"/>
          <draw:equation draw:name="f240" draw:formula="logwidth"/>
          <draw:equation draw:name="f241" draw:formula="logheight"/>
        </draw:enhanced-geometry>
      </draw:custom-shape>
      <draw:custom-shape draw:name="Freeform: Shape 12" draw:style-name="Mgr20" draw:text-style-name="MP9" draw:layer="backgroundobjects" svg:width="4.662cm" svg:height="15.167cm" svg:x="29.254cm" svg:y="3.299cm">
        <text:p text:style-name="MP8"><text:span text:style-name="MT2"/></text:p>
        <draw:enhanced-geometry draw:mirror-horizontal="false" draw:mirror-vertical="false" drawooo:sub-view-size="1678579 5460561" draw:text-areas="0 0 ?f168 ?f169" svg:viewBox="0 0 0 0" draw:type="ooxml-non-primitive"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equation draw:name="f0" draw:formula="1603804*logwidth/1693993"/>
          <draw:equation draw:name="f1" draw:formula="54*logheight/5462555"/>
          <draw:equation draw:name="f2" draw:formula="1693819*logwidth/1693993"/>
          <draw:equation draw:name="f3" draw:formula="10532*logheight/5462555"/>
          <draw:equation draw:name="f4" draw:formula="1678579*logwidth/1693993"/>
          <draw:equation draw:name="f5" draw:formula="5418828*logheight/5462555"/>
          <draw:equation draw:name="f6" draw:formula="1176667*logwidth/1693993"/>
          <draw:equation draw:name="f7" draw:formula="5429928*logheight/5462555"/>
          <draw:equation draw:name="f8" draw:formula="512297*logwidth/1693993"/>
          <draw:equation draw:name="f9" draw:formula="5030409*logheight/5462555"/>
          <draw:equation draw:name="f10" draw:formula="314208*logwidth/1693993"/>
          <draw:equation draw:name="f11" draw:formula="4179509*logheight/5462555"/>
          <draw:equation draw:name="f12" draw:formula="429138*logwidth/1693993"/>
          <draw:equation draw:name="f13" draw:formula="3898280*logheight/5462555"/>
          <draw:equation draw:name="f14" draw:formula="592360*logwidth/1693993"/>
          <draw:equation draw:name="f15" draw:formula="3258731*logheight/5462555"/>
          <draw:equation draw:name="f16" draw:formula="481029*logwidth/1693993"/>
          <draw:equation draw:name="f17" draw:formula="2679952*logheight/5462555"/>
          <draw:equation draw:name="f18" draw:formula="277230*logwidth/1693993"/>
          <draw:equation draw:name="f19" draw:formula="2221719*logheight/5462555"/>
          <draw:equation draw:name="f20" draw:formula="119523*logwidth/1693993"/>
          <draw:equation draw:name="f21" draw:formula="667910*logheight/5462555"/>
          <draw:equation draw:name="f22" draw:formula="361880*logwidth/1693993"/>
          <draw:equation draw:name="f23" draw:formula="369606*logheight/5462555"/>
          <draw:equation draw:name="f24" draw:formula="864738*logwidth/1693993"/>
          <draw:equation draw:name="f25" draw:formula="104615*logheight/5462555"/>
          <draw:equation draw:name="f26" draw:formula="1513718*logwidth/1693993"/>
          <draw:equation draw:name="f27" draw:formula="4215*logheight/5462555"/>
          <draw:equation draw:name="f28" draw:formula="1603804*logwidth/1693993"/>
          <draw:equation draw:name="f29" draw:formula="54*logheight/5462555"/>
          <draw:equation draw:name="f30" draw:formula="1693819*logwidth/1785259"/>
          <draw:equation draw:name="f31" draw:formula="10532*logheight/5462555"/>
          <draw:equation draw:name="f32" draw:formula="1678579*logwidth/1785259"/>
          <draw:equation draw:name="f33" draw:formula="5418828*logheight/5462555"/>
          <draw:equation draw:name="f34" draw:formula="1176667*logwidth/1785259"/>
          <draw:equation draw:name="f35" draw:formula="5429928*logheight/5462555"/>
          <draw:equation draw:name="f36" draw:formula="512297*logwidth/1785259"/>
          <draw:equation draw:name="f37" draw:formula="5030409*logheight/5462555"/>
          <draw:equation draw:name="f38" draw:formula="314208*logwidth/1785259"/>
          <draw:equation draw:name="f39" draw:formula="4179509*logheight/5462555"/>
          <draw:equation draw:name="f40" draw:formula="429138*logwidth/1785259"/>
          <draw:equation draw:name="f41" draw:formula="3898280*logheight/5462555"/>
          <draw:equation draw:name="f42" draw:formula="592360*logwidth/1785259"/>
          <draw:equation draw:name="f43" draw:formula="3258731*logheight/5462555"/>
          <draw:equation draw:name="f44" draw:formula="481029*logwidth/1785259"/>
          <draw:equation draw:name="f45" draw:formula="2679952*logheight/5462555"/>
          <draw:equation draw:name="f46" draw:formula="277230*logwidth/1785259"/>
          <draw:equation draw:name="f47" draw:formula="2221719*logheight/5462555"/>
          <draw:equation draw:name="f48" draw:formula="119523*logwidth/1785259"/>
          <draw:equation draw:name="f49" draw:formula="667910*logheight/5462555"/>
          <draw:equation draw:name="f50" draw:formula="361880*logwidth/1785259"/>
          <draw:equation draw:name="f51" draw:formula="369606*logheight/5462555"/>
          <draw:equation draw:name="f52" draw:formula="864738*logwidth/1785259"/>
          <draw:equation draw:name="f53" draw:formula="104615*logheight/5462555"/>
          <draw:equation draw:name="f54" draw:formula="1513718*logwidth/1785259"/>
          <draw:equation draw:name="f55" draw:formula="4215*logheight/5462555"/>
          <draw:equation draw:name="f56" draw:formula="1603804*logwidth/1785259"/>
          <draw:equation draw:name="f57" draw:formula="54*logheight/5462555"/>
          <draw:equation draw:name="f58" draw:formula="1785259*logwidth/1785259"/>
          <draw:equation draw:name="f59" draw:formula="101972*logheight/5462555"/>
          <draw:equation draw:name="f60" draw:formula="1678579*logwidth/1785259"/>
          <draw:equation draw:name="f61" draw:formula="5418828*logheight/5462555"/>
          <draw:equation draw:name="f62" draw:formula="1176667*logwidth/1785259"/>
          <draw:equation draw:name="f63" draw:formula="5429928*logheight/5462555"/>
          <draw:equation draw:name="f64" draw:formula="512297*logwidth/1785259"/>
          <draw:equation draw:name="f65" draw:formula="5030409*logheight/5462555"/>
          <draw:equation draw:name="f66" draw:formula="314208*logwidth/1785259"/>
          <draw:equation draw:name="f67" draw:formula="4179509*logheight/5462555"/>
          <draw:equation draw:name="f68" draw:formula="429138*logwidth/1785259"/>
          <draw:equation draw:name="f69" draw:formula="3898280*logheight/5462555"/>
          <draw:equation draw:name="f70" draw:formula="592360*logwidth/1785259"/>
          <draw:equation draw:name="f71" draw:formula="3258731*logheight/5462555"/>
          <draw:equation draw:name="f72" draw:formula="481029*logwidth/1785259"/>
          <draw:equation draw:name="f73" draw:formula="2679952*logheight/5462555"/>
          <draw:equation draw:name="f74" draw:formula="277230*logwidth/1785259"/>
          <draw:equation draw:name="f75" draw:formula="2221719*logheight/5462555"/>
          <draw:equation draw:name="f76" draw:formula="119523*logwidth/1785259"/>
          <draw:equation draw:name="f77" draw:formula="667910*logheight/5462555"/>
          <draw:equation draw:name="f78" draw:formula="361880*logwidth/1785259"/>
          <draw:equation draw:name="f79" draw:formula="369606*logheight/5462555"/>
          <draw:equation draw:name="f80" draw:formula="864738*logwidth/1785259"/>
          <draw:equation draw:name="f81" draw:formula="104615*logheight/5462555"/>
          <draw:equation draw:name="f82" draw:formula="1513718*logwidth/1785259"/>
          <draw:equation draw:name="f83" draw:formula="4215*logheight/5462555"/>
          <draw:equation draw:name="f84" draw:formula="1603804*logwidth/1785259"/>
          <draw:equation draw:name="f85" draw:formula="54*logheight/5462555"/>
          <draw:equation draw:name="f86" draw:formula="1785259*logwidth/1785259"/>
          <draw:equation draw:name="f87" draw:formula="101972*logheight/5462555"/>
          <draw:equation draw:name="f88" draw:formula="1678579*logwidth/1785259"/>
          <draw:equation draw:name="f89" draw:formula="5416834*logheight/5460561"/>
          <draw:equation draw:name="f90" draw:formula="1176667*logwidth/1785259"/>
          <draw:equation draw:name="f91" draw:formula="5427934*logheight/5460561"/>
          <draw:equation draw:name="f92" draw:formula="512297*logwidth/1785259"/>
          <draw:equation draw:name="f93" draw:formula="5028415*logheight/5460561"/>
          <draw:equation draw:name="f94" draw:formula="314208*logwidth/1785259"/>
          <draw:equation draw:name="f95" draw:formula="4177515*logheight/5460561"/>
          <draw:equation draw:name="f96" draw:formula="429138*logwidth/1785259"/>
          <draw:equation draw:name="f97" draw:formula="3896286*logheight/5460561"/>
          <draw:equation draw:name="f98" draw:formula="592360*logwidth/1785259"/>
          <draw:equation draw:name="f99" draw:formula="3256737*logheight/5460561"/>
          <draw:equation draw:name="f100" draw:formula="481029*logwidth/1785259"/>
          <draw:equation draw:name="f101" draw:formula="2677958*logheight/5460561"/>
          <draw:equation draw:name="f102" draw:formula="277230*logwidth/1785259"/>
          <draw:equation draw:name="f103" draw:formula="2219725*logheight/5460561"/>
          <draw:equation draw:name="f104" draw:formula="119523*logwidth/1785259"/>
          <draw:equation draw:name="f105" draw:formula="665916*logheight/5460561"/>
          <draw:equation draw:name="f106" draw:formula="361880*logwidth/1785259"/>
          <draw:equation draw:name="f107" draw:formula="367612*logheight/5460561"/>
          <draw:equation draw:name="f108" draw:formula="864738*logwidth/1785259"/>
          <draw:equation draw:name="f109" draw:formula="102621*logheight/5460561"/>
          <draw:equation draw:name="f110" draw:formula="1513718*logwidth/1785259"/>
          <draw:equation draw:name="f111" draw:formula="2221*logheight/5460561"/>
          <draw:equation draw:name="f112" draw:formula="1654604*logwidth/1785259"/>
          <draw:equation draw:name="f113" draw:formula="600*logheight/5460561"/>
          <draw:equation draw:name="f114" draw:formula="1785259*logwidth/1785259"/>
          <draw:equation draw:name="f115" draw:formula="99978*logheight/5460561"/>
          <draw:equation draw:name="f116" draw:formula="1678579*logwidth/1678579"/>
          <draw:equation draw:name="f117" draw:formula="5416834*logheight/5460561"/>
          <draw:equation draw:name="f118" draw:formula="1176667*logwidth/1678579"/>
          <draw:equation draw:name="f119" draw:formula="5427934*logheight/5460561"/>
          <draw:equation draw:name="f120" draw:formula="512297*logwidth/1678579"/>
          <draw:equation draw:name="f121" draw:formula="5028415*logheight/5460561"/>
          <draw:equation draw:name="f122" draw:formula="314208*logwidth/1678579"/>
          <draw:equation draw:name="f123" draw:formula="4177515*logheight/5460561"/>
          <draw:equation draw:name="f124" draw:formula="429138*logwidth/1678579"/>
          <draw:equation draw:name="f125" draw:formula="3896286*logheight/5460561"/>
          <draw:equation draw:name="f126" draw:formula="592360*logwidth/1678579"/>
          <draw:equation draw:name="f127" draw:formula="3256737*logheight/5460561"/>
          <draw:equation draw:name="f128" draw:formula="481029*logwidth/1678579"/>
          <draw:equation draw:name="f129" draw:formula="2677958*logheight/5460561"/>
          <draw:equation draw:name="f130" draw:formula="277230*logwidth/1678579"/>
          <draw:equation draw:name="f131" draw:formula="2219725*logheight/5460561"/>
          <draw:equation draw:name="f132" draw:formula="119523*logwidth/1678579"/>
          <draw:equation draw:name="f133" draw:formula="665916*logheight/5460561"/>
          <draw:equation draw:name="f134" draw:formula="361880*logwidth/1678579"/>
          <draw:equation draw:name="f135" draw:formula="367612*logheight/5460561"/>
          <draw:equation draw:name="f136" draw:formula="864738*logwidth/1678579"/>
          <draw:equation draw:name="f137" draw:formula="102621*logheight/5460561"/>
          <draw:equation draw:name="f138" draw:formula="1513718*logwidth/1678579"/>
          <draw:equation draw:name="f139" draw:formula="2221*logheight/5460561"/>
          <draw:equation draw:name="f140" draw:formula="1654604*logwidth/1678579"/>
          <draw:equation draw:name="f141" draw:formula="600*logheight/5460561"/>
          <draw:equation draw:name="f142" draw:formula="1678579*logwidth/1678579"/>
          <draw:equation draw:name="f143" draw:formula="5416834*logheight/5460561"/>
          <draw:equation draw:name="f144" draw:formula="1176667*logwidth/1678579"/>
          <draw:equation draw:name="f145" draw:formula="5427934*logheight/5460561"/>
          <draw:equation draw:name="f146" draw:formula="512297*logwidth/1678579"/>
          <draw:equation draw:name="f147" draw:formula="5028415*logheight/5460561"/>
          <draw:equation draw:name="f148" draw:formula="314208*logwidth/1678579"/>
          <draw:equation draw:name="f149" draw:formula="4177515*logheight/5460561"/>
          <draw:equation draw:name="f150" draw:formula="429138*logwidth/1678579"/>
          <draw:equation draw:name="f151" draw:formula="3896286*logheight/5460561"/>
          <draw:equation draw:name="f152" draw:formula="592360*logwidth/1678579"/>
          <draw:equation draw:name="f153" draw:formula="3256737*logheight/5460561"/>
          <draw:equation draw:name="f154" draw:formula="481029*logwidth/1678579"/>
          <draw:equation draw:name="f155" draw:formula="2677958*logheight/5460561"/>
          <draw:equation draw:name="f156" draw:formula="277230*logwidth/1678579"/>
          <draw:equation draw:name="f157" draw:formula="2219725*logheight/5460561"/>
          <draw:equation draw:name="f158" draw:formula="119523*logwidth/1678579"/>
          <draw:equation draw:name="f159" draw:formula="665916*logheight/5460561"/>
          <draw:equation draw:name="f160" draw:formula="361880*logwidth/1678579"/>
          <draw:equation draw:name="f161" draw:formula="367612*logheight/5460561"/>
          <draw:equation draw:name="f162" draw:formula="864738*logwidth/1678579"/>
          <draw:equation draw:name="f163" draw:formula="102621*logheight/5460561"/>
          <draw:equation draw:name="f164" draw:formula="1513718*logwidth/1678579"/>
          <draw:equation draw:name="f165" draw:formula="2221*logheight/5460561"/>
          <draw:equation draw:name="f166" draw:formula="1672384*logwidth/1678579"/>
          <draw:equation draw:name="f167" draw:formula="600*logheight/5460561"/>
          <draw:equation draw:name="f168" draw:formula="logwidth"/>
          <draw:equation draw:name="f169" draw:formula="logheight"/>
        </draw:enhanced-geometry>
      </draw:custom-shape>
      <draw:frame presentation:style-name="Closing-outline1" draw:layer="backgroundobjects" svg:width="30.482cm" svg:height="11.048cm" svg:x="1.693cm" svg:y="4.457cm" presentation:class="outline" presentation:placeholder="true">
        <draw:text-box/>
      </draw:frame>
      <presentation:notes style:page-layout-name="PM2">
        <draw:page-thumbnail presentation:style-name="Closing-title" draw:layer="backgroundobjects" svg:width="16.932cm" svg:height="9.524cm" svg:x="1.058cm" svg:y="1.93cm" presentation:class="page"/>
        <draw:frame presentation:style-name="Closing-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51" draw:style-name="Mgr21" draw:text-style-name="MP30" draw:layer="backgroundobjects" svg:width="8.934cm" svg:height="9.667cm" svg:x="0cm" svg:y="0cm">
        <text:p text:style-name="MP6"><text:span text:style-name="MT1"/></text:p>
        <draw:enhanced-geometry draw:mirror-horizontal="false" draw:mirror-vertical="false" drawooo:sub-view-size="3216357 3480449" draw:text-areas="0 0 ?f12 ?f13" svg:viewBox="0 0 0 0" draw:type="ooxml-non-primitive" draw:enhanced-path="M 0 0 L 3216357 0 3215555 37372 C 3204137 529564 3121634 2470682 1743546 3185195 1289330 3420695 636456 3552958 112171 3438794 L 0 3408770 Z N">
          <draw:equation draw:name="f0" draw:formula="0*logwidth/3216357"/>
          <draw:equation draw:name="f1" draw:formula="0*logheight/3480449"/>
          <draw:equation draw:name="f2" draw:formula="3216357*logwidth/3216357"/>
          <draw:equation draw:name="f3" draw:formula="0*logheight/3480449"/>
          <draw:equation draw:name="f4" draw:formula="3215555*logwidth/3216357"/>
          <draw:equation draw:name="f5" draw:formula="37372*logheight/3480449"/>
          <draw:equation draw:name="f6" draw:formula="1743546*logwidth/3216357"/>
          <draw:equation draw:name="f7" draw:formula="3185195*logheight/3480449"/>
          <draw:equation draw:name="f8" draw:formula="112171*logwidth/3216357"/>
          <draw:equation draw:name="f9" draw:formula="3438794*logheight/3480449"/>
          <draw:equation draw:name="f10" draw:formula="0*logwidth/3216357"/>
          <draw:equation draw:name="f11" draw:formula="3408770*logheight/3480449"/>
          <draw:equation draw:name="f12" draw:formula="logwidth"/>
          <draw:equation draw:name="f13" draw:formula="logheight"/>
        </draw:enhanced-geometry>
      </draw:custom-shape>
      <draw:custom-shape draw:name="Freeform: Shape 36" draw:style-name="Mgr22" draw:text-style-name="MP31" draw:layer="backgroundobjects" svg:width="10.296cm" svg:height="14.526cm" svg:x="23.573cm" svg:y="4.497cm">
        <text:p text:style-name="MP8"><text:span text:style-name="MT2"/></text:p>
        <draw:enhanced-geometry draw:mirror-horizontal="false" draw:mirror-vertical="false" drawooo:sub-view-size="3706413 5229819" draw:text-areas="0 0 ?f582 ?f583" svg:viewBox="0 0 0 0" draw:type="ooxml-non-primitive" draw:enhanced-path="M 3324222 5028685 C 2914191 5017649 2457659 5092074 2393353 5115550 2431157 5160603 2707409 5188478 2867479 5174972 3128478 5152984 3388566 5120472 3648886 5092281 3667175 5090483 3685179 5084973 3702503 5073259 3592409 5045537 3460899 5032363 3324222 5028685 Z M 2943802 4819637 C 2893293 4817421 2839830 4831234 2790751 4847576 2669496 4887789 2461044 5000040 2434897 5031577 2484364 5038618 2785484 4986917 2951768 4976098 3119274 4965385 3287249 4966695 3475392 4962373 3291674 4892417 3125043 4827317 2943802 4819637 Z M 2984957 4764199 C 3018240 4767408 3051712 4773969 3085247 4783935 3248124 4832427 3408749 4889020 3570306 4942005 L 3706413 4985431 3706413 5138759 3666470 5143575 C 3408699 5170758 3151374 5199821 2893424 5222073 2723102 5236843 2552184 5234050 2386859 5181967 2344695 5168797 2273873 5156530 2246076 5123402 2248155 5065206 2304768 5047057 2334992 5028470 2452848 4957239 2572264 4889215 2693848 4824451 2786948 4775123 2885106 4754573 2984957 4764199 Z M 3087942 4378606 C 3144748 4441586 3195973 4512072 3296563 4500490 3227004 4460065 3157778 4419362 3087942 4378606 Z M 3244519 4342061 C 3237398 4401665 3296048 4447292 3437633 4493328 3374983 4444284 3312334 4395239 3244519 4342061 Z M 1907604 4339664 C 1892800 4340130 1882913 4341219 1879113 4342926 1889398 4355183 1908839 4371612 1921270 4376988 2156448 4476588 2398951 4555928 2647281 4614572 2832100 4658202 3016629 4649574 3196930 4588044 3198959 4579002 3200989 4569960 3203019 4560918 3130559 4535912 3058809 4506359 2985083 4485238 2893993 4458928 2801476 4438333 2708626 4418017 2680283 4411879 2649801 4391731 2620844 4430706 2612114 4442549 2565967 4432721 2540001 4424025 2355773 4363740 2011228 4336407 1907604 4339664 Z M 2257356 4262588 C 2189977 4262303 2140260 4266339 2122814 4273357 2175826 4302827 2336755 4324727 2427819 4316623 2449822 4314531 2473394 4319027 2495745 4323417 2611332 4347235 2726479 4372552 2842012 4396980 2876678 4404585 2911453 4410971 2946172 4417967 2820585 4303185 2459492 4263443 2257356 4262588 Z M 2658537 3869558 C 2652732 3876123 2646980 3882078 2641175 3888643 2746782 4098095 2938317 4215122 3126479 4335544 3132006 4328648 3138143 4321804 3143670 4314908 2981663 4166330 2819935 4018083 2658537 3869558 Z M 2688997 3810128 C 2831670 3941058 2937046 4076752 3092476 4164235 3210716 4230989 3312281 4326412 3421465 4408668 3449123 4429493 3477776 4449483 3516150 4477687 3438660 4249159 2930483 3834999 2688997 3810128 Z M 2629101 3729983 C 2661589 3730947 2697073 3732787 2725377 3746294 2822777 3791583 2920786 3836926 3013384 3891324 3287958 4052706 3483613 4293294 3660848 4551031 3674449 4570948 3688952 4591098 3704859 4609717 L 3706413 4611184 3706413 4755886 3552833 4689924 C 3492107 4665524 3430822 4642291 3369302 4619536 3337176 4607541 3310571 4609543 3276509 4622882 3075959 4701405 2866571 4723552 2657957 4674486 2396648 4613183 2139893 4531689 1891952 4426992 1873862 4419591 1855934 4410359 1839998 4399458 1799184 4371042 1790516 4316218 1897411 4275071 2016133 4218356 2144967 4217510 2271660 4202654 2475666 4178813 2669842 4217414 2860369 4283351 2903590 4298455 2944719 4319831 2986729 4338210 2932216 4284031 2873289 4238074 2815025 4191559 2697609 4098146 2608526 3983216 2550431 3844543 2515920 3762290 2539341 3726831 2629101 3729983 Z M 3397898 3668670 C 3415283 3667983 3433355 3673847 3449283 3681369 3508306 3708900 3568531 3734999 3627665 3763001 L 3706413 3805642 3706413 3865937 3673535 3844482 C 3568081 3782444 3464597 3742260 3391447 3744577 3445826 3859271 3536464 3928863 3623365 3988607 3638783 3991476 3644443 3993502 3645161 3992335 3651900 3982164 3658083 3971330 3669623 3952050 L 3706413 3970469 3706413 4112777 3499463 3964991 C 3444087 3920570 3399487 3862025 3355004 3805641 3329592 3773334 3324339 3732017 3350639 3695270 3363817 3676592 3380514 3669356 3397898 3668670 Z M 2911098 3440435 C 2883171 3440018 2855398 3440459 2828048 3443932 2721421 3457758 2616099 3484600 2509409 3495655 2389696 3508042 2268567 3508631 2147895 3514483 2100059 3516800 2051667 3518454 2003552 3520439 2024103 3583357 2159850 3622437 2246830 3622276 2445349 3622231 2646030 3622068 2835671 3548747 2892607 3526938 2944804 3492738 2998953 3464237 2997770 3456761 2996257 3449563 2995075 3442088 2967107 3442128 2939025 3440852 2911098 3440435 Z M 2690666 3299672 C 2619313 3297305 2547952 3303272 2476905 3324782 2348716 3363474 2192655 3383779 2094849 3447220 2096255 3455637 2357319 3460692 2483888 3440295 2657838 3412319 2830319 3373155 3014076 3366305 2977564 3351780 2942256 3330600 2904378 3324561 2833363 3312737 2762018 3302038 2690666 3299672 Z M 2367226 2661486 C 2309507 2657418 2257578 2664297 2207259 2694665 2140333 2735581 2134004 2755005 2179723 2818255 2263765 2934592 2387980 2996333 2514888 3048475 2728972 3136419 2958854 3153527 3189423 3180218 2893454 2996709 2335267 2789917 2232937 2769088 2271002 2714002 2316500 2731147 2352619 2743180 2476839 2784028 2600565 2826985 2721589 2876160 2833126 2921442 2940747 2976218 3060914 3014259 3029142 2987854 2999137 2958837 2965264 2935323 2782298 2808284 2601431 2678353 2367226 2661486 Z M 3210311 2079941 C 3256248 2071316 3282832 2083445 3306643 2095643 3457298 2173726 3595565 2272144 3675942 2418868 L 3706413 2484145 3706413 2627274 3681303 2546191 C 3633669 2400434 3529701 2297429 3407314 2211574 3394822 2203428 3390274 2202727 3381875 2214291 3440248 2353295 3510385 2485252 3584397 2615085 L 3706413 2824803 3706413 2949791 3298059 2192604 C 3309571 2371494 3349665 2539950 3453791 2686289 L 3706413 3036627 3706413 3122698 3584914 2963314 C 3523540 2882503 3462823 2801211 3404251 2718261 3355914 2649869 3319635 2570229 3291617 2490995 3258912 2398760 3239555 2301534 3218538 2205701 3210690 2169382 3196515 2083051 3210311 2079941 Z M 1350946 1631006 C 1231934 1635465 1116058 1653099 1004901 1697258 987400 1704041 971905 1715913 955407 1725240 966639 1785816 1017519 1804655 1056827 1829253 1231268 1938043 1422837 1999155 1626585 2030287 1823957 2060561 2019631 2099599 2214811 2140743 2303499 2159472 2388397 2193234 2475442 2220115 2104592 1972985 1687908 1847862 1255641 1766864 1255251 1719208 1277138 1714955 1305929 1722974 1538973 1787671 1780869 1821795 2002915 1923946 2151427 1992395 2300710 2059069 2449662 2126020 2460594 2130960 2472685 2133234 2505028 2142789 2475571 2111055 2460365 2081474 2446175 2082091 2379269 2084602 2355631 2028791 2312648 1997116 2026480 1786187 1723671 1617449 1350946 1631006 Z M 2656659 1238775 C 2644606 1298568 2626428 1347692 2625436 1397072 2619407 1728988 2721248 2033054 2875161 2321650 2888582 2347082 2908758 2369104 2925722 2392692 2886672 2243683 2841864 2097249 2811462 1947758 2781284 1799209 2712820 1659639 2718919 1497019 2730586 1507553 2749788 1516279 2753255 1529176 2797108 1693348 2835310 1858876 2881379 2022317 2914140 2138215 2951889 2253316 2996393 2365005 3016804 2415622 3059865 2456828 3100133 2512233 3125902 2321819 3114999 2142982 3079545 1967247 3043195 1787746 2984240 1613666 2899475 1449951 2849352 1353137 2770149 1289757 2656659 1238775 Z M 3706413 1137947 L 3706413 1243206 3696802 1277693 C 3680907 1377402 3652651 1477886 3654274 1577573 3656218 1718766 3665324 1858888 3690859 1995668 L 3706413 2066513 3706413 2262940 3657271 2111802 C 3602913 1902824 3586529 1687624 3602351 1469850 3609765 1370484 3619982 1243361 3678488 1166299 Z M 1367798 807514 C 1352912 807830 1337552 809508 1321670 812743 1275978 877616 1280886 936724 1326427 995044 1433301 1131174 1539511 1267862 1646715 1403714 1662730 1424147 1685275 1440230 1699020 1462003 1800908 1623204 1970651 1691339 2128129 1776540 2132515 1779070 2139771 1776932 2153908 1776925 1913308 1495583 1480360 988380 1447891 949010 1438440 937747 1451500 904772 1451500 904772 1583380 1043065 1709693 1171351 1824226 1311217 1939592 1452076 2051809 1597271 2204689 1730927 2130020 1522613 2018534 1358739 1890667 1206353 1809499 1109621 1722572 1015464 1627192 933479 1552970 869801 1471998 805303 1367798 807514 Z M 283580 681216 C 225321 683247 165634 690991 110348 708025 47806 727198 38159 773680 85723 819576 117727 850303 158972 873839 199932 893664 371707 977029 555037 1023602 740736 1064235 864036 1091178 987282 1118732 1110528 1146285 928947 972356 701131 914563 459412 885372 478175 826159 516123 838350 543138 845601 666284 877754 787832 914071 910153 948610 924243 952594 938442 955357 966399 962382 763292 781678 547213 671132 283580 681216 Z M 1590373 207352 C 1587096 251312 1763468 775662 1849000 1052202 1854082 1067696 1873068 1078862 1897521 1104633 1921800 754017 1649474 209696 1590373 207352 Z M 1477590 196987 C 1437812 254076 1537127 801874 1734197 915385 1703208 682273 1525823 221435 1477590 196987 Z M 1520807 401 C 1579358 -18810 1968747 657606 1959261 1004279 1957114 1080597 1972663 1161825 1999831 1233302 2026326 1301958 2079241 1360300 2119085 1423964 2203893 1559417 2292245 1693025 2335471 1850384 2345481 1886581 2366083 1924618 2392591 1951489 2509236 2070951 2629256 2187019 2748943 2303364 2764224 2318204 2785533 2327420 2806241 2339964 2762509 2226497 2718237 2119129 2679338 2010074 2652046 1933055 2633007 1853061 2606989 1775538 2555401 1622372 2567060 1466379 2582155 1309760 2583890 1293627 2587787 1277372 2592851 1261833 2617403 1189295 2652398 1172350 2718128 1210907 2814833 1267504 2902198 1335891 2951511 1441852 3067861 1693097 3162162 1950423 3160173 2233223 3159710 2318290 3160467 2403461 3158785 2488422 3157064 2580754 3152464 2674373 3209364 2753645 3294741 2872248 3378737 2992575 3471364 3105660 3522667 3168317 3573704 3231163 3623977 3294563 L 3706413 3401612 3706413 3545638 3608502 3503365 C 3508306 3468520 3402344 3454867 3297560 3451338 3200096 3448443 3098687 3465792 3006185 3521395 2926027 3569462 2836047 3613915 2745224 3629721 2587573 3657570 2426338 3670362 2266244 3673727 2161862 3676071 2057516 3646772 1968615 3585320 1938796 3564615 1901796 3531306 1898396 3500287 1892616 3447557 1951307 3440648 1989083 3427016 2121741 3379493 2254677 3332301 2389567 3290809 2673305 3202887 2945358 3236545 3205300 3375769 3216457 3381649 3228116 3388802 3240592 3390188 3356935 3405469 3473717 3419252 3590446 3433644 3587550 3428171 3585759 3420642 3581651 3418443 3514494 3385601 3468935 3296248 3371466 3338517 3362827 3342379 3344983 3321787 3329835 3315870 3250433 3285961 3173178 3249173 3091307 3229805 2970331 3200913 2845789 3187995 2723879 3162709 2531918 3123378 2352246 3052849 2203034 2922890 2162204 2887714 2133093 2838189 2101110 2793332 2073799 2754715 2082736 2712782 2116325 2687419 2175646 2642160 2236186 2597005 2319352 2601737 2479864 2611004 2629308 2651575 2766163 2737145 2835451 2780619 2910653 2816308 2974746 2866399 3072827 2942164 3175565 3017411 3252625 3111944 3296437 3165505 3346021 3198980 3398162 3234826 3452356 3271772 3510364 3303824 3566326 3338157 3566137 3305573 3555890 3285945 3542324 3269103 3482498 3195108 3424664 3119443 3361463 3048843 3162306 2827002 2961767 2606885 2760231 2387604 2741167 2366906 2700516 2336662 2690109 2343136 2642229 2373715 2618013 2331373 2584945 2319604 2547993 2306578 2513851 2286113 2476459 2274585 2201011 2189017 1923696 2110661 1635021 2080790 1402684 2056710 1188399 1977966 994284 1848426 950197 1818806 889766 1793304 900907 1722986 911231 1658436 971752 1651685 1019942 1634959 1154986 1588257 1294758 1571459 1436756 1581585 1536337 1588349 1635547 1602764 1745065 1615304 1693416 1553077 1654406 1490407 1601192 1445865 1541977 1396196 1469385 1362268 1401935 1322332 1386168 1312982 1361963 1298292 1350058 1304329 1286876 1334200 1244919 1290939 1196299 1267380 1135027 1237503 1075019 1203742 1010774 1183133 929829 1156779 845805 1140912 762606 1122658 554386 1076085 347431 1025625 154893 930327 114267 910224 72689 886965 41348 855682 -23890 790745 -10548 712936 71618 669959 108660 650732 151808 635413 192882 633126 388435 621458 577746 642126 753661 741211 944176 848932 1100640 997646 1255776 1147472 1315230 1204844 1380518 1244899 1455766 1276598 1402679 1192433 1340907 1116120 1288932 1033280 1260385 987797 1238801 933085 1232411 880301 1221385 789633 1293466 725198 1384570 733996 1422941 737928 1460549 747017 1507746 755398 1495976 725193 1487937 701455 1477350 678725 1402121 514913 1405757 341942 1417151 168105 1422285 89280 1443928 28781 1520807 401 Z N">
          <draw:equation draw:name="f0" draw:formula="3324222*logwidth/3706413"/>
          <draw:equation draw:name="f1" draw:formula="5028685*logheight/5229819"/>
          <draw:equation draw:name="f2" draw:formula="2393353*logwidth/3706413"/>
          <draw:equation draw:name="f3" draw:formula="5115550*logheight/5229819"/>
          <draw:equation draw:name="f4" draw:formula="2867479*logwidth/3706413"/>
          <draw:equation draw:name="f5" draw:formula="5174972*logheight/5229819"/>
          <draw:equation draw:name="f6" draw:formula="3648886*logwidth/3706413"/>
          <draw:equation draw:name="f7" draw:formula="5092281*logheight/5229819"/>
          <draw:equation draw:name="f8" draw:formula="3702503*logwidth/3706413"/>
          <draw:equation draw:name="f9" draw:formula="5073259*logheight/5229819"/>
          <draw:equation draw:name="f10" draw:formula="3324222*logwidth/3706413"/>
          <draw:equation draw:name="f11" draw:formula="5028685*logheight/5229819"/>
          <draw:equation draw:name="f12" draw:formula="2943802*logwidth/3706413"/>
          <draw:equation draw:name="f13" draw:formula="4819637*logheight/5229819"/>
          <draw:equation draw:name="f14" draw:formula="2790751*logwidth/3706413"/>
          <draw:equation draw:name="f15" draw:formula="4847576*logheight/5229819"/>
          <draw:equation draw:name="f16" draw:formula="2434897*logwidth/3706413"/>
          <draw:equation draw:name="f17" draw:formula="5031577*logheight/5229819"/>
          <draw:equation draw:name="f18" draw:formula="2951768*logwidth/3706413"/>
          <draw:equation draw:name="f19" draw:formula="4976098*logheight/5229819"/>
          <draw:equation draw:name="f20" draw:formula="3475392*logwidth/3706413"/>
          <draw:equation draw:name="f21" draw:formula="4962373*logheight/5229819"/>
          <draw:equation draw:name="f22" draw:formula="2943802*logwidth/3706413"/>
          <draw:equation draw:name="f23" draw:formula="4819637*logheight/5229819"/>
          <draw:equation draw:name="f24" draw:formula="2984957*logwidth/3706413"/>
          <draw:equation draw:name="f25" draw:formula="4764199*logheight/5229819"/>
          <draw:equation draw:name="f26" draw:formula="3085247*logwidth/3706413"/>
          <draw:equation draw:name="f27" draw:formula="4783935*logheight/5229819"/>
          <draw:equation draw:name="f28" draw:formula="3570306*logwidth/3706413"/>
          <draw:equation draw:name="f29" draw:formula="4942005*logheight/5229819"/>
          <draw:equation draw:name="f30" draw:formula="3706413*logwidth/3706413"/>
          <draw:equation draw:name="f31" draw:formula="4985431*logheight/5229819"/>
          <draw:equation draw:name="f32" draw:formula="3706413*logwidth/3706413"/>
          <draw:equation draw:name="f33" draw:formula="5138759*logheight/5229819"/>
          <draw:equation draw:name="f34" draw:formula="3666470*logwidth/3706413"/>
          <draw:equation draw:name="f35" draw:formula="5143575*logheight/5229819"/>
          <draw:equation draw:name="f36" draw:formula="2893424*logwidth/3706413"/>
          <draw:equation draw:name="f37" draw:formula="5222073*logheight/5229819"/>
          <draw:equation draw:name="f38" draw:formula="2386859*logwidth/3706413"/>
          <draw:equation draw:name="f39" draw:formula="5181967*logheight/5229819"/>
          <draw:equation draw:name="f40" draw:formula="2246076*logwidth/3706413"/>
          <draw:equation draw:name="f41" draw:formula="5123402*logheight/5229819"/>
          <draw:equation draw:name="f42" draw:formula="2334992*logwidth/3706413"/>
          <draw:equation draw:name="f43" draw:formula="5028470*logheight/5229819"/>
          <draw:equation draw:name="f44" draw:formula="2693848*logwidth/3706413"/>
          <draw:equation draw:name="f45" draw:formula="4824451*logheight/5229819"/>
          <draw:equation draw:name="f46" draw:formula="2984957*logwidth/3706413"/>
          <draw:equation draw:name="f47" draw:formula="4764199*logheight/5229819"/>
          <draw:equation draw:name="f48" draw:formula="3087942*logwidth/3706413"/>
          <draw:equation draw:name="f49" draw:formula="4378606*logheight/5229819"/>
          <draw:equation draw:name="f50" draw:formula="3296563*logwidth/3706413"/>
          <draw:equation draw:name="f51" draw:formula="4500490*logheight/5229819"/>
          <draw:equation draw:name="f52" draw:formula="3087942*logwidth/3706413"/>
          <draw:equation draw:name="f53" draw:formula="4378606*logheight/5229819"/>
          <draw:equation draw:name="f54" draw:formula="3244519*logwidth/3706413"/>
          <draw:equation draw:name="f55" draw:formula="4342061*logheight/5229819"/>
          <draw:equation draw:name="f56" draw:formula="3437633*logwidth/3706413"/>
          <draw:equation draw:name="f57" draw:formula="4493328*logheight/5229819"/>
          <draw:equation draw:name="f58" draw:formula="3244519*logwidth/3706413"/>
          <draw:equation draw:name="f59" draw:formula="4342061*logheight/5229819"/>
          <draw:equation draw:name="f60" draw:formula="1907604*logwidth/3706413"/>
          <draw:equation draw:name="f61" draw:formula="4339664*logheight/5229819"/>
          <draw:equation draw:name="f62" draw:formula="1879113*logwidth/3706413"/>
          <draw:equation draw:name="f63" draw:formula="4342926*logheight/5229819"/>
          <draw:equation draw:name="f64" draw:formula="1921270*logwidth/3706413"/>
          <draw:equation draw:name="f65" draw:formula="4376988*logheight/5229819"/>
          <draw:equation draw:name="f66" draw:formula="2647281*logwidth/3706413"/>
          <draw:equation draw:name="f67" draw:formula="4614572*logheight/5229819"/>
          <draw:equation draw:name="f68" draw:formula="3196930*logwidth/3706413"/>
          <draw:equation draw:name="f69" draw:formula="4588044*logheight/5229819"/>
          <draw:equation draw:name="f70" draw:formula="3203019*logwidth/3706413"/>
          <draw:equation draw:name="f71" draw:formula="4560918*logheight/5229819"/>
          <draw:equation draw:name="f72" draw:formula="2985083*logwidth/3706413"/>
          <draw:equation draw:name="f73" draw:formula="4485238*logheight/5229819"/>
          <draw:equation draw:name="f74" draw:formula="2708626*logwidth/3706413"/>
          <draw:equation draw:name="f75" draw:formula="4418017*logheight/5229819"/>
          <draw:equation draw:name="f76" draw:formula="2620844*logwidth/3706413"/>
          <draw:equation draw:name="f77" draw:formula="4430706*logheight/5229819"/>
          <draw:equation draw:name="f78" draw:formula="2540001*logwidth/3706413"/>
          <draw:equation draw:name="f79" draw:formula="4424025*logheight/5229819"/>
          <draw:equation draw:name="f80" draw:formula="1907604*logwidth/3706413"/>
          <draw:equation draw:name="f81" draw:formula="4339664*logheight/5229819"/>
          <draw:equation draw:name="f82" draw:formula="2257356*logwidth/3706413"/>
          <draw:equation draw:name="f83" draw:formula="4262588*logheight/5229819"/>
          <draw:equation draw:name="f84" draw:formula="2122814*logwidth/3706413"/>
          <draw:equation draw:name="f85" draw:formula="4273357*logheight/5229819"/>
          <draw:equation draw:name="f86" draw:formula="2427819*logwidth/3706413"/>
          <draw:equation draw:name="f87" draw:formula="4316623*logheight/5229819"/>
          <draw:equation draw:name="f88" draw:formula="2495745*logwidth/3706413"/>
          <draw:equation draw:name="f89" draw:formula="4323417*logheight/5229819"/>
          <draw:equation draw:name="f90" draw:formula="2842012*logwidth/3706413"/>
          <draw:equation draw:name="f91" draw:formula="4396980*logheight/5229819"/>
          <draw:equation draw:name="f92" draw:formula="2946172*logwidth/3706413"/>
          <draw:equation draw:name="f93" draw:formula="4417967*logheight/5229819"/>
          <draw:equation draw:name="f94" draw:formula="2257356*logwidth/3706413"/>
          <draw:equation draw:name="f95" draw:formula="4262588*logheight/5229819"/>
          <draw:equation draw:name="f96" draw:formula="2658537*logwidth/3706413"/>
          <draw:equation draw:name="f97" draw:formula="3869558*logheight/5229819"/>
          <draw:equation draw:name="f98" draw:formula="2641175*logwidth/3706413"/>
          <draw:equation draw:name="f99" draw:formula="3888643*logheight/5229819"/>
          <draw:equation draw:name="f100" draw:formula="3126479*logwidth/3706413"/>
          <draw:equation draw:name="f101" draw:formula="4335544*logheight/5229819"/>
          <draw:equation draw:name="f102" draw:formula="3143670*logwidth/3706413"/>
          <draw:equation draw:name="f103" draw:formula="4314908*logheight/5229819"/>
          <draw:equation draw:name="f104" draw:formula="2658537*logwidth/3706413"/>
          <draw:equation draw:name="f105" draw:formula="3869558*logheight/5229819"/>
          <draw:equation draw:name="f106" draw:formula="2688997*logwidth/3706413"/>
          <draw:equation draw:name="f107" draw:formula="3810128*logheight/5229819"/>
          <draw:equation draw:name="f108" draw:formula="3092476*logwidth/3706413"/>
          <draw:equation draw:name="f109" draw:formula="4164235*logheight/5229819"/>
          <draw:equation draw:name="f110" draw:formula="3421465*logwidth/3706413"/>
          <draw:equation draw:name="f111" draw:formula="4408668*logheight/5229819"/>
          <draw:equation draw:name="f112" draw:formula="3516150*logwidth/3706413"/>
          <draw:equation draw:name="f113" draw:formula="4477687*logheight/5229819"/>
          <draw:equation draw:name="f114" draw:formula="2688997*logwidth/3706413"/>
          <draw:equation draw:name="f115" draw:formula="3810128*logheight/5229819"/>
          <draw:equation draw:name="f116" draw:formula="2629101*logwidth/3706413"/>
          <draw:equation draw:name="f117" draw:formula="3729983*logheight/5229819"/>
          <draw:equation draw:name="f118" draw:formula="2725377*logwidth/3706413"/>
          <draw:equation draw:name="f119" draw:formula="3746294*logheight/5229819"/>
          <draw:equation draw:name="f120" draw:formula="3013384*logwidth/3706413"/>
          <draw:equation draw:name="f121" draw:formula="3891324*logheight/5229819"/>
          <draw:equation draw:name="f122" draw:formula="3660848*logwidth/3706413"/>
          <draw:equation draw:name="f123" draw:formula="4551031*logheight/5229819"/>
          <draw:equation draw:name="f124" draw:formula="3704859*logwidth/3706413"/>
          <draw:equation draw:name="f125" draw:formula="4609717*logheight/5229819"/>
          <draw:equation draw:name="f126" draw:formula="3706413*logwidth/3706413"/>
          <draw:equation draw:name="f127" draw:formula="4611184*logheight/5229819"/>
          <draw:equation draw:name="f128" draw:formula="3706413*logwidth/3706413"/>
          <draw:equation draw:name="f129" draw:formula="4755886*logheight/5229819"/>
          <draw:equation draw:name="f130" draw:formula="3552833*logwidth/3706413"/>
          <draw:equation draw:name="f131" draw:formula="4689924*logheight/5229819"/>
          <draw:equation draw:name="f132" draw:formula="3369302*logwidth/3706413"/>
          <draw:equation draw:name="f133" draw:formula="4619536*logheight/5229819"/>
          <draw:equation draw:name="f134" draw:formula="3276509*logwidth/3706413"/>
          <draw:equation draw:name="f135" draw:formula="4622882*logheight/5229819"/>
          <draw:equation draw:name="f136" draw:formula="2657957*logwidth/3706413"/>
          <draw:equation draw:name="f137" draw:formula="4674486*logheight/5229819"/>
          <draw:equation draw:name="f138" draw:formula="1891952*logwidth/3706413"/>
          <draw:equation draw:name="f139" draw:formula="4426992*logheight/5229819"/>
          <draw:equation draw:name="f140" draw:formula="1839998*logwidth/3706413"/>
          <draw:equation draw:name="f141" draw:formula="4399458*logheight/5229819"/>
          <draw:equation draw:name="f142" draw:formula="1897411*logwidth/3706413"/>
          <draw:equation draw:name="f143" draw:formula="4275071*logheight/5229819"/>
          <draw:equation draw:name="f144" draw:formula="2271660*logwidth/3706413"/>
          <draw:equation draw:name="f145" draw:formula="4202654*logheight/5229819"/>
          <draw:equation draw:name="f146" draw:formula="2860369*logwidth/3706413"/>
          <draw:equation draw:name="f147" draw:formula="4283351*logheight/5229819"/>
          <draw:equation draw:name="f148" draw:formula="2986729*logwidth/3706413"/>
          <draw:equation draw:name="f149" draw:formula="4338210*logheight/5229819"/>
          <draw:equation draw:name="f150" draw:formula="2815025*logwidth/3706413"/>
          <draw:equation draw:name="f151" draw:formula="4191559*logheight/5229819"/>
          <draw:equation draw:name="f152" draw:formula="2550431*logwidth/3706413"/>
          <draw:equation draw:name="f153" draw:formula="3844543*logheight/5229819"/>
          <draw:equation draw:name="f154" draw:formula="2629101*logwidth/3706413"/>
          <draw:equation draw:name="f155" draw:formula="3729983*logheight/5229819"/>
          <draw:equation draw:name="f156" draw:formula="3397898*logwidth/3706413"/>
          <draw:equation draw:name="f157" draw:formula="3668670*logheight/5229819"/>
          <draw:equation draw:name="f158" draw:formula="3449283*logwidth/3706413"/>
          <draw:equation draw:name="f159" draw:formula="3681369*logheight/5229819"/>
          <draw:equation draw:name="f160" draw:formula="3627665*logwidth/3706413"/>
          <draw:equation draw:name="f161" draw:formula="3763001*logheight/5229819"/>
          <draw:equation draw:name="f162" draw:formula="3706413*logwidth/3706413"/>
          <draw:equation draw:name="f163" draw:formula="3805642*logheight/5229819"/>
          <draw:equation draw:name="f164" draw:formula="3706413*logwidth/3706413"/>
          <draw:equation draw:name="f165" draw:formula="3865937*logheight/5229819"/>
          <draw:equation draw:name="f166" draw:formula="3673535*logwidth/3706413"/>
          <draw:equation draw:name="f167" draw:formula="3844482*logheight/5229819"/>
          <draw:equation draw:name="f168" draw:formula="3391447*logwidth/3706413"/>
          <draw:equation draw:name="f169" draw:formula="3744577*logheight/5229819"/>
          <draw:equation draw:name="f170" draw:formula="3623365*logwidth/3706413"/>
          <draw:equation draw:name="f171" draw:formula="3988607*logheight/5229819"/>
          <draw:equation draw:name="f172" draw:formula="3645161*logwidth/3706413"/>
          <draw:equation draw:name="f173" draw:formula="3992335*logheight/5229819"/>
          <draw:equation draw:name="f174" draw:formula="3669623*logwidth/3706413"/>
          <draw:equation draw:name="f175" draw:formula="3952050*logheight/5229819"/>
          <draw:equation draw:name="f176" draw:formula="3706413*logwidth/3706413"/>
          <draw:equation draw:name="f177" draw:formula="3970469*logheight/5229819"/>
          <draw:equation draw:name="f178" draw:formula="3706413*logwidth/3706413"/>
          <draw:equation draw:name="f179" draw:formula="4112777*logheight/5229819"/>
          <draw:equation draw:name="f180" draw:formula="3499463*logwidth/3706413"/>
          <draw:equation draw:name="f181" draw:formula="3964991*logheight/5229819"/>
          <draw:equation draw:name="f182" draw:formula="3355004*logwidth/3706413"/>
          <draw:equation draw:name="f183" draw:formula="3805641*logheight/5229819"/>
          <draw:equation draw:name="f184" draw:formula="3350639*logwidth/3706413"/>
          <draw:equation draw:name="f185" draw:formula="3695270*logheight/5229819"/>
          <draw:equation draw:name="f186" draw:formula="3397898*logwidth/3706413"/>
          <draw:equation draw:name="f187" draw:formula="3668670*logheight/5229819"/>
          <draw:equation draw:name="f188" draw:formula="2911098*logwidth/3706413"/>
          <draw:equation draw:name="f189" draw:formula="3440435*logheight/5229819"/>
          <draw:equation draw:name="f190" draw:formula="2828048*logwidth/3706413"/>
          <draw:equation draw:name="f191" draw:formula="3443932*logheight/5229819"/>
          <draw:equation draw:name="f192" draw:formula="2509409*logwidth/3706413"/>
          <draw:equation draw:name="f193" draw:formula="3495655*logheight/5229819"/>
          <draw:equation draw:name="f194" draw:formula="2147895*logwidth/3706413"/>
          <draw:equation draw:name="f195" draw:formula="3514483*logheight/5229819"/>
          <draw:equation draw:name="f196" draw:formula="2003552*logwidth/3706413"/>
          <draw:equation draw:name="f197" draw:formula="3520439*logheight/5229819"/>
          <draw:equation draw:name="f198" draw:formula="2246830*logwidth/3706413"/>
          <draw:equation draw:name="f199" draw:formula="3622276*logheight/5229819"/>
          <draw:equation draw:name="f200" draw:formula="2835671*logwidth/3706413"/>
          <draw:equation draw:name="f201" draw:formula="3548747*logheight/5229819"/>
          <draw:equation draw:name="f202" draw:formula="2998953*logwidth/3706413"/>
          <draw:equation draw:name="f203" draw:formula="3464237*logheight/5229819"/>
          <draw:equation draw:name="f204" draw:formula="2995075*logwidth/3706413"/>
          <draw:equation draw:name="f205" draw:formula="3442088*logheight/5229819"/>
          <draw:equation draw:name="f206" draw:formula="2911098*logwidth/3706413"/>
          <draw:equation draw:name="f207" draw:formula="3440435*logheight/5229819"/>
          <draw:equation draw:name="f208" draw:formula="2690666*logwidth/3706413"/>
          <draw:equation draw:name="f209" draw:formula="3299672*logheight/5229819"/>
          <draw:equation draw:name="f210" draw:formula="2476905*logwidth/3706413"/>
          <draw:equation draw:name="f211" draw:formula="3324782*logheight/5229819"/>
          <draw:equation draw:name="f212" draw:formula="2094849*logwidth/3706413"/>
          <draw:equation draw:name="f213" draw:formula="3447220*logheight/5229819"/>
          <draw:equation draw:name="f214" draw:formula="2483888*logwidth/3706413"/>
          <draw:equation draw:name="f215" draw:formula="3440295*logheight/5229819"/>
          <draw:equation draw:name="f216" draw:formula="3014076*logwidth/3706413"/>
          <draw:equation draw:name="f217" draw:formula="3366305*logheight/5229819"/>
          <draw:equation draw:name="f218" draw:formula="2904378*logwidth/3706413"/>
          <draw:equation draw:name="f219" draw:formula="3324561*logheight/5229819"/>
          <draw:equation draw:name="f220" draw:formula="2690666*logwidth/3706413"/>
          <draw:equation draw:name="f221" draw:formula="3299672*logheight/5229819"/>
          <draw:equation draw:name="f222" draw:formula="2367226*logwidth/3706413"/>
          <draw:equation draw:name="f223" draw:formula="2661486*logheight/5229819"/>
          <draw:equation draw:name="f224" draw:formula="2207259*logwidth/3706413"/>
          <draw:equation draw:name="f225" draw:formula="2694665*logheight/5229819"/>
          <draw:equation draw:name="f226" draw:formula="2179723*logwidth/3706413"/>
          <draw:equation draw:name="f227" draw:formula="2818255*logheight/5229819"/>
          <draw:equation draw:name="f228" draw:formula="2514888*logwidth/3706413"/>
          <draw:equation draw:name="f229" draw:formula="3048475*logheight/5229819"/>
          <draw:equation draw:name="f230" draw:formula="3189423*logwidth/3706413"/>
          <draw:equation draw:name="f231" draw:formula="3180218*logheight/5229819"/>
          <draw:equation draw:name="f232" draw:formula="2232937*logwidth/3706413"/>
          <draw:equation draw:name="f233" draw:formula="2769088*logheight/5229819"/>
          <draw:equation draw:name="f234" draw:formula="2352619*logwidth/3706413"/>
          <draw:equation draw:name="f235" draw:formula="2743180*logheight/5229819"/>
          <draw:equation draw:name="f236" draw:formula="2721589*logwidth/3706413"/>
          <draw:equation draw:name="f237" draw:formula="2876160*logheight/5229819"/>
          <draw:equation draw:name="f238" draw:formula="3060914*logwidth/3706413"/>
          <draw:equation draw:name="f239" draw:formula="3014259*logheight/5229819"/>
          <draw:equation draw:name="f240" draw:formula="2965264*logwidth/3706413"/>
          <draw:equation draw:name="f241" draw:formula="2935323*logheight/5229819"/>
          <draw:equation draw:name="f242" draw:formula="2367226*logwidth/3706413"/>
          <draw:equation draw:name="f243" draw:formula="2661486*logheight/5229819"/>
          <draw:equation draw:name="f244" draw:formula="3210311*logwidth/3706413"/>
          <draw:equation draw:name="f245" draw:formula="2079941*logheight/5229819"/>
          <draw:equation draw:name="f246" draw:formula="3306643*logwidth/3706413"/>
          <draw:equation draw:name="f247" draw:formula="2095643*logheight/5229819"/>
          <draw:equation draw:name="f248" draw:formula="3675942*logwidth/3706413"/>
          <draw:equation draw:name="f249" draw:formula="2418868*logheight/5229819"/>
          <draw:equation draw:name="f250" draw:formula="3706413*logwidth/3706413"/>
          <draw:equation draw:name="f251" draw:formula="2484145*logheight/5229819"/>
          <draw:equation draw:name="f252" draw:formula="3706413*logwidth/3706413"/>
          <draw:equation draw:name="f253" draw:formula="2627274*logheight/5229819"/>
          <draw:equation draw:name="f254" draw:formula="3681303*logwidth/3706413"/>
          <draw:equation draw:name="f255" draw:formula="2546191*logheight/5229819"/>
          <draw:equation draw:name="f256" draw:formula="3407314*logwidth/3706413"/>
          <draw:equation draw:name="f257" draw:formula="2211574*logheight/5229819"/>
          <draw:equation draw:name="f258" draw:formula="3381875*logwidth/3706413"/>
          <draw:equation draw:name="f259" draw:formula="2214291*logheight/5229819"/>
          <draw:equation draw:name="f260" draw:formula="3584397*logwidth/3706413"/>
          <draw:equation draw:name="f261" draw:formula="2615085*logheight/5229819"/>
          <draw:equation draw:name="f262" draw:formula="3706413*logwidth/3706413"/>
          <draw:equation draw:name="f263" draw:formula="2824803*logheight/5229819"/>
          <draw:equation draw:name="f264" draw:formula="3706413*logwidth/3706413"/>
          <draw:equation draw:name="f265" draw:formula="2949791*logheight/5229819"/>
          <draw:equation draw:name="f266" draw:formula="3298059*logwidth/3706413"/>
          <draw:equation draw:name="f267" draw:formula="2192604*logheight/5229819"/>
          <draw:equation draw:name="f268" draw:formula="3453791*logwidth/3706413"/>
          <draw:equation draw:name="f269" draw:formula="2686289*logheight/5229819"/>
          <draw:equation draw:name="f270" draw:formula="3706413*logwidth/3706413"/>
          <draw:equation draw:name="f271" draw:formula="3036627*logheight/5229819"/>
          <draw:equation draw:name="f272" draw:formula="3706413*logwidth/3706413"/>
          <draw:equation draw:name="f273" draw:formula="3122698*logheight/5229819"/>
          <draw:equation draw:name="f274" draw:formula="3584914*logwidth/3706413"/>
          <draw:equation draw:name="f275" draw:formula="2963314*logheight/5229819"/>
          <draw:equation draw:name="f276" draw:formula="3404251*logwidth/3706413"/>
          <draw:equation draw:name="f277" draw:formula="2718261*logheight/5229819"/>
          <draw:equation draw:name="f278" draw:formula="3291617*logwidth/3706413"/>
          <draw:equation draw:name="f279" draw:formula="2490995*logheight/5229819"/>
          <draw:equation draw:name="f280" draw:formula="3218538*logwidth/3706413"/>
          <draw:equation draw:name="f281" draw:formula="2205701*logheight/5229819"/>
          <draw:equation draw:name="f282" draw:formula="3210311*logwidth/3706413"/>
          <draw:equation draw:name="f283" draw:formula="2079941*logheight/5229819"/>
          <draw:equation draw:name="f284" draw:formula="1350946*logwidth/3706413"/>
          <draw:equation draw:name="f285" draw:formula="1631006*logheight/5229819"/>
          <draw:equation draw:name="f286" draw:formula="1004901*logwidth/3706413"/>
          <draw:equation draw:name="f287" draw:formula="1697258*logheight/5229819"/>
          <draw:equation draw:name="f288" draw:formula="955407*logwidth/3706413"/>
          <draw:equation draw:name="f289" draw:formula="1725240*logheight/5229819"/>
          <draw:equation draw:name="f290" draw:formula="1056827*logwidth/3706413"/>
          <draw:equation draw:name="f291" draw:formula="1829253*logheight/5229819"/>
          <draw:equation draw:name="f292" draw:formula="1626585*logwidth/3706413"/>
          <draw:equation draw:name="f293" draw:formula="2030287*logheight/5229819"/>
          <draw:equation draw:name="f294" draw:formula="2214811*logwidth/3706413"/>
          <draw:equation draw:name="f295" draw:formula="2140743*logheight/5229819"/>
          <draw:equation draw:name="f296" draw:formula="2475442*logwidth/3706413"/>
          <draw:equation draw:name="f297" draw:formula="2220115*logheight/5229819"/>
          <draw:equation draw:name="f298" draw:formula="1255641*logwidth/3706413"/>
          <draw:equation draw:name="f299" draw:formula="1766864*logheight/5229819"/>
          <draw:equation draw:name="f300" draw:formula="1305929*logwidth/3706413"/>
          <draw:equation draw:name="f301" draw:formula="1722974*logheight/5229819"/>
          <draw:equation draw:name="f302" draw:formula="2002915*logwidth/3706413"/>
          <draw:equation draw:name="f303" draw:formula="1923946*logheight/5229819"/>
          <draw:equation draw:name="f304" draw:formula="2449662*logwidth/3706413"/>
          <draw:equation draw:name="f305" draw:formula="2126020*logheight/5229819"/>
          <draw:equation draw:name="f306" draw:formula="2505028*logwidth/3706413"/>
          <draw:equation draw:name="f307" draw:formula="2142789*logheight/5229819"/>
          <draw:equation draw:name="f308" draw:formula="2446175*logwidth/3706413"/>
          <draw:equation draw:name="f309" draw:formula="2082091*logheight/5229819"/>
          <draw:equation draw:name="f310" draw:formula="2312648*logwidth/3706413"/>
          <draw:equation draw:name="f311" draw:formula="1997116*logheight/5229819"/>
          <draw:equation draw:name="f312" draw:formula="1350946*logwidth/3706413"/>
          <draw:equation draw:name="f313" draw:formula="1631006*logheight/5229819"/>
          <draw:equation draw:name="f314" draw:formula="2656659*logwidth/3706413"/>
          <draw:equation draw:name="f315" draw:formula="1238775*logheight/5229819"/>
          <draw:equation draw:name="f316" draw:formula="2625436*logwidth/3706413"/>
          <draw:equation draw:name="f317" draw:formula="1397072*logheight/5229819"/>
          <draw:equation draw:name="f318" draw:formula="2875161*logwidth/3706413"/>
          <draw:equation draw:name="f319" draw:formula="2321650*logheight/5229819"/>
          <draw:equation draw:name="f320" draw:formula="2925722*logwidth/3706413"/>
          <draw:equation draw:name="f321" draw:formula="2392692*logheight/5229819"/>
          <draw:equation draw:name="f322" draw:formula="2811462*logwidth/3706413"/>
          <draw:equation draw:name="f323" draw:formula="1947758*logheight/5229819"/>
          <draw:equation draw:name="f324" draw:formula="2718919*logwidth/3706413"/>
          <draw:equation draw:name="f325" draw:formula="1497019*logheight/5229819"/>
          <draw:equation draw:name="f326" draw:formula="2753255*logwidth/3706413"/>
          <draw:equation draw:name="f327" draw:formula="1529176*logheight/5229819"/>
          <draw:equation draw:name="f328" draw:formula="2881379*logwidth/3706413"/>
          <draw:equation draw:name="f329" draw:formula="2022317*logheight/5229819"/>
          <draw:equation draw:name="f330" draw:formula="2996393*logwidth/3706413"/>
          <draw:equation draw:name="f331" draw:formula="2365005*logheight/5229819"/>
          <draw:equation draw:name="f332" draw:formula="3100133*logwidth/3706413"/>
          <draw:equation draw:name="f333" draw:formula="2512233*logheight/5229819"/>
          <draw:equation draw:name="f334" draw:formula="3079545*logwidth/3706413"/>
          <draw:equation draw:name="f335" draw:formula="1967247*logheight/5229819"/>
          <draw:equation draw:name="f336" draw:formula="2899475*logwidth/3706413"/>
          <draw:equation draw:name="f337" draw:formula="1449951*logheight/5229819"/>
          <draw:equation draw:name="f338" draw:formula="2656659*logwidth/3706413"/>
          <draw:equation draw:name="f339" draw:formula="1238775*logheight/5229819"/>
          <draw:equation draw:name="f340" draw:formula="3706413*logwidth/3706413"/>
          <draw:equation draw:name="f341" draw:formula="1137947*logheight/5229819"/>
          <draw:equation draw:name="f342" draw:formula="3706413*logwidth/3706413"/>
          <draw:equation draw:name="f343" draw:formula="1243206*logheight/5229819"/>
          <draw:equation draw:name="f344" draw:formula="3696802*logwidth/3706413"/>
          <draw:equation draw:name="f345" draw:formula="1277693*logheight/5229819"/>
          <draw:equation draw:name="f346" draw:formula="3654274*logwidth/3706413"/>
          <draw:equation draw:name="f347" draw:formula="1577573*logheight/5229819"/>
          <draw:equation draw:name="f348" draw:formula="3690859*logwidth/3706413"/>
          <draw:equation draw:name="f349" draw:formula="1995668*logheight/5229819"/>
          <draw:equation draw:name="f350" draw:formula="3706413*logwidth/3706413"/>
          <draw:equation draw:name="f351" draw:formula="2066513*logheight/5229819"/>
          <draw:equation draw:name="f352" draw:formula="3706413*logwidth/3706413"/>
          <draw:equation draw:name="f353" draw:formula="2262940*logheight/5229819"/>
          <draw:equation draw:name="f354" draw:formula="3657271*logwidth/3706413"/>
          <draw:equation draw:name="f355" draw:formula="2111802*logheight/5229819"/>
          <draw:equation draw:name="f356" draw:formula="3602351*logwidth/3706413"/>
          <draw:equation draw:name="f357" draw:formula="1469850*logheight/5229819"/>
          <draw:equation draw:name="f358" draw:formula="3678488*logwidth/3706413"/>
          <draw:equation draw:name="f359" draw:formula="1166299*logheight/5229819"/>
          <draw:equation draw:name="f360" draw:formula="1367798*logwidth/3706413"/>
          <draw:equation draw:name="f361" draw:formula="807514*logheight/5229819"/>
          <draw:equation draw:name="f362" draw:formula="1321670*logwidth/3706413"/>
          <draw:equation draw:name="f363" draw:formula="812743*logheight/5229819"/>
          <draw:equation draw:name="f364" draw:formula="1326427*logwidth/3706413"/>
          <draw:equation draw:name="f365" draw:formula="995044*logheight/5229819"/>
          <draw:equation draw:name="f366" draw:formula="1646715*logwidth/3706413"/>
          <draw:equation draw:name="f367" draw:formula="1403714*logheight/5229819"/>
          <draw:equation draw:name="f368" draw:formula="1699020*logwidth/3706413"/>
          <draw:equation draw:name="f369" draw:formula="1462003*logheight/5229819"/>
          <draw:equation draw:name="f370" draw:formula="2128129*logwidth/3706413"/>
          <draw:equation draw:name="f371" draw:formula="1776540*logheight/5229819"/>
          <draw:equation draw:name="f372" draw:formula="2153908*logwidth/3706413"/>
          <draw:equation draw:name="f373" draw:formula="1776925*logheight/5229819"/>
          <draw:equation draw:name="f374" draw:formula="1447891*logwidth/3706413"/>
          <draw:equation draw:name="f375" draw:formula="949010*logheight/5229819"/>
          <draw:equation draw:name="f376" draw:formula="1451500*logwidth/3706413"/>
          <draw:equation draw:name="f377" draw:formula="904772*logheight/5229819"/>
          <draw:equation draw:name="f378" draw:formula="1824226*logwidth/3706413"/>
          <draw:equation draw:name="f379" draw:formula="1311217*logheight/5229819"/>
          <draw:equation draw:name="f380" draw:formula="2204689*logwidth/3706413"/>
          <draw:equation draw:name="f381" draw:formula="1730927*logheight/5229819"/>
          <draw:equation draw:name="f382" draw:formula="1890667*logwidth/3706413"/>
          <draw:equation draw:name="f383" draw:formula="1206353*logheight/5229819"/>
          <draw:equation draw:name="f384" draw:formula="1627192*logwidth/3706413"/>
          <draw:equation draw:name="f385" draw:formula="933479*logheight/5229819"/>
          <draw:equation draw:name="f386" draw:formula="1367798*logwidth/3706413"/>
          <draw:equation draw:name="f387" draw:formula="807514*logheight/5229819"/>
          <draw:equation draw:name="f388" draw:formula="283580*logwidth/3706413"/>
          <draw:equation draw:name="f389" draw:formula="681216*logheight/5229819"/>
          <draw:equation draw:name="f390" draw:formula="110348*logwidth/3706413"/>
          <draw:equation draw:name="f391" draw:formula="708025*logheight/5229819"/>
          <draw:equation draw:name="f392" draw:formula="85723*logwidth/3706413"/>
          <draw:equation draw:name="f393" draw:formula="819576*logheight/5229819"/>
          <draw:equation draw:name="f394" draw:formula="199932*logwidth/3706413"/>
          <draw:equation draw:name="f395" draw:formula="893664*logheight/5229819"/>
          <draw:equation draw:name="f396" draw:formula="740736*logwidth/3706413"/>
          <draw:equation draw:name="f397" draw:formula="1064235*logheight/5229819"/>
          <draw:equation draw:name="f398" draw:formula="1110528*logwidth/3706413"/>
          <draw:equation draw:name="f399" draw:formula="1146285*logheight/5229819"/>
          <draw:equation draw:name="f400" draw:formula="459412*logwidth/3706413"/>
          <draw:equation draw:name="f401" draw:formula="885372*logheight/5229819"/>
          <draw:equation draw:name="f402" draw:formula="543138*logwidth/3706413"/>
          <draw:equation draw:name="f403" draw:formula="845601*logheight/5229819"/>
          <draw:equation draw:name="f404" draw:formula="910153*logwidth/3706413"/>
          <draw:equation draw:name="f405" draw:formula="948610*logheight/5229819"/>
          <draw:equation draw:name="f406" draw:formula="966399*logwidth/3706413"/>
          <draw:equation draw:name="f407" draw:formula="962382*logheight/5229819"/>
          <draw:equation draw:name="f408" draw:formula="283580*logwidth/3706413"/>
          <draw:equation draw:name="f409" draw:formula="681216*logheight/5229819"/>
          <draw:equation draw:name="f410" draw:formula="1590373*logwidth/3706413"/>
          <draw:equation draw:name="f411" draw:formula="207352*logheight/5229819"/>
          <draw:equation draw:name="f412" draw:formula="1849000*logwidth/3706413"/>
          <draw:equation draw:name="f413" draw:formula="1052202*logheight/5229819"/>
          <draw:equation draw:name="f414" draw:formula="1897521*logwidth/3706413"/>
          <draw:equation draw:name="f415" draw:formula="1104633*logheight/5229819"/>
          <draw:equation draw:name="f416" draw:formula="1590373*logwidth/3706413"/>
          <draw:equation draw:name="f417" draw:formula="207352*logheight/5229819"/>
          <draw:equation draw:name="f418" draw:formula="1477590*logwidth/3706413"/>
          <draw:equation draw:name="f419" draw:formula="196987*logheight/5229819"/>
          <draw:equation draw:name="f420" draw:formula="1734197*logwidth/3706413"/>
          <draw:equation draw:name="f421" draw:formula="915385*logheight/5229819"/>
          <draw:equation draw:name="f422" draw:formula="1477590*logwidth/3706413"/>
          <draw:equation draw:name="f423" draw:formula="196987*logheight/5229819"/>
          <draw:equation draw:name="f424" draw:formula="1520807*logwidth/3706413"/>
          <draw:equation draw:name="f425" draw:formula="401*logheight/5229819"/>
          <draw:equation draw:name="f426" draw:formula="1959261*logwidth/3706413"/>
          <draw:equation draw:name="f427" draw:formula="1004279*logheight/5229819"/>
          <draw:equation draw:name="f428" draw:formula="1999831*logwidth/3706413"/>
          <draw:equation draw:name="f429" draw:formula="1233302*logheight/5229819"/>
          <draw:equation draw:name="f430" draw:formula="2119085*logwidth/3706413"/>
          <draw:equation draw:name="f431" draw:formula="1423964*logheight/5229819"/>
          <draw:equation draw:name="f432" draw:formula="2335471*logwidth/3706413"/>
          <draw:equation draw:name="f433" draw:formula="1850384*logheight/5229819"/>
          <draw:equation draw:name="f434" draw:formula="2392591*logwidth/3706413"/>
          <draw:equation draw:name="f435" draw:formula="1951489*logheight/5229819"/>
          <draw:equation draw:name="f436" draw:formula="2748943*logwidth/3706413"/>
          <draw:equation draw:name="f437" draw:formula="2303364*logheight/5229819"/>
          <draw:equation draw:name="f438" draw:formula="2806241*logwidth/3706413"/>
          <draw:equation draw:name="f439" draw:formula="2339964*logheight/5229819"/>
          <draw:equation draw:name="f440" draw:formula="2679338*logwidth/3706413"/>
          <draw:equation draw:name="f441" draw:formula="2010074*logheight/5229819"/>
          <draw:equation draw:name="f442" draw:formula="2606989*logwidth/3706413"/>
          <draw:equation draw:name="f443" draw:formula="1775538*logheight/5229819"/>
          <draw:equation draw:name="f444" draw:formula="2582155*logwidth/3706413"/>
          <draw:equation draw:name="f445" draw:formula="1309760*logheight/5229819"/>
          <draw:equation draw:name="f446" draw:formula="2592851*logwidth/3706413"/>
          <draw:equation draw:name="f447" draw:formula="1261833*logheight/5229819"/>
          <draw:equation draw:name="f448" draw:formula="2718128*logwidth/3706413"/>
          <draw:equation draw:name="f449" draw:formula="1210907*logheight/5229819"/>
          <draw:equation draw:name="f450" draw:formula="2951511*logwidth/3706413"/>
          <draw:equation draw:name="f451" draw:formula="1441852*logheight/5229819"/>
          <draw:equation draw:name="f452" draw:formula="3160173*logwidth/3706413"/>
          <draw:equation draw:name="f453" draw:formula="2233223*logheight/5229819"/>
          <draw:equation draw:name="f454" draw:formula="3158785*logwidth/3706413"/>
          <draw:equation draw:name="f455" draw:formula="2488422*logheight/5229819"/>
          <draw:equation draw:name="f456" draw:formula="3209364*logwidth/3706413"/>
          <draw:equation draw:name="f457" draw:formula="2753645*logheight/5229819"/>
          <draw:equation draw:name="f458" draw:formula="3471364*logwidth/3706413"/>
          <draw:equation draw:name="f459" draw:formula="3105660*logheight/5229819"/>
          <draw:equation draw:name="f460" draw:formula="3623977*logwidth/3706413"/>
          <draw:equation draw:name="f461" draw:formula="3294563*logheight/5229819"/>
          <draw:equation draw:name="f462" draw:formula="3706413*logwidth/3706413"/>
          <draw:equation draw:name="f463" draw:formula="3401612*logheight/5229819"/>
          <draw:equation draw:name="f464" draw:formula="3706413*logwidth/3706413"/>
          <draw:equation draw:name="f465" draw:formula="3545638*logheight/5229819"/>
          <draw:equation draw:name="f466" draw:formula="3608502*logwidth/3706413"/>
          <draw:equation draw:name="f467" draw:formula="3503365*logheight/5229819"/>
          <draw:equation draw:name="f468" draw:formula="3297560*logwidth/3706413"/>
          <draw:equation draw:name="f469" draw:formula="3451338*logheight/5229819"/>
          <draw:equation draw:name="f470" draw:formula="3006185*logwidth/3706413"/>
          <draw:equation draw:name="f471" draw:formula="3521395*logheight/5229819"/>
          <draw:equation draw:name="f472" draw:formula="2745224*logwidth/3706413"/>
          <draw:equation draw:name="f473" draw:formula="3629721*logheight/5229819"/>
          <draw:equation draw:name="f474" draw:formula="2266244*logwidth/3706413"/>
          <draw:equation draw:name="f475" draw:formula="3673727*logheight/5229819"/>
          <draw:equation draw:name="f476" draw:formula="1968615*logwidth/3706413"/>
          <draw:equation draw:name="f477" draw:formula="3585320*logheight/5229819"/>
          <draw:equation draw:name="f478" draw:formula="1898396*logwidth/3706413"/>
          <draw:equation draw:name="f479" draw:formula="3500287*logheight/5229819"/>
          <draw:equation draw:name="f480" draw:formula="1989083*logwidth/3706413"/>
          <draw:equation draw:name="f481" draw:formula="3427016*logheight/5229819"/>
          <draw:equation draw:name="f482" draw:formula="2389567*logwidth/3706413"/>
          <draw:equation draw:name="f483" draw:formula="3290809*logheight/5229819"/>
          <draw:equation draw:name="f484" draw:formula="3205300*logwidth/3706413"/>
          <draw:equation draw:name="f485" draw:formula="3375769*logheight/5229819"/>
          <draw:equation draw:name="f486" draw:formula="3240592*logwidth/3706413"/>
          <draw:equation draw:name="f487" draw:formula="3390188*logheight/5229819"/>
          <draw:equation draw:name="f488" draw:formula="3590446*logwidth/3706413"/>
          <draw:equation draw:name="f489" draw:formula="3433644*logheight/5229819"/>
          <draw:equation draw:name="f490" draw:formula="3581651*logwidth/3706413"/>
          <draw:equation draw:name="f491" draw:formula="3418443*logheight/5229819"/>
          <draw:equation draw:name="f492" draw:formula="3371466*logwidth/3706413"/>
          <draw:equation draw:name="f493" draw:formula="3338517*logheight/5229819"/>
          <draw:equation draw:name="f494" draw:formula="3329835*logwidth/3706413"/>
          <draw:equation draw:name="f495" draw:formula="3315870*logheight/5229819"/>
          <draw:equation draw:name="f496" draw:formula="3091307*logwidth/3706413"/>
          <draw:equation draw:name="f497" draw:formula="3229805*logheight/5229819"/>
          <draw:equation draw:name="f498" draw:formula="2723879*logwidth/3706413"/>
          <draw:equation draw:name="f499" draw:formula="3162709*logheight/5229819"/>
          <draw:equation draw:name="f500" draw:formula="2203034*logwidth/3706413"/>
          <draw:equation draw:name="f501" draw:formula="2922890*logheight/5229819"/>
          <draw:equation draw:name="f502" draw:formula="2101110*logwidth/3706413"/>
          <draw:equation draw:name="f503" draw:formula="2793332*logheight/5229819"/>
          <draw:equation draw:name="f504" draw:formula="2116325*logwidth/3706413"/>
          <draw:equation draw:name="f505" draw:formula="2687419*logheight/5229819"/>
          <draw:equation draw:name="f506" draw:formula="2319352*logwidth/3706413"/>
          <draw:equation draw:name="f507" draw:formula="2601737*logheight/5229819"/>
          <draw:equation draw:name="f508" draw:formula="2766163*logwidth/3706413"/>
          <draw:equation draw:name="f509" draw:formula="2737145*logheight/5229819"/>
          <draw:equation draw:name="f510" draw:formula="2974746*logwidth/3706413"/>
          <draw:equation draw:name="f511" draw:formula="2866399*logheight/5229819"/>
          <draw:equation draw:name="f512" draw:formula="3252625*logwidth/3706413"/>
          <draw:equation draw:name="f513" draw:formula="3111944*logheight/5229819"/>
          <draw:equation draw:name="f514" draw:formula="3398162*logwidth/3706413"/>
          <draw:equation draw:name="f515" draw:formula="3234826*logheight/5229819"/>
          <draw:equation draw:name="f516" draw:formula="3566326*logwidth/3706413"/>
          <draw:equation draw:name="f517" draw:formula="3338157*logheight/5229819"/>
          <draw:equation draw:name="f518" draw:formula="3542324*logwidth/3706413"/>
          <draw:equation draw:name="f519" draw:formula="3269103*logheight/5229819"/>
          <draw:equation draw:name="f520" draw:formula="3361463*logwidth/3706413"/>
          <draw:equation draw:name="f521" draw:formula="3048843*logheight/5229819"/>
          <draw:equation draw:name="f522" draw:formula="2760231*logwidth/3706413"/>
          <draw:equation draw:name="f523" draw:formula="2387604*logheight/5229819"/>
          <draw:equation draw:name="f524" draw:formula="2690109*logwidth/3706413"/>
          <draw:equation draw:name="f525" draw:formula="2343136*logheight/5229819"/>
          <draw:equation draw:name="f526" draw:formula="2584945*logwidth/3706413"/>
          <draw:equation draw:name="f527" draw:formula="2319604*logheight/5229819"/>
          <draw:equation draw:name="f528" draw:formula="2476459*logwidth/3706413"/>
          <draw:equation draw:name="f529" draw:formula="2274585*logheight/5229819"/>
          <draw:equation draw:name="f530" draw:formula="1635021*logwidth/3706413"/>
          <draw:equation draw:name="f531" draw:formula="2080790*logheight/5229819"/>
          <draw:equation draw:name="f532" draw:formula="994284*logwidth/3706413"/>
          <draw:equation draw:name="f533" draw:formula="1848426*logheight/5229819"/>
          <draw:equation draw:name="f534" draw:formula="900907*logwidth/3706413"/>
          <draw:equation draw:name="f535" draw:formula="1722986*logheight/5229819"/>
          <draw:equation draw:name="f536" draw:formula="1019942*logwidth/3706413"/>
          <draw:equation draw:name="f537" draw:formula="1634959*logheight/5229819"/>
          <draw:equation draw:name="f538" draw:formula="1436756*logwidth/3706413"/>
          <draw:equation draw:name="f539" draw:formula="1581585*logheight/5229819"/>
          <draw:equation draw:name="f540" draw:formula="1745065*logwidth/3706413"/>
          <draw:equation draw:name="f541" draw:formula="1615304*logheight/5229819"/>
          <draw:equation draw:name="f542" draw:formula="1601192*logwidth/3706413"/>
          <draw:equation draw:name="f543" draw:formula="1445865*logheight/5229819"/>
          <draw:equation draw:name="f544" draw:formula="1401935*logwidth/3706413"/>
          <draw:equation draw:name="f545" draw:formula="1322332*logheight/5229819"/>
          <draw:equation draw:name="f546" draw:formula="1350058*logwidth/3706413"/>
          <draw:equation draw:name="f547" draw:formula="1304329*logheight/5229819"/>
          <draw:equation draw:name="f548" draw:formula="1196299*logwidth/3706413"/>
          <draw:equation draw:name="f549" draw:formula="1267380*logheight/5229819"/>
          <draw:equation draw:name="f550" draw:formula="1010774*logwidth/3706413"/>
          <draw:equation draw:name="f551" draw:formula="1183133*logheight/5229819"/>
          <draw:equation draw:name="f552" draw:formula="762606*logwidth/3706413"/>
          <draw:equation draw:name="f553" draw:formula="1122658*logheight/5229819"/>
          <draw:equation draw:name="f554" draw:formula="154893*logwidth/3706413"/>
          <draw:equation draw:name="f555" draw:formula="930327*logheight/5229819"/>
          <draw:equation draw:name="f556" draw:formula="41348*logwidth/3706413"/>
          <draw:equation draw:name="f557" draw:formula="855682*logheight/5229819"/>
          <draw:equation draw:name="f558" draw:formula="71618*logwidth/3706413"/>
          <draw:equation draw:name="f559" draw:formula="669959*logheight/5229819"/>
          <draw:equation draw:name="f560" draw:formula="192882*logwidth/3706413"/>
          <draw:equation draw:name="f561" draw:formula="633126*logheight/5229819"/>
          <draw:equation draw:name="f562" draw:formula="753661*logwidth/3706413"/>
          <draw:equation draw:name="f563" draw:formula="741211*logheight/5229819"/>
          <draw:equation draw:name="f564" draw:formula="1255776*logwidth/3706413"/>
          <draw:equation draw:name="f565" draw:formula="1147472*logheight/5229819"/>
          <draw:equation draw:name="f566" draw:formula="1455766*logwidth/3706413"/>
          <draw:equation draw:name="f567" draw:formula="1276598*logheight/5229819"/>
          <draw:equation draw:name="f568" draw:formula="1288932*logwidth/3706413"/>
          <draw:equation draw:name="f569" draw:formula="1033280*logheight/5229819"/>
          <draw:equation draw:name="f570" draw:formula="1232411*logwidth/3706413"/>
          <draw:equation draw:name="f571" draw:formula="880301*logheight/5229819"/>
          <draw:equation draw:name="f572" draw:formula="1384570*logwidth/3706413"/>
          <draw:equation draw:name="f573" draw:formula="733996*logheight/5229819"/>
          <draw:equation draw:name="f574" draw:formula="1507746*logwidth/3706413"/>
          <draw:equation draw:name="f575" draw:formula="755398*logheight/5229819"/>
          <draw:equation draw:name="f576" draw:formula="1477350*logwidth/3706413"/>
          <draw:equation draw:name="f577" draw:formula="678725*logheight/5229819"/>
          <draw:equation draw:name="f578" draw:formula="1417151*logwidth/3706413"/>
          <draw:equation draw:name="f579" draw:formula="168105*logheight/5229819"/>
          <draw:equation draw:name="f580" draw:formula="1520807*logwidth/3706413"/>
          <draw:equation draw:name="f581" draw:formula="401*logheight/5229819"/>
          <draw:equation draw:name="f582" draw:formula="logwidth"/>
          <draw:equation draw:name="f583" draw:formula="logheight"/>
        </draw:enhanced-geometry>
      </draw:custom-shape>
      <draw:frame draw:name="Slide Number Placeholder 5" presentation:style-name="Mpr20" draw:text-style-name="MP24" draw:layer="backgroundobjects" svg:width="2.742cm" svg:height="0.863cm" svg:x="30.634cm" svg:y="17.958cm" presentation:class="page-number" presentation:user-transformed="true">
        <draw:text-box>
          <text:p text:style-name="MP23"><text:span text:style-name="MT12"><text:page-number>&lt;number&gt;</text:page-number></text:span></text:p>
        </draw:text-box>
      </draw:frame>
      <draw:frame draw:name="Graphic 25" draw:style-name="Mgr23" draw:text-style-name="MP5" draw:layer="backgroundobjects" svg:width="6.474cm" svg:height="5.273cm" svg:x="3.921cm" svg:y="1.244cm">
        <draw:image xlink:href="Pictures/10000001000009C4000007F4FE748EE99C73115D.png" xlink:type="simple" xlink:show="embed" xlink:actuate="onLoad" draw:mime-type="image/png">
          <text:p/>
        </draw:image>
      </draw:frame>
      <draw:frame draw:name="Text Placeholder 31" presentation:style-name="Mpr21" draw:text-style-name="MP17" draw:layer="backgroundobjects" svg:width="15.8cm" svg:height="5.635cm" svg:x="9.106cm" svg:y="7.611cm" presentation:class="outline" presentation:user-transformed="true">
        <draw:text-box>
          <text:p text:style-name="MP32"><text:span text:style-name="MT13">Click to edit Master text styles</text:span></text:p>
        </draw:text-box>
      </draw:frame>
      <draw:frame draw:name="Title 1" presentation:style-name="Mpr22" draw:text-style-name="MP17" draw:layer="backgroundobjects" svg:width="29.212cm" svg:height="1.294cm" svg:x="2.328cm" svg:y="5.283cm" presentation:class="title" presentation:user-transformed="true">
        <draw:text-box>
          <text:p text:style-name="MP33"><text:span text:style-name="MT14">Click to edit Master title style</text:span></text:p>
        </draw:text-box>
      </draw:frame>
      <draw:custom-shape draw:name="Freeform: Shape 21" draw:style-name="Mgr24" draw:text-style-name="MP34" draw:layer="backgroundobjects" svg:width="6.879cm" svg:height="9.38cm" svg:x="0cm" svg:y="0cm">
        <text:p text:style-name="MP8"><text:span text:style-name="MT2"/></text:p>
        <draw:enhanced-geometry draw:mirror-horizontal="false" draw:mirror-vertical="false" drawooo:sub-view-size="2476443 3377247" draw:text-areas="0 0 ?f236 ?f237" svg:viewBox="0 0 0 0" draw:type="ooxml-non-primitive" draw:enhanced-path="M 131832 2603380 C 102563 2602123 72184 2604330 40810 2609673 34977 2620459 28668 2630958 22360 2641458 81346 2676900 142625 2708523 197791 2748166 265416 2797243 336092 2845555 391786 2906949 453655 2975302 499684 3058169 554014 3133682 569495 3155327 589174 3174295 613883 3202133 622136 3034316 509181 2887202 362172 2717029 297457 2642095 219640 2607152 131832 2603380 Z M 0 2515796 L 1912 2516152 C 24328 2518579 46950 2519181 69005 2517494 274028 2501684 397138 2621123 514290 2765562 654816 2938984 780342 3318389 745978 3352952 561549 3451935 131922 3232761 1182 2979480 L 0 2976961 0 2788045 10452 2820897 C 111928 3094545 272910 3233685 521041 3232735 463785 3143773 413658 3062340 359810 2983868 349079 2968326 321489 2951748 305764 2955290 246868 2969267 229054 2923488 201687 2891456 152440 2833611 104267 2774584 40334 2731937 L 0 2710827 Z M 1373023 1747994 C 1419467 1860339 1459166 1963436 1503825 2063667 1547155 2161800 1628339 2241108 1662101 2359475 1627720 2356354 1600181 2361241 1595627 2352659 1501192 2185496 1408667 2016233 1319178 1852692 1139226 2090766 1297640 2596457 1751554 2817233 1943296 2451789 1732170 1824791 1373023 1747994 Z M 787749 1297597 C 770960 1355710 754757 1406381 741982 1457813 709992 1588633 681241 1719451 647348 1849128 641684 1870407 617930 1887311 601983 1906309 592658 1901356 582858 1896116 573533 1891163 600935 1767978 629100 1644603 656789 1520940 540556 1715461 453557 1915205 525720 2165766 573962 2144739 600172 2137753 621443 2123904 822895 1992280 935562 1678701 866625 1434625 853099 1388176 854841 1328168 787749 1297597 Z M 1747943 1290053 C 1712816 1291110 1677000 1295967 1640654 1304737 1756830 1414164 1944362 1427467 2011928 1597321 1882801 1532075 1769536 1442584 1620637 1403780 1796290 1725617 2003019 1852431 2330262 1787296 2205994 1461422 1993834 1282651 1747943 1290053 Z M 577889 57551 C 546390 134756 519311 193830 498324 254618 476093 318554 460143 384966 440571 453098 418403 440428 404601 435383 405083 432425 414693 345316 425828 257824 436963 170333 146722 584415 63003 856280 157288 1142217 427454 1039539 713096 453167 577889 57551 Z M 1250303 0 L 1535094 0 1687492 141068 C 1742658 192159 1797160 242607 1851732 292935 1845906 300477 1839318 308209 1833204 316228 1737134 296174 1687887 203580 1616084 147446 1538197 86357 1463260 25741 1349183 6561 1394727 370386 1753787 580934 2176748 568765 2100932 265021 1928750 78018 1727587 11525 L 1676546 0 1878091 0 1997002 88744 C 2070549 159079 2128927 246444 2179979 341422 2230653 434875 2337998 577318 2322628 639532 2302471 667691 2268104 658083 2242012 654097 2087651 630847 1930702 615137 1781235 574043 1510101 499466 1343609 307843 1266142 42404 Z M 850933 0 L 912773 0 1105381 858402 C 1121049 928224 1143293 996799 1156198 1066909 1167598 1127670 1201549 1155214 1258853 1174057 1373274 1210981 1482574 1237034 1609673 1223767 1931231 1189641 2186280 1303918 2335582 1609274 2374189 1688330 2471618 1789091 2476443 1851097 2445349 1916854 2249023 1872936 2140536 1868158 1978901 1861322 1835183 1804196 1729336 1674345 1667578 1598264 1591898 1528110 1551117 1441900 1505591 1346345 1434427 1304235 1345901 1273777 1308778 1261214 1270501 1253803 1205760 1237636 1249120 1366966 1280328 1476652 1323931 1580795 1337393 1612267 1381735 1634364 1415894 1652940 1650722 1780399 1772008 1998770 1868785 2230994 1928501 2374048 1915987 2529562 1881383 2680895 1862735 2762574 1844373 2843776 1824663 2932609 1821613 2933375 1805400 2943119 1797788 2938546 1634249 2838982 1469857 2737607 1353298 2582483 1191141 2367484 1125057 2125122 1218472 1862981 1298761 1637769 1208101 1441698 1138217 1241221 1127232 1209938 1071158 1194432 1026352 1165562 1048685 1144556 1069109 1125651 1099843 1096051 1081893 1023561 1061397 939147 1036842 836706 956672 911946 938108 998871 897565 1073889 850902 1160169 870278 1233517 903736 1314676 1023734 1603073 931382 1858059 763530 2094311 724265 2149961 654563 2184075 596942 2226098 538558 2268312 495180 2240298 462515 2190144 412948 2114244 414458 2028763 429112 1944036 465941 1729735 539700 1530479 659528 1347213 726993 1243553 781236 1130651 840900 1021654 862413 982618 876126 938246 903061 903117 1002203 773674 997721 637826 956786 487220 931120 392555 910361 296455 890938 200021 Z M 467701 0 L 666015 0 667134 15693 C 741894 438642 614073 802222 327285 1112507 268763 1175422 131148 1299936 99740 1287558 50645 1259359 21075 863564 92533 671368 177375 443697 287747 229905 434441 38393 Z M 21630 0 L 91766 0 0 157944 0 39174 Z N">
          <draw:equation draw:name="f0" draw:formula="131832*logwidth/2476443"/>
          <draw:equation draw:name="f1" draw:formula="2603380*logheight/3377247"/>
          <draw:equation draw:name="f2" draw:formula="40810*logwidth/2476443"/>
          <draw:equation draw:name="f3" draw:formula="2609673*logheight/3377247"/>
          <draw:equation draw:name="f4" draw:formula="22360*logwidth/2476443"/>
          <draw:equation draw:name="f5" draw:formula="2641458*logheight/3377247"/>
          <draw:equation draw:name="f6" draw:formula="197791*logwidth/2476443"/>
          <draw:equation draw:name="f7" draw:formula="2748166*logheight/3377247"/>
          <draw:equation draw:name="f8" draw:formula="391786*logwidth/2476443"/>
          <draw:equation draw:name="f9" draw:formula="2906949*logheight/3377247"/>
          <draw:equation draw:name="f10" draw:formula="554014*logwidth/2476443"/>
          <draw:equation draw:name="f11" draw:formula="3133682*logheight/3377247"/>
          <draw:equation draw:name="f12" draw:formula="613883*logwidth/2476443"/>
          <draw:equation draw:name="f13" draw:formula="3202133*logheight/3377247"/>
          <draw:equation draw:name="f14" draw:formula="362172*logwidth/2476443"/>
          <draw:equation draw:name="f15" draw:formula="2717029*logheight/3377247"/>
          <draw:equation draw:name="f16" draw:formula="131832*logwidth/2476443"/>
          <draw:equation draw:name="f17" draw:formula="2603380*logheight/3377247"/>
          <draw:equation draw:name="f18" draw:formula="0*logwidth/2476443"/>
          <draw:equation draw:name="f19" draw:formula="2515796*logheight/3377247"/>
          <draw:equation draw:name="f20" draw:formula="1912*logwidth/2476443"/>
          <draw:equation draw:name="f21" draw:formula="2516152*logheight/3377247"/>
          <draw:equation draw:name="f22" draw:formula="69005*logwidth/2476443"/>
          <draw:equation draw:name="f23" draw:formula="2517494*logheight/3377247"/>
          <draw:equation draw:name="f24" draw:formula="514290*logwidth/2476443"/>
          <draw:equation draw:name="f25" draw:formula="2765562*logheight/3377247"/>
          <draw:equation draw:name="f26" draw:formula="745978*logwidth/2476443"/>
          <draw:equation draw:name="f27" draw:formula="3352952*logheight/3377247"/>
          <draw:equation draw:name="f28" draw:formula="1182*logwidth/2476443"/>
          <draw:equation draw:name="f29" draw:formula="2979480*logheight/3377247"/>
          <draw:equation draw:name="f30" draw:formula="0*logwidth/2476443"/>
          <draw:equation draw:name="f31" draw:formula="2976961*logheight/3377247"/>
          <draw:equation draw:name="f32" draw:formula="0*logwidth/2476443"/>
          <draw:equation draw:name="f33" draw:formula="2788045*logheight/3377247"/>
          <draw:equation draw:name="f34" draw:formula="10452*logwidth/2476443"/>
          <draw:equation draw:name="f35" draw:formula="2820897*logheight/3377247"/>
          <draw:equation draw:name="f36" draw:formula="521041*logwidth/2476443"/>
          <draw:equation draw:name="f37" draw:formula="3232735*logheight/3377247"/>
          <draw:equation draw:name="f38" draw:formula="359810*logwidth/2476443"/>
          <draw:equation draw:name="f39" draw:formula="2983868*logheight/3377247"/>
          <draw:equation draw:name="f40" draw:formula="305764*logwidth/2476443"/>
          <draw:equation draw:name="f41" draw:formula="2955290*logheight/3377247"/>
          <draw:equation draw:name="f42" draw:formula="201687*logwidth/2476443"/>
          <draw:equation draw:name="f43" draw:formula="2891456*logheight/3377247"/>
          <draw:equation draw:name="f44" draw:formula="40334*logwidth/2476443"/>
          <draw:equation draw:name="f45" draw:formula="2731937*logheight/3377247"/>
          <draw:equation draw:name="f46" draw:formula="0*logwidth/2476443"/>
          <draw:equation draw:name="f47" draw:formula="2710827*logheight/3377247"/>
          <draw:equation draw:name="f48" draw:formula="1373023*logwidth/2476443"/>
          <draw:equation draw:name="f49" draw:formula="1747994*logheight/3377247"/>
          <draw:equation draw:name="f50" draw:formula="1503825*logwidth/2476443"/>
          <draw:equation draw:name="f51" draw:formula="2063667*logheight/3377247"/>
          <draw:equation draw:name="f52" draw:formula="1662101*logwidth/2476443"/>
          <draw:equation draw:name="f53" draw:formula="2359475*logheight/3377247"/>
          <draw:equation draw:name="f54" draw:formula="1595627*logwidth/2476443"/>
          <draw:equation draw:name="f55" draw:formula="2352659*logheight/3377247"/>
          <draw:equation draw:name="f56" draw:formula="1319178*logwidth/2476443"/>
          <draw:equation draw:name="f57" draw:formula="1852692*logheight/3377247"/>
          <draw:equation draw:name="f58" draw:formula="1751554*logwidth/2476443"/>
          <draw:equation draw:name="f59" draw:formula="2817233*logheight/3377247"/>
          <draw:equation draw:name="f60" draw:formula="1373023*logwidth/2476443"/>
          <draw:equation draw:name="f61" draw:formula="1747994*logheight/3377247"/>
          <draw:equation draw:name="f62" draw:formula="787749*logwidth/2476443"/>
          <draw:equation draw:name="f63" draw:formula="1297597*logheight/3377247"/>
          <draw:equation draw:name="f64" draw:formula="741982*logwidth/2476443"/>
          <draw:equation draw:name="f65" draw:formula="1457813*logheight/3377247"/>
          <draw:equation draw:name="f66" draw:formula="647348*logwidth/2476443"/>
          <draw:equation draw:name="f67" draw:formula="1849128*logheight/3377247"/>
          <draw:equation draw:name="f68" draw:formula="601983*logwidth/2476443"/>
          <draw:equation draw:name="f69" draw:formula="1906309*logheight/3377247"/>
          <draw:equation draw:name="f70" draw:formula="573533*logwidth/2476443"/>
          <draw:equation draw:name="f71" draw:formula="1891163*logheight/3377247"/>
          <draw:equation draw:name="f72" draw:formula="656789*logwidth/2476443"/>
          <draw:equation draw:name="f73" draw:formula="1520940*logheight/3377247"/>
          <draw:equation draw:name="f74" draw:formula="525720*logwidth/2476443"/>
          <draw:equation draw:name="f75" draw:formula="2165766*logheight/3377247"/>
          <draw:equation draw:name="f76" draw:formula="621443*logwidth/2476443"/>
          <draw:equation draw:name="f77" draw:formula="2123904*logheight/3377247"/>
          <draw:equation draw:name="f78" draw:formula="866625*logwidth/2476443"/>
          <draw:equation draw:name="f79" draw:formula="1434625*logheight/3377247"/>
          <draw:equation draw:name="f80" draw:formula="787749*logwidth/2476443"/>
          <draw:equation draw:name="f81" draw:formula="1297597*logheight/3377247"/>
          <draw:equation draw:name="f82" draw:formula="1747943*logwidth/2476443"/>
          <draw:equation draw:name="f83" draw:formula="1290053*logheight/3377247"/>
          <draw:equation draw:name="f84" draw:formula="1640654*logwidth/2476443"/>
          <draw:equation draw:name="f85" draw:formula="1304737*logheight/3377247"/>
          <draw:equation draw:name="f86" draw:formula="2011928*logwidth/2476443"/>
          <draw:equation draw:name="f87" draw:formula="1597321*logheight/3377247"/>
          <draw:equation draw:name="f88" draw:formula="1620637*logwidth/2476443"/>
          <draw:equation draw:name="f89" draw:formula="1403780*logheight/3377247"/>
          <draw:equation draw:name="f90" draw:formula="2330262*logwidth/2476443"/>
          <draw:equation draw:name="f91" draw:formula="1787296*logheight/3377247"/>
          <draw:equation draw:name="f92" draw:formula="1747943*logwidth/2476443"/>
          <draw:equation draw:name="f93" draw:formula="1290053*logheight/3377247"/>
          <draw:equation draw:name="f94" draw:formula="577889*logwidth/2476443"/>
          <draw:equation draw:name="f95" draw:formula="57551*logheight/3377247"/>
          <draw:equation draw:name="f96" draw:formula="498324*logwidth/2476443"/>
          <draw:equation draw:name="f97" draw:formula="254618*logheight/3377247"/>
          <draw:equation draw:name="f98" draw:formula="440571*logwidth/2476443"/>
          <draw:equation draw:name="f99" draw:formula="453098*logheight/3377247"/>
          <draw:equation draw:name="f100" draw:formula="405083*logwidth/2476443"/>
          <draw:equation draw:name="f101" draw:formula="432425*logheight/3377247"/>
          <draw:equation draw:name="f102" draw:formula="436963*logwidth/2476443"/>
          <draw:equation draw:name="f103" draw:formula="170333*logheight/3377247"/>
          <draw:equation draw:name="f104" draw:formula="157288*logwidth/2476443"/>
          <draw:equation draw:name="f105" draw:formula="1142217*logheight/3377247"/>
          <draw:equation draw:name="f106" draw:formula="577889*logwidth/2476443"/>
          <draw:equation draw:name="f107" draw:formula="57551*logheight/3377247"/>
          <draw:equation draw:name="f108" draw:formula="1250303*logwidth/2476443"/>
          <draw:equation draw:name="f109" draw:formula="0*logheight/3377247"/>
          <draw:equation draw:name="f110" draw:formula="1535094*logwidth/2476443"/>
          <draw:equation draw:name="f111" draw:formula="0*logheight/3377247"/>
          <draw:equation draw:name="f112" draw:formula="1687492*logwidth/2476443"/>
          <draw:equation draw:name="f113" draw:formula="141068*logheight/3377247"/>
          <draw:equation draw:name="f114" draw:formula="1851732*logwidth/2476443"/>
          <draw:equation draw:name="f115" draw:formula="292935*logheight/3377247"/>
          <draw:equation draw:name="f116" draw:formula="1833204*logwidth/2476443"/>
          <draw:equation draw:name="f117" draw:formula="316228*logheight/3377247"/>
          <draw:equation draw:name="f118" draw:formula="1616084*logwidth/2476443"/>
          <draw:equation draw:name="f119" draw:formula="147446*logheight/3377247"/>
          <draw:equation draw:name="f120" draw:formula="1349183*logwidth/2476443"/>
          <draw:equation draw:name="f121" draw:formula="6561*logheight/3377247"/>
          <draw:equation draw:name="f122" draw:formula="2176748*logwidth/2476443"/>
          <draw:equation draw:name="f123" draw:formula="568765*logheight/3377247"/>
          <draw:equation draw:name="f124" draw:formula="1727587*logwidth/2476443"/>
          <draw:equation draw:name="f125" draw:formula="11525*logheight/3377247"/>
          <draw:equation draw:name="f126" draw:formula="1676546*logwidth/2476443"/>
          <draw:equation draw:name="f127" draw:formula="0*logheight/3377247"/>
          <draw:equation draw:name="f128" draw:formula="1878091*logwidth/2476443"/>
          <draw:equation draw:name="f129" draw:formula="0*logheight/3377247"/>
          <draw:equation draw:name="f130" draw:formula="1997002*logwidth/2476443"/>
          <draw:equation draw:name="f131" draw:formula="88744*logheight/3377247"/>
          <draw:equation draw:name="f132" draw:formula="2179979*logwidth/2476443"/>
          <draw:equation draw:name="f133" draw:formula="341422*logheight/3377247"/>
          <draw:equation draw:name="f134" draw:formula="2322628*logwidth/2476443"/>
          <draw:equation draw:name="f135" draw:formula="639532*logheight/3377247"/>
          <draw:equation draw:name="f136" draw:formula="2242012*logwidth/2476443"/>
          <draw:equation draw:name="f137" draw:formula="654097*logheight/3377247"/>
          <draw:equation draw:name="f138" draw:formula="1781235*logwidth/2476443"/>
          <draw:equation draw:name="f139" draw:formula="574043*logheight/3377247"/>
          <draw:equation draw:name="f140" draw:formula="1266142*logwidth/2476443"/>
          <draw:equation draw:name="f141" draw:formula="42404*logheight/3377247"/>
          <draw:equation draw:name="f142" draw:formula="850933*logwidth/2476443"/>
          <draw:equation draw:name="f143" draw:formula="0*logheight/3377247"/>
          <draw:equation draw:name="f144" draw:formula="912773*logwidth/2476443"/>
          <draw:equation draw:name="f145" draw:formula="0*logheight/3377247"/>
          <draw:equation draw:name="f146" draw:formula="1105381*logwidth/2476443"/>
          <draw:equation draw:name="f147" draw:formula="858402*logheight/3377247"/>
          <draw:equation draw:name="f148" draw:formula="1156198*logwidth/2476443"/>
          <draw:equation draw:name="f149" draw:formula="1066909*logheight/3377247"/>
          <draw:equation draw:name="f150" draw:formula="1258853*logwidth/2476443"/>
          <draw:equation draw:name="f151" draw:formula="1174057*logheight/3377247"/>
          <draw:equation draw:name="f152" draw:formula="1609673*logwidth/2476443"/>
          <draw:equation draw:name="f153" draw:formula="1223767*logheight/3377247"/>
          <draw:equation draw:name="f154" draw:formula="2335582*logwidth/2476443"/>
          <draw:equation draw:name="f155" draw:formula="1609274*logheight/3377247"/>
          <draw:equation draw:name="f156" draw:formula="2476443*logwidth/2476443"/>
          <draw:equation draw:name="f157" draw:formula="1851097*logheight/3377247"/>
          <draw:equation draw:name="f158" draw:formula="2140536*logwidth/2476443"/>
          <draw:equation draw:name="f159" draw:formula="1868158*logheight/3377247"/>
          <draw:equation draw:name="f160" draw:formula="1729336*logwidth/2476443"/>
          <draw:equation draw:name="f161" draw:formula="1674345*logheight/3377247"/>
          <draw:equation draw:name="f162" draw:formula="1551117*logwidth/2476443"/>
          <draw:equation draw:name="f163" draw:formula="1441900*logheight/3377247"/>
          <draw:equation draw:name="f164" draw:formula="1345901*logwidth/2476443"/>
          <draw:equation draw:name="f165" draw:formula="1273777*logheight/3377247"/>
          <draw:equation draw:name="f166" draw:formula="1205760*logwidth/2476443"/>
          <draw:equation draw:name="f167" draw:formula="1237636*logheight/3377247"/>
          <draw:equation draw:name="f168" draw:formula="1323931*logwidth/2476443"/>
          <draw:equation draw:name="f169" draw:formula="1580795*logheight/3377247"/>
          <draw:equation draw:name="f170" draw:formula="1415894*logwidth/2476443"/>
          <draw:equation draw:name="f171" draw:formula="1652940*logheight/3377247"/>
          <draw:equation draw:name="f172" draw:formula="1868785*logwidth/2476443"/>
          <draw:equation draw:name="f173" draw:formula="2230994*logheight/3377247"/>
          <draw:equation draw:name="f174" draw:formula="1881383*logwidth/2476443"/>
          <draw:equation draw:name="f175" draw:formula="2680895*logheight/3377247"/>
          <draw:equation draw:name="f176" draw:formula="1824663*logwidth/2476443"/>
          <draw:equation draw:name="f177" draw:formula="2932609*logheight/3377247"/>
          <draw:equation draw:name="f178" draw:formula="1797788*logwidth/2476443"/>
          <draw:equation draw:name="f179" draw:formula="2938546*logheight/3377247"/>
          <draw:equation draw:name="f180" draw:formula="1353298*logwidth/2476443"/>
          <draw:equation draw:name="f181" draw:formula="2582483*logheight/3377247"/>
          <draw:equation draw:name="f182" draw:formula="1218472*logwidth/2476443"/>
          <draw:equation draw:name="f183" draw:formula="1862981*logheight/3377247"/>
          <draw:equation draw:name="f184" draw:formula="1138217*logwidth/2476443"/>
          <draw:equation draw:name="f185" draw:formula="1241221*logheight/3377247"/>
          <draw:equation draw:name="f186" draw:formula="1026352*logwidth/2476443"/>
          <draw:equation draw:name="f187" draw:formula="1165562*logheight/3377247"/>
          <draw:equation draw:name="f188" draw:formula="1099843*logwidth/2476443"/>
          <draw:equation draw:name="f189" draw:formula="1096051*logheight/3377247"/>
          <draw:equation draw:name="f190" draw:formula="1036842*logwidth/2476443"/>
          <draw:equation draw:name="f191" draw:formula="836706*logheight/3377247"/>
          <draw:equation draw:name="f192" draw:formula="897565*logwidth/2476443"/>
          <draw:equation draw:name="f193" draw:formula="1073889*logheight/3377247"/>
          <draw:equation draw:name="f194" draw:formula="903736*logwidth/2476443"/>
          <draw:equation draw:name="f195" draw:formula="1314676*logheight/3377247"/>
          <draw:equation draw:name="f196" draw:formula="763530*logwidth/2476443"/>
          <draw:equation draw:name="f197" draw:formula="2094311*logheight/3377247"/>
          <draw:equation draw:name="f198" draw:formula="596942*logwidth/2476443"/>
          <draw:equation draw:name="f199" draw:formula="2226098*logheight/3377247"/>
          <draw:equation draw:name="f200" draw:formula="462515*logwidth/2476443"/>
          <draw:equation draw:name="f201" draw:formula="2190144*logheight/3377247"/>
          <draw:equation draw:name="f202" draw:formula="429112*logwidth/2476443"/>
          <draw:equation draw:name="f203" draw:formula="1944036*logheight/3377247"/>
          <draw:equation draw:name="f204" draw:formula="659528*logwidth/2476443"/>
          <draw:equation draw:name="f205" draw:formula="1347213*logheight/3377247"/>
          <draw:equation draw:name="f206" draw:formula="840900*logwidth/2476443"/>
          <draw:equation draw:name="f207" draw:formula="1021654*logheight/3377247"/>
          <draw:equation draw:name="f208" draw:formula="903061*logwidth/2476443"/>
          <draw:equation draw:name="f209" draw:formula="903117*logheight/3377247"/>
          <draw:equation draw:name="f210" draw:formula="956786*logwidth/2476443"/>
          <draw:equation draw:name="f211" draw:formula="487220*logheight/3377247"/>
          <draw:equation draw:name="f212" draw:formula="890938*logwidth/2476443"/>
          <draw:equation draw:name="f213" draw:formula="200021*logheight/3377247"/>
          <draw:equation draw:name="f214" draw:formula="467701*logwidth/2476443"/>
          <draw:equation draw:name="f215" draw:formula="0*logheight/3377247"/>
          <draw:equation draw:name="f216" draw:formula="666015*logwidth/2476443"/>
          <draw:equation draw:name="f217" draw:formula="0*logheight/3377247"/>
          <draw:equation draw:name="f218" draw:formula="667134*logwidth/2476443"/>
          <draw:equation draw:name="f219" draw:formula="15693*logheight/3377247"/>
          <draw:equation draw:name="f220" draw:formula="327285*logwidth/2476443"/>
          <draw:equation draw:name="f221" draw:formula="1112507*logheight/3377247"/>
          <draw:equation draw:name="f222" draw:formula="99740*logwidth/2476443"/>
          <draw:equation draw:name="f223" draw:formula="1287558*logheight/3377247"/>
          <draw:equation draw:name="f224" draw:formula="92533*logwidth/2476443"/>
          <draw:equation draw:name="f225" draw:formula="671368*logheight/3377247"/>
          <draw:equation draw:name="f226" draw:formula="434441*logwidth/2476443"/>
          <draw:equation draw:name="f227" draw:formula="38393*logheight/3377247"/>
          <draw:equation draw:name="f228" draw:formula="21630*logwidth/2476443"/>
          <draw:equation draw:name="f229" draw:formula="0*logheight/3377247"/>
          <draw:equation draw:name="f230" draw:formula="91766*logwidth/2476443"/>
          <draw:equation draw:name="f231" draw:formula="0*logheight/3377247"/>
          <draw:equation draw:name="f232" draw:formula="0*logwidth/2476443"/>
          <draw:equation draw:name="f233" draw:formula="157944*logheight/3377247"/>
          <draw:equation draw:name="f234" draw:formula="0*logwidth/2476443"/>
          <draw:equation draw:name="f235" draw:formula="39174*logheight/3377247"/>
          <draw:equation draw:name="f236" draw:formula="logwidth"/>
          <draw:equation draw:name="f237" draw:formula="logheight"/>
        </draw:enhanced-geometry>
      </draw:custom-shape>
      <draw:custom-shape draw:name="Freeform: Shape 15" draw:style-name="Mgr25" draw:text-style-name="MP9" draw:layer="backgroundobjects" svg:width="23.168cm" svg:height="13.934cm" svg:x="5.645cm" svg:y="1.647cm">
        <text:p text:style-name="MP8"><text:span text:style-name="MT2"/></text:p>
        <draw:enhanced-geometry draw:mirror-horizontal="false" draw:mirror-vertical="false" drawooo:sub-view-size="8339975 5016456" draw:text-areas="0 0 ?f38 ?f39" svg:viewBox="0 0 0 0" draw:type="ooxml-non-primitive" draw:enhanced-path="M 3848638 256 C 4570927 7508 5235778 169337 5854939 453958 6501988 751448 7048323 1162477 7528125 1647586 7683482 1804666 7835477 1964795 7964917 2141444 8291332 2586851 8426919 3084911 8282443 3652263 8184226 4038024 7971744 4372053 7614819 4625329 7196329 4922350 6753706 4984477 6295036 4840094 6141710 4791809 6009670 4711390 5873978 4635681 5580727 4471947 5266011 4351689 4908200 4320645 4606973 4294394 4308924 4341330 4012453 4430992 3681382 4531125 3492158 4613858 3293564 4694916 3072864 4785027 1763329 5319409 900660 4775642 668340 4629189 505436 4428533 464143 4374943 281748 4138098 171990 3867355 100508 3580002 19663 3254689 -6201 2919423 1210 2578945 10675 2138785 197522 1745167 500797 1384103 730656 1110427 1007021 882615 1318314 689794 1444924 611408 1573572 537328 1708401 472905 2394802 145037 3108888 -7126 3848638 256 Z N">
          <draw:equation draw:name="f0" draw:formula="3848638*logwidth/8339975"/>
          <draw:equation draw:name="f1" draw:formula="256*logheight/5016456"/>
          <draw:equation draw:name="f2" draw:formula="5854939*logwidth/8339975"/>
          <draw:equation draw:name="f3" draw:formula="453958*logheight/5016456"/>
          <draw:equation draw:name="f4" draw:formula="7528125*logwidth/8339975"/>
          <draw:equation draw:name="f5" draw:formula="1647586*logheight/5016456"/>
          <draw:equation draw:name="f6" draw:formula="7964917*logwidth/8339975"/>
          <draw:equation draw:name="f7" draw:formula="2141444*logheight/5016456"/>
          <draw:equation draw:name="f8" draw:formula="8282443*logwidth/8339975"/>
          <draw:equation draw:name="f9" draw:formula="3652263*logheight/5016456"/>
          <draw:equation draw:name="f10" draw:formula="7614819*logwidth/8339975"/>
          <draw:equation draw:name="f11" draw:formula="4625329*logheight/5016456"/>
          <draw:equation draw:name="f12" draw:formula="6295036*logwidth/8339975"/>
          <draw:equation draw:name="f13" draw:formula="4840094*logheight/5016456"/>
          <draw:equation draw:name="f14" draw:formula="5873978*logwidth/8339975"/>
          <draw:equation draw:name="f15" draw:formula="4635681*logheight/5016456"/>
          <draw:equation draw:name="f16" draw:formula="4908200*logwidth/8339975"/>
          <draw:equation draw:name="f17" draw:formula="4320645*logheight/5016456"/>
          <draw:equation draw:name="f18" draw:formula="4012453*logwidth/8339975"/>
          <draw:equation draw:name="f19" draw:formula="4430992*logheight/5016456"/>
          <draw:equation draw:name="f20" draw:formula="3293564*logwidth/8339975"/>
          <draw:equation draw:name="f21" draw:formula="4694916*logheight/5016456"/>
          <draw:equation draw:name="f22" draw:formula="900660*logwidth/8339975"/>
          <draw:equation draw:name="f23" draw:formula="4775642*logheight/5016456"/>
          <draw:equation draw:name="f24" draw:formula="464143*logwidth/8339975"/>
          <draw:equation draw:name="f25" draw:formula="4374943*logheight/5016456"/>
          <draw:equation draw:name="f26" draw:formula="100508*logwidth/8339975"/>
          <draw:equation draw:name="f27" draw:formula="3580002*logheight/5016456"/>
          <draw:equation draw:name="f28" draw:formula="1210*logwidth/8339975"/>
          <draw:equation draw:name="f29" draw:formula="2578945*logheight/5016456"/>
          <draw:equation draw:name="f30" draw:formula="500797*logwidth/8339975"/>
          <draw:equation draw:name="f31" draw:formula="1384103*logheight/5016456"/>
          <draw:equation draw:name="f32" draw:formula="1318314*logwidth/8339975"/>
          <draw:equation draw:name="f33" draw:formula="689794*logheight/5016456"/>
          <draw:equation draw:name="f34" draw:formula="1708401*logwidth/8339975"/>
          <draw:equation draw:name="f35" draw:formula="472905*logheight/5016456"/>
          <draw:equation draw:name="f36" draw:formula="3848638*logwidth/8339975"/>
          <draw:equation draw:name="f37" draw:formula="256*logheight/5016456"/>
          <draw:equation draw:name="f38" draw:formula="logwidth"/>
          <draw:equation draw:name="f39" draw:formula="logheight"/>
        </draw:enhanced-geometry>
      </draw:custom-shape>
      <presentation:notes style:page-layout-name="PM2">
        <draw:page-thumbnail presentation:style-name="Quote-title" draw:layer="backgroundobjects" svg:width="16.932cm" svg:height="9.524cm" svg:x="1.058cm" svg:y="1.93cm" presentation:class="page"/>
        <draw:frame presentation:style-name="Quote-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HMC keynote</dc:title>
    <meta:initial-creator>Carole Goble</meta:initial-creator>
    <dc:creator>Stian Soiland-Reyes</dc:creator>
    <meta:editing-cycles>416</meta:editing-cycles>
    <meta:creation-date>2022-09-25T16:25:50</meta:creation-date>
    <dc:date>2023-08-02T11:13:28.813170588</dc:date>
    <meta:editing-duration>P9DT15H45M27S</meta:editing-duration>
    <meta:generator>LibreOffice/7.5.5.2$Linux_X86_64 LibreOffice_project/bf0ddd27f701ac1d9e0942bffe145c51e201aa5c</meta:generator>
    <meta:document-statistic meta:object-count="98"/>
    <meta:user-defined meta:name="AppVersion">16.0000</meta:user-defined>
    <meta:user-defined meta:name="Notes" meta:value-type="float">8</meta:user-defined>
    <meta:user-defined meta:name="PresentationFormat">Widescreen</meta:user-defined>
    <meta:user-defined meta:name="Slides" meta:value-type="float">8</meta:user-defined>
  </office:meta>
</office:document-meta>
</file>